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6.925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804cm" svg:y="11.362cm">
            <draw:object draw:notify-on-update-of-ranges="Sheet1.G1:Sheet1.G1 Sheet1.A2:Sheet1.ME2 Sheet1.G6:Sheet1.G6 Sheet1.A7:Sheet1.LE7 Sheet1.G11:Sheet1.G11 Sheet1.A12:Sheet1.MC12 Sheet1.G16:Sheet1.G16 Sheet1.A17:Sheet1.LG17 Sheet1.G21:Sheet1.G21 Sheet1.A22:Sheet1.JT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287cm" svg:y="11.742cm">
            <draw:object draw:notify-on-update-of-ranges="Sheet1.G1:Sheet1.G1 Sheet1.A3:Sheet1.ME3 Sheet1.G6:Sheet1.G6 Sheet1.A8:Sheet1.LE8 Sheet1.G11:Sheet1.G11 Sheet1.A13:Sheet1.MC13 Sheet1.G16:Sheet1.G16 Sheet1.A18:Sheet1.LG18 Sheet1.G21:Sheet1.G21 Sheet1.A23:Sheet1.JT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96" table:default-cell-style-name="Default"/>
        <table:table-column table:style-name="co7" table:number-columns-repeated="141" table:default-cell-style-name="Default"/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1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1</text:p>
          </table:table-cell>
          <table:table-cell table:number-columns-repeated="336"/>
        </table:table-row>
        <table:table-row table:style-name="ro1">
          <table:table-cell table:number-columns-repeated="3" office:value-type="float" office:value="25299.9" calcext:value-type="float">
            <text:p>25299.9</text:p>
          </table:table-cell>
          <table:table-cell office:value-type="float" office:value="24959.6" calcext:value-type="float">
            <text:p>24959.6</text:p>
          </table:table-cell>
          <table:table-cell table:number-columns-repeated="2" office:value-type="float" office:value="24392.2" calcext:value-type="float">
            <text:p>24392.2</text:p>
          </table:table-cell>
          <table:table-cell table:number-columns-repeated="3" office:value-type="float" office:value="24121.6" calcext:value-type="float">
            <text:p>24121.6</text:p>
          </table:table-cell>
          <table:table-cell office:value-type="float" office:value="23767.3" calcext:value-type="float">
            <text:p>23767.3</text:p>
          </table:table-cell>
          <table:table-cell table:number-columns-repeated="2" office:value-type="float" office:value="23419.4" calcext:value-type="float">
            <text:p>23419.4</text:p>
          </table:table-cell>
          <table:table-cell office:value-type="float" office:value="23371.1" calcext:value-type="float">
            <text:p>23371.1</text:p>
          </table:table-cell>
          <table:table-cell office:value-type="float" office:value="23169.2" calcext:value-type="float">
            <text:p>23169.2</text:p>
          </table:table-cell>
          <table:table-cell office:value-type="float" office:value="22145.8" calcext:value-type="float">
            <text:p>22145.8</text:p>
          </table:table-cell>
          <table:table-cell table:number-columns-repeated="2" office:value-type="float" office:value="21873.9" calcext:value-type="float">
            <text:p>21873.9</text:p>
          </table:table-cell>
          <table:table-cell office:value-type="float" office:value="21870.5" calcext:value-type="float">
            <text:p>21870.5</text:p>
          </table:table-cell>
          <table:table-cell office:value-type="float" office:value="21610.6" calcext:value-type="float">
            <text:p>21610.6</text:p>
          </table:table-cell>
          <table:table-cell office:value-type="float" office:value="21414.8" calcext:value-type="float">
            <text:p>21414.8</text:p>
          </table:table-cell>
          <table:table-cell office:value-type="float" office:value="21366.4" calcext:value-type="float">
            <text:p>21366.4</text:p>
          </table:table-cell>
          <table:table-cell office:value-type="float" office:value="20953" calcext:value-type="float">
            <text:p>20953</text:p>
          </table:table-cell>
          <table:table-cell office:value-type="float" office:value="20937" calcext:value-type="float">
            <text:p>20937</text:p>
          </table:table-cell>
          <table:table-cell table:number-columns-repeated="4" office:value-type="float" office:value="19948.8" calcext:value-type="float">
            <text:p>19948.8</text:p>
          </table:table-cell>
          <table:table-cell office:value-type="float" office:value="19745.2" calcext:value-type="float">
            <text:p>19745.2</text:p>
          </table:table-cell>
          <table:table-cell table:number-columns-repeated="2" office:value-type="float" office:value="19690.1" calcext:value-type="float">
            <text:p>19690.1</text:p>
          </table:table-cell>
          <table:table-cell office:value-type="float" office:value="19384.7" calcext:value-type="float">
            <text:p>19384.7</text:p>
          </table:table-cell>
          <table:table-cell office:value-type="float" office:value="19356.7" calcext:value-type="float">
            <text:p>19356.7</text:p>
          </table:table-cell>
          <table:table-cell office:value-type="float" office:value="19269.8" calcext:value-type="float">
            <text:p>19269.8</text:p>
          </table:table-cell>
          <table:table-cell table:number-columns-repeated="2" office:value-type="float" office:value="19176.7" calcext:value-type="float">
            <text:p>19176.7</text:p>
          </table:table-cell>
          <table:table-cell office:value-type="float" office:value="19168.5" calcext:value-type="float">
            <text:p>19168.5</text:p>
          </table:table-cell>
          <table:table-cell office:value-type="float" office:value="19093" calcext:value-type="float">
            <text:p>19093</text:p>
          </table:table-cell>
          <table:table-cell table:number-columns-repeated="2" office:value-type="float" office:value="18861.8" calcext:value-type="float">
            <text:p>18861.8</text:p>
          </table:table-cell>
          <table:table-cell office:value-type="float" office:value="18820.5" calcext:value-type="float">
            <text:p>18820.5</text:p>
          </table:table-cell>
          <table:table-cell office:value-type="float" office:value="18626.2" calcext:value-type="float">
            <text:p>18626.2</text:p>
          </table:table-cell>
          <table:table-cell office:value-type="float" office:value="18532.6" calcext:value-type="float">
            <text:p>18532.6</text:p>
          </table:table-cell>
          <table:table-cell table:number-columns-repeated="4" office:value-type="float" office:value="18384.1" calcext:value-type="float">
            <text:p>18384.1</text:p>
          </table:table-cell>
          <table:table-cell office:value-type="float" office:value="18242.8" calcext:value-type="float">
            <text:p>18242.8</text:p>
          </table:table-cell>
          <table:table-cell table:number-columns-repeated="3" office:value-type="float" office:value="17860.4" calcext:value-type="float">
            <text:p>17860.4</text:p>
          </table:table-cell>
          <table:table-cell office:value-type="float" office:value="17697" calcext:value-type="float">
            <text:p>17697</text:p>
          </table:table-cell>
          <table:table-cell table:number-columns-repeated="2" office:value-type="float" office:value="17585.4" calcext:value-type="float">
            <text:p>17585.4</text:p>
          </table:table-cell>
          <table:table-cell table:number-columns-repeated="2" office:value-type="float" office:value="17570.8" calcext:value-type="float">
            <text:p>17570.8</text:p>
          </table:table-cell>
          <table:table-cell table:number-columns-repeated="4" office:value-type="float" office:value="17287.1" calcext:value-type="float">
            <text:p>17287.1</text:p>
          </table:table-cell>
          <table:table-cell table:number-columns-repeated="2" office:value-type="float" office:value="17083.2" calcext:value-type="float">
            <text:p>17083.2</text:p>
          </table:table-cell>
          <table:table-cell table:number-columns-repeated="2" office:value-type="float" office:value="17038.4" calcext:value-type="float">
            <text:p>17038.4</text:p>
          </table:table-cell>
          <table:table-cell table:number-columns-repeated="2" office:value-type="float" office:value="16502.8" calcext:value-type="float">
            <text:p>16502.8</text:p>
          </table:table-cell>
          <table:table-cell office:value-type="float" office:value="16365.9" calcext:value-type="float">
            <text:p>16365.9</text:p>
          </table:table-cell>
          <table:table-cell office:value-type="float" office:value="16305.5" calcext:value-type="float">
            <text:p>16305.5</text:p>
          </table:table-cell>
          <table:table-cell office:value-type="float" office:value="16243.8" calcext:value-type="float">
            <text:p>16243.8</text:p>
          </table:table-cell>
          <table:table-cell table:number-columns-repeated="2" office:value-type="float" office:value="16041.4" calcext:value-type="float">
            <text:p>16041.4</text:p>
          </table:table-cell>
          <table:table-cell table:number-columns-repeated="3" office:value-type="float" office:value="15725.8" calcext:value-type="float">
            <text:p>15725.8</text:p>
          </table:table-cell>
          <table:table-cell office:value-type="float" office:value="15716.4" calcext:value-type="float">
            <text:p>15716.4</text:p>
          </table:table-cell>
          <table:table-cell table:number-columns-repeated="3" office:value-type="float" office:value="15533" calcext:value-type="float">
            <text:p>15533</text:p>
          </table:table-cell>
          <table:table-cell table:number-columns-repeated="3" office:value-type="float" office:value="15372" calcext:value-type="float">
            <text:p>15372</text:p>
          </table:table-cell>
          <table:table-cell table:number-columns-repeated="2" office:value-type="float" office:value="15047.5" calcext:value-type="float">
            <text:p>15047.5</text:p>
          </table:table-cell>
          <table:table-cell table:number-columns-repeated="3" office:value-type="float" office:value="14746.7" calcext:value-type="float">
            <text:p>14746.7</text:p>
          </table:table-cell>
          <table:table-cell office:value-type="float" office:value="14606.4" calcext:value-type="float">
            <text:p>14606.4</text:p>
          </table:table-cell>
          <table:table-cell table:number-columns-repeated="3" office:value-type="float" office:value="14142.1" calcext:value-type="float">
            <text:p>14142.1</text:p>
          </table:table-cell>
          <table:table-cell office:value-type="float" office:value="14141.2" calcext:value-type="float">
            <text:p>14141.2</text:p>
          </table:table-cell>
          <table:table-cell office:value-type="float" office:value="14016.2" calcext:value-type="float">
            <text:p>14016.2</text:p>
          </table:table-cell>
          <table:table-cell table:number-columns-repeated="3" office:value-type="float" office:value="13896.3" calcext:value-type="float">
            <text:p>13896.3</text:p>
          </table:table-cell>
          <table:table-cell table:number-columns-repeated="2" office:value-type="float" office:value="13870.5" calcext:value-type="float">
            <text:p>13870.5</text:p>
          </table:table-cell>
          <table:table-cell table:number-columns-repeated="6" office:value-type="float" office:value="13782.7" calcext:value-type="float">
            <text:p>13782.7</text:p>
          </table:table-cell>
          <table:table-cell table:number-columns-repeated="3" office:value-type="float" office:value="13652.7" calcext:value-type="float">
            <text:p>13652.7</text:p>
          </table:table-cell>
          <table:table-cell table:number-columns-repeated="3" office:value-type="float" office:value="13624.7" calcext:value-type="float">
            <text:p>13624.7</text:p>
          </table:table-cell>
          <table:table-cell table:number-columns-repeated="2" office:value-type="float" office:value="13621.4" calcext:value-type="float">
            <text:p>13621.4</text:p>
          </table:table-cell>
          <table:table-cell table:number-columns-repeated="6" office:value-type="float" office:value="13580.2" calcext:value-type="float">
            <text:p>13580.2</text:p>
          </table:table-cell>
          <table:table-cell table:number-columns-repeated="2" office:value-type="float" office:value="13238.5" calcext:value-type="float">
            <text:p>13238.5</text:p>
          </table:table-cell>
          <table:table-cell table:number-columns-repeated="2" office:value-type="float" office:value="13109.4" calcext:value-type="float">
            <text:p>13109.4</text:p>
          </table:table-cell>
          <table:table-cell table:number-columns-repeated="3" office:value-type="float" office:value="13010.2" calcext:value-type="float">
            <text:p>13010.2</text:p>
          </table:table-cell>
          <table:table-cell table:number-columns-repeated="3" office:value-type="float" office:value="12988.1" calcext:value-type="float">
            <text:p>12988.1</text:p>
          </table:table-cell>
          <table:table-cell office:value-type="float" office:value="12981" calcext:value-type="float">
            <text:p>12981</text:p>
          </table:table-cell>
          <table:table-cell table:number-columns-repeated="3" office:value-type="float" office:value="12806.5" calcext:value-type="float">
            <text:p>12806.5</text:p>
          </table:table-cell>
          <table:table-cell table:number-columns-repeated="3" office:value-type="float" office:value="12733.5" calcext:value-type="float">
            <text:p>12733.5</text:p>
          </table:table-cell>
          <table:table-cell table:number-columns-repeated="8" office:value-type="float" office:value="12513.9" calcext:value-type="float">
            <text:p>12513.9</text:p>
          </table:table-cell>
          <table:table-cell table:number-columns-repeated="3" office:value-type="float" office:value="12467.4" calcext:value-type="float">
            <text:p>12467.4</text:p>
          </table:table-cell>
          <table:table-cell table:number-columns-repeated="2" office:value-type="float" office:value="12448.2" calcext:value-type="float">
            <text:p>12448.2</text:p>
          </table:table-cell>
          <table:table-cell table:number-columns-repeated="2" office:value-type="float" office:value="12434.5" calcext:value-type="float">
            <text:p>12434.5</text:p>
          </table:table-cell>
          <table:table-cell table:number-columns-repeated="6" office:value-type="float" office:value="12186.8" calcext:value-type="float">
            <text:p>12186.8</text:p>
          </table:table-cell>
          <table:table-cell office:value-type="float" office:value="12066.6" calcext:value-type="float">
            <text:p>12066.6</text:p>
          </table:table-cell>
          <table:table-cell table:number-columns-repeated="5" office:value-type="float" office:value="12053.6" calcext:value-type="float">
            <text:p>12053.6</text:p>
          </table:table-cell>
          <table:table-cell office:value-type="float" office:value="12042.3" calcext:value-type="float">
            <text:p>12042.3</text:p>
          </table:table-cell>
          <table:table-cell table:number-columns-repeated="5" office:value-type="float" office:value="11982.2" calcext:value-type="float">
            <text:p>11982.2</text:p>
          </table:table-cell>
          <table:table-cell table:number-columns-repeated="6" office:value-type="float" office:value="11815" calcext:value-type="float">
            <text:p>11815</text:p>
          </table:table-cell>
          <table:table-cell table:number-columns-repeated="3" office:value-type="float" office:value="11615.1" calcext:value-type="float">
            <text:p>11615.1</text:p>
          </table:table-cell>
          <table:table-cell table:number-columns-repeated="2" office:value-type="float" office:value="11612.6" calcext:value-type="float">
            <text:p>11612.6</text:p>
          </table:table-cell>
          <table:table-cell table:number-columns-repeated="3" office:value-type="float" office:value="11605.6" calcext:value-type="float">
            <text:p>11605.6</text:p>
          </table:table-cell>
          <table:table-cell table:number-columns-repeated="10" office:value-type="float" office:value="11481.9" calcext:value-type="float">
            <text:p>11481.9</text:p>
          </table:table-cell>
          <table:table-cell office:value-type="float" office:value="11395.6" calcext:value-type="float">
            <text:p>11395.6</text:p>
          </table:table-cell>
          <table:table-cell table:number-columns-repeated="4" office:value-type="float" office:value="11174.8" calcext:value-type="float">
            <text:p>11174.8</text:p>
          </table:table-cell>
          <table:table-cell table:number-columns-repeated="4" office:value-type="float" office:value="11122.3" calcext:value-type="float">
            <text:p>11122.3</text:p>
          </table:table-cell>
          <table:table-cell table:number-columns-repeated="3" office:value-type="float" office:value="11024.1" calcext:value-type="float">
            <text:p>11024.1</text:p>
          </table:table-cell>
          <table:table-cell table:number-columns-repeated="4" office:value-type="float" office:value="11021.6" calcext:value-type="float">
            <text:p>11021.6</text:p>
          </table:table-cell>
          <table:table-cell table:number-columns-repeated="5" office:value-type="float" office:value="10894.7" calcext:value-type="float">
            <text:p>10894.7</text:p>
          </table:table-cell>
          <table:table-cell table:number-columns-repeated="7" office:value-type="float" office:value="10657.9" calcext:value-type="float">
            <text:p>10657.9</text:p>
          </table:table-cell>
          <table:table-cell table:number-columns-repeated="6" office:value-type="float" office:value="10571.6" calcext:value-type="float">
            <text:p>10571.6</text:p>
          </table:table-cell>
          <table:table-cell table:number-columns-repeated="3" office:value-type="float" office:value="10509.7" calcext:value-type="float">
            <text:p>10509.7</text:p>
          </table:table-cell>
          <table:table-cell table:number-columns-repeated="4" office:value-type="float" office:value="10499.1" calcext:value-type="float">
            <text:p>10499.1</text:p>
          </table:table-cell>
          <table:table-cell table:number-columns-repeated="2" office:value-type="float" office:value="10494.8" calcext:value-type="float">
            <text:p>10494.8</text:p>
          </table:table-cell>
          <table:table-cell table:number-columns-repeated="2" office:value-type="float" office:value="10468.9" calcext:value-type="float">
            <text:p>10468.9</text:p>
          </table:table-cell>
          <table:table-cell table:number-columns-repeated="8" office:value-type="float" office:value="10375.4" calcext:value-type="float">
            <text:p>10375.4</text:p>
          </table:table-cell>
          <table:table-cell table:number-columns-repeated="4" office:value-type="float" office:value="10336.5" calcext:value-type="float">
            <text:p>10336.5</text:p>
          </table:table-cell>
          <table:table-cell table:number-columns-repeated="7" office:value-type="float" office:value="10288.2" calcext:value-type="float">
            <text:p>10288.2</text:p>
          </table:table-cell>
          <table:table-cell table:number-columns-repeated="5" office:value-type="float" office:value="10073" calcext:value-type="float">
            <text:p>10073</text:p>
          </table:table-cell>
          <table:table-cell table:number-columns-repeated="9" office:value-type="float" office:value="9941.56" calcext:value-type="float">
            <text:p>9941.56</text:p>
          </table:table-cell>
          <table:table-cell table:number-columns-repeated="3" office:value-type="float" office:value="9915.92" calcext:value-type="float">
            <text:p>9915.92</text:p>
          </table:table-cell>
          <table:table-cell table:number-columns-repeated="6" office:value-type="float" office:value="9909.83" calcext:value-type="float">
            <text:p>9909.83</text:p>
          </table:table-cell>
          <table:table-cell table:number-columns-repeated="12" office:value-type="float" office:value="9909.54" calcext:value-type="float">
            <text:p>9909.54</text:p>
          </table:table-cell>
          <table:table-cell office:value-type="float" office:value="9894.63" calcext:value-type="float">
            <text:p>9894.63</text:p>
          </table:table-cell>
          <table:table-cell table:number-columns-repeated="9" office:value-type="float" office:value="9857.78" calcext:value-type="float">
            <text:p>9857.78</text:p>
          </table:table-cell>
          <table:table-cell table:number-columns-repeated="7" office:value-type="float" office:value="9733.2" calcext:value-type="float">
            <text:p>9733.2</text:p>
          </table:table-cell>
          <table:table-cell table:number-columns-repeated="8" office:value-type="float" office:value="9702.32" calcext:value-type="float">
            <text:p>9702.32</text:p>
          </table:table-cell>
          <table:table-cell table:number-columns-repeated="5" office:value-type="float" office:value="9676.5" calcext:value-type="float">
            <text:p>9676.5</text:p>
          </table:table-cell>
          <table:table-cell table:number-columns-repeated="8" office:value-type="float" office:value="9637.77" calcext:value-type="float">
            <text:p>9637.77</text:p>
          </table:table-cell>
          <table:table-cell table:number-columns-repeated="16" office:value-type="float" office:value="9622" calcext:value-type="float">
            <text:p>9622</text:p>
          </table:table-cell>
        </table:table-row>
        <table:table-row table:style-name="ro1">
          <table:table-cell office:value-type="float" office:value="29295" calcext:value-type="float">
            <text:p>29295</text:p>
          </table:table-cell>
          <table:table-cell office:value-type="float" office:value="27760.9" calcext:value-type="float">
            <text:p>27760.9</text:p>
          </table:table-cell>
          <table:table-cell office:value-type="float" office:value="26443.5" calcext:value-type="float">
            <text:p>26443.5</text:p>
          </table:table-cell>
          <table:table-cell office:value-type="float" office:value="25697.2" calcext:value-type="float">
            <text:p>25697.2</text:p>
          </table:table-cell>
          <table:table-cell office:value-type="float" office:value="25508.4" calcext:value-type="float">
            <text:p>25508.4</text:p>
          </table:table-cell>
          <table:table-cell office:value-type="float" office:value="25340.5" calcext:value-type="float">
            <text:p>25340.5</text:p>
          </table:table-cell>
          <table:table-cell office:value-type="float" office:value="25036.7" calcext:value-type="float">
            <text:p>25036.7</text:p>
          </table:table-cell>
          <table:table-cell office:value-type="float" office:value="24708" calcext:value-type="float">
            <text:p>24708</text:p>
          </table:table-cell>
          <table:table-cell office:value-type="float" office:value="24586" calcext:value-type="float">
            <text:p>24586</text:p>
          </table:table-cell>
          <table:table-cell office:value-type="float" office:value="24467.6" calcext:value-type="float">
            <text:p>24467.6</text:p>
          </table:table-cell>
          <table:table-cell office:value-type="float" office:value="24333" calcext:value-type="float">
            <text:p>24333</text:p>
          </table:table-cell>
          <table:table-cell office:value-type="float" office:value="24229.1" calcext:value-type="float">
            <text:p>24229.1</text:p>
          </table:table-cell>
          <table:table-cell office:value-type="float" office:value="23989.4" calcext:value-type="float">
            <text:p>23989.4</text:p>
          </table:table-cell>
          <table:table-cell office:value-type="float" office:value="23868.9" calcext:value-type="float">
            <text:p>23868.9</text:p>
          </table:table-cell>
          <table:table-cell office:value-type="float" office:value="23669" calcext:value-type="float">
            <text:p>23669</text:p>
          </table:table-cell>
          <table:table-cell office:value-type="float" office:value="23534" calcext:value-type="float">
            <text:p>23534</text:p>
          </table:table-cell>
          <table:table-cell office:value-type="float" office:value="23177.7" calcext:value-type="float">
            <text:p>23177.7</text:p>
          </table:table-cell>
          <table:table-cell office:value-type="float" office:value="22558.2" calcext:value-type="float">
            <text:p>22558.2</text:p>
          </table:table-cell>
          <table:table-cell office:value-type="float" office:value="22220.7" calcext:value-type="float">
            <text:p>22220.7</text:p>
          </table:table-cell>
          <table:table-cell office:value-type="float" office:value="22089.6" calcext:value-type="float">
            <text:p>22089.6</text:p>
          </table:table-cell>
          <table:table-cell office:value-type="float" office:value="22017.4" calcext:value-type="float">
            <text:p>22017.4</text:p>
          </table:table-cell>
          <table:table-cell office:value-type="float" office:value="21848.5" calcext:value-type="float">
            <text:p>21848.5</text:p>
          </table:table-cell>
          <table:table-cell office:value-type="float" office:value="21686.5" calcext:value-type="float">
            <text:p>21686.5</text:p>
          </table:table-cell>
          <table:table-cell office:value-type="float" office:value="21446.2" calcext:value-type="float">
            <text:p>21446.2</text:p>
          </table:table-cell>
          <table:table-cell office:value-type="float" office:value="21170.9" calcext:value-type="float">
            <text:p>21170.9</text:p>
          </table:table-cell>
          <table:table-cell office:value-type="float" office:value="21104.4" calcext:value-type="float">
            <text:p>21104.4</text:p>
          </table:table-cell>
          <table:table-cell office:value-type="float" office:value="20731.9" calcext:value-type="float">
            <text:p>20731.9</text:p>
          </table:table-cell>
          <table:table-cell office:value-type="float" office:value="20319.4" calcext:value-type="float">
            <text:p>20319.4</text:p>
          </table:table-cell>
          <table:table-cell office:value-type="float" office:value="20193.1" calcext:value-type="float">
            <text:p>20193.1</text:p>
          </table:table-cell>
          <table:table-cell office:value-type="float" office:value="20122.7" calcext:value-type="float">
            <text:p>20122.7</text:p>
          </table:table-cell>
          <table:table-cell office:value-type="float" office:value="19971.3" calcext:value-type="float">
            <text:p>19971.3</text:p>
          </table:table-cell>
          <table:table-cell office:value-type="float" office:value="19857.4" calcext:value-type="float">
            <text:p>19857.4</text:p>
          </table:table-cell>
          <table:table-cell office:value-type="float" office:value="19786.3" calcext:value-type="float">
            <text:p>19786.3</text:p>
          </table:table-cell>
          <table:table-cell office:value-type="float" office:value="19607.2" calcext:value-type="float">
            <text:p>19607.2</text:p>
          </table:table-cell>
          <table:table-cell office:value-type="float" office:value="19555.8" calcext:value-type="float">
            <text:p>19555.8</text:p>
          </table:table-cell>
          <table:table-cell office:value-type="float" office:value="19474.1" calcext:value-type="float">
            <text:p>19474.1</text:p>
          </table:table-cell>
          <table:table-cell office:value-type="float" office:value="19429" calcext:value-type="float">
            <text:p>19429</text:p>
          </table:table-cell>
          <table:table-cell office:value-type="float" office:value="19381.5" calcext:value-type="float">
            <text:p>19381.5</text:p>
          </table:table-cell>
          <table:table-cell office:value-type="float" office:value="19369.6" calcext:value-type="float">
            <text:p>19369.6</text:p>
          </table:table-cell>
          <table:table-cell office:value-type="float" office:value="19226.9" calcext:value-type="float">
            <text:p>19226.9</text:p>
          </table:table-cell>
          <table:table-cell office:value-type="float" office:value="19104.6" calcext:value-type="float">
            <text:p>19104.6</text:p>
          </table:table-cell>
          <table:table-cell office:value-type="float" office:value="19074.8" calcext:value-type="float">
            <text:p>19074.8</text:p>
          </table:table-cell>
          <table:table-cell office:value-type="float" office:value="19016" calcext:value-type="float">
            <text:p>19016</text:p>
          </table:table-cell>
          <table:table-cell office:value-type="float" office:value="18838.2" calcext:value-type="float">
            <text:p>18838.2</text:p>
          </table:table-cell>
          <table:table-cell office:value-type="float" office:value="18746.4" calcext:value-type="float">
            <text:p>18746.4</text:p>
          </table:table-cell>
          <table:table-cell office:value-type="float" office:value="18637.5" calcext:value-type="float">
            <text:p>18637.5</text:p>
          </table:table-cell>
          <table:table-cell office:value-type="float" office:value="18643.5" calcext:value-type="float">
            <text:p>18643.5</text:p>
          </table:table-cell>
          <table:table-cell office:value-type="float" office:value="18643.7" calcext:value-type="float">
            <text:p>18643.7</text:p>
          </table:table-cell>
          <table:table-cell office:value-type="float" office:value="18595.6" calcext:value-type="float">
            <text:p>18595.6</text:p>
          </table:table-cell>
          <table:table-cell office:value-type="float" office:value="18391.8" calcext:value-type="float">
            <text:p>18391.8</text:p>
          </table:table-cell>
          <table:table-cell office:value-type="float" office:value="18174.9" calcext:value-type="float">
            <text:p>18174.9</text:p>
          </table:table-cell>
          <table:table-cell office:value-type="float" office:value="18094.7" calcext:value-type="float">
            <text:p>18094.7</text:p>
          </table:table-cell>
          <table:table-cell office:value-type="float" office:value="18075.7" calcext:value-type="float">
            <text:p>18075.7</text:p>
          </table:table-cell>
          <table:table-cell office:value-type="float" office:value="17942" calcext:value-type="float">
            <text:p>17942</text:p>
          </table:table-cell>
          <table:table-cell office:value-type="float" office:value="17863.6" calcext:value-type="float">
            <text:p>17863.6</text:p>
          </table:table-cell>
          <table:table-cell office:value-type="float" office:value="17839.1" calcext:value-type="float">
            <text:p>17839.1</text:p>
          </table:table-cell>
          <table:table-cell office:value-type="float" office:value="17767.8" calcext:value-type="float">
            <text:p>17767.8</text:p>
          </table:table-cell>
          <table:table-cell office:value-type="float" office:value="17706.6" calcext:value-type="float">
            <text:p>17706.6</text:p>
          </table:table-cell>
          <table:table-cell office:value-type="float" office:value="17540" calcext:value-type="float">
            <text:p>17540</text:p>
          </table:table-cell>
          <table:table-cell office:value-type="float" office:value="17524.4" calcext:value-type="float">
            <text:p>17524.4</text:p>
          </table:table-cell>
          <table:table-cell office:value-type="float" office:value="17467.9" calcext:value-type="float">
            <text:p>17467.9</text:p>
          </table:table-cell>
          <table:table-cell office:value-type="float" office:value="17444.4" calcext:value-type="float">
            <text:p>17444.4</text:p>
          </table:table-cell>
          <table:table-cell office:value-type="float" office:value="17343.8" calcext:value-type="float">
            <text:p>17343.8</text:p>
          </table:table-cell>
          <table:table-cell office:value-type="float" office:value="17306.8" calcext:value-type="float">
            <text:p>17306.8</text:p>
          </table:table-cell>
          <table:table-cell office:value-type="float" office:value="17245.3" calcext:value-type="float">
            <text:p>17245.3</text:p>
          </table:table-cell>
          <table:table-cell office:value-type="float" office:value="17107.2" calcext:value-type="float">
            <text:p>17107.2</text:p>
          </table:table-cell>
          <table:table-cell office:value-type="float" office:value="16925.3" calcext:value-type="float">
            <text:p>16925.3</text:p>
          </table:table-cell>
          <table:table-cell office:value-type="float" office:value="16701.1" calcext:value-type="float">
            <text:p>16701.1</text:p>
          </table:table-cell>
          <table:table-cell office:value-type="float" office:value="16578.8" calcext:value-type="float">
            <text:p>16578.8</text:p>
          </table:table-cell>
          <table:table-cell office:value-type="float" office:value="16489.9" calcext:value-type="float">
            <text:p>16489.9</text:p>
          </table:table-cell>
          <table:table-cell office:value-type="float" office:value="16378.3" calcext:value-type="float">
            <text:p>16378.3</text:p>
          </table:table-cell>
          <table:table-cell office:value-type="float" office:value="16233.8" calcext:value-type="float">
            <text:p>16233.8</text:p>
          </table:table-cell>
          <table:table-cell office:value-type="float" office:value="16133.3" calcext:value-type="float">
            <text:p>16133.3</text:p>
          </table:table-cell>
          <table:table-cell office:value-type="float" office:value="15986.3" calcext:value-type="float">
            <text:p>15986.3</text:p>
          </table:table-cell>
          <table:table-cell office:value-type="float" office:value="15907.2" calcext:value-type="float">
            <text:p>15907.2</text:p>
          </table:table-cell>
          <table:table-cell office:value-type="float" office:value="15924.6" calcext:value-type="float">
            <text:p>15924.6</text:p>
          </table:table-cell>
          <table:table-cell office:value-type="float" office:value="15821.5" calcext:value-type="float">
            <text:p>15821.5</text:p>
          </table:table-cell>
          <table:table-cell office:value-type="float" office:value="15739" calcext:value-type="float">
            <text:p>15739</text:p>
          </table:table-cell>
          <table:table-cell office:value-type="float" office:value="15770.5" calcext:value-type="float">
            <text:p>15770.5</text:p>
          </table:table-cell>
          <table:table-cell office:value-type="float" office:value="15726.5" calcext:value-type="float">
            <text:p>15726.5</text:p>
          </table:table-cell>
          <table:table-cell office:value-type="float" office:value="15585.2" calcext:value-type="float">
            <text:p>15585.2</text:p>
          </table:table-cell>
          <table:table-cell office:value-type="float" office:value="15590.1" calcext:value-type="float">
            <text:p>15590.1</text:p>
          </table:table-cell>
          <table:table-cell office:value-type="float" office:value="15528.2" calcext:value-type="float">
            <text:p>15528.2</text:p>
          </table:table-cell>
          <table:table-cell office:value-type="float" office:value="15362.3" calcext:value-type="float">
            <text:p>15362.3</text:p>
          </table:table-cell>
          <table:table-cell office:value-type="float" office:value="15201.4" calcext:value-type="float">
            <text:p>15201.4</text:p>
          </table:table-cell>
          <table:table-cell office:value-type="float" office:value="15057.1" calcext:value-type="float">
            <text:p>15057.1</text:p>
          </table:table-cell>
          <table:table-cell office:value-type="float" office:value="14999" calcext:value-type="float">
            <text:p>14999</text:p>
          </table:table-cell>
          <table:table-cell office:value-type="float" office:value="14947.3" calcext:value-type="float">
            <text:p>14947.3</text:p>
          </table:table-cell>
          <table:table-cell office:value-type="float" office:value="14764.4" calcext:value-type="float">
            <text:p>14764.4</text:p>
          </table:table-cell>
          <table:table-cell office:value-type="float" office:value="14491.5" calcext:value-type="float">
            <text:p>14491.5</text:p>
          </table:table-cell>
          <table:table-cell office:value-type="float" office:value="14322" calcext:value-type="float">
            <text:p>14322</text:p>
          </table:table-cell>
          <table:table-cell office:value-type="float" office:value="14441.3" calcext:value-type="float">
            <text:p>14441.3</text:p>
          </table:table-cell>
          <table:table-cell office:value-type="float" office:value="14272.5" calcext:value-type="float">
            <text:p>14272.5</text:p>
          </table:table-cell>
          <table:table-cell office:value-type="float" office:value="14249.2" calcext:value-type="float">
            <text:p>14249.2</text:p>
          </table:table-cell>
          <table:table-cell office:value-type="float" office:value="14146" calcext:value-type="float">
            <text:p>14146</text:p>
          </table:table-cell>
          <table:table-cell office:value-type="float" office:value="14087.5" calcext:value-type="float">
            <text:p>14087.5</text:p>
          </table:table-cell>
          <table:table-cell office:value-type="float" office:value="14115.1" calcext:value-type="float">
            <text:p>14115.1</text:p>
          </table:table-cell>
          <table:table-cell office:value-type="float" office:value="14064.6" calcext:value-type="float">
            <text:p>14064.6</text:p>
          </table:table-cell>
          <table:table-cell office:value-type="float" office:value="14071.5" calcext:value-type="float">
            <text:p>14071.5</text:p>
          </table:table-cell>
          <table:table-cell office:value-type="float" office:value="13997.9" calcext:value-type="float">
            <text:p>13997.9</text:p>
          </table:table-cell>
          <table:table-cell office:value-type="float" office:value="14013.4" calcext:value-type="float">
            <text:p>14013.4</text:p>
          </table:table-cell>
          <table:table-cell office:value-type="float" office:value="13970.8" calcext:value-type="float">
            <text:p>13970.8</text:p>
          </table:table-cell>
          <table:table-cell office:value-type="float" office:value="13980.7" calcext:value-type="float">
            <text:p>13980.7</text:p>
          </table:table-cell>
          <table:table-cell office:value-type="float" office:value="14008.3" calcext:value-type="float">
            <text:p>14008.3</text:p>
          </table:table-cell>
          <table:table-cell office:value-type="float" office:value="14042.1" calcext:value-type="float">
            <text:p>14042.1</text:p>
          </table:table-cell>
          <table:table-cell office:value-type="float" office:value="13882.7" calcext:value-type="float">
            <text:p>13882.7</text:p>
          </table:table-cell>
          <table:table-cell office:value-type="float" office:value="13853.1" calcext:value-type="float">
            <text:p>13853.1</text:p>
          </table:table-cell>
          <table:table-cell office:value-type="float" office:value="13858.5" calcext:value-type="float">
            <text:p>13858.5</text:p>
          </table:table-cell>
          <table:table-cell office:value-type="float" office:value="13866" calcext:value-type="float">
            <text:p>13866</text:p>
          </table:table-cell>
          <table:table-cell office:value-type="float" office:value="13851.2" calcext:value-type="float">
            <text:p>13851.2</text:p>
          </table:table-cell>
          <table:table-cell office:value-type="float" office:value="13856.4" calcext:value-type="float">
            <text:p>13856.4</text:p>
          </table:table-cell>
          <table:table-cell office:value-type="float" office:value="13818.7" calcext:value-type="float">
            <text:p>13818.7</text:p>
          </table:table-cell>
          <table:table-cell office:value-type="float" office:value="13807.7" calcext:value-type="float">
            <text:p>13807.7</text:p>
          </table:table-cell>
          <table:table-cell office:value-type="float" office:value="13750.5" calcext:value-type="float">
            <text:p>13750.5</text:p>
          </table:table-cell>
          <table:table-cell office:value-type="float" office:value="13767" calcext:value-type="float">
            <text:p>13767</text:p>
          </table:table-cell>
          <table:table-cell office:value-type="float" office:value="13789.6" calcext:value-type="float">
            <text:p>13789.6</text:p>
          </table:table-cell>
          <table:table-cell office:value-type="float" office:value="13829" calcext:value-type="float">
            <text:p>13829</text:p>
          </table:table-cell>
          <table:table-cell office:value-type="float" office:value="13806.5" calcext:value-type="float">
            <text:p>13806.5</text:p>
          </table:table-cell>
          <table:table-cell office:value-type="float" office:value="13720.1" calcext:value-type="float">
            <text:p>13720.1</text:p>
          </table:table-cell>
          <table:table-cell office:value-type="float" office:value="13585.9" calcext:value-type="float">
            <text:p>13585.9</text:p>
          </table:table-cell>
          <table:table-cell office:value-type="float" office:value="13404.1" calcext:value-type="float">
            <text:p>13404.1</text:p>
          </table:table-cell>
          <table:table-cell office:value-type="float" office:value="13311.4" calcext:value-type="float">
            <text:p>13311.4</text:p>
          </table:table-cell>
          <table:table-cell office:value-type="float" office:value="13320.3" calcext:value-type="float">
            <text:p>13320.3</text:p>
          </table:table-cell>
          <table:table-cell office:value-type="float" office:value="13311.1" calcext:value-type="float">
            <text:p>13311.1</text:p>
          </table:table-cell>
          <table:table-cell office:value-type="float" office:value="13198.3" calcext:value-type="float">
            <text:p>13198.3</text:p>
          </table:table-cell>
          <table:table-cell office:value-type="float" office:value="13257" calcext:value-type="float">
            <text:p>13257</text:p>
          </table:table-cell>
          <table:table-cell office:value-type="float" office:value="13210.9" calcext:value-type="float">
            <text:p>13210.9</text:p>
          </table:table-cell>
          <table:table-cell office:value-type="float" office:value="13243.6" calcext:value-type="float">
            <text:p>13243.6</text:p>
          </table:table-cell>
          <table:table-cell office:value-type="float" office:value="13169.9" calcext:value-type="float">
            <text:p>13169.9</text:p>
          </table:table-cell>
          <table:table-cell office:value-type="float" office:value="13230.9" calcext:value-type="float">
            <text:p>13230.9</text:p>
          </table:table-cell>
          <table:table-cell office:value-type="float" office:value="13016.8" calcext:value-type="float">
            <text:p>13016.8</text:p>
          </table:table-cell>
          <table:table-cell office:value-type="float" office:value="13016.4" calcext:value-type="float">
            <text:p>13016.4</text:p>
          </table:table-cell>
          <table:table-cell office:value-type="float" office:value="13012.3" calcext:value-type="float">
            <text:p>13012.3</text:p>
          </table:table-cell>
          <table:table-cell office:value-type="float" office:value="12924.8" calcext:value-type="float">
            <text:p>12924.8</text:p>
          </table:table-cell>
          <table:table-cell office:value-type="float" office:value="12902.3" calcext:value-type="float">
            <text:p>12902.3</text:p>
          </table:table-cell>
          <table:table-cell office:value-type="float" office:value="12878.3" calcext:value-type="float">
            <text:p>12878.3</text:p>
          </table:table-cell>
          <table:table-cell office:value-type="float" office:value="12789.5" calcext:value-type="float">
            <text:p>12789.5</text:p>
          </table:table-cell>
          <table:table-cell office:value-type="float" office:value="12782.1" calcext:value-type="float">
            <text:p>12782.1</text:p>
          </table:table-cell>
          <table:table-cell office:value-type="float" office:value="12709.7" calcext:value-type="float">
            <text:p>12709.7</text:p>
          </table:table-cell>
          <table:table-cell office:value-type="float" office:value="12672" calcext:value-type="float">
            <text:p>12672</text:p>
          </table:table-cell>
          <table:table-cell office:value-type="float" office:value="12746.2" calcext:value-type="float">
            <text:p>12746.2</text:p>
          </table:table-cell>
          <table:table-cell office:value-type="float" office:value="12749.9" calcext:value-type="float">
            <text:p>12749.9</text:p>
          </table:table-cell>
          <table:table-cell office:value-type="float" office:value="12847.7" calcext:value-type="float">
            <text:p>12847.7</text:p>
          </table:table-cell>
          <table:table-cell office:value-type="float" office:value="12738.3" calcext:value-type="float">
            <text:p>12738.3</text:p>
          </table:table-cell>
          <table:table-cell office:value-type="float" office:value="12686.3" calcext:value-type="float">
            <text:p>12686.3</text:p>
          </table:table-cell>
          <table:table-cell office:value-type="float" office:value="12669.3" calcext:value-type="float">
            <text:p>12669.3</text:p>
          </table:table-cell>
          <table:table-cell office:value-type="float" office:value="12696.6" calcext:value-type="float">
            <text:p>12696.6</text:p>
          </table:table-cell>
          <table:table-cell office:value-type="float" office:value="12672.4" calcext:value-type="float">
            <text:p>12672.4</text:p>
          </table:table-cell>
          <table:table-cell office:value-type="float" office:value="12631.9" calcext:value-type="float">
            <text:p>12631.9</text:p>
          </table:table-cell>
          <table:table-cell office:value-type="float" office:value="12628.9" calcext:value-type="float">
            <text:p>12628.9</text:p>
          </table:table-cell>
          <table:table-cell office:value-type="float" office:value="12592.3" calcext:value-type="float">
            <text:p>12592.3</text:p>
          </table:table-cell>
          <table:table-cell office:value-type="float" office:value="12528.3" calcext:value-type="float">
            <text:p>12528.3</text:p>
          </table:table-cell>
          <table:table-cell office:value-type="float" office:value="12432.3" calcext:value-type="float">
            <text:p>12432.3</text:p>
          </table:table-cell>
          <table:table-cell office:value-type="float" office:value="12338.1" calcext:value-type="float">
            <text:p>12338.1</text:p>
          </table:table-cell>
          <table:table-cell office:value-type="float" office:value="12424.4" calcext:value-type="float">
            <text:p>12424.4</text:p>
          </table:table-cell>
          <table:table-cell office:value-type="float" office:value="12425.8" calcext:value-type="float">
            <text:p>12425.8</text:p>
          </table:table-cell>
          <table:table-cell office:value-type="float" office:value="12350.5" calcext:value-type="float">
            <text:p>12350.5</text:p>
          </table:table-cell>
          <table:table-cell office:value-type="float" office:value="12362.6" calcext:value-type="float">
            <text:p>12362.6</text:p>
          </table:table-cell>
          <table:table-cell office:value-type="float" office:value="12257.9" calcext:value-type="float">
            <text:p>12257.9</text:p>
          </table:table-cell>
          <table:table-cell office:value-type="float" office:value="12237.6" calcext:value-type="float">
            <text:p>12237.6</text:p>
          </table:table-cell>
          <table:table-cell office:value-type="float" office:value="12249.9" calcext:value-type="float">
            <text:p>12249.9</text:p>
          </table:table-cell>
          <table:table-cell office:value-type="float" office:value="12227.3" calcext:value-type="float">
            <text:p>12227.3</text:p>
          </table:table-cell>
          <table:table-cell office:value-type="float" office:value="12284.6" calcext:value-type="float">
            <text:p>12284.6</text:p>
          </table:table-cell>
          <table:table-cell office:value-type="float" office:value="12179.4" calcext:value-type="float">
            <text:p>12179.4</text:p>
          </table:table-cell>
          <table:table-cell office:value-type="float" office:value="12214.6" calcext:value-type="float">
            <text:p>12214.6</text:p>
          </table:table-cell>
          <table:table-cell office:value-type="float" office:value="12168.4" calcext:value-type="float">
            <text:p>12168.4</text:p>
          </table:table-cell>
          <table:table-cell office:value-type="float" office:value="12125.7" calcext:value-type="float">
            <text:p>12125.7</text:p>
          </table:table-cell>
          <table:table-cell office:value-type="float" office:value="12194" calcext:value-type="float">
            <text:p>12194</text:p>
          </table:table-cell>
          <table:table-cell office:value-type="float" office:value="12143.9" calcext:value-type="float">
            <text:p>12143.9</text:p>
          </table:table-cell>
          <table:table-cell office:value-type="float" office:value="12013" calcext:value-type="float">
            <text:p>12013</text:p>
          </table:table-cell>
          <table:table-cell office:value-type="float" office:value="12017.9" calcext:value-type="float">
            <text:p>12017.9</text:p>
          </table:table-cell>
          <table:table-cell office:value-type="float" office:value="12016.1" calcext:value-type="float">
            <text:p>12016.1</text:p>
          </table:table-cell>
          <table:table-cell office:value-type="float" office:value="11986.3" calcext:value-type="float">
            <text:p>11986.3</text:p>
          </table:table-cell>
          <table:table-cell office:value-type="float" office:value="12045.1" calcext:value-type="float">
            <text:p>12045.1</text:p>
          </table:table-cell>
          <table:table-cell office:value-type="float" office:value="12006" calcext:value-type="float">
            <text:p>12006</text:p>
          </table:table-cell>
          <table:table-cell office:value-type="float" office:value="11879.1" calcext:value-type="float">
            <text:p>11879.1</text:p>
          </table:table-cell>
          <table:table-cell office:value-type="float" office:value="11878.6" calcext:value-type="float">
            <text:p>11878.6</text:p>
          </table:table-cell>
          <table:table-cell office:value-type="float" office:value="11816.6" calcext:value-type="float">
            <text:p>11816.6</text:p>
          </table:table-cell>
          <table:table-cell office:value-type="float" office:value="11810.5" calcext:value-type="float">
            <text:p>11810.5</text:p>
          </table:table-cell>
          <table:table-cell office:value-type="float" office:value="11796.8" calcext:value-type="float">
            <text:p>11796.8</text:p>
          </table:table-cell>
          <table:table-cell office:value-type="float" office:value="11840.6" calcext:value-type="float">
            <text:p>11840.6</text:p>
          </table:table-cell>
          <table:table-cell office:value-type="float" office:value="11816.9" calcext:value-type="float">
            <text:p>11816.9</text:p>
          </table:table-cell>
          <table:table-cell office:value-type="float" office:value="11770.5" calcext:value-type="float">
            <text:p>11770.5</text:p>
          </table:table-cell>
          <table:table-cell office:value-type="float" office:value="11662.8" calcext:value-type="float">
            <text:p>11662.8</text:p>
          </table:table-cell>
          <table:table-cell office:value-type="float" office:value="11668.2" calcext:value-type="float">
            <text:p>11668.2</text:p>
          </table:table-cell>
          <table:table-cell office:value-type="float" office:value="11673.5" calcext:value-type="float">
            <text:p>11673.5</text:p>
          </table:table-cell>
          <table:table-cell office:value-type="float" office:value="11729.4" calcext:value-type="float">
            <text:p>11729.4</text:p>
          </table:table-cell>
          <table:table-cell office:value-type="float" office:value="11672.8" calcext:value-type="float">
            <text:p>11672.8</text:p>
          </table:table-cell>
          <table:table-cell office:value-type="float" office:value="11701.3" calcext:value-type="float">
            <text:p>11701.3</text:p>
          </table:table-cell>
          <table:table-cell office:value-type="float" office:value="11771.9" calcext:value-type="float">
            <text:p>11771.9</text:p>
          </table:table-cell>
          <table:table-cell office:value-type="float" office:value="11743.9" calcext:value-type="float">
            <text:p>11743.9</text:p>
          </table:table-cell>
          <table:table-cell office:value-type="float" office:value="11769.5" calcext:value-type="float">
            <text:p>11769.5</text:p>
          </table:table-cell>
          <table:table-cell office:value-type="float" office:value="11759.2" calcext:value-type="float">
            <text:p>11759.2</text:p>
          </table:table-cell>
          <table:table-cell office:value-type="float" office:value="11602.7" calcext:value-type="float">
            <text:p>11602.7</text:p>
          </table:table-cell>
          <table:table-cell office:value-type="float" office:value="11497.9" calcext:value-type="float">
            <text:p>11497.9</text:p>
          </table:table-cell>
          <table:table-cell office:value-type="float" office:value="11351.6" calcext:value-type="float">
            <text:p>11351.6</text:p>
          </table:table-cell>
          <table:table-cell office:value-type="float" office:value="11362" calcext:value-type="float">
            <text:p>11362</text:p>
          </table:table-cell>
          <table:table-cell office:value-type="float" office:value="11408.4" calcext:value-type="float">
            <text:p>11408.4</text:p>
          </table:table-cell>
          <table:table-cell office:value-type="float" office:value="11287.9" calcext:value-type="float">
            <text:p>11287.9</text:p>
          </table:table-cell>
          <table:table-cell office:value-type="float" office:value="11357" calcext:value-type="float">
            <text:p>11357</text:p>
          </table:table-cell>
          <table:table-cell office:value-type="float" office:value="11361.3" calcext:value-type="float">
            <text:p>11361.3</text:p>
          </table:table-cell>
          <table:table-cell office:value-type="float" office:value="11275.6" calcext:value-type="float">
            <text:p>11275.6</text:p>
          </table:table-cell>
          <table:table-cell office:value-type="float" office:value="11205.6" calcext:value-type="float">
            <text:p>11205.6</text:p>
          </table:table-cell>
          <table:table-cell office:value-type="float" office:value="11185.8" calcext:value-type="float">
            <text:p>11185.8</text:p>
          </table:table-cell>
          <table:table-cell office:value-type="float" office:value="11218.8" calcext:value-type="float">
            <text:p>11218.8</text:p>
          </table:table-cell>
          <table:table-cell office:value-type="float" office:value="11192.4" calcext:value-type="float">
            <text:p>11192.4</text:p>
          </table:table-cell>
          <table:table-cell office:value-type="float" office:value="11213" calcext:value-type="float">
            <text:p>11213</text:p>
          </table:table-cell>
          <table:table-cell office:value-type="float" office:value="11286.9" calcext:value-type="float">
            <text:p>11286.9</text:p>
          </table:table-cell>
          <table:table-cell office:value-type="float" office:value="11217" calcext:value-type="float">
            <text:p>11217</text:p>
          </table:table-cell>
          <table:table-cell office:value-type="float" office:value="11115.3" calcext:value-type="float">
            <text:p>11115.3</text:p>
          </table:table-cell>
          <table:table-cell office:value-type="float" office:value="11072.9" calcext:value-type="float">
            <text:p>11072.9</text:p>
          </table:table-cell>
          <table:table-cell office:value-type="float" office:value="11072.3" calcext:value-type="float">
            <text:p>11072.3</text:p>
          </table:table-cell>
          <table:table-cell office:value-type="float" office:value="11079.9" calcext:value-type="float">
            <text:p>11079.9</text:p>
          </table:table-cell>
          <table:table-cell office:value-type="float" office:value="11044.4" calcext:value-type="float">
            <text:p>11044.4</text:p>
          </table:table-cell>
          <table:table-cell office:value-type="float" office:value="10931.7" calcext:value-type="float">
            <text:p>10931.7</text:p>
          </table:table-cell>
          <table:table-cell office:value-type="float" office:value="10806.7" calcext:value-type="float">
            <text:p>10806.7</text:p>
          </table:table-cell>
          <table:table-cell office:value-type="float" office:value="10829.4" calcext:value-type="float">
            <text:p>10829.4</text:p>
          </table:table-cell>
          <table:table-cell office:value-type="float" office:value="10930.8" calcext:value-type="float">
            <text:p>10930.8</text:p>
          </table:table-cell>
          <table:table-cell office:value-type="float" office:value="10860.7" calcext:value-type="float">
            <text:p>10860.7</text:p>
          </table:table-cell>
          <table:table-cell office:value-type="float" office:value="10903.1" calcext:value-type="float">
            <text:p>10903.1</text:p>
          </table:table-cell>
          <table:table-cell office:value-type="float" office:value="10863.6" calcext:value-type="float">
            <text:p>10863.6</text:p>
          </table:table-cell>
          <table:table-cell office:value-type="float" office:value="10808.5" calcext:value-type="float">
            <text:p>10808.5</text:p>
          </table:table-cell>
          <table:table-cell office:value-type="float" office:value="10847.7" calcext:value-type="float">
            <text:p>10847.7</text:p>
          </table:table-cell>
          <table:table-cell office:value-type="float" office:value="10785.4" calcext:value-type="float">
            <text:p>10785.4</text:p>
          </table:table-cell>
          <table:table-cell office:value-type="float" office:value="10772.3" calcext:value-type="float">
            <text:p>10772.3</text:p>
          </table:table-cell>
          <table:table-cell office:value-type="float" office:value="10812.2" calcext:value-type="float">
            <text:p>10812.2</text:p>
          </table:table-cell>
          <table:table-cell office:value-type="float" office:value="10827.2" calcext:value-type="float">
            <text:p>10827.2</text:p>
          </table:table-cell>
          <table:table-cell office:value-type="float" office:value="10750.7" calcext:value-type="float">
            <text:p>10750.7</text:p>
          </table:table-cell>
          <table:table-cell office:value-type="float" office:value="10673.5" calcext:value-type="float">
            <text:p>10673.5</text:p>
          </table:table-cell>
          <table:table-cell office:value-type="float" office:value="10737.1" calcext:value-type="float">
            <text:p>10737.1</text:p>
          </table:table-cell>
          <table:table-cell office:value-type="float" office:value="10708.7" calcext:value-type="float">
            <text:p>10708.7</text:p>
          </table:table-cell>
          <table:table-cell office:value-type="float" office:value="10741.4" calcext:value-type="float">
            <text:p>10741.4</text:p>
          </table:table-cell>
          <table:table-cell office:value-type="float" office:value="10678.9" calcext:value-type="float">
            <text:p>10678.9</text:p>
          </table:table-cell>
          <table:table-cell office:value-type="float" office:value="10678.2" calcext:value-type="float">
            <text:p>10678.2</text:p>
          </table:table-cell>
          <table:table-cell office:value-type="float" office:value="10688.4" calcext:value-type="float">
            <text:p>10688.4</text:p>
          </table:table-cell>
          <table:table-cell office:value-type="float" office:value="10765" calcext:value-type="float">
            <text:p>10765</text:p>
          </table:table-cell>
          <table:table-cell office:value-type="float" office:value="10637.4" calcext:value-type="float">
            <text:p>10637.4</text:p>
          </table:table-cell>
          <table:table-cell office:value-type="float" office:value="10634.8" calcext:value-type="float">
            <text:p>10634.8</text:p>
          </table:table-cell>
          <table:table-cell office:value-type="float" office:value="10605.1" calcext:value-type="float">
            <text:p>10605.1</text:p>
          </table:table-cell>
          <table:table-cell office:value-type="float" office:value="10595.2" calcext:value-type="float">
            <text:p>10595.2</text:p>
          </table:table-cell>
          <table:table-cell office:value-type="float" office:value="10543.7" calcext:value-type="float">
            <text:p>10543.7</text:p>
          </table:table-cell>
          <table:table-cell office:value-type="float" office:value="10604.4" calcext:value-type="float">
            <text:p>10604.4</text:p>
          </table:table-cell>
          <table:table-cell office:value-type="float" office:value="10572.8" calcext:value-type="float">
            <text:p>10572.8</text:p>
          </table:table-cell>
          <table:table-cell office:value-type="float" office:value="10578.3" calcext:value-type="float">
            <text:p>10578.3</text:p>
          </table:table-cell>
          <table:table-cell office:value-type="float" office:value="10643.8" calcext:value-type="float">
            <text:p>10643.8</text:p>
          </table:table-cell>
          <table:table-cell office:value-type="float" office:value="10625.7" calcext:value-type="float">
            <text:p>10625.7</text:p>
          </table:table-cell>
          <table:table-cell office:value-type="float" office:value="10540.3" calcext:value-type="float">
            <text:p>10540.3</text:p>
          </table:table-cell>
          <table:table-cell office:value-type="float" office:value="10514.7" calcext:value-type="float">
            <text:p>10514.7</text:p>
          </table:table-cell>
          <table:table-cell office:value-type="float" office:value="10538.6" calcext:value-type="float">
            <text:p>10538.6</text:p>
          </table:table-cell>
          <table:table-cell office:value-type="float" office:value="10522.4" calcext:value-type="float">
            <text:p>10522.4</text:p>
          </table:table-cell>
          <table:table-cell office:value-type="float" office:value="10492.2" calcext:value-type="float">
            <text:p>10492.2</text:p>
          </table:table-cell>
          <table:table-cell office:value-type="float" office:value="10442.5" calcext:value-type="float">
            <text:p>10442.5</text:p>
          </table:table-cell>
          <table:table-cell office:value-type="float" office:value="10468.4" calcext:value-type="float">
            <text:p>10468.4</text:p>
          </table:table-cell>
          <table:table-cell office:value-type="float" office:value="10492.9" calcext:value-type="float">
            <text:p>10492.9</text:p>
          </table:table-cell>
          <table:table-cell office:value-type="float" office:value="10480.2" calcext:value-type="float">
            <text:p>10480.2</text:p>
          </table:table-cell>
          <table:table-cell office:value-type="float" office:value="10535.1" calcext:value-type="float">
            <text:p>10535.1</text:p>
          </table:table-cell>
          <table:table-cell office:value-type="float" office:value="10438.3" calcext:value-type="float">
            <text:p>10438.3</text:p>
          </table:table-cell>
          <table:table-cell office:value-type="float" office:value="10291" calcext:value-type="float">
            <text:p>10291</text:p>
          </table:table-cell>
          <table:table-cell office:value-type="float" office:value="10255.3" calcext:value-type="float">
            <text:p>10255.3</text:p>
          </table:table-cell>
          <table:table-cell office:value-type="float" office:value="10343.3" calcext:value-type="float">
            <text:p>10343.3</text:p>
          </table:table-cell>
          <table:table-cell office:value-type="float" office:value="10244.7" calcext:value-type="float">
            <text:p>10244.7</text:p>
          </table:table-cell>
          <table:table-cell office:value-type="float" office:value="10284.5" calcext:value-type="float">
            <text:p>10284.5</text:p>
          </table:table-cell>
          <table:table-cell office:value-type="float" office:value="10216.1" calcext:value-type="float">
            <text:p>10216.1</text:p>
          </table:table-cell>
          <table:table-cell office:value-type="float" office:value="10130.6" calcext:value-type="float">
            <text:p>10130.6</text:p>
          </table:table-cell>
          <table:table-cell office:value-type="float" office:value="10146.5" calcext:value-type="float">
            <text:p>10146.5</text:p>
          </table:table-cell>
          <table:table-cell office:value-type="float" office:value="10108.9" calcext:value-type="float">
            <text:p>10108.9</text:p>
          </table:table-cell>
          <table:table-cell office:value-type="float" office:value="10144.8" calcext:value-type="float">
            <text:p>10144.8</text:p>
          </table:table-cell>
          <table:table-cell office:value-type="float" office:value="10144.1" calcext:value-type="float">
            <text:p>10144.1</text:p>
          </table:table-cell>
          <table:table-cell office:value-type="float" office:value="10156.7" calcext:value-type="float">
            <text:p>10156.7</text:p>
          </table:table-cell>
          <table:table-cell office:value-type="float" office:value="10223.4" calcext:value-type="float">
            <text:p>10223.4</text:p>
          </table:table-cell>
          <table:table-cell office:value-type="float" office:value="10357.9" calcext:value-type="float">
            <text:p>10357.9</text:p>
          </table:table-cell>
          <table:table-cell office:value-type="float" office:value="10087.9" calcext:value-type="float">
            <text:p>10087.9</text:p>
          </table:table-cell>
          <table:table-cell office:value-type="float" office:value="10077.7" calcext:value-type="float">
            <text:p>10077.7</text:p>
          </table:table-cell>
          <table:table-cell office:value-type="float" office:value="10153.4" calcext:value-type="float">
            <text:p>10153.4</text:p>
          </table:table-cell>
          <table:table-cell office:value-type="float" office:value="10118.2" calcext:value-type="float">
            <text:p>10118.2</text:p>
          </table:table-cell>
          <table:table-cell office:value-type="float" office:value="10095.8" calcext:value-type="float">
            <text:p>10095.8</text:p>
          </table:table-cell>
          <table:table-cell office:value-type="float" office:value="10130.2" calcext:value-type="float">
            <text:p>10130.2</text:p>
          </table:table-cell>
          <table:table-cell office:value-type="float" office:value="10108" calcext:value-type="float">
            <text:p>10108</text:p>
          </table:table-cell>
          <table:table-cell office:value-type="float" office:value="10160.5" calcext:value-type="float">
            <text:p>10160.5</text:p>
          </table:table-cell>
          <table:table-cell office:value-type="float" office:value="10115.4" calcext:value-type="float">
            <text:p>10115.4</text:p>
          </table:table-cell>
          <table:table-cell office:value-type="float" office:value="10090.8" calcext:value-type="float">
            <text:p>10090.8</text:p>
          </table:table-cell>
          <table:table-cell office:value-type="float" office:value="10109" calcext:value-type="float">
            <text:p>10109</text:p>
          </table:table-cell>
          <table:table-cell office:value-type="float" office:value="10049.4" calcext:value-type="float">
            <text:p>10049.4</text:p>
          </table:table-cell>
          <table:table-cell office:value-type="float" office:value="10110.6" calcext:value-type="float">
            <text:p>10110.6</text:p>
          </table:table-cell>
          <table:table-cell office:value-type="float" office:value="10066.7" calcext:value-type="float">
            <text:p>10066.7</text:p>
          </table:table-cell>
          <table:table-cell office:value-type="float" office:value="10245.3" calcext:value-type="float">
            <text:p>10245.3</text:p>
          </table:table-cell>
          <table:table-cell office:value-type="float" office:value="10201.5" calcext:value-type="float">
            <text:p>10201.5</text:p>
          </table:table-cell>
          <table:table-cell office:value-type="float" office:value="10181.2" calcext:value-type="float">
            <text:p>10181.2</text:p>
          </table:table-cell>
          <table:table-cell office:value-type="float" office:value="10193" calcext:value-type="float">
            <text:p>10193</text:p>
          </table:table-cell>
          <table:table-cell office:value-type="float" office:value="10175.4" calcext:value-type="float">
            <text:p>10175.4</text:p>
          </table:table-cell>
          <table:table-cell office:value-type="float" office:value="10235.9" calcext:value-type="float">
            <text:p>10235.9</text:p>
          </table:table-cell>
          <table:table-cell office:value-type="float" office:value="10195.5" calcext:value-type="float">
            <text:p>10195.5</text:p>
          </table:table-cell>
          <table:table-cell office:value-type="float" office:value="10096.1" calcext:value-type="float">
            <text:p>10096.1</text:p>
          </table:table-cell>
          <table:table-cell office:value-type="float" office:value="10103.9" calcext:value-type="float">
            <text:p>10103.9</text:p>
          </table:table-cell>
          <table:table-cell office:value-type="float" office:value="10099" calcext:value-type="float">
            <text:p>10099</text:p>
          </table:table-cell>
          <table:table-cell table:number-columns-repeated="2" office:value-type="float" office:value="10056.9" calcext:value-type="float">
            <text:p>10056.9</text:p>
          </table:table-cell>
          <table:table-cell office:value-type="float" office:value="10100.8" calcext:value-type="float">
            <text:p>10100.8</text:p>
          </table:table-cell>
          <table:table-cell office:value-type="float" office:value="10095.3" calcext:value-type="float">
            <text:p>10095.3</text:p>
          </table:table-cell>
          <table:table-cell office:value-type="float" office:value="10083.1" calcext:value-type="float">
            <text:p>10083.1</text:p>
          </table:table-cell>
          <table:table-cell office:value-type="float" office:value="10070.7" calcext:value-type="float">
            <text:p>10070.7</text:p>
          </table:table-cell>
          <table:table-cell office:value-type="float" office:value="10078.1" calcext:value-type="float">
            <text:p>10078.1</text:p>
          </table:table-cell>
          <table:table-cell office:value-type="float" office:value="10004.7" calcext:value-type="float">
            <text:p>10004.7</text:p>
          </table:table-cell>
          <table:table-cell office:value-type="float" office:value="9928.84" calcext:value-type="float">
            <text:p>9928.84</text:p>
          </table:table-cell>
          <table:table-cell office:value-type="float" office:value="9941.24" calcext:value-type="float">
            <text:p>9941.24</text:p>
          </table:table-cell>
          <table:table-cell office:value-type="float" office:value="9987.45" calcext:value-type="float">
            <text:p>9987.45</text:p>
          </table:table-cell>
          <table:table-cell office:value-type="float" office:value="9994.29" calcext:value-type="float">
            <text:p>9994.29</text:p>
          </table:table-cell>
          <table:table-cell office:value-type="float" office:value="9977.15" calcext:value-type="float">
            <text:p>9977.15</text:p>
          </table:table-cell>
          <table:table-cell office:value-type="float" office:value="9917.95" calcext:value-type="float">
            <text:p>9917.95</text:p>
          </table:table-cell>
          <table:table-cell office:value-type="float" office:value="9871.22" calcext:value-type="float">
            <text:p>9871.22</text:p>
          </table:table-cell>
          <table:table-cell office:value-type="float" office:value="9888.57" calcext:value-type="float">
            <text:p>9888.57</text:p>
          </table:table-cell>
          <table:table-cell office:value-type="float" office:value="9907.25" calcext:value-type="float">
            <text:p>9907.25</text:p>
          </table:table-cell>
          <table:table-cell office:value-type="float" office:value="9872.57" calcext:value-type="float">
            <text:p>9872.57</text:p>
          </table:table-cell>
          <table:table-cell office:value-type="float" office:value="9949.91" calcext:value-type="float">
            <text:p>9949.91</text:p>
          </table:table-cell>
          <table:table-cell office:value-type="float" office:value="9986.65" calcext:value-type="float">
            <text:p>9986.65</text:p>
          </table:table-cell>
          <table:table-cell office:value-type="float" office:value="10008.3" calcext:value-type="float">
            <text:p>10008.3</text:p>
          </table:table-cell>
          <table:table-cell office:value-type="float" office:value="9935.68" calcext:value-type="float">
            <text:p>9935.68</text:p>
          </table:table-cell>
          <table:table-cell office:value-type="float" office:value="9915.63" calcext:value-type="float">
            <text:p>9915.63</text:p>
          </table:table-cell>
          <table:table-cell office:value-type="float" office:value="9866.8" calcext:value-type="float">
            <text:p>9866.8</text:p>
          </table:table-cell>
          <table:table-cell office:value-type="float" office:value="9857.94" calcext:value-type="float">
            <text:p>9857.94</text:p>
          </table:table-cell>
          <table:table-cell office:value-type="float" office:value="9885.74" calcext:value-type="float">
            <text:p>9885.74</text:p>
          </table:table-cell>
          <table:table-cell office:value-type="float" office:value="9908.77" calcext:value-type="float">
            <text:p>9908.77</text:p>
          </table:table-cell>
          <table:table-cell office:value-type="float" office:value="9883.38" calcext:value-type="float">
            <text:p>9883.38</text:p>
          </table:table-cell>
          <table:table-cell office:value-type="float" office:value="9818.51" calcext:value-type="float">
            <text:p>9818.51</text:p>
          </table:table-cell>
          <table:table-cell office:value-type="float" office:value="9885.37" calcext:value-type="float">
            <text:p>9885.37</text:p>
          </table:table-cell>
          <table:table-cell office:value-type="float" office:value="9871.49" calcext:value-type="float">
            <text:p>9871.49</text:p>
          </table:table-cell>
          <table:table-cell office:value-type="float" office:value="9907.6" calcext:value-type="float">
            <text:p>9907.6</text:p>
          </table:table-cell>
          <table:table-cell office:value-type="float" office:value="9901.5" calcext:value-type="float">
            <text:p>9901.5</text:p>
          </table:table-cell>
          <table:table-cell office:value-type="float" office:value="9882.78" calcext:value-type="float">
            <text:p>9882.78</text:p>
          </table:table-cell>
          <table:table-cell office:value-type="float" office:value="9909.34" calcext:value-type="float">
            <text:p>9909.34</text:p>
          </table:table-cell>
          <table:table-cell office:value-type="float" office:value="9762.28" calcext:value-type="float">
            <text:p>9762.28</text:p>
          </table:table-cell>
          <table:table-cell office:value-type="float" office:value="9788.43" calcext:value-type="float">
            <text:p>9788.43</text:p>
          </table:table-cell>
          <table:table-cell office:value-type="float" office:value="9797.02" calcext:value-type="float">
            <text:p>9797.02</text:p>
          </table:table-cell>
          <table:table-cell office:value-type="float" office:value="9820.56" calcext:value-type="float">
            <text:p>9820.56</text:p>
          </table:table-cell>
          <table:table-cell office:value-type="float" office:value="9892.01" calcext:value-type="float">
            <text:p>9892.01</text:p>
          </table:table-cell>
          <table:table-cell office:value-type="float" office:value="9889.94" calcext:value-type="float">
            <text:p>9889.94</text:p>
          </table:table-cell>
          <table:table-cell office:value-type="float" office:value="9900.56" calcext:value-type="float">
            <text:p>9900.56</text:p>
          </table:table-cell>
          <table:table-cell office:value-type="float" office:value="9765.27" calcext:value-type="float">
            <text:p>9765.27</text:p>
          </table:table-cell>
          <table:table-cell office:value-type="float" office:value="9879.69" calcext:value-type="float">
            <text:p>9879.69</text:p>
          </table:table-cell>
          <table:table-cell office:value-type="float" office:value="10004.3" calcext:value-type="float">
            <text:p>10004.3</text:p>
          </table:table-cell>
          <table:table-cell office:value-type="float" office:value="9896.02" calcext:value-type="float">
            <text:p>9896.02</text:p>
          </table:table-cell>
          <table:table-cell office:value-type="float" office:value="9903.35" calcext:value-type="float">
            <text:p>9903.35</text:p>
          </table:table-cell>
          <table:table-cell office:value-type="float" office:value="9898.2" calcext:value-type="float">
            <text:p>9898.2</text:p>
          </table:table-cell>
        </table:table-row>
        <table:table-row table:style-name="ro1">
          <table:table-cell table:number-columns-repeated="34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9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2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2</text:p>
          </table:table-cell>
          <table:table-cell table:number-columns-repeated="336"/>
        </table:table-row>
        <table:table-row table:style-name="ro1">
          <table:table-cell table:number-columns-repeated="3" office:value-type="float" office:value="24180.1" calcext:value-type="float">
            <text:p>24180.1</text:p>
          </table:table-cell>
          <table:table-cell office:value-type="float" office:value="24101.7" calcext:value-type="float">
            <text:p>24101.7</text:p>
          </table:table-cell>
          <table:table-cell table:number-columns-repeated="2" office:value-type="float" office:value="23423.8" calcext:value-type="float">
            <text:p>23423.8</text:p>
          </table:table-cell>
          <table:table-cell office:value-type="float" office:value="23172.2" calcext:value-type="float">
            <text:p>23172.2</text:p>
          </table:table-cell>
          <table:table-cell table:number-columns-repeated="2" office:value-type="float" office:value="22965.3" calcext:value-type="float">
            <text:p>22965.3</text:p>
          </table:table-cell>
          <table:table-cell office:value-type="float" office:value="22955.3" calcext:value-type="float">
            <text:p>22955.3</text:p>
          </table:table-cell>
          <table:table-cell office:value-type="float" office:value="22748.4" calcext:value-type="float">
            <text:p>22748.4</text:p>
          </table:table-cell>
          <table:table-cell table:number-columns-repeated="2" office:value-type="float" office:value="22489" calcext:value-type="float">
            <text:p>22489</text:p>
          </table:table-cell>
          <table:table-cell table:number-columns-repeated="3" office:value-type="float" office:value="21859.8" calcext:value-type="float">
            <text:p>21859.8</text:p>
          </table:table-cell>
          <table:table-cell table:number-columns-repeated="2" office:value-type="float" office:value="21654.4" calcext:value-type="float">
            <text:p>21654.4</text:p>
          </table:table-cell>
          <table:table-cell table:number-columns-repeated="2" office:value-type="float" office:value="20772.5" calcext:value-type="float">
            <text:p>20772.5</text:p>
          </table:table-cell>
          <table:table-cell office:value-type="float" office:value="20650.4" calcext:value-type="float">
            <text:p>20650.4</text:p>
          </table:table-cell>
          <table:table-cell office:value-type="float" office:value="20640.1" calcext:value-type="float">
            <text:p>20640.1</text:p>
          </table:table-cell>
          <table:table-cell office:value-type="float" office:value="20272.7" calcext:value-type="float">
            <text:p>20272.7</text:p>
          </table:table-cell>
          <table:table-cell table:number-columns-repeated="2" office:value-type="float" office:value="19975.8" calcext:value-type="float">
            <text:p>19975.8</text:p>
          </table:table-cell>
          <table:table-cell table:number-columns-repeated="2" office:value-type="float" office:value="18628.6" calcext:value-type="float">
            <text:p>18628.6</text:p>
          </table:table-cell>
          <table:table-cell office:value-type="float" office:value="18588.2" calcext:value-type="float">
            <text:p>18588.2</text:p>
          </table:table-cell>
          <table:table-cell office:value-type="float" office:value="18519.1" calcext:value-type="float">
            <text:p>18519.1</text:p>
          </table:table-cell>
          <table:table-cell table:number-columns-repeated="2" office:value-type="float" office:value="17947.5" calcext:value-type="float">
            <text:p>17947.5</text:p>
          </table:table-cell>
          <table:table-cell office:value-type="float" office:value="17791.8" calcext:value-type="float">
            <text:p>17791.8</text:p>
          </table:table-cell>
          <table:table-cell table:number-columns-repeated="3" office:value-type="float" office:value="17087.6" calcext:value-type="float">
            <text:p>17087.6</text:p>
          </table:table-cell>
          <table:table-cell office:value-type="float" office:value="16830.5" calcext:value-type="float">
            <text:p>16830.5</text:p>
          </table:table-cell>
          <table:table-cell office:value-type="float" office:value="16202" calcext:value-type="float">
            <text:p>16202</text:p>
          </table:table-cell>
          <table:table-cell office:value-type="float" office:value="16160.1" calcext:value-type="float">
            <text:p>16160.1</text:p>
          </table:table-cell>
          <table:table-cell table:number-columns-repeated="2" office:value-type="float" office:value="15913.7" calcext:value-type="float">
            <text:p>15913.7</text:p>
          </table:table-cell>
          <table:table-cell table:number-columns-repeated="2" office:value-type="float" office:value="15621.6" calcext:value-type="float">
            <text:p>15621.6</text:p>
          </table:table-cell>
          <table:table-cell table:number-columns-repeated="2" office:value-type="float" office:value="15537.3" calcext:value-type="float">
            <text:p>15537.3</text:p>
          </table:table-cell>
          <table:table-cell table:number-columns-repeated="4" office:value-type="float" office:value="15224.8" calcext:value-type="float">
            <text:p>15224.8</text:p>
          </table:table-cell>
          <table:table-cell table:number-columns-repeated="2" office:value-type="float" office:value="15052.3" calcext:value-type="float">
            <text:p>15052.3</text:p>
          </table:table-cell>
          <table:table-cell table:number-columns-repeated="3" office:value-type="float" office:value="14718.7" calcext:value-type="float">
            <text:p>14718.7</text:p>
          </table:table-cell>
          <table:table-cell office:value-type="float" office:value="14646.8" calcext:value-type="float">
            <text:p>14646.8</text:p>
          </table:table-cell>
          <table:table-cell office:value-type="float" office:value="14526.7" calcext:value-type="float">
            <text:p>14526.7</text:p>
          </table:table-cell>
          <table:table-cell table:number-columns-repeated="3" office:value-type="float" office:value="14203.3" calcext:value-type="float">
            <text:p>14203.3</text:p>
          </table:table-cell>
          <table:table-cell table:number-columns-repeated="2" office:value-type="float" office:value="14111.6" calcext:value-type="float">
            <text:p>14111.6</text:p>
          </table:table-cell>
          <table:table-cell office:value-type="float" office:value="14030.8" calcext:value-type="float">
            <text:p>14030.8</text:p>
          </table:table-cell>
          <table:table-cell table:number-columns-repeated="2" office:value-type="float" office:value="13984.1" calcext:value-type="float">
            <text:p>13984.1</text:p>
          </table:table-cell>
          <table:table-cell office:value-type="float" office:value="13971.3" calcext:value-type="float">
            <text:p>13971.3</text:p>
          </table:table-cell>
          <table:table-cell table:number-columns-repeated="3" office:value-type="float" office:value="13803" calcext:value-type="float">
            <text:p>13803</text:p>
          </table:table-cell>
          <table:table-cell table:number-columns-repeated="2" office:value-type="float" office:value="13655.2" calcext:value-type="float">
            <text:p>13655.2</text:p>
          </table:table-cell>
          <table:table-cell table:number-columns-repeated="4" office:value-type="float" office:value="13376.2" calcext:value-type="float">
            <text:p>13376.2</text:p>
          </table:table-cell>
          <table:table-cell table:number-columns-repeated="5" office:value-type="float" office:value="13272" calcext:value-type="float">
            <text:p>13272</text:p>
          </table:table-cell>
          <table:table-cell table:number-columns-repeated="4" office:value-type="float" office:value="13145.1" calcext:value-type="float">
            <text:p>13145.1</text:p>
          </table:table-cell>
          <table:table-cell office:value-type="float" office:value="13056.2" calcext:value-type="float">
            <text:p>13056.2</text:p>
          </table:table-cell>
          <table:table-cell table:number-columns-repeated="3" office:value-type="float" office:value="12985.8" calcext:value-type="float">
            <text:p>12985.8</text:p>
          </table:table-cell>
          <table:table-cell office:value-type="float" office:value="12961.6" calcext:value-type="float">
            <text:p>12961.6</text:p>
          </table:table-cell>
          <table:table-cell table:number-columns-repeated="5" office:value-type="float" office:value="12763.2" calcext:value-type="float">
            <text:p>12763.2</text:p>
          </table:table-cell>
          <table:table-cell table:number-columns-repeated="5" office:value-type="float" office:value="12517.2" calcext:value-type="float">
            <text:p>12517.2</text:p>
          </table:table-cell>
          <table:table-cell office:value-type="float" office:value="12484.3" calcext:value-type="float">
            <text:p>12484.3</text:p>
          </table:table-cell>
          <table:table-cell table:number-columns-repeated="3" office:value-type="float" office:value="12321.9" calcext:value-type="float">
            <text:p>12321.9</text:p>
          </table:table-cell>
          <table:table-cell office:value-type="float" office:value="12259.8" calcext:value-type="float">
            <text:p>12259.8</text:p>
          </table:table-cell>
          <table:table-cell table:number-columns-repeated="3" office:value-type="float" office:value="12229.2" calcext:value-type="float">
            <text:p>12229.2</text:p>
          </table:table-cell>
          <table:table-cell office:value-type="float" office:value="12229.1" calcext:value-type="float">
            <text:p>12229.1</text:p>
          </table:table-cell>
          <table:table-cell table:number-columns-repeated="5" office:value-type="float" office:value="12018.7" calcext:value-type="float">
            <text:p>12018.7</text:p>
          </table:table-cell>
          <table:table-cell table:number-columns-repeated="5" office:value-type="float" office:value="11850.5" calcext:value-type="float">
            <text:p>11850.5</text:p>
          </table:table-cell>
          <table:table-cell office:value-type="float" office:value="11779.1" calcext:value-type="float">
            <text:p>11779.1</text:p>
          </table:table-cell>
          <table:table-cell office:value-type="float" office:value="11763.6" calcext:value-type="float">
            <text:p>11763.6</text:p>
          </table:table-cell>
          <table:table-cell table:number-columns-repeated="3" office:value-type="float" office:value="11730.7" calcext:value-type="float">
            <text:p>11730.7</text:p>
          </table:table-cell>
          <table:table-cell table:number-columns-repeated="4" office:value-type="float" office:value="11563.4" calcext:value-type="float">
            <text:p>11563.4</text:p>
          </table:table-cell>
          <table:table-cell table:number-columns-repeated="3" office:value-type="float" office:value="11517" calcext:value-type="float">
            <text:p>11517</text:p>
          </table:table-cell>
          <table:table-cell table:number-columns-repeated="4" office:value-type="float" office:value="11472.9" calcext:value-type="float">
            <text:p>11472.9</text:p>
          </table:table-cell>
          <table:table-cell table:number-columns-repeated="2" office:value-type="float" office:value="11467.5" calcext:value-type="float">
            <text:p>11467.5</text:p>
          </table:table-cell>
          <table:table-cell table:number-columns-repeated="5" office:value-type="float" office:value="11349.2" calcext:value-type="float">
            <text:p>11349.2</text:p>
          </table:table-cell>
          <table:table-cell office:value-type="float" office:value="11320.9" calcext:value-type="float">
            <text:p>11320.9</text:p>
          </table:table-cell>
          <table:table-cell table:number-columns-repeated="5" office:value-type="float" office:value="10879.6" calcext:value-type="float">
            <text:p>10879.6</text:p>
          </table:table-cell>
          <table:table-cell table:number-columns-repeated="2" office:value-type="float" office:value="10860.3" calcext:value-type="float">
            <text:p>10860.3</text:p>
          </table:table-cell>
          <table:table-cell table:number-columns-repeated="2" office:value-type="float" office:value="10847.9" calcext:value-type="float">
            <text:p>10847.9</text:p>
          </table:table-cell>
          <table:table-cell table:number-columns-repeated="3" office:value-type="float" office:value="10762.2" calcext:value-type="float">
            <text:p>10762.2</text:p>
          </table:table-cell>
          <table:table-cell table:number-columns-repeated="3" office:value-type="float" office:value="10752.4" calcext:value-type="float">
            <text:p>10752.4</text:p>
          </table:table-cell>
          <table:table-cell table:number-columns-repeated="5" office:value-type="float" office:value="10653.6" calcext:value-type="float">
            <text:p>10653.6</text:p>
          </table:table-cell>
          <table:table-cell table:number-columns-repeated="5" office:value-type="float" office:value="10591.2" calcext:value-type="float">
            <text:p>10591.2</text:p>
          </table:table-cell>
          <table:table-cell table:number-columns-repeated="5" office:value-type="float" office:value="10553.1" calcext:value-type="float">
            <text:p>10553.1</text:p>
          </table:table-cell>
          <table:table-cell table:number-columns-repeated="2" office:value-type="float" office:value="10520.7" calcext:value-type="float">
            <text:p>10520.7</text:p>
          </table:table-cell>
          <table:table-cell table:number-columns-repeated="5" office:value-type="float" office:value="10279" calcext:value-type="float">
            <text:p>10279</text:p>
          </table:table-cell>
          <table:table-cell table:number-columns-repeated="2" office:value-type="float" office:value="10269.8" calcext:value-type="float">
            <text:p>10269.8</text:p>
          </table:table-cell>
          <table:table-cell table:number-columns-repeated="4" office:value-type="float" office:value="10213.2" calcext:value-type="float">
            <text:p>10213.2</text:p>
          </table:table-cell>
          <table:table-cell table:number-columns-repeated="4" office:value-type="float" office:value="10204" calcext:value-type="float">
            <text:p>10204</text:p>
          </table:table-cell>
          <table:table-cell table:number-columns-repeated="6" office:value-type="float" office:value="10103.2" calcext:value-type="float">
            <text:p>10103.2</text:p>
          </table:table-cell>
          <table:table-cell office:value-type="float" office:value="10076.6" calcext:value-type="float">
            <text:p>10076.6</text:p>
          </table:table-cell>
          <table:table-cell table:number-columns-repeated="6" office:value-type="float" office:value="9984.76" calcext:value-type="float">
            <text:p>9984.76</text:p>
          </table:table-cell>
          <table:table-cell table:number-columns-repeated="14" office:value-type="float" office:value="9771.1" calcext:value-type="float">
            <text:p>9771.1</text:p>
          </table:table-cell>
          <table:table-cell table:number-columns-repeated="2" office:value-type="float" office:value="9725.83" calcext:value-type="float">
            <text:p>9725.83</text:p>
          </table:table-cell>
          <table:table-cell table:number-columns-repeated="6" office:value-type="float" office:value="9722.44" calcext:value-type="float">
            <text:p>9722.44</text:p>
          </table:table-cell>
          <table:table-cell table:number-columns-repeated="2" office:value-type="float" office:value="9651.32" calcext:value-type="float">
            <text:p>9651.32</text:p>
          </table:table-cell>
          <table:table-cell table:number-columns-repeated="2" office:value-type="float" office:value="9612.4" calcext:value-type="float">
            <text:p>9612.4</text:p>
          </table:table-cell>
          <table:table-cell table:number-columns-repeated="7" office:value-type="float" office:value="9555.68" calcext:value-type="float">
            <text:p>9555.68</text:p>
          </table:table-cell>
          <table:table-cell table:number-columns-repeated="7" office:value-type="float" office:value="9340.11" calcext:value-type="float">
            <text:p>9340.11</text:p>
          </table:table-cell>
          <table:table-cell office:value-type="float" office:value="9291.41" calcext:value-type="float">
            <text:p>9291.41</text:p>
          </table:table-cell>
          <table:table-cell table:number-columns-repeated="10" office:value-type="float" office:value="9276.55" calcext:value-type="float">
            <text:p>9276.55</text:p>
          </table:table-cell>
          <table:table-cell table:number-columns-repeated="5" office:value-type="float" office:value="9203.44" calcext:value-type="float">
            <text:p>9203.44</text:p>
          </table:table-cell>
          <table:table-cell table:number-columns-repeated="13" office:value-type="float" office:value="9137.38" calcext:value-type="float">
            <text:p>9137.38</text:p>
          </table:table-cell>
          <table:table-cell table:number-columns-repeated="5" office:value-type="float" office:value="8914.41" calcext:value-type="float">
            <text:p>8914.41</text:p>
          </table:table-cell>
          <table:table-cell table:number-columns-repeated="2" office:value-type="float" office:value="8895.32" calcext:value-type="float">
            <text:p>8895.32</text:p>
          </table:table-cell>
          <table:table-cell table:number-columns-repeated="7" office:value-type="float" office:value="8895.08" calcext:value-type="float">
            <text:p>8895.08</text:p>
          </table:table-cell>
          <table:table-cell table:number-columns-repeated="7" office:value-type="float" office:value="8882.16" calcext:value-type="float">
            <text:p>8882.16</text:p>
          </table:table-cell>
          <table:table-cell table:number-columns-repeated="2" office:value-type="float" office:value="8861.99" calcext:value-type="float">
            <text:p>8861.99</text:p>
          </table:table-cell>
          <table:table-cell table:number-columns-repeated="9" office:value-type="float" office:value="8787.2" calcext:value-type="float">
            <text:p>8787.2</text:p>
          </table:table-cell>
          <table:table-cell table:number-columns-repeated="16" office:value-type="float" office:value="8767.88" calcext:value-type="float">
            <text:p>8767.88</text:p>
          </table:table-cell>
          <table:table-cell table:number-columns-repeated="26"/>
        </table:table-row>
        <table:table-row table:style-name="ro1">
          <table:table-cell office:value-type="float" office:value="29319.2" calcext:value-type="float">
            <text:p>29319.2</text:p>
          </table:table-cell>
          <table:table-cell office:value-type="float" office:value="27502.3" calcext:value-type="float">
            <text:p>27502.3</text:p>
          </table:table-cell>
          <table:table-cell office:value-type="float" office:value="26204.2" calcext:value-type="float">
            <text:p>26204.2</text:p>
          </table:table-cell>
          <table:table-cell office:value-type="float" office:value="25051.6" calcext:value-type="float">
            <text:p>25051.6</text:p>
          </table:table-cell>
          <table:table-cell office:value-type="float" office:value="24478.9" calcext:value-type="float">
            <text:p>24478.9</text:p>
          </table:table-cell>
          <table:table-cell office:value-type="float" office:value="24408.4" calcext:value-type="float">
            <text:p>24408.4</text:p>
          </table:table-cell>
          <table:table-cell office:value-type="float" office:value="24146.7" calcext:value-type="float">
            <text:p>24146.7</text:p>
          </table:table-cell>
          <table:table-cell office:value-type="float" office:value="23765.7" calcext:value-type="float">
            <text:p>23765.7</text:p>
          </table:table-cell>
          <table:table-cell office:value-type="float" office:value="23607.8" calcext:value-type="float">
            <text:p>23607.8</text:p>
          </table:table-cell>
          <table:table-cell office:value-type="float" office:value="23411" calcext:value-type="float">
            <text:p>23411</text:p>
          </table:table-cell>
          <table:table-cell office:value-type="float" office:value="23286.1" calcext:value-type="float">
            <text:p>23286.1</text:p>
          </table:table-cell>
          <table:table-cell office:value-type="float" office:value="23181.8" calcext:value-type="float">
            <text:p>23181.8</text:p>
          </table:table-cell>
          <table:table-cell office:value-type="float" office:value="23103.4" calcext:value-type="float">
            <text:p>23103.4</text:p>
          </table:table-cell>
          <table:table-cell office:value-type="float" office:value="22947" calcext:value-type="float">
            <text:p>22947</text:p>
          </table:table-cell>
          <table:table-cell office:value-type="float" office:value="22793" calcext:value-type="float">
            <text:p>22793</text:p>
          </table:table-cell>
          <table:table-cell office:value-type="float" office:value="22649.4" calcext:value-type="float">
            <text:p>22649.4</text:p>
          </table:table-cell>
          <table:table-cell office:value-type="float" office:value="22300.6" calcext:value-type="float">
            <text:p>22300.6</text:p>
          </table:table-cell>
          <table:table-cell office:value-type="float" office:value="22152.4" calcext:value-type="float">
            <text:p>22152.4</text:p>
          </table:table-cell>
          <table:table-cell office:value-type="float" office:value="22024.1" calcext:value-type="float">
            <text:p>22024.1</text:p>
          </table:table-cell>
          <table:table-cell office:value-type="float" office:value="21801.9" calcext:value-type="float">
            <text:p>21801.9</text:p>
          </table:table-cell>
          <table:table-cell office:value-type="float" office:value="21370.7" calcext:value-type="float">
            <text:p>21370.7</text:p>
          </table:table-cell>
          <table:table-cell office:value-type="float" office:value="21035.4" calcext:value-type="float">
            <text:p>21035.4</text:p>
          </table:table-cell>
          <table:table-cell office:value-type="float" office:value="21008.5" calcext:value-type="float">
            <text:p>21008.5</text:p>
          </table:table-cell>
          <table:table-cell office:value-type="float" office:value="20923.9" calcext:value-type="float">
            <text:p>20923.9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20473.9" calcext:value-type="float">
            <text:p>20473.9</text:p>
          </table:table-cell>
          <table:table-cell office:value-type="float" office:value="20233.3" calcext:value-type="float">
            <text:p>20233.3</text:p>
          </table:table-cell>
          <table:table-cell office:value-type="float" office:value="19648.8" calcext:value-type="float">
            <text:p>19648.8</text:p>
          </table:table-cell>
          <table:table-cell office:value-type="float" office:value="18902.9" calcext:value-type="float">
            <text:p>18902.9</text:p>
          </table:table-cell>
          <table:table-cell office:value-type="float" office:value="18833.2" calcext:value-type="float">
            <text:p>18833.2</text:p>
          </table:table-cell>
          <table:table-cell office:value-type="float" office:value="18783.6" calcext:value-type="float">
            <text:p>18783.6</text:p>
          </table:table-cell>
          <table:table-cell office:value-type="float" office:value="18564.2" calcext:value-type="float">
            <text:p>18564.2</text:p>
          </table:table-cell>
          <table:table-cell office:value-type="float" office:value="18254" calcext:value-type="float">
            <text:p>18254</text:p>
          </table:table-cell>
          <table:table-cell office:value-type="float" office:value="18088.6" calcext:value-type="float">
            <text:p>18088.6</text:p>
          </table:table-cell>
          <table:table-cell office:value-type="float" office:value="17906.5" calcext:value-type="float">
            <text:p>17906.5</text:p>
          </table:table-cell>
          <table:table-cell office:value-type="float" office:value="17608.7" calcext:value-type="float">
            <text:p>17608.7</text:p>
          </table:table-cell>
          <table:table-cell office:value-type="float" office:value="17299.9" calcext:value-type="float">
            <text:p>17299.9</text:p>
          </table:table-cell>
          <table:table-cell office:value-type="float" office:value="17131.1" calcext:value-type="float">
            <text:p>17131.1</text:p>
          </table:table-cell>
          <table:table-cell office:value-type="float" office:value="16864.5" calcext:value-type="float">
            <text:p>16864.5</text:p>
          </table:table-cell>
          <table:table-cell office:value-type="float" office:value="16506.4" calcext:value-type="float">
            <text:p>16506.4</text:p>
          </table:table-cell>
          <table:table-cell office:value-type="float" office:value="16260.9" calcext:value-type="float">
            <text:p>16260.9</text:p>
          </table:table-cell>
          <table:table-cell office:value-type="float" office:value="16133.6" calcext:value-type="float">
            <text:p>16133.6</text:p>
          </table:table-cell>
          <table:table-cell office:value-type="float" office:value="16052.7" calcext:value-type="float">
            <text:p>16052.7</text:p>
          </table:table-cell>
          <table:table-cell office:value-type="float" office:value="15914.7" calcext:value-type="float">
            <text:p>15914.7</text:p>
          </table:table-cell>
          <table:table-cell office:value-type="float" office:value="15783.1" calcext:value-type="float">
            <text:p>15783.1</text:p>
          </table:table-cell>
          <table:table-cell office:value-type="float" office:value="15738.7" calcext:value-type="float">
            <text:p>15738.7</text:p>
          </table:table-cell>
          <table:table-cell office:value-type="float" office:value="15648.7" calcext:value-type="float">
            <text:p>15648.7</text:p>
          </table:table-cell>
          <table:table-cell office:value-type="float" office:value="15505.3" calcext:value-type="float">
            <text:p>15505.3</text:p>
          </table:table-cell>
          <table:table-cell office:value-type="float" office:value="15427.2" calcext:value-type="float">
            <text:p>15427.2</text:p>
          </table:table-cell>
          <table:table-cell office:value-type="float" office:value="15459.4" calcext:value-type="float">
            <text:p>15459.4</text:p>
          </table:table-cell>
          <table:table-cell office:value-type="float" office:value="15376.1" calcext:value-type="float">
            <text:p>15376.1</text:p>
          </table:table-cell>
          <table:table-cell office:value-type="float" office:value="15278.5" calcext:value-type="float">
            <text:p>15278.5</text:p>
          </table:table-cell>
          <table:table-cell office:value-type="float" office:value="15183.3" calcext:value-type="float">
            <text:p>15183.3</text:p>
          </table:table-cell>
          <table:table-cell office:value-type="float" office:value="14992.1" calcext:value-type="float">
            <text:p>14992.1</text:p>
          </table:table-cell>
          <table:table-cell office:value-type="float" office:value="14975" calcext:value-type="float">
            <text:p>14975</text:p>
          </table:table-cell>
          <table:table-cell office:value-type="float" office:value="14943" calcext:value-type="float">
            <text:p>14943</text:p>
          </table:table-cell>
          <table:table-cell office:value-type="float" office:value="14797.7" calcext:value-type="float">
            <text:p>14797.7</text:p>
          </table:table-cell>
          <table:table-cell office:value-type="float" office:value="14664.3" calcext:value-type="float">
            <text:p>14664.3</text:p>
          </table:table-cell>
          <table:table-cell office:value-type="float" office:value="14613.4" calcext:value-type="float">
            <text:p>14613.4</text:p>
          </table:table-cell>
          <table:table-cell office:value-type="float" office:value="14458.6" calcext:value-type="float">
            <text:p>14458.6</text:p>
          </table:table-cell>
          <table:table-cell office:value-type="float" office:value="14377.4" calcext:value-type="float">
            <text:p>14377.4</text:p>
          </table:table-cell>
          <table:table-cell office:value-type="float" office:value="14306.4" calcext:value-type="float">
            <text:p>14306.4</text:p>
          </table:table-cell>
          <table:table-cell office:value-type="float" office:value="14290" calcext:value-type="float">
            <text:p>14290</text:p>
          </table:table-cell>
          <table:table-cell office:value-type="float" office:value="14242" calcext:value-type="float">
            <text:p>14242</text:p>
          </table:table-cell>
          <table:table-cell office:value-type="float" office:value="14201.4" calcext:value-type="float">
            <text:p>14201.4</text:p>
          </table:table-cell>
          <table:table-cell office:value-type="float" office:value="14176.4" calcext:value-type="float">
            <text:p>14176.4</text:p>
          </table:table-cell>
          <table:table-cell office:value-type="float" office:value="14149.8" calcext:value-type="float">
            <text:p>14149.8</text:p>
          </table:table-cell>
          <table:table-cell office:value-type="float" office:value="14045" calcext:value-type="float">
            <text:p>14045</text:p>
          </table:table-cell>
          <table:table-cell office:value-type="float" office:value="13982.4" calcext:value-type="float">
            <text:p>13982.4</text:p>
          </table:table-cell>
          <table:table-cell office:value-type="float" office:value="13951.1" calcext:value-type="float">
            <text:p>13951.1</text:p>
          </table:table-cell>
          <table:table-cell office:value-type="float" office:value="13876.5" calcext:value-type="float">
            <text:p>13876.5</text:p>
          </table:table-cell>
          <table:table-cell office:value-type="float" office:value="13780.5" calcext:value-type="float">
            <text:p>13780.5</text:p>
          </table:table-cell>
          <table:table-cell office:value-type="float" office:value="13689.1" calcext:value-type="float">
            <text:p>13689.1</text:p>
          </table:table-cell>
          <table:table-cell office:value-type="float" office:value="13555.3" calcext:value-type="float">
            <text:p>13555.3</text:p>
          </table:table-cell>
          <table:table-cell office:value-type="float" office:value="13582.7" calcext:value-type="float">
            <text:p>13582.7</text:p>
          </table:table-cell>
          <table:table-cell office:value-type="float" office:value="13526.2" calcext:value-type="float">
            <text:p>13526.2</text:p>
          </table:table-cell>
          <table:table-cell office:value-type="float" office:value="13518.9" calcext:value-type="float">
            <text:p>13518.9</text:p>
          </table:table-cell>
          <table:table-cell office:value-type="float" office:value="13484.9" calcext:value-type="float">
            <text:p>13484.9</text:p>
          </table:table-cell>
          <table:table-cell office:value-type="float" office:value="13434" calcext:value-type="float">
            <text:p>13434</text:p>
          </table:table-cell>
          <table:table-cell office:value-type="float" office:value="13444.4" calcext:value-type="float">
            <text:p>13444.4</text:p>
          </table:table-cell>
          <table:table-cell office:value-type="float" office:value="13439.2" calcext:value-type="float">
            <text:p>13439.2</text:p>
          </table:table-cell>
          <table:table-cell office:value-type="float" office:value="13346.5" calcext:value-type="float">
            <text:p>13346.5</text:p>
          </table:table-cell>
          <table:table-cell office:value-type="float" office:value="13353.6" calcext:value-type="float">
            <text:p>13353.6</text:p>
          </table:table-cell>
          <table:table-cell office:value-type="float" office:value="13331" calcext:value-type="float">
            <text:p>13331</text:p>
          </table:table-cell>
          <table:table-cell office:value-type="float" office:value="13287.3" calcext:value-type="float">
            <text:p>13287.3</text:p>
          </table:table-cell>
          <table:table-cell office:value-type="float" office:value="13232.6" calcext:value-type="float">
            <text:p>13232.6</text:p>
          </table:table-cell>
          <table:table-cell office:value-type="float" office:value="13182.3" calcext:value-type="float">
            <text:p>13182.3</text:p>
          </table:table-cell>
          <table:table-cell office:value-type="float" office:value="13139.3" calcext:value-type="float">
            <text:p>13139.3</text:p>
          </table:table-cell>
          <table:table-cell office:value-type="float" office:value="13162.7" calcext:value-type="float">
            <text:p>13162.7</text:p>
          </table:table-cell>
          <table:table-cell office:value-type="float" office:value="13088.7" calcext:value-type="float">
            <text:p>13088.7</text:p>
          </table:table-cell>
          <table:table-cell office:value-type="float" office:value="12973.7" calcext:value-type="float">
            <text:p>12973.7</text:p>
          </table:table-cell>
          <table:table-cell office:value-type="float" office:value="12977.6" calcext:value-type="float">
            <text:p>12977.6</text:p>
          </table:table-cell>
          <table:table-cell office:value-type="float" office:value="12968.2" calcext:value-type="float">
            <text:p>12968.2</text:p>
          </table:table-cell>
          <table:table-cell office:value-type="float" office:value="12912.2" calcext:value-type="float">
            <text:p>12912.2</text:p>
          </table:table-cell>
          <table:table-cell office:value-type="float" office:value="12884.5" calcext:value-type="float">
            <text:p>12884.5</text:p>
          </table:table-cell>
          <table:table-cell office:value-type="float" office:value="12751.9" calcext:value-type="float">
            <text:p>12751.9</text:p>
          </table:table-cell>
          <table:table-cell office:value-type="float" office:value="12675.2" calcext:value-type="float">
            <text:p>12675.2</text:p>
          </table:table-cell>
          <table:table-cell office:value-type="float" office:value="12705.8" calcext:value-type="float">
            <text:p>12705.8</text:p>
          </table:table-cell>
          <table:table-cell office:value-type="float" office:value="12719.4" calcext:value-type="float">
            <text:p>12719.4</text:p>
          </table:table-cell>
          <table:table-cell office:value-type="float" office:value="12701.4" calcext:value-type="float">
            <text:p>12701.4</text:p>
          </table:table-cell>
          <table:table-cell office:value-type="float" office:value="12605" calcext:value-type="float">
            <text:p>12605</text:p>
          </table:table-cell>
          <table:table-cell office:value-type="float" office:value="12510.2" calcext:value-type="float">
            <text:p>12510.2</text:p>
          </table:table-cell>
          <table:table-cell office:value-type="float" office:value="12519.2" calcext:value-type="float">
            <text:p>12519.2</text:p>
          </table:table-cell>
          <table:table-cell office:value-type="float" office:value="12560.8" calcext:value-type="float">
            <text:p>12560.8</text:p>
          </table:table-cell>
          <table:table-cell office:value-type="float" office:value="12441.8" calcext:value-type="float">
            <text:p>12441.8</text:p>
          </table:table-cell>
          <table:table-cell office:value-type="float" office:value="12478" calcext:value-type="float">
            <text:p>12478</text:p>
          </table:table-cell>
          <table:table-cell office:value-type="float" office:value="12472.6" calcext:value-type="float">
            <text:p>12472.6</text:p>
          </table:table-cell>
          <table:table-cell office:value-type="float" office:value="12475.8" calcext:value-type="float">
            <text:p>12475.8</text:p>
          </table:table-cell>
          <table:table-cell office:value-type="float" office:value="12334.7" calcext:value-type="float">
            <text:p>12334.7</text:p>
          </table:table-cell>
          <table:table-cell office:value-type="float" office:value="12213.9" calcext:value-type="float">
            <text:p>12213.9</text:p>
          </table:table-cell>
          <table:table-cell office:value-type="float" office:value="12228.1" calcext:value-type="float">
            <text:p>12228.1</text:p>
          </table:table-cell>
          <table:table-cell office:value-type="float" office:value="12212.1" calcext:value-type="float">
            <text:p>12212.1</text:p>
          </table:table-cell>
          <table:table-cell office:value-type="float" office:value="12180.1" calcext:value-type="float">
            <text:p>12180.1</text:p>
          </table:table-cell>
          <table:table-cell office:value-type="float" office:value="12155.2" calcext:value-type="float">
            <text:p>12155.2</text:p>
          </table:table-cell>
          <table:table-cell office:value-type="float" office:value="12037.5" calcext:value-type="float">
            <text:p>12037.5</text:p>
          </table:table-cell>
          <table:table-cell office:value-type="float" office:value="12031.4" calcext:value-type="float">
            <text:p>12031.4</text:p>
          </table:table-cell>
          <table:table-cell office:value-type="float" office:value="12039.1" calcext:value-type="float">
            <text:p>12039.1</text:p>
          </table:table-cell>
          <table:table-cell office:value-type="float" office:value="12019.2" calcext:value-type="float">
            <text:p>12019.2</text:p>
          </table:table-cell>
          <table:table-cell office:value-type="float" office:value="12066.9" calcext:value-type="float">
            <text:p>12066.9</text:p>
          </table:table-cell>
          <table:table-cell office:value-type="float" office:value="11961.9" calcext:value-type="float">
            <text:p>11961.9</text:p>
          </table:table-cell>
          <table:table-cell office:value-type="float" office:value="11950.5" calcext:value-type="float">
            <text:p>11950.5</text:p>
          </table:table-cell>
          <table:table-cell office:value-type="float" office:value="11952.3" calcext:value-type="float">
            <text:p>11952.3</text:p>
          </table:table-cell>
          <table:table-cell office:value-type="float" office:value="11946.1" calcext:value-type="float">
            <text:p>11946.1</text:p>
          </table:table-cell>
          <table:table-cell office:value-type="float" office:value="11853" calcext:value-type="float">
            <text:p>11853</text:p>
          </table:table-cell>
          <table:table-cell office:value-type="float" office:value="11753" calcext:value-type="float">
            <text:p>11753</text:p>
          </table:table-cell>
          <table:table-cell office:value-type="float" office:value="11732.7" calcext:value-type="float">
            <text:p>11732.7</text:p>
          </table:table-cell>
          <table:table-cell office:value-type="float" office:value="11751.9" calcext:value-type="float">
            <text:p>11751.9</text:p>
          </table:table-cell>
          <table:table-cell office:value-type="float" office:value="11731.9" calcext:value-type="float">
            <text:p>11731.9</text:p>
          </table:table-cell>
          <table:table-cell office:value-type="float" office:value="11754.4" calcext:value-type="float">
            <text:p>11754.4</text:p>
          </table:table-cell>
          <table:table-cell office:value-type="float" office:value="11716.9" calcext:value-type="float">
            <text:p>11716.9</text:p>
          </table:table-cell>
          <table:table-cell office:value-type="float" office:value="11739.5" calcext:value-type="float">
            <text:p>11739.5</text:p>
          </table:table-cell>
          <table:table-cell office:value-type="float" office:value="11682.9" calcext:value-type="float">
            <text:p>11682.9</text:p>
          </table:table-cell>
          <table:table-cell office:value-type="float" office:value="11666.1" calcext:value-type="float">
            <text:p>11666.1</text:p>
          </table:table-cell>
          <table:table-cell office:value-type="float" office:value="11760.1" calcext:value-type="float">
            <text:p>11760.1</text:p>
          </table:table-cell>
          <table:table-cell office:value-type="float" office:value="11694.6" calcext:value-type="float">
            <text:p>11694.6</text:p>
          </table:table-cell>
          <table:table-cell office:value-type="float" office:value="11605.1" calcext:value-type="float">
            <text:p>11605.1</text:p>
          </table:table-cell>
          <table:table-cell office:value-type="float" office:value="11631.5" calcext:value-type="float">
            <text:p>11631.5</text:p>
          </table:table-cell>
          <table:table-cell office:value-type="float" office:value="11548.7" calcext:value-type="float">
            <text:p>11548.7</text:p>
          </table:table-cell>
          <table:table-cell office:value-type="float" office:value="11566.8" calcext:value-type="float">
            <text:p>11566.8</text:p>
          </table:table-cell>
          <table:table-cell office:value-type="float" office:value="11543.2" calcext:value-type="float">
            <text:p>11543.2</text:p>
          </table:table-cell>
          <table:table-cell office:value-type="float" office:value="11521" calcext:value-type="float">
            <text:p>11521</text:p>
          </table:table-cell>
          <table:table-cell office:value-type="float" office:value="11526.3" calcext:value-type="float">
            <text:p>11526.3</text:p>
          </table:table-cell>
          <table:table-cell office:value-type="float" office:value="11375.4" calcext:value-type="float">
            <text:p>11375.4</text:p>
          </table:table-cell>
          <table:table-cell office:value-type="float" office:value="11150.1" calcext:value-type="float">
            <text:p>11150.1</text:p>
          </table:table-cell>
          <table:table-cell office:value-type="float" office:value="11099.9" calcext:value-type="float">
            <text:p>11099.9</text:p>
          </table:table-cell>
          <table:table-cell office:value-type="float" office:value="11137.6" calcext:value-type="float">
            <text:p>11137.6</text:p>
          </table:table-cell>
          <table:table-cell office:value-type="float" office:value="11021.1" calcext:value-type="float">
            <text:p>11021.1</text:p>
          </table:table-cell>
          <table:table-cell office:value-type="float" office:value="11115.4" calcext:value-type="float">
            <text:p>11115.4</text:p>
          </table:table-cell>
          <table:table-cell office:value-type="float" office:value="11047.6" calcext:value-type="float">
            <text:p>11047.6</text:p>
          </table:table-cell>
          <table:table-cell office:value-type="float" office:value="11043.2" calcext:value-type="float">
            <text:p>11043.2</text:p>
          </table:table-cell>
          <table:table-cell office:value-type="float" office:value="11037.9" calcext:value-type="float">
            <text:p>11037.9</text:p>
          </table:table-cell>
          <table:table-cell office:value-type="float" office:value="11004.1" calcext:value-type="float">
            <text:p>11004.1</text:p>
          </table:table-cell>
          <table:table-cell office:value-type="float" office:value="10914.5" calcext:value-type="float">
            <text:p>10914.5</text:p>
          </table:table-cell>
          <table:table-cell office:value-type="float" office:value="10954.9" calcext:value-type="float">
            <text:p>10954.9</text:p>
          </table:table-cell>
          <table:table-cell office:value-type="float" office:value="10907.7" calcext:value-type="float">
            <text:p>10907.7</text:p>
          </table:table-cell>
          <table:table-cell office:value-type="float" office:value="10929" calcext:value-type="float">
            <text:p>10929</text:p>
          </table:table-cell>
          <table:table-cell office:value-type="float" office:value="10913.5" calcext:value-type="float">
            <text:p>10913.5</text:p>
          </table:table-cell>
          <table:table-cell office:value-type="float" office:value="10893.6" calcext:value-type="float">
            <text:p>10893.6</text:p>
          </table:table-cell>
          <table:table-cell office:value-type="float" office:value="10862" calcext:value-type="float">
            <text:p>10862</text:p>
          </table:table-cell>
          <table:table-cell office:value-type="float" office:value="10869.3" calcext:value-type="float">
            <text:p>10869.3</text:p>
          </table:table-cell>
          <table:table-cell office:value-type="float" office:value="10841.5" calcext:value-type="float">
            <text:p>10841.5</text:p>
          </table:table-cell>
          <table:table-cell office:value-type="float" office:value="10858" calcext:value-type="float">
            <text:p>10858</text:p>
          </table:table-cell>
          <table:table-cell office:value-type="float" office:value="10815.6" calcext:value-type="float">
            <text:p>10815.6</text:p>
          </table:table-cell>
          <table:table-cell office:value-type="float" office:value="10758.9" calcext:value-type="float">
            <text:p>10758.9</text:p>
          </table:table-cell>
          <table:table-cell office:value-type="float" office:value="10797.3" calcext:value-type="float">
            <text:p>10797.3</text:p>
          </table:table-cell>
          <table:table-cell office:value-type="float" office:value="10769.9" calcext:value-type="float">
            <text:p>10769.9</text:p>
          </table:table-cell>
          <table:table-cell office:value-type="float" office:value="10808.5" calcext:value-type="float">
            <text:p>10808.5</text:p>
          </table:table-cell>
          <table:table-cell office:value-type="float" office:value="10794.2" calcext:value-type="float">
            <text:p>10794.2</text:p>
          </table:table-cell>
          <table:table-cell office:value-type="float" office:value="10732" calcext:value-type="float">
            <text:p>10732</text:p>
          </table:table-cell>
          <table:table-cell office:value-type="float" office:value="10722.7" calcext:value-type="float">
            <text:p>10722.7</text:p>
          </table:table-cell>
          <table:table-cell office:value-type="float" office:value="10779.2" calcext:value-type="float">
            <text:p>10779.2</text:p>
          </table:table-cell>
          <table:table-cell office:value-type="float" office:value="10725.9" calcext:value-type="float">
            <text:p>10725.9</text:p>
          </table:table-cell>
          <table:table-cell office:value-type="float" office:value="10777.8" calcext:value-type="float">
            <text:p>10777.8</text:p>
          </table:table-cell>
          <table:table-cell office:value-type="float" office:value="10642.8" calcext:value-type="float">
            <text:p>10642.8</text:p>
          </table:table-cell>
          <table:table-cell office:value-type="float" office:value="10580.4" calcext:value-type="float">
            <text:p>10580.4</text:p>
          </table:table-cell>
          <table:table-cell office:value-type="float" office:value="10467.3" calcext:value-type="float">
            <text:p>10467.3</text:p>
          </table:table-cell>
          <table:table-cell office:value-type="float" office:value="10452.3" calcext:value-type="float">
            <text:p>10452.3</text:p>
          </table:table-cell>
          <table:table-cell office:value-type="float" office:value="10444.3" calcext:value-type="float">
            <text:p>10444.3</text:p>
          </table:table-cell>
          <table:table-cell office:value-type="float" office:value="10449.7" calcext:value-type="float">
            <text:p>10449.7</text:p>
          </table:table-cell>
          <table:table-cell office:value-type="float" office:value="10544.3" calcext:value-type="float">
            <text:p>10544.3</text:p>
          </table:table-cell>
          <table:table-cell office:value-type="float" office:value="10455.3" calcext:value-type="float">
            <text:p>10455.3</text:p>
          </table:table-cell>
          <table:table-cell office:value-type="float" office:value="10429.6" calcext:value-type="float">
            <text:p>10429.6</text:p>
          </table:table-cell>
          <table:table-cell office:value-type="float" office:value="10430.8" calcext:value-type="float">
            <text:p>10430.8</text:p>
          </table:table-cell>
          <table:table-cell office:value-type="float" office:value="10413.7" calcext:value-type="float">
            <text:p>10413.7</text:p>
          </table:table-cell>
          <table:table-cell office:value-type="float" office:value="10415.9" calcext:value-type="float">
            <text:p>10415.9</text:p>
          </table:table-cell>
          <table:table-cell office:value-type="float" office:value="10372.6" calcext:value-type="float">
            <text:p>10372.6</text:p>
          </table:table-cell>
          <table:table-cell office:value-type="float" office:value="10349.7" calcext:value-type="float">
            <text:p>10349.7</text:p>
          </table:table-cell>
          <table:table-cell office:value-type="float" office:value="10401.7" calcext:value-type="float">
            <text:p>10401.7</text:p>
          </table:table-cell>
          <table:table-cell office:value-type="float" office:value="10393.3" calcext:value-type="float">
            <text:p>10393.3</text:p>
          </table:table-cell>
          <table:table-cell office:value-type="float" office:value="10399.1" calcext:value-type="float">
            <text:p>10399.1</text:p>
          </table:table-cell>
          <table:table-cell office:value-type="float" office:value="10414.1" calcext:value-type="float">
            <text:p>10414.1</text:p>
          </table:table-cell>
          <table:table-cell office:value-type="float" office:value="10284.9" calcext:value-type="float">
            <text:p>10284.9</text:p>
          </table:table-cell>
          <table:table-cell office:value-type="float" office:value="10296.4" calcext:value-type="float">
            <text:p>10296.4</text:p>
          </table:table-cell>
          <table:table-cell office:value-type="float" office:value="10328.5" calcext:value-type="float">
            <text:p>10328.5</text:p>
          </table:table-cell>
          <table:table-cell office:value-type="float" office:value="10320.6" calcext:value-type="float">
            <text:p>10320.6</text:p>
          </table:table-cell>
          <table:table-cell office:value-type="float" office:value="10289.7" calcext:value-type="float">
            <text:p>10289.7</text:p>
          </table:table-cell>
          <table:table-cell office:value-type="float" office:value="10216.2" calcext:value-type="float">
            <text:p>10216.2</text:p>
          </table:table-cell>
          <table:table-cell office:value-type="float" office:value="10138.8" calcext:value-type="float">
            <text:p>10138.8</text:p>
          </table:table-cell>
          <table:table-cell office:value-type="float" office:value="10155.6" calcext:value-type="float">
            <text:p>10155.6</text:p>
          </table:table-cell>
          <table:table-cell office:value-type="float" office:value="10175.8" calcext:value-type="float">
            <text:p>10175.8</text:p>
          </table:table-cell>
          <table:table-cell office:value-type="float" office:value="10210.2" calcext:value-type="float">
            <text:p>10210.2</text:p>
          </table:table-cell>
          <table:table-cell office:value-type="float" office:value="10223" calcext:value-type="float">
            <text:p>10223</text:p>
          </table:table-cell>
          <table:table-cell office:value-type="float" office:value="10132.3" calcext:value-type="float">
            <text:p>10132.3</text:p>
          </table:table-cell>
          <table:table-cell office:value-type="float" office:value="9984.25" calcext:value-type="float">
            <text:p>9984.25</text:p>
          </table:table-cell>
          <table:table-cell office:value-type="float" office:value="9958.3" calcext:value-type="float">
            <text:p>9958.3</text:p>
          </table:table-cell>
          <table:table-cell office:value-type="float" office:value="9974.83" calcext:value-type="float">
            <text:p>9974.83</text:p>
          </table:table-cell>
          <table:table-cell office:value-type="float" office:value="9954.2" calcext:value-type="float">
            <text:p>9954.2</text:p>
          </table:table-cell>
          <table:table-cell office:value-type="float" office:value="9955.87" calcext:value-type="float">
            <text:p>9955.87</text:p>
          </table:table-cell>
          <table:table-cell office:value-type="float" office:value="9990.45" calcext:value-type="float">
            <text:p>9990.45</text:p>
          </table:table-cell>
          <table:table-cell office:value-type="float" office:value="9935.24" calcext:value-type="float">
            <text:p>9935.24</text:p>
          </table:table-cell>
          <table:table-cell office:value-type="float" office:value="9975.21" calcext:value-type="float">
            <text:p>9975.21</text:p>
          </table:table-cell>
          <table:table-cell office:value-type="float" office:value="10030.3" calcext:value-type="float">
            <text:p>10030.3</text:p>
          </table:table-cell>
          <table:table-cell office:value-type="float" office:value="10044.5" calcext:value-type="float">
            <text:p>10044.5</text:p>
          </table:table-cell>
          <table:table-cell office:value-type="float" office:value="10067.1" calcext:value-type="float">
            <text:p>10067.1</text:p>
          </table:table-cell>
          <table:table-cell office:value-type="float" office:value="10047.1" calcext:value-type="float">
            <text:p>10047.1</text:p>
          </table:table-cell>
          <table:table-cell office:value-type="float" office:value="10037.9" calcext:value-type="float">
            <text:p>10037.9</text:p>
          </table:table-cell>
          <table:table-cell office:value-type="float" office:value="10104.2" calcext:value-type="float">
            <text:p>10104.2</text:p>
          </table:table-cell>
          <table:table-cell office:value-type="float" office:value="9909.24" calcext:value-type="float">
            <text:p>9909.24</text:p>
          </table:table-cell>
          <table:table-cell office:value-type="float" office:value="9922.38" calcext:value-type="float">
            <text:p>9922.38</text:p>
          </table:table-cell>
          <table:table-cell office:value-type="float" office:value="9898.37" calcext:value-type="float">
            <text:p>9898.37</text:p>
          </table:table-cell>
          <table:table-cell office:value-type="float" office:value="9863.87" calcext:value-type="float">
            <text:p>9863.87</text:p>
          </table:table-cell>
          <table:table-cell office:value-type="float" office:value="9891.35" calcext:value-type="float">
            <text:p>9891.35</text:p>
          </table:table-cell>
          <table:table-cell office:value-type="float" office:value="9902.72" calcext:value-type="float">
            <text:p>9902.72</text:p>
          </table:table-cell>
          <table:table-cell office:value-type="float" office:value="10008.9" calcext:value-type="float">
            <text:p>10008.9</text:p>
          </table:table-cell>
          <table:table-cell office:value-type="float" office:value="9936.49" calcext:value-type="float">
            <text:p>9936.49</text:p>
          </table:table-cell>
          <table:table-cell office:value-type="float" office:value="9896.96" calcext:value-type="float">
            <text:p>9896.96</text:p>
          </table:table-cell>
          <table:table-cell office:value-type="float" office:value="9799.65" calcext:value-type="float">
            <text:p>9799.65</text:p>
          </table:table-cell>
          <table:table-cell office:value-type="float" office:value="9794.99" calcext:value-type="float">
            <text:p>9794.99</text:p>
          </table:table-cell>
          <table:table-cell office:value-type="float" office:value="9776.28" calcext:value-type="float">
            <text:p>9776.28</text:p>
          </table:table-cell>
          <table:table-cell office:value-type="float" office:value="9701.27" calcext:value-type="float">
            <text:p>9701.27</text:p>
          </table:table-cell>
          <table:table-cell office:value-type="float" office:value="9712.53" calcext:value-type="float">
            <text:p>9712.53</text:p>
          </table:table-cell>
          <table:table-cell office:value-type="float" office:value="9776.28" calcext:value-type="float">
            <text:p>9776.28</text:p>
          </table:table-cell>
          <table:table-cell office:value-type="float" office:value="9772.33" calcext:value-type="float">
            <text:p>9772.33</text:p>
          </table:table-cell>
          <table:table-cell office:value-type="float" office:value="9744.21" calcext:value-type="float">
            <text:p>9744.21</text:p>
          </table:table-cell>
          <table:table-cell office:value-type="float" office:value="9767.21" calcext:value-type="float">
            <text:p>9767.21</text:p>
          </table:table-cell>
          <table:table-cell office:value-type="float" office:value="9789.15" calcext:value-type="float">
            <text:p>9789.15</text:p>
          </table:table-cell>
          <table:table-cell office:value-type="float" office:value="9693.15" calcext:value-type="float">
            <text:p>9693.15</text:p>
          </table:table-cell>
          <table:table-cell office:value-type="float" office:value="9558.02" calcext:value-type="float">
            <text:p>9558.02</text:p>
          </table:table-cell>
          <table:table-cell office:value-type="float" office:value="9499.99" calcext:value-type="float">
            <text:p>9499.99</text:p>
          </table:table-cell>
          <table:table-cell office:value-type="float" office:value="9515.11" calcext:value-type="float">
            <text:p>9515.11</text:p>
          </table:table-cell>
          <table:table-cell office:value-type="float" office:value="9508.29" calcext:value-type="float">
            <text:p>9508.29</text:p>
          </table:table-cell>
          <table:table-cell office:value-type="float" office:value="9542.93" calcext:value-type="float">
            <text:p>9542.93</text:p>
          </table:table-cell>
          <table:table-cell office:value-type="float" office:value="9565.21" calcext:value-type="float">
            <text:p>9565.21</text:p>
          </table:table-cell>
          <table:table-cell office:value-type="float" office:value="9521.83" calcext:value-type="float">
            <text:p>9521.83</text:p>
          </table:table-cell>
          <table:table-cell office:value-type="float" office:value="9443.04" calcext:value-type="float">
            <text:p>9443.04</text:p>
          </table:table-cell>
          <table:table-cell office:value-type="float" office:value="9422.05" calcext:value-type="float">
            <text:p>9422.05</text:p>
          </table:table-cell>
          <table:table-cell office:value-type="float" office:value="9485.44" calcext:value-type="float">
            <text:p>9485.44</text:p>
          </table:table-cell>
          <table:table-cell office:value-type="float" office:value="9469.53" calcext:value-type="float">
            <text:p>9469.53</text:p>
          </table:table-cell>
          <table:table-cell office:value-type="float" office:value="9470.01" calcext:value-type="float">
            <text:p>9470.01</text:p>
          </table:table-cell>
          <table:table-cell office:value-type="float" office:value="9434.21" calcext:value-type="float">
            <text:p>9434.21</text:p>
          </table:table-cell>
          <table:table-cell office:value-type="float" office:value="9487.29" calcext:value-type="float">
            <text:p>9487.29</text:p>
          </table:table-cell>
          <table:table-cell office:value-type="float" office:value="9553.39" calcext:value-type="float">
            <text:p>9553.39</text:p>
          </table:table-cell>
          <table:table-cell office:value-type="float" office:value="9525.31" calcext:value-type="float">
            <text:p>9525.31</text:p>
          </table:table-cell>
          <table:table-cell office:value-type="float" office:value="9611.15" calcext:value-type="float">
            <text:p>9611.15</text:p>
          </table:table-cell>
          <table:table-cell office:value-type="float" office:value="9462.72" calcext:value-type="float">
            <text:p>9462.72</text:p>
          </table:table-cell>
          <table:table-cell office:value-type="float" office:value="9338.41" calcext:value-type="float">
            <text:p>9338.41</text:p>
          </table:table-cell>
          <table:table-cell office:value-type="float" office:value="9414.18" calcext:value-type="float">
            <text:p>9414.18</text:p>
          </table:table-cell>
          <table:table-cell office:value-type="float" office:value="9382.18" calcext:value-type="float">
            <text:p>9382.18</text:p>
          </table:table-cell>
          <table:table-cell office:value-type="float" office:value="9400.21" calcext:value-type="float">
            <text:p>9400.21</text:p>
          </table:table-cell>
          <table:table-cell office:value-type="float" office:value="9337.89" calcext:value-type="float">
            <text:p>9337.89</text:p>
          </table:table-cell>
          <table:table-cell office:value-type="float" office:value="9291.43" calcext:value-type="float">
            <text:p>9291.43</text:p>
          </table:table-cell>
          <table:table-cell office:value-type="float" office:value="9370.89" calcext:value-type="float">
            <text:p>9370.89</text:p>
          </table:table-cell>
          <table:table-cell office:value-type="float" office:value="9352.17" calcext:value-type="float">
            <text:p>9352.17</text:p>
          </table:table-cell>
          <table:table-cell office:value-type="float" office:value="9351.4" calcext:value-type="float">
            <text:p>9351.4</text:p>
          </table:table-cell>
          <table:table-cell office:value-type="float" office:value="9363.34" calcext:value-type="float">
            <text:p>9363.34</text:p>
          </table:table-cell>
          <table:table-cell office:value-type="float" office:value="9397.26" calcext:value-type="float">
            <text:p>9397.26</text:p>
          </table:table-cell>
          <table:table-cell office:value-type="float" office:value="9488.61" calcext:value-type="float">
            <text:p>9488.61</text:p>
          </table:table-cell>
          <table:table-cell office:value-type="float" office:value="9411.07" calcext:value-type="float">
            <text:p>9411.07</text:p>
          </table:table-cell>
          <table:table-cell office:value-type="float" office:value="9441.13" calcext:value-type="float">
            <text:p>9441.13</text:p>
          </table:table-cell>
          <table:table-cell office:value-type="float" office:value="9406.05" calcext:value-type="float">
            <text:p>9406.05</text:p>
          </table:table-cell>
          <table:table-cell office:value-type="float" office:value="9473.22" calcext:value-type="float">
            <text:p>9473.22</text:p>
          </table:table-cell>
          <table:table-cell office:value-type="float" office:value="9348.33" calcext:value-type="float">
            <text:p>9348.33</text:p>
          </table:table-cell>
          <table:table-cell office:value-type="float" office:value="9199.16" calcext:value-type="float">
            <text:p>9199.16</text:p>
          </table:table-cell>
          <table:table-cell office:value-type="float" office:value="9092.06" calcext:value-type="float">
            <text:p>9092.06</text:p>
          </table:table-cell>
          <table:table-cell office:value-type="float" office:value="9145.61" calcext:value-type="float">
            <text:p>9145.61</text:p>
          </table:table-cell>
          <table:table-cell office:value-type="float" office:value="9106.97" calcext:value-type="float">
            <text:p>9106.97</text:p>
          </table:table-cell>
          <table:table-cell office:value-type="float" office:value="9134.67" calcext:value-type="float">
            <text:p>9134.67</text:p>
          </table:table-cell>
          <table:table-cell office:value-type="float" office:value="9100" calcext:value-type="float">
            <text:p>9100</text:p>
          </table:table-cell>
          <table:table-cell office:value-type="float" office:value="9084.45" calcext:value-type="float">
            <text:p>9084.45</text:p>
          </table:table-cell>
          <table:table-cell office:value-type="float" office:value="9026.5" calcext:value-type="float">
            <text:p>9026.5</text:p>
          </table:table-cell>
          <table:table-cell office:value-type="float" office:value="9046.29" calcext:value-type="float">
            <text:p>9046.29</text:p>
          </table:table-cell>
          <table:table-cell office:value-type="float" office:value="9125.83" calcext:value-type="float">
            <text:p>9125.83</text:p>
          </table:table-cell>
          <table:table-cell office:value-type="float" office:value="9169.31" calcext:value-type="float">
            <text:p>9169.31</text:p>
          </table:table-cell>
          <table:table-cell office:value-type="float" office:value="9075.4" calcext:value-type="float">
            <text:p>9075.4</text:p>
          </table:table-cell>
          <table:table-cell office:value-type="float" office:value="9110.97" calcext:value-type="float">
            <text:p>9110.97</text:p>
          </table:table-cell>
          <table:table-cell office:value-type="float" office:value="9149.83" calcext:value-type="float">
            <text:p>9149.83</text:p>
          </table:table-cell>
          <table:table-cell office:value-type="float" office:value="9139.52" calcext:value-type="float">
            <text:p>9139.52</text:p>
          </table:table-cell>
          <table:table-cell office:value-type="float" office:value="9074.48" calcext:value-type="float">
            <text:p>9074.48</text:p>
          </table:table-cell>
          <table:table-cell office:value-type="float" office:value="9058.47" calcext:value-type="float">
            <text:p>9058.47</text:p>
          </table:table-cell>
          <table:table-cell office:value-type="float" office:value="9111.95" calcext:value-type="float">
            <text:p>9111.95</text:p>
          </table:table-cell>
          <table:table-cell office:value-type="float" office:value="9002.59" calcext:value-type="float">
            <text:p>9002.59</text:p>
          </table:table-cell>
          <table:table-cell office:value-type="float" office:value="9090.98" calcext:value-type="float">
            <text:p>9090.98</text:p>
          </table:table-cell>
          <table:table-cell office:value-type="float" office:value="9076.78" calcext:value-type="float">
            <text:p>9076.78</text:p>
          </table:table-cell>
          <table:table-cell office:value-type="float" office:value="9002.37" calcext:value-type="float">
            <text:p>9002.37</text:p>
          </table:table-cell>
          <table:table-cell office:value-type="float" office:value="9027.76" calcext:value-type="float">
            <text:p>9027.76</text:p>
          </table:table-cell>
          <table:table-cell office:value-type="float" office:value="9044.75" calcext:value-type="float">
            <text:p>9044.75</text:p>
          </table:table-cell>
          <table:table-cell office:value-type="float" office:value="8962.6" calcext:value-type="float">
            <text:p>8962.6</text:p>
          </table:table-cell>
          <table:table-cell office:value-type="float" office:value="8974.79" calcext:value-type="float">
            <text:p>8974.79</text:p>
          </table:table-cell>
          <table:table-cell office:value-type="float" office:value="8971.93" calcext:value-type="float">
            <text:p>8971.93</text:p>
          </table:table-cell>
          <table:table-cell office:value-type="float" office:value="8972.52" calcext:value-type="float">
            <text:p>8972.52</text:p>
          </table:table-cell>
          <table:table-cell office:value-type="float" office:value="9061.06" calcext:value-type="float">
            <text:p>9061.06</text:p>
          </table:table-cell>
          <table:table-cell office:value-type="float" office:value="9051.43" calcext:value-type="float">
            <text:p>9051.43</text:p>
          </table:table-cell>
          <table:table-cell office:value-type="float" office:value="8995.19" calcext:value-type="float">
            <text:p>8995.19</text:p>
          </table:table-cell>
          <table:table-cell office:value-type="float" office:value="9038.01" calcext:value-type="float">
            <text:p>9038.01</text:p>
          </table:table-cell>
          <table:table-cell office:value-type="float" office:value="8895.26" calcext:value-type="float">
            <text:p>8895.26</text:p>
          </table:table-cell>
          <table:table-cell office:value-type="float" office:value="8996.18" calcext:value-type="float">
            <text:p>8996.18</text:p>
          </table:table-cell>
          <table:table-cell office:value-type="float" office:value="8972.14" calcext:value-type="float">
            <text:p>8972.14</text:p>
          </table:table-cell>
          <table:table-cell office:value-type="float" office:value="8985.78" calcext:value-type="float">
            <text:p>8985.78</text:p>
          </table:table-cell>
          <table:table-cell office:value-type="float" office:value="8921.18" calcext:value-type="float">
            <text:p>8921.18</text:p>
          </table:table-cell>
          <table:table-cell office:value-type="float" office:value="8955.59" calcext:value-type="float">
            <text:p>8955.59</text:p>
          </table:table-cell>
          <table:table-cell office:value-type="float" office:value="8977.98" calcext:value-type="float">
            <text:p>8977.98</text:p>
          </table:table-cell>
          <table:table-cell office:value-type="float" office:value="9056.13" calcext:value-type="float">
            <text:p>9056.13</text:p>
          </table:table-cell>
          <table:table-cell office:value-type="float" office:value="9001.92" calcext:value-type="float">
            <text:p>9001.92</text:p>
          </table:table-cell>
          <table:table-cell office:value-type="float" office:value="9048.57" calcext:value-type="float">
            <text:p>9048.57</text:p>
          </table:table-cell>
          <table:table-cell office:value-type="float" office:value="9201.76" calcext:value-type="float">
            <text:p>9201.76</text:p>
          </table:table-cell>
          <table:table-cell office:value-type="float" office:value="9125.17" calcext:value-type="float">
            <text:p>9125.17</text:p>
          </table:table-cell>
          <table:table-cell office:value-type="float" office:value="9057.8" calcext:value-type="float">
            <text:p>9057.8</text:p>
          </table:table-cell>
          <table:table-cell table:number-columns-repeated="26"/>
        </table:table-row>
        <table:table-row table:style-name="ro1">
          <table:table-cell table:number-columns-repeated="34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29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3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3</text:p>
          </table:table-cell>
          <table:table-cell table:number-columns-repeated="336"/>
        </table:table-row>
        <table:table-row table:style-name="ro1">
          <table:table-cell office:value-type="float" office:value="25494.1" calcext:value-type="float">
            <text:p>25494.1</text:p>
          </table:table-cell>
          <table:table-cell office:value-type="float" office:value="25122.4" calcext:value-type="float">
            <text:p>25122.4</text:p>
          </table:table-cell>
          <table:table-cell office:value-type="float" office:value="25061.3" calcext:value-type="float">
            <text:p>25061.3</text:p>
          </table:table-cell>
          <table:table-cell table:number-columns-repeated="2" office:value-type="float" office:value="23971.6" calcext:value-type="float">
            <text:p>23971.6</text:p>
          </table:table-cell>
          <table:table-cell table:number-columns-repeated="2" office:value-type="float" office:value="23827.1" calcext:value-type="float">
            <text:p>23827.1</text:p>
          </table:table-cell>
          <table:table-cell table:number-columns-repeated="3" office:value-type="float" office:value="22305.4" calcext:value-type="float">
            <text:p>22305.4</text:p>
          </table:table-cell>
          <table:table-cell office:value-type="float" office:value="22142.2" calcext:value-type="float">
            <text:p>22142.2</text:p>
          </table:table-cell>
          <table:table-cell table:number-columns-repeated="2" office:value-type="float" office:value="21660.5" calcext:value-type="float">
            <text:p>21660.5</text:p>
          </table:table-cell>
          <table:table-cell office:value-type="float" office:value="21211.2" calcext:value-type="float">
            <text:p>21211.2</text:p>
          </table:table-cell>
          <table:table-cell table:number-columns-repeated="2" office:value-type="float" office:value="20901.8" calcext:value-type="float">
            <text:p>20901.8</text:p>
          </table:table-cell>
          <table:table-cell table:number-columns-repeated="3" office:value-type="float" office:value="20356.4" calcext:value-type="float">
            <text:p>20356.4</text:p>
          </table:table-cell>
          <table:table-cell office:value-type="float" office:value="20231.2" calcext:value-type="float">
            <text:p>20231.2</text:p>
          </table:table-cell>
          <table:table-cell office:value-type="float" office:value="20186.7" calcext:value-type="float">
            <text:p>20186.7</text:p>
          </table:table-cell>
          <table:table-cell table:number-columns-repeated="3" office:value-type="float" office:value="19892.1" calcext:value-type="float">
            <text:p>19892.1</text:p>
          </table:table-cell>
          <table:table-cell office:value-type="float" office:value="19863.1" calcext:value-type="float">
            <text:p>19863.1</text:p>
          </table:table-cell>
          <table:table-cell table:number-columns-repeated="2" office:value-type="float" office:value="19380.8" calcext:value-type="float">
            <text:p>19380.8</text:p>
          </table:table-cell>
          <table:table-cell office:value-type="float" office:value="19182.5" calcext:value-type="float">
            <text:p>19182.5</text:p>
          </table:table-cell>
          <table:table-cell office:value-type="float" office:value="18887.5" calcext:value-type="float">
            <text:p>18887.5</text:p>
          </table:table-cell>
          <table:table-cell office:value-type="float" office:value="18881.4" calcext:value-type="float">
            <text:p>18881.4</text:p>
          </table:table-cell>
          <table:table-cell office:value-type="float" office:value="18388.1" calcext:value-type="float">
            <text:p>18388.1</text:p>
          </table:table-cell>
          <table:table-cell office:value-type="float" office:value="18368.4" calcext:value-type="float">
            <text:p>18368.4</text:p>
          </table:table-cell>
          <table:table-cell table:number-columns-repeated="2" office:value-type="float" office:value="18218.3" calcext:value-type="float">
            <text:p>18218.3</text:p>
          </table:table-cell>
          <table:table-cell table:number-columns-repeated="2" office:value-type="float" office:value="17928.6" calcext:value-type="float">
            <text:p>17928.6</text:p>
          </table:table-cell>
          <table:table-cell office:value-type="float" office:value="17899.3" calcext:value-type="float">
            <text:p>17899.3</text:p>
          </table:table-cell>
          <table:table-cell office:value-type="float" office:value="17792.1" calcext:value-type="float">
            <text:p>17792.1</text:p>
          </table:table-cell>
          <table:table-cell office:value-type="float" office:value="17704.8" calcext:value-type="float">
            <text:p>17704.8</text:p>
          </table:table-cell>
          <table:table-cell office:value-type="float" office:value="17629.2" calcext:value-type="float">
            <text:p>17629.2</text:p>
          </table:table-cell>
          <table:table-cell table:number-columns-repeated="2" office:value-type="float" office:value="17477.4" calcext:value-type="float">
            <text:p>17477.4</text:p>
          </table:table-cell>
          <table:table-cell office:value-type="float" office:value="17457.6" calcext:value-type="float">
            <text:p>17457.6</text:p>
          </table:table-cell>
          <table:table-cell office:value-type="float" office:value="17362.9" calcext:value-type="float">
            <text:p>17362.9</text:p>
          </table:table-cell>
          <table:table-cell table:number-columns-repeated="2" office:value-type="float" office:value="16830.1" calcext:value-type="float">
            <text:p>16830.1</text:p>
          </table:table-cell>
          <table:table-cell office:value-type="float" office:value="16827.8" calcext:value-type="float">
            <text:p>16827.8</text:p>
          </table:table-cell>
          <table:table-cell table:number-columns-repeated="3" office:value-type="float" office:value="16597.7" calcext:value-type="float">
            <text:p>16597.7</text:p>
          </table:table-cell>
          <table:table-cell office:value-type="float" office:value="16419.1" calcext:value-type="float">
            <text:p>16419.1</text:p>
          </table:table-cell>
          <table:table-cell office:value-type="float" office:value="16384" calcext:value-type="float">
            <text:p>16384</text:p>
          </table:table-cell>
          <table:table-cell office:value-type="float" office:value="16321.2" calcext:value-type="float">
            <text:p>16321.2</text:p>
          </table:table-cell>
          <table:table-cell table:number-columns-repeated="2" office:value-type="float" office:value="16205.4" calcext:value-type="float">
            <text:p>16205.4</text:p>
          </table:table-cell>
          <table:table-cell table:number-columns-repeated="3" office:value-type="float" office:value="15792" calcext:value-type="float">
            <text:p>15792</text:p>
          </table:table-cell>
          <table:table-cell office:value-type="float" office:value="15724.7" calcext:value-type="float">
            <text:p>15724.7</text:p>
          </table:table-cell>
          <table:table-cell office:value-type="float" office:value="15144.5" calcext:value-type="float">
            <text:p>15144.5</text:p>
          </table:table-cell>
          <table:table-cell table:number-columns-repeated="3" office:value-type="float" office:value="15076.6" calcext:value-type="float">
            <text:p>15076.6</text:p>
          </table:table-cell>
          <table:table-cell table:number-columns-repeated="2" office:value-type="float" office:value="15068.8" calcext:value-type="float">
            <text:p>15068.8</text:p>
          </table:table-cell>
          <table:table-cell table:number-columns-repeated="3" office:value-type="float" office:value="14679.7" calcext:value-type="float">
            <text:p>14679.7</text:p>
          </table:table-cell>
          <table:table-cell table:number-columns-repeated="4" office:value-type="float" office:value="14296.9" calcext:value-type="float">
            <text:p>14296.9</text:p>
          </table:table-cell>
          <table:table-cell office:value-type="float" office:value="14156.8" calcext:value-type="float">
            <text:p>14156.8</text:p>
          </table:table-cell>
          <table:table-cell office:value-type="float" office:value="14130.8" calcext:value-type="float">
            <text:p>14130.8</text:p>
          </table:table-cell>
          <table:table-cell office:value-type="float" office:value="14123" calcext:value-type="float">
            <text:p>14123</text:p>
          </table:table-cell>
          <table:table-cell table:number-columns-repeated="3" office:value-type="float" office:value="13525.5" calcext:value-type="float">
            <text:p>13525.5</text:p>
          </table:table-cell>
          <table:table-cell table:number-columns-repeated="4" office:value-type="float" office:value="13123.6" calcext:value-type="float">
            <text:p>13123.6</text:p>
          </table:table-cell>
          <table:table-cell table:number-columns-repeated="3" office:value-type="float" office:value="12736.7" calcext:value-type="float">
            <text:p>12736.7</text:p>
          </table:table-cell>
          <table:table-cell table:number-columns-repeated="3" office:value-type="float" office:value="12409.2" calcext:value-type="float">
            <text:p>12409.2</text:p>
          </table:table-cell>
          <table:table-cell table:number-columns-repeated="3" office:value-type="float" office:value="12396.6" calcext:value-type="float">
            <text:p>12396.6</text:p>
          </table:table-cell>
          <table:table-cell table:number-columns-repeated="5" office:value-type="float" office:value="12235.2" calcext:value-type="float">
            <text:p>12235.2</text:p>
          </table:table-cell>
          <table:table-cell table:number-columns-repeated="2" office:value-type="float" office:value="12033.1" calcext:value-type="float">
            <text:p>12033.1</text:p>
          </table:table-cell>
          <table:table-cell office:value-type="float" office:value="12015.4" calcext:value-type="float">
            <text:p>12015.4</text:p>
          </table:table-cell>
          <table:table-cell office:value-type="float" office:value="12013" calcext:value-type="float">
            <text:p>12013</text:p>
          </table:table-cell>
          <table:table-cell table:number-columns-repeated="6" office:value-type="float" office:value="11952.5" calcext:value-type="float">
            <text:p>11952.5</text:p>
          </table:table-cell>
          <table:table-cell table:number-columns-repeated="3" office:value-type="float" office:value="11819.5" calcext:value-type="float">
            <text:p>11819.5</text:p>
          </table:table-cell>
          <table:table-cell table:number-columns-repeated="5" office:value-type="float" office:value="11767.7" calcext:value-type="float">
            <text:p>11767.7</text:p>
          </table:table-cell>
          <table:table-cell table:number-columns-repeated="4" office:value-type="float" office:value="11587.2" calcext:value-type="float">
            <text:p>11587.2</text:p>
          </table:table-cell>
          <table:table-cell office:value-type="float" office:value="11558.3" calcext:value-type="float">
            <text:p>11558.3</text:p>
          </table:table-cell>
          <table:table-cell table:number-columns-repeated="4" office:value-type="float" office:value="11538.4" calcext:value-type="float">
            <text:p>11538.4</text:p>
          </table:table-cell>
          <table:table-cell table:number-columns-repeated="6" office:value-type="float" office:value="11511.7" calcext:value-type="float">
            <text:p>11511.7</text:p>
          </table:table-cell>
          <table:table-cell office:value-type="float" office:value="11462.6" calcext:value-type="float">
            <text:p>11462.6</text:p>
          </table:table-cell>
          <table:table-cell table:number-columns-repeated="3" office:value-type="float" office:value="11078.7" calcext:value-type="float">
            <text:p>11078.7</text:p>
          </table:table-cell>
          <table:table-cell office:value-type="float" office:value="11018.9" calcext:value-type="float">
            <text:p>11018.9</text:p>
          </table:table-cell>
          <table:table-cell table:number-columns-repeated="6" office:value-type="float" office:value="10701.8" calcext:value-type="float">
            <text:p>10701.8</text:p>
          </table:table-cell>
          <table:table-cell table:number-columns-repeated="4" office:value-type="float" office:value="10691.7" calcext:value-type="float">
            <text:p>10691.7</text:p>
          </table:table-cell>
          <table:table-cell table:number-columns-repeated="4" office:value-type="float" office:value="10386.4" calcext:value-type="float">
            <text:p>10386.4</text:p>
          </table:table-cell>
          <table:table-cell table:number-columns-repeated="7" office:value-type="float" office:value="10297.3" calcext:value-type="float">
            <text:p>10297.3</text:p>
          </table:table-cell>
          <table:table-cell table:number-columns-repeated="2" office:value-type="float" office:value="10258.2" calcext:value-type="float">
            <text:p>10258.2</text:p>
          </table:table-cell>
          <table:table-cell table:number-columns-repeated="7" office:value-type="float" office:value="10108.1" calcext:value-type="float">
            <text:p>10108.1</text:p>
          </table:table-cell>
          <table:table-cell table:number-columns-repeated="2" office:value-type="float" office:value="10069.7" calcext:value-type="float">
            <text:p>10069.7</text:p>
          </table:table-cell>
          <table:table-cell table:number-columns-repeated="5" office:value-type="float" office:value="9901.31" calcext:value-type="float">
            <text:p>9901.31</text:p>
          </table:table-cell>
          <table:table-cell table:number-columns-repeated="2" office:value-type="float" office:value="9871.53" calcext:value-type="float">
            <text:p>9871.53</text:p>
          </table:table-cell>
          <table:table-cell table:number-columns-repeated="3" office:value-type="float" office:value="9832.36" calcext:value-type="float">
            <text:p>9832.36</text:p>
          </table:table-cell>
          <table:table-cell table:number-columns-repeated="7" office:value-type="float" office:value="9786.71" calcext:value-type="float">
            <text:p>9786.71</text:p>
          </table:table-cell>
          <table:table-cell table:number-columns-repeated="12" office:value-type="float" office:value="9729.78" calcext:value-type="float">
            <text:p>9729.78</text:p>
          </table:table-cell>
          <table:table-cell table:number-columns-repeated="2" office:value-type="float" office:value="9709.44" calcext:value-type="float">
            <text:p>9709.44</text:p>
          </table:table-cell>
          <table:table-cell table:number-columns-repeated="4" office:value-type="float" office:value="9673.11" calcext:value-type="float">
            <text:p>9673.11</text:p>
          </table:table-cell>
          <table:table-cell table:number-columns-repeated="3" office:value-type="float" office:value="9652.77" calcext:value-type="float">
            <text:p>9652.77</text:p>
          </table:table-cell>
          <table:table-cell table:number-columns-repeated="3" office:value-type="float" office:value="9562.82" calcext:value-type="float">
            <text:p>9562.82</text:p>
          </table:table-cell>
          <table:table-cell table:number-columns-repeated="4" office:value-type="float" office:value="9479.33" calcext:value-type="float">
            <text:p>9479.33</text:p>
          </table:table-cell>
          <table:table-cell table:number-columns-repeated="3" office:value-type="float" office:value="9414.32" calcext:value-type="float">
            <text:p>9414.32</text:p>
          </table:table-cell>
          <table:table-cell table:number-columns-repeated="3" office:value-type="float" office:value="9389.38" calcext:value-type="float">
            <text:p>9389.38</text:p>
          </table:table-cell>
          <table:table-cell table:number-columns-repeated="4" office:value-type="float" office:value="9376.58" calcext:value-type="float">
            <text:p>9376.58</text:p>
          </table:table-cell>
          <table:table-cell table:number-columns-repeated="3" office:value-type="float" office:value="9366.45" calcext:value-type="float">
            <text:p>9366.45</text:p>
          </table:table-cell>
          <table:table-cell table:number-columns-repeated="2" office:value-type="float" office:value="9293.47" calcext:value-type="float">
            <text:p>9293.47</text:p>
          </table:table-cell>
          <table:table-cell table:number-columns-repeated="4" office:value-type="float" office:value="9292.75" calcext:value-type="float">
            <text:p>9292.75</text:p>
          </table:table-cell>
          <table:table-cell table:number-columns-repeated="4" office:value-type="float" office:value="9277.83" calcext:value-type="float">
            <text:p>9277.83</text:p>
          </table:table-cell>
          <table:table-cell table:number-columns-repeated="10" office:value-type="float" office:value="9230.61" calcext:value-type="float">
            <text:p>9230.61</text:p>
          </table:table-cell>
          <table:table-cell table:number-columns-repeated="6" office:value-type="float" office:value="9214.06" calcext:value-type="float">
            <text:p>9214.06</text:p>
          </table:table-cell>
          <table:table-cell office:value-type="float" office:value="9149.04" calcext:value-type="float">
            <text:p>9149.04</text:p>
          </table:table-cell>
          <table:table-cell table:number-columns-repeated="6" office:value-type="float" office:value="8880.21" calcext:value-type="float">
            <text:p>8880.21</text:p>
          </table:table-cell>
          <table:table-cell office:value-type="float" office:value="8869.76" calcext:value-type="float">
            <text:p>8869.76</text:p>
          </table:table-cell>
          <table:table-cell table:number-columns-repeated="4" office:value-type="float" office:value="8851.2" calcext:value-type="float">
            <text:p>8851.2</text:p>
          </table:table-cell>
          <table:table-cell office:value-type="float" office:value="8787.25" calcext:value-type="float">
            <text:p>8787.25</text:p>
          </table:table-cell>
          <table:table-cell table:number-columns-repeated="2" office:value-type="float" office:value="8705.25" calcext:value-type="float">
            <text:p>8705.25</text:p>
          </table:table-cell>
          <table:table-cell table:number-columns-repeated="2" office:value-type="float" office:value="8494.08" calcext:value-type="float">
            <text:p>8494.08</text:p>
          </table:table-cell>
          <table:table-cell table:number-columns-repeated="2" office:value-type="float" office:value="8452.27" calcext:value-type="float">
            <text:p>8452.27</text:p>
          </table:table-cell>
          <table:table-cell table:number-columns-repeated="3" office:value-type="float" office:value="8444.01" calcext:value-type="float">
            <text:p>8444.01</text:p>
          </table:table-cell>
          <table:table-cell table:number-columns-repeated="6" office:value-type="float" office:value="8415.99" calcext:value-type="float">
            <text:p>8415.99</text:p>
          </table:table-cell>
          <table:table-cell table:number-columns-repeated="2" office:value-type="float" office:value="8405.54" calcext:value-type="float">
            <text:p>8405.54</text:p>
          </table:table-cell>
          <table:table-cell table:number-columns-repeated="4" office:value-type="float" office:value="8352.04" calcext:value-type="float">
            <text:p>8352.04</text:p>
          </table:table-cell>
          <table:table-cell table:number-columns-repeated="4" office:value-type="float" office:value="8323.22" calcext:value-type="float">
            <text:p>8323.22</text:p>
          </table:table-cell>
          <table:table-cell table:number-columns-repeated="12" office:value-type="float" office:value="8303.89" calcext:value-type="float">
            <text:p>8303.89</text:p>
          </table:table-cell>
          <table:table-cell table:number-columns-repeated="2" office:value-type="float" office:value="8226.83" calcext:value-type="float">
            <text:p>8226.83</text:p>
          </table:table-cell>
          <table:table-cell table:number-columns-repeated="8" office:value-type="float" office:value="8212.44" calcext:value-type="float">
            <text:p>8212.44</text:p>
          </table:table-cell>
          <table:table-cell table:number-columns-repeated="15" office:value-type="float" office:value="8204.95" calcext:value-type="float">
            <text:p>8204.95</text:p>
          </table:table-cell>
          <table:table-cell table:number-columns-repeated="16" office:value-type="float" office:value="8012.99" calcext:value-type="float">
            <text:p>8012.99</text:p>
          </table:table-cell>
          <table:table-cell table:number-columns-repeated="2"/>
        </table:table-row>
        <table:table-row table:style-name="ro1">
          <table:table-cell office:value-type="float" office:value="29202.2" calcext:value-type="float">
            <text:p>29202.2</text:p>
          </table:table-cell>
          <table:table-cell office:value-type="float" office:value="27287.5" calcext:value-type="float">
            <text:p>27287.5</text:p>
          </table:table-cell>
          <table:table-cell office:value-type="float" office:value="26252.3" calcext:value-type="float">
            <text:p>26252.3</text:p>
          </table:table-cell>
          <table:table-cell office:value-type="float" office:value="25782" calcext:value-type="float">
            <text:p>25782</text:p>
          </table:table-cell>
          <table:table-cell office:value-type="float" office:value="25379.9" calcext:value-type="float">
            <text:p>25379.9</text:p>
          </table:table-cell>
          <table:table-cell office:value-type="float" office:value="25027.6" calcext:value-type="float">
            <text:p>25027.6</text:p>
          </table:table-cell>
          <table:table-cell office:value-type="float" office:value="24340.7" calcext:value-type="float">
            <text:p>24340.7</text:p>
          </table:table-cell>
          <table:table-cell office:value-type="float" office:value="24142.7" calcext:value-type="float">
            <text:p>24142.7</text:p>
          </table:table-cell>
          <table:table-cell office:value-type="float" office:value="23936.9" calcext:value-type="float">
            <text:p>23936.9</text:p>
          </table:table-cell>
          <table:table-cell office:value-type="float" office:value="23453.9" calcext:value-type="float">
            <text:p>23453.9</text:p>
          </table:table-cell>
          <table:table-cell office:value-type="float" office:value="22853.1" calcext:value-type="float">
            <text:p>22853.1</text:p>
          </table:table-cell>
          <table:table-cell office:value-type="float" office:value="22602.4" calcext:value-type="float">
            <text:p>22602.4</text:p>
          </table:table-cell>
          <table:table-cell office:value-type="float" office:value="22432.3" calcext:value-type="float">
            <text:p>22432.3</text:p>
          </table:table-cell>
          <table:table-cell office:value-type="float" office:value="22157.8" calcext:value-type="float">
            <text:p>22157.8</text:p>
          </table:table-cell>
          <table:table-cell office:value-type="float" office:value="21931.8" calcext:value-type="float">
            <text:p>21931.8</text:p>
          </table:table-cell>
          <table:table-cell office:value-type="float" office:value="21748.2" calcext:value-type="float">
            <text:p>21748.2</text:p>
          </table:table-cell>
          <table:table-cell office:value-type="float" office:value="21363.1" calcext:value-type="float">
            <text:p>21363.1</text:p>
          </table:table-cell>
          <table:table-cell office:value-type="float" office:value="21203.3" calcext:value-type="float">
            <text:p>21203.3</text:p>
          </table:table-cell>
          <table:table-cell office:value-type="float" office:value="21048.7" calcext:value-type="float">
            <text:p>21048.7</text:p>
          </table:table-cell>
          <table:table-cell office:value-type="float" office:value="20861.6" calcext:value-type="float">
            <text:p>20861.6</text:p>
          </table:table-cell>
          <table:table-cell office:value-type="float" office:value="20589.8" calcext:value-type="float">
            <text:p>20589.8</text:p>
          </table:table-cell>
          <table:table-cell office:value-type="float" office:value="20552.7" calcext:value-type="float">
            <text:p>20552.7</text:p>
          </table:table-cell>
          <table:table-cell office:value-type="float" office:value="20481.1" calcext:value-type="float">
            <text:p>20481.1</text:p>
          </table:table-cell>
          <table:table-cell office:value-type="float" office:value="20464.1" calcext:value-type="float">
            <text:p>20464.1</text:p>
          </table:table-cell>
          <table:table-cell office:value-type="float" office:value="20302.9" calcext:value-type="float">
            <text:p>20302.9</text:p>
          </table:table-cell>
          <table:table-cell office:value-type="float" office:value="20175.6" calcext:value-type="float">
            <text:p>20175.6</text:p>
          </table:table-cell>
          <table:table-cell office:value-type="float" office:value="20068.1" calcext:value-type="float">
            <text:p>20068.1</text:p>
          </table:table-cell>
          <table:table-cell office:value-type="float" office:value="19894.5" calcext:value-type="float">
            <text:p>19894.5</text:p>
          </table:table-cell>
          <table:table-cell office:value-type="float" office:value="19629.1" calcext:value-type="float">
            <text:p>19629.1</text:p>
          </table:table-cell>
          <table:table-cell office:value-type="float" office:value="19568.8" calcext:value-type="float">
            <text:p>19568.8</text:p>
          </table:table-cell>
          <table:table-cell office:value-type="float" office:value="19353.1" calcext:value-type="float">
            <text:p>19353.1</text:p>
          </table:table-cell>
          <table:table-cell office:value-type="float" office:value="19088.5" calcext:value-type="float">
            <text:p>19088.5</text:p>
          </table:table-cell>
          <table:table-cell office:value-type="float" office:value="18900.1" calcext:value-type="float">
            <text:p>18900.1</text:p>
          </table:table-cell>
          <table:table-cell office:value-type="float" office:value="18636.6" calcext:value-type="float">
            <text:p>18636.6</text:p>
          </table:table-cell>
          <table:table-cell office:value-type="float" office:value="18599.8" calcext:value-type="float">
            <text:p>18599.8</text:p>
          </table:table-cell>
          <table:table-cell office:value-type="float" office:value="18443.6" calcext:value-type="float">
            <text:p>18443.6</text:p>
          </table:table-cell>
          <table:table-cell office:value-type="float" office:value="18398" calcext:value-type="float">
            <text:p>18398</text:p>
          </table:table-cell>
          <table:table-cell office:value-type="float" office:value="18224.6" calcext:value-type="float">
            <text:p>18224.6</text:p>
          </table:table-cell>
          <table:table-cell office:value-type="float" office:value="18116.5" calcext:value-type="float">
            <text:p>18116.5</text:p>
          </table:table-cell>
          <table:table-cell office:value-type="float" office:value="18109" calcext:value-type="float">
            <text:p>18109</text:p>
          </table:table-cell>
          <table:table-cell office:value-type="float" office:value="18010.6" calcext:value-type="float">
            <text:p>18010.6</text:p>
          </table:table-cell>
          <table:table-cell office:value-type="float" office:value="17924.6" calcext:value-type="float">
            <text:p>17924.6</text:p>
          </table:table-cell>
          <table:table-cell office:value-type="float" office:value="17807" calcext:value-type="float">
            <text:p>17807</text:p>
          </table:table-cell>
          <table:table-cell office:value-type="float" office:value="17734.4" calcext:value-type="float">
            <text:p>17734.4</text:p>
          </table:table-cell>
          <table:table-cell office:value-type="float" office:value="17683.3" calcext:value-type="float">
            <text:p>17683.3</text:p>
          </table:table-cell>
          <table:table-cell office:value-type="float" office:value="17619.9" calcext:value-type="float">
            <text:p>17619.9</text:p>
          </table:table-cell>
          <table:table-cell office:value-type="float" office:value="17457.5" calcext:value-type="float">
            <text:p>17457.5</text:p>
          </table:table-cell>
          <table:table-cell office:value-type="float" office:value="17146" calcext:value-type="float">
            <text:p>17146</text:p>
          </table:table-cell>
          <table:table-cell office:value-type="float" office:value="17071.1" calcext:value-type="float">
            <text:p>17071.1</text:p>
          </table:table-cell>
          <table:table-cell office:value-type="float" office:value="17013.1" calcext:value-type="float">
            <text:p>17013.1</text:p>
          </table:table-cell>
          <table:table-cell office:value-type="float" office:value="16915.7" calcext:value-type="float">
            <text:p>16915.7</text:p>
          </table:table-cell>
          <table:table-cell office:value-type="float" office:value="16847.8" calcext:value-type="float">
            <text:p>16847.8</text:p>
          </table:table-cell>
          <table:table-cell office:value-type="float" office:value="16754.4" calcext:value-type="float">
            <text:p>16754.4</text:p>
          </table:table-cell>
          <table:table-cell office:value-type="float" office:value="16695.5" calcext:value-type="float">
            <text:p>16695.5</text:p>
          </table:table-cell>
          <table:table-cell office:value-type="float" office:value="16637.6" calcext:value-type="float">
            <text:p>16637.6</text:p>
          </table:table-cell>
          <table:table-cell office:value-type="float" office:value="16480.3" calcext:value-type="float">
            <text:p>16480.3</text:p>
          </table:table-cell>
          <table:table-cell office:value-type="float" office:value="16447.8" calcext:value-type="float">
            <text:p>16447.8</text:p>
          </table:table-cell>
          <table:table-cell office:value-type="float" office:value="16334.4" calcext:value-type="float">
            <text:p>16334.4</text:p>
          </table:table-cell>
          <table:table-cell office:value-type="float" office:value="16142.7" calcext:value-type="float">
            <text:p>16142.7</text:p>
          </table:table-cell>
          <table:table-cell office:value-type="float" office:value="16004.7" calcext:value-type="float">
            <text:p>16004.7</text:p>
          </table:table-cell>
          <table:table-cell office:value-type="float" office:value="15970.5" calcext:value-type="float">
            <text:p>15970.5</text:p>
          </table:table-cell>
          <table:table-cell office:value-type="float" office:value="15716.8" calcext:value-type="float">
            <text:p>15716.8</text:p>
          </table:table-cell>
          <table:table-cell office:value-type="float" office:value="15464.4" calcext:value-type="float">
            <text:p>15464.4</text:p>
          </table:table-cell>
          <table:table-cell office:value-type="float" office:value="15348.4" calcext:value-type="float">
            <text:p>15348.4</text:p>
          </table:table-cell>
          <table:table-cell office:value-type="float" office:value="15247.8" calcext:value-type="float">
            <text:p>15247.8</text:p>
          </table:table-cell>
          <table:table-cell office:value-type="float" office:value="15312.8" calcext:value-type="float">
            <text:p>15312.8</text:p>
          </table:table-cell>
          <table:table-cell office:value-type="float" office:value="15305.7" calcext:value-type="float">
            <text:p>15305.7</text:p>
          </table:table-cell>
          <table:table-cell office:value-type="float" office:value="15270.2" calcext:value-type="float">
            <text:p>15270.2</text:p>
          </table:table-cell>
          <table:table-cell office:value-type="float" office:value="15088.7" calcext:value-type="float">
            <text:p>15088.7</text:p>
          </table:table-cell>
          <table:table-cell office:value-type="float" office:value="14946.5" calcext:value-type="float">
            <text:p>14946.5</text:p>
          </table:table-cell>
          <table:table-cell office:value-type="float" office:value="14806.3" calcext:value-type="float">
            <text:p>14806.3</text:p>
          </table:table-cell>
          <table:table-cell office:value-type="float" office:value="14522.7" calcext:value-type="float">
            <text:p>14522.7</text:p>
          </table:table-cell>
          <table:table-cell office:value-type="float" office:value="14484.6" calcext:value-type="float">
            <text:p>14484.6</text:p>
          </table:table-cell>
          <table:table-cell office:value-type="float" office:value="14544.6" calcext:value-type="float">
            <text:p>14544.6</text:p>
          </table:table-cell>
          <table:table-cell office:value-type="float" office:value="14454.9" calcext:value-type="float">
            <text:p>14454.9</text:p>
          </table:table-cell>
          <table:table-cell office:value-type="float" office:value="14353.5" calcext:value-type="float">
            <text:p>14353.5</text:p>
          </table:table-cell>
          <table:table-cell office:value-type="float" office:value="14297.2" calcext:value-type="float">
            <text:p>14297.2</text:p>
          </table:table-cell>
          <table:table-cell office:value-type="float" office:value="14161.2" calcext:value-type="float">
            <text:p>14161.2</text:p>
          </table:table-cell>
          <table:table-cell office:value-type="float" office:value="13891.9" calcext:value-type="float">
            <text:p>13891.9</text:p>
          </table:table-cell>
          <table:table-cell office:value-type="float" office:value="13745.5" calcext:value-type="float">
            <text:p>13745.5</text:p>
          </table:table-cell>
          <table:table-cell office:value-type="float" office:value="13613.9" calcext:value-type="float">
            <text:p>13613.9</text:p>
          </table:table-cell>
          <table:table-cell office:value-type="float" office:value="13420.2" calcext:value-type="float">
            <text:p>13420.2</text:p>
          </table:table-cell>
          <table:table-cell office:value-type="float" office:value="13337.2" calcext:value-type="float">
            <text:p>13337.2</text:p>
          </table:table-cell>
          <table:table-cell office:value-type="float" office:value="13284.4" calcext:value-type="float">
            <text:p>13284.4</text:p>
          </table:table-cell>
          <table:table-cell office:value-type="float" office:value="13256.8" calcext:value-type="float">
            <text:p>13256.8</text:p>
          </table:table-cell>
          <table:table-cell office:value-type="float" office:value="13084.1" calcext:value-type="float">
            <text:p>13084.1</text:p>
          </table:table-cell>
          <table:table-cell office:value-type="float" office:value="12914.4" calcext:value-type="float">
            <text:p>12914.4</text:p>
          </table:table-cell>
          <table:table-cell office:value-type="float" office:value="12903" calcext:value-type="float">
            <text:p>12903</text:p>
          </table:table-cell>
          <table:table-cell office:value-type="float" office:value="12713" calcext:value-type="float">
            <text:p>12713</text:p>
          </table:table-cell>
          <table:table-cell office:value-type="float" office:value="12621.9" calcext:value-type="float">
            <text:p>12621.9</text:p>
          </table:table-cell>
          <table:table-cell office:value-type="float" office:value="12648" calcext:value-type="float">
            <text:p>12648</text:p>
          </table:table-cell>
          <table:table-cell office:value-type="float" office:value="12582.4" calcext:value-type="float">
            <text:p>12582.4</text:p>
          </table:table-cell>
          <table:table-cell office:value-type="float" office:value="12583.2" calcext:value-type="float">
            <text:p>12583.2</text:p>
          </table:table-cell>
          <table:table-cell office:value-type="float" office:value="12602.9" calcext:value-type="float">
            <text:p>12602.9</text:p>
          </table:table-cell>
          <table:table-cell office:value-type="float" office:value="12478" calcext:value-type="float">
            <text:p>12478</text:p>
          </table:table-cell>
          <table:table-cell office:value-type="float" office:value="12440.9" calcext:value-type="float">
            <text:p>12440.9</text:p>
          </table:table-cell>
          <table:table-cell office:value-type="float" office:value="12408.9" calcext:value-type="float">
            <text:p>12408.9</text:p>
          </table:table-cell>
          <table:table-cell office:value-type="float" office:value="12421.4" calcext:value-type="float">
            <text:p>12421.4</text:p>
          </table:table-cell>
          <table:table-cell office:value-type="float" office:value="12398.6" calcext:value-type="float">
            <text:p>12398.6</text:p>
          </table:table-cell>
          <table:table-cell office:value-type="float" office:value="12303.1" calcext:value-type="float">
            <text:p>12303.1</text:p>
          </table:table-cell>
          <table:table-cell office:value-type="float" office:value="12218.7" calcext:value-type="float">
            <text:p>12218.7</text:p>
          </table:table-cell>
          <table:table-cell office:value-type="float" office:value="12190.2" calcext:value-type="float">
            <text:p>12190.2</text:p>
          </table:table-cell>
          <table:table-cell office:value-type="float" office:value="12146.4" calcext:value-type="float">
            <text:p>12146.4</text:p>
          </table:table-cell>
          <table:table-cell office:value-type="float" office:value="12133.2" calcext:value-type="float">
            <text:p>12133.2</text:p>
          </table:table-cell>
          <table:table-cell office:value-type="float" office:value="12145.5" calcext:value-type="float">
            <text:p>12145.5</text:p>
          </table:table-cell>
          <table:table-cell office:value-type="float" office:value="12154.4" calcext:value-type="float">
            <text:p>12154.4</text:p>
          </table:table-cell>
          <table:table-cell office:value-type="float" office:value="12160" calcext:value-type="float">
            <text:p>12160</text:p>
          </table:table-cell>
          <table:table-cell office:value-type="float" office:value="12162.7" calcext:value-type="float">
            <text:p>12162.7</text:p>
          </table:table-cell>
          <table:table-cell office:value-type="float" office:value="12143.7" calcext:value-type="float">
            <text:p>12143.7</text:p>
          </table:table-cell>
          <table:table-cell office:value-type="float" office:value="12038.2" calcext:value-type="float">
            <text:p>12038.2</text:p>
          </table:table-cell>
          <table:table-cell office:value-type="float" office:value="12030.2" calcext:value-type="float">
            <text:p>12030.2</text:p>
          </table:table-cell>
          <table:table-cell office:value-type="float" office:value="12003.8" calcext:value-type="float">
            <text:p>12003.8</text:p>
          </table:table-cell>
          <table:table-cell office:value-type="float" office:value="11985.6" calcext:value-type="float">
            <text:p>11985.6</text:p>
          </table:table-cell>
          <table:table-cell office:value-type="float" office:value="11984" calcext:value-type="float">
            <text:p>11984</text:p>
          </table:table-cell>
          <table:table-cell office:value-type="float" office:value="12008.6" calcext:value-type="float">
            <text:p>12008.6</text:p>
          </table:table-cell>
          <table:table-cell office:value-type="float" office:value="11996.5" calcext:value-type="float">
            <text:p>11996.5</text:p>
          </table:table-cell>
          <table:table-cell office:value-type="float" office:value="11942.7" calcext:value-type="float">
            <text:p>11942.7</text:p>
          </table:table-cell>
          <table:table-cell office:value-type="float" office:value="11863.9" calcext:value-type="float">
            <text:p>11863.9</text:p>
          </table:table-cell>
          <table:table-cell office:value-type="float" office:value="11854.1" calcext:value-type="float">
            <text:p>11854.1</text:p>
          </table:table-cell>
          <table:table-cell office:value-type="float" office:value="11835.1" calcext:value-type="float">
            <text:p>11835.1</text:p>
          </table:table-cell>
          <table:table-cell office:value-type="float" office:value="11812.7" calcext:value-type="float">
            <text:p>11812.7</text:p>
          </table:table-cell>
          <table:table-cell office:value-type="float" office:value="11753.5" calcext:value-type="float">
            <text:p>11753.5</text:p>
          </table:table-cell>
          <table:table-cell office:value-type="float" office:value="11778.3" calcext:value-type="float">
            <text:p>11778.3</text:p>
          </table:table-cell>
          <table:table-cell office:value-type="float" office:value="11756.1" calcext:value-type="float">
            <text:p>11756.1</text:p>
          </table:table-cell>
          <table:table-cell office:value-type="float" office:value="11785.6" calcext:value-type="float">
            <text:p>11785.6</text:p>
          </table:table-cell>
          <table:table-cell office:value-type="float" office:value="11727.2" calcext:value-type="float">
            <text:p>11727.2</text:p>
          </table:table-cell>
          <table:table-cell office:value-type="float" office:value="11786.2" calcext:value-type="float">
            <text:p>11786.2</text:p>
          </table:table-cell>
          <table:table-cell office:value-type="float" office:value="11700.5" calcext:value-type="float">
            <text:p>11700.5</text:p>
          </table:table-cell>
          <table:table-cell office:value-type="float" office:value="11704.3" calcext:value-type="float">
            <text:p>11704.3</text:p>
          </table:table-cell>
          <table:table-cell office:value-type="float" office:value="11693.8" calcext:value-type="float">
            <text:p>11693.8</text:p>
          </table:table-cell>
          <table:table-cell office:value-type="float" office:value="11765.7" calcext:value-type="float">
            <text:p>11765.7</text:p>
          </table:table-cell>
          <table:table-cell office:value-type="float" office:value="11735.9" calcext:value-type="float">
            <text:p>11735.9</text:p>
          </table:table-cell>
          <table:table-cell office:value-type="float" office:value="11412.5" calcext:value-type="float">
            <text:p>11412.5</text:p>
          </table:table-cell>
          <table:table-cell office:value-type="float" office:value="11270.9" calcext:value-type="float">
            <text:p>11270.9</text:p>
          </table:table-cell>
          <table:table-cell office:value-type="float" office:value="11240.8" calcext:value-type="float">
            <text:p>11240.8</text:p>
          </table:table-cell>
          <table:table-cell office:value-type="float" office:value="11259.3" calcext:value-type="float">
            <text:p>11259.3</text:p>
          </table:table-cell>
          <table:table-cell office:value-type="float" office:value="11119.8" calcext:value-type="float">
            <text:p>11119.8</text:p>
          </table:table-cell>
          <table:table-cell office:value-type="float" office:value="10893.7" calcext:value-type="float">
            <text:p>10893.7</text:p>
          </table:table-cell>
          <table:table-cell office:value-type="float" office:value="10904.1" calcext:value-type="float">
            <text:p>10904.1</text:p>
          </table:table-cell>
          <table:table-cell office:value-type="float" office:value="10877.7" calcext:value-type="float">
            <text:p>10877.7</text:p>
          </table:table-cell>
          <table:table-cell office:value-type="float" office:value="10920.3" calcext:value-type="float">
            <text:p>10920.3</text:p>
          </table:table-cell>
          <table:table-cell office:value-type="float" office:value="10914.3" calcext:value-type="float">
            <text:p>10914.3</text:p>
          </table:table-cell>
          <table:table-cell office:value-type="float" office:value="10966.2" calcext:value-type="float">
            <text:p>10966.2</text:p>
          </table:table-cell>
          <table:table-cell office:value-type="float" office:value="10872.3" calcext:value-type="float">
            <text:p>10872.3</text:p>
          </table:table-cell>
          <table:table-cell office:value-type="float" office:value="10892.1" calcext:value-type="float">
            <text:p>10892.1</text:p>
          </table:table-cell>
          <table:table-cell office:value-type="float" office:value="10882" calcext:value-type="float">
            <text:p>10882</text:p>
          </table:table-cell>
          <table:table-cell office:value-type="float" office:value="10857" calcext:value-type="float">
            <text:p>10857</text:p>
          </table:table-cell>
          <table:table-cell office:value-type="float" office:value="10664.5" calcext:value-type="float">
            <text:p>10664.5</text:p>
          </table:table-cell>
          <table:table-cell office:value-type="float" office:value="10561.5" calcext:value-type="float">
            <text:p>10561.5</text:p>
          </table:table-cell>
          <table:table-cell office:value-type="float" office:value="10556.6" calcext:value-type="float">
            <text:p>10556.6</text:p>
          </table:table-cell>
          <table:table-cell office:value-type="float" office:value="10589.2" calcext:value-type="float">
            <text:p>10589.2</text:p>
          </table:table-cell>
          <table:table-cell office:value-type="float" office:value="10471" calcext:value-type="float">
            <text:p>10471</text:p>
          </table:table-cell>
          <table:table-cell office:value-type="float" office:value="10459.6" calcext:value-type="float">
            <text:p>10459.6</text:p>
          </table:table-cell>
          <table:table-cell office:value-type="float" office:value="10541.7" calcext:value-type="float">
            <text:p>10541.7</text:p>
          </table:table-cell>
          <table:table-cell office:value-type="float" office:value="10480.7" calcext:value-type="float">
            <text:p>10480.7</text:p>
          </table:table-cell>
          <table:table-cell office:value-type="float" office:value="10543.5" calcext:value-type="float">
            <text:p>10543.5</text:p>
          </table:table-cell>
          <table:table-cell office:value-type="float" office:value="10542.9" calcext:value-type="float">
            <text:p>10542.9</text:p>
          </table:table-cell>
          <table:table-cell office:value-type="float" office:value="10565.8" calcext:value-type="float">
            <text:p>10565.8</text:p>
          </table:table-cell>
          <table:table-cell office:value-type="float" office:value="10475.3" calcext:value-type="float">
            <text:p>10475.3</text:p>
          </table:table-cell>
          <table:table-cell office:value-type="float" office:value="10431.1" calcext:value-type="float">
            <text:p>10431.1</text:p>
          </table:table-cell>
          <table:table-cell office:value-type="float" office:value="10336" calcext:value-type="float">
            <text:p>10336</text:p>
          </table:table-cell>
          <table:table-cell office:value-type="float" office:value="10250.3" calcext:value-type="float">
            <text:p>10250.3</text:p>
          </table:table-cell>
          <table:table-cell office:value-type="float" office:value="10395.3" calcext:value-type="float">
            <text:p>10395.3</text:p>
          </table:table-cell>
          <table:table-cell office:value-type="float" office:value="10259" calcext:value-type="float">
            <text:p>10259</text:p>
          </table:table-cell>
          <table:table-cell office:value-type="float" office:value="10329.7" calcext:value-type="float">
            <text:p>10329.7</text:p>
          </table:table-cell>
          <table:table-cell office:value-type="float" office:value="10354.9" calcext:value-type="float">
            <text:p>10354.9</text:p>
          </table:table-cell>
          <table:table-cell office:value-type="float" office:value="10321.6" calcext:value-type="float">
            <text:p>10321.6</text:p>
          </table:table-cell>
          <table:table-cell office:value-type="float" office:value="10256" calcext:value-type="float">
            <text:p>10256</text:p>
          </table:table-cell>
          <table:table-cell office:value-type="float" office:value="10234.1" calcext:value-type="float">
            <text:p>10234.1</text:p>
          </table:table-cell>
          <table:table-cell office:value-type="float" office:value="10172.5" calcext:value-type="float">
            <text:p>10172.5</text:p>
          </table:table-cell>
          <table:table-cell office:value-type="float" office:value="10105.3" calcext:value-type="float">
            <text:p>10105.3</text:p>
          </table:table-cell>
          <table:table-cell office:value-type="float" office:value="10098.6" calcext:value-type="float">
            <text:p>10098.6</text:p>
          </table:table-cell>
          <table:table-cell office:value-type="float" office:value="10050.8" calcext:value-type="float">
            <text:p>10050.8</text:p>
          </table:table-cell>
          <table:table-cell office:value-type="float" office:value="10110.3" calcext:value-type="float">
            <text:p>10110.3</text:p>
          </table:table-cell>
          <table:table-cell office:value-type="float" office:value="10101.2" calcext:value-type="float">
            <text:p>10101.2</text:p>
          </table:table-cell>
          <table:table-cell office:value-type="float" office:value="10031.7" calcext:value-type="float">
            <text:p>10031.7</text:p>
          </table:table-cell>
          <table:table-cell office:value-type="float" office:value="10038.4" calcext:value-type="float">
            <text:p>10038.4</text:p>
          </table:table-cell>
          <table:table-cell office:value-type="float" office:value="10025.2" calcext:value-type="float">
            <text:p>10025.2</text:p>
          </table:table-cell>
          <table:table-cell office:value-type="float" office:value="10056.2" calcext:value-type="float">
            <text:p>10056.2</text:p>
          </table:table-cell>
          <table:table-cell office:value-type="float" office:value="10006" calcext:value-type="float">
            <text:p>10006</text:p>
          </table:table-cell>
          <table:table-cell office:value-type="float" office:value="9964.97" calcext:value-type="float">
            <text:p>9964.97</text:p>
          </table:table-cell>
          <table:table-cell office:value-type="float" office:value="9975.92" calcext:value-type="float">
            <text:p>9975.92</text:p>
          </table:table-cell>
          <table:table-cell office:value-type="float" office:value="9970.86" calcext:value-type="float">
            <text:p>9970.86</text:p>
          </table:table-cell>
          <table:table-cell office:value-type="float" office:value="9967.02" calcext:value-type="float">
            <text:p>9967.02</text:p>
          </table:table-cell>
          <table:table-cell office:value-type="float" office:value="9996.86" calcext:value-type="float">
            <text:p>9996.86</text:p>
          </table:table-cell>
          <table:table-cell office:value-type="float" office:value="10052.4" calcext:value-type="float">
            <text:p>10052.4</text:p>
          </table:table-cell>
          <table:table-cell office:value-type="float" office:value="9888.52" calcext:value-type="float">
            <text:p>9888.52</text:p>
          </table:table-cell>
          <table:table-cell office:value-type="float" office:value="9961.88" calcext:value-type="float">
            <text:p>9961.88</text:p>
          </table:table-cell>
          <table:table-cell office:value-type="float" office:value="9940.99" calcext:value-type="float">
            <text:p>9940.99</text:p>
          </table:table-cell>
          <table:table-cell office:value-type="float" office:value="9921.98" calcext:value-type="float">
            <text:p>9921.98</text:p>
          </table:table-cell>
          <table:table-cell office:value-type="float" office:value="9939.71" calcext:value-type="float">
            <text:p>9939.71</text:p>
          </table:table-cell>
          <table:table-cell office:value-type="float" office:value="9949.78" calcext:value-type="float">
            <text:p>9949.78</text:p>
          </table:table-cell>
          <table:table-cell office:value-type="float" office:value="9973.12" calcext:value-type="float">
            <text:p>9973.12</text:p>
          </table:table-cell>
          <table:table-cell office:value-type="float" office:value="9992.24" calcext:value-type="float">
            <text:p>9992.24</text:p>
          </table:table-cell>
          <table:table-cell office:value-type="float" office:value="9979.9" calcext:value-type="float">
            <text:p>9979.9</text:p>
          </table:table-cell>
          <table:table-cell office:value-type="float" office:value="10022.2" calcext:value-type="float">
            <text:p>10022.2</text:p>
          </table:table-cell>
          <table:table-cell office:value-type="float" office:value="9976.25" calcext:value-type="float">
            <text:p>9976.25</text:p>
          </table:table-cell>
          <table:table-cell office:value-type="float" office:value="9968.21" calcext:value-type="float">
            <text:p>9968.21</text:p>
          </table:table-cell>
          <table:table-cell office:value-type="float" office:value="9878.23" calcext:value-type="float">
            <text:p>9878.23</text:p>
          </table:table-cell>
          <table:table-cell office:value-type="float" office:value="9895.81" calcext:value-type="float">
            <text:p>9895.81</text:p>
          </table:table-cell>
          <table:table-cell office:value-type="float" office:value="9865.12" calcext:value-type="float">
            <text:p>9865.12</text:p>
          </table:table-cell>
          <table:table-cell office:value-type="float" office:value="9877.79" calcext:value-type="float">
            <text:p>9877.79</text:p>
          </table:table-cell>
          <table:table-cell office:value-type="float" office:value="9837.84" calcext:value-type="float">
            <text:p>9837.84</text:p>
          </table:table-cell>
          <table:table-cell office:value-type="float" office:value="9846.93" calcext:value-type="float">
            <text:p>9846.93</text:p>
          </table:table-cell>
          <table:table-cell office:value-type="float" office:value="9835.59" calcext:value-type="float">
            <text:p>9835.59</text:p>
          </table:table-cell>
          <table:table-cell office:value-type="float" office:value="9826.44" calcext:value-type="float">
            <text:p>9826.44</text:p>
          </table:table-cell>
          <table:table-cell office:value-type="float" office:value="9769.69" calcext:value-type="float">
            <text:p>9769.69</text:p>
          </table:table-cell>
          <table:table-cell office:value-type="float" office:value="9758.22" calcext:value-type="float">
            <text:p>9758.22</text:p>
          </table:table-cell>
          <table:table-cell office:value-type="float" office:value="9738.03" calcext:value-type="float">
            <text:p>9738.03</text:p>
          </table:table-cell>
          <table:table-cell office:value-type="float" office:value="9778.79" calcext:value-type="float">
            <text:p>9778.79</text:p>
          </table:table-cell>
          <table:table-cell office:value-type="float" office:value="9697.8" calcext:value-type="float">
            <text:p>9697.8</text:p>
          </table:table-cell>
          <table:table-cell office:value-type="float" office:value="9658.97" calcext:value-type="float">
            <text:p>9658.97</text:p>
          </table:table-cell>
          <table:table-cell office:value-type="float" office:value="9639.6" calcext:value-type="float">
            <text:p>9639.6</text:p>
          </table:table-cell>
          <table:table-cell office:value-type="float" office:value="9630.35" calcext:value-type="float">
            <text:p>9630.35</text:p>
          </table:table-cell>
          <table:table-cell office:value-type="float" office:value="9598.13" calcext:value-type="float">
            <text:p>9598.13</text:p>
          </table:table-cell>
          <table:table-cell office:value-type="float" office:value="9537.42" calcext:value-type="float">
            <text:p>9537.42</text:p>
          </table:table-cell>
          <table:table-cell office:value-type="float" office:value="9620.65" calcext:value-type="float">
            <text:p>9620.65</text:p>
          </table:table-cell>
          <table:table-cell office:value-type="float" office:value="9538.16" calcext:value-type="float">
            <text:p>9538.16</text:p>
          </table:table-cell>
          <table:table-cell office:value-type="float" office:value="9580.36" calcext:value-type="float">
            <text:p>9580.36</text:p>
          </table:table-cell>
          <table:table-cell office:value-type="float" office:value="9523.52" calcext:value-type="float">
            <text:p>9523.52</text:p>
          </table:table-cell>
          <table:table-cell office:value-type="float" office:value="9542.74" calcext:value-type="float">
            <text:p>9542.74</text:p>
          </table:table-cell>
          <table:table-cell office:value-type="float" office:value="9601.69" calcext:value-type="float">
            <text:p>9601.69</text:p>
          </table:table-cell>
          <table:table-cell office:value-type="float" office:value="9541.44" calcext:value-type="float">
            <text:p>9541.44</text:p>
          </table:table-cell>
          <table:table-cell office:value-type="float" office:value="9548.06" calcext:value-type="float">
            <text:p>9548.06</text:p>
          </table:table-cell>
          <table:table-cell office:value-type="float" office:value="9482.11" calcext:value-type="float">
            <text:p>9482.11</text:p>
          </table:table-cell>
          <table:table-cell office:value-type="float" office:value="9547.33" calcext:value-type="float">
            <text:p>9547.33</text:p>
          </table:table-cell>
          <table:table-cell office:value-type="float" office:value="9539.43" calcext:value-type="float">
            <text:p>9539.43</text:p>
          </table:table-cell>
          <table:table-cell office:value-type="float" office:value="9473.34" calcext:value-type="float">
            <text:p>9473.34</text:p>
          </table:table-cell>
          <table:table-cell office:value-type="float" office:value="9449.51" calcext:value-type="float">
            <text:p>9449.51</text:p>
          </table:table-cell>
          <table:table-cell office:value-type="float" office:value="9427.49" calcext:value-type="float">
            <text:p>9427.49</text:p>
          </table:table-cell>
          <table:table-cell office:value-type="float" office:value="9443.9" calcext:value-type="float">
            <text:p>9443.9</text:p>
          </table:table-cell>
          <table:table-cell office:value-type="float" office:value="9478.4" calcext:value-type="float">
            <text:p>9478.4</text:p>
          </table:table-cell>
          <table:table-cell office:value-type="float" office:value="9481.88" calcext:value-type="float">
            <text:p>9481.88</text:p>
          </table:table-cell>
          <table:table-cell office:value-type="float" office:value="9414.87" calcext:value-type="float">
            <text:p>9414.87</text:p>
          </table:table-cell>
          <table:table-cell office:value-type="float" office:value="9436.45" calcext:value-type="float">
            <text:p>9436.45</text:p>
          </table:table-cell>
          <table:table-cell office:value-type="float" office:value="9596.17" calcext:value-type="float">
            <text:p>9596.17</text:p>
          </table:table-cell>
          <table:table-cell office:value-type="float" office:value="9439.63" calcext:value-type="float">
            <text:p>9439.63</text:p>
          </table:table-cell>
          <table:table-cell office:value-type="float" office:value="9420.31" calcext:value-type="float">
            <text:p>9420.31</text:p>
          </table:table-cell>
          <table:table-cell office:value-type="float" office:value="9408.29" calcext:value-type="float">
            <text:p>9408.29</text:p>
          </table:table-cell>
          <table:table-cell office:value-type="float" office:value="9388.71" calcext:value-type="float">
            <text:p>9388.71</text:p>
          </table:table-cell>
          <table:table-cell office:value-type="float" office:value="9497.79" calcext:value-type="float">
            <text:p>9497.79</text:p>
          </table:table-cell>
          <table:table-cell office:value-type="float" office:value="9411.07" calcext:value-type="float">
            <text:p>9411.07</text:p>
          </table:table-cell>
          <table:table-cell office:value-type="float" office:value="9433.34" calcext:value-type="float">
            <text:p>9433.34</text:p>
          </table:table-cell>
          <table:table-cell office:value-type="float" office:value="9455.82" calcext:value-type="float">
            <text:p>9455.82</text:p>
          </table:table-cell>
          <table:table-cell office:value-type="float" office:value="9460.35" calcext:value-type="float">
            <text:p>9460.35</text:p>
          </table:table-cell>
          <table:table-cell office:value-type="float" office:value="9437.6" calcext:value-type="float">
            <text:p>9437.6</text:p>
          </table:table-cell>
          <table:table-cell office:value-type="float" office:value="9427.59" calcext:value-type="float">
            <text:p>9427.59</text:p>
          </table:table-cell>
          <table:table-cell office:value-type="float" office:value="9429.76" calcext:value-type="float">
            <text:p>9429.76</text:p>
          </table:table-cell>
          <table:table-cell office:value-type="float" office:value="9399.52" calcext:value-type="float">
            <text:p>9399.52</text:p>
          </table:table-cell>
          <table:table-cell office:value-type="float" office:value="9431.24" calcext:value-type="float">
            <text:p>9431.24</text:p>
          </table:table-cell>
          <table:table-cell office:value-type="float" office:value="9413.56" calcext:value-type="float">
            <text:p>9413.56</text:p>
          </table:table-cell>
          <table:table-cell office:value-type="float" office:value="9391.94" calcext:value-type="float">
            <text:p>9391.94</text:p>
          </table:table-cell>
          <table:table-cell office:value-type="float" office:value="9353.71" calcext:value-type="float">
            <text:p>9353.71</text:p>
          </table:table-cell>
          <table:table-cell office:value-type="float" office:value="9309.87" calcext:value-type="float">
            <text:p>9309.87</text:p>
          </table:table-cell>
          <table:table-cell office:value-type="float" office:value="9154.72" calcext:value-type="float">
            <text:p>9154.72</text:p>
          </table:table-cell>
          <table:table-cell office:value-type="float" office:value="9049.1" calcext:value-type="float">
            <text:p>9049.1</text:p>
          </table:table-cell>
          <table:table-cell office:value-type="float" office:value="9039.63" calcext:value-type="float">
            <text:p>9039.63</text:p>
          </table:table-cell>
          <table:table-cell office:value-type="float" office:value="9153.51" calcext:value-type="float">
            <text:p>9153.51</text:p>
          </table:table-cell>
          <table:table-cell office:value-type="float" office:value="9136.58" calcext:value-type="float">
            <text:p>9136.58</text:p>
          </table:table-cell>
          <table:table-cell office:value-type="float" office:value="9102.44" calcext:value-type="float">
            <text:p>9102.44</text:p>
          </table:table-cell>
          <table:table-cell office:value-type="float" office:value="9030.59" calcext:value-type="float">
            <text:p>9030.59</text:p>
          </table:table-cell>
          <table:table-cell office:value-type="float" office:value="9028.79" calcext:value-type="float">
            <text:p>9028.79</text:p>
          </table:table-cell>
          <table:table-cell office:value-type="float" office:value="9032.55" calcext:value-type="float">
            <text:p>9032.55</text:p>
          </table:table-cell>
          <table:table-cell office:value-type="float" office:value="9005.66" calcext:value-type="float">
            <text:p>9005.66</text:p>
          </table:table-cell>
          <table:table-cell office:value-type="float" office:value="9112.74" calcext:value-type="float">
            <text:p>9112.74</text:p>
          </table:table-cell>
          <table:table-cell office:value-type="float" office:value="8918.22" calcext:value-type="float">
            <text:p>8918.22</text:p>
          </table:table-cell>
          <table:table-cell office:value-type="float" office:value="8923.4" calcext:value-type="float">
            <text:p>8923.4</text:p>
          </table:table-cell>
          <table:table-cell office:value-type="float" office:value="8829.7" calcext:value-type="float">
            <text:p>8829.7</text:p>
          </table:table-cell>
          <table:table-cell office:value-type="float" office:value="8704.83" calcext:value-type="float">
            <text:p>8704.83</text:p>
          </table:table-cell>
          <table:table-cell office:value-type="float" office:value="8610.42" calcext:value-type="float">
            <text:p>8610.42</text:p>
          </table:table-cell>
          <table:table-cell office:value-type="float" office:value="8583.03" calcext:value-type="float">
            <text:p>8583.03</text:p>
          </table:table-cell>
          <table:table-cell office:value-type="float" office:value="8643.66" calcext:value-type="float">
            <text:p>8643.66</text:p>
          </table:table-cell>
          <table:table-cell office:value-type="float" office:value="8663.27" calcext:value-type="float">
            <text:p>8663.27</text:p>
          </table:table-cell>
          <table:table-cell office:value-type="float" office:value="8676.23" calcext:value-type="float">
            <text:p>8676.23</text:p>
          </table:table-cell>
          <table:table-cell office:value-type="float" office:value="8595.19" calcext:value-type="float">
            <text:p>8595.19</text:p>
          </table:table-cell>
          <table:table-cell office:value-type="float" office:value="8592.86" calcext:value-type="float">
            <text:p>8592.86</text:p>
          </table:table-cell>
          <table:table-cell office:value-type="float" office:value="8557.41" calcext:value-type="float">
            <text:p>8557.41</text:p>
          </table:table-cell>
          <table:table-cell office:value-type="float" office:value="8579.25" calcext:value-type="float">
            <text:p>8579.25</text:p>
          </table:table-cell>
          <table:table-cell office:value-type="float" office:value="8629.94" calcext:value-type="float">
            <text:p>8629.94</text:p>
          </table:table-cell>
          <table:table-cell office:value-type="float" office:value="8618.3" calcext:value-type="float">
            <text:p>8618.3</text:p>
          </table:table-cell>
          <table:table-cell office:value-type="float" office:value="8611.27" calcext:value-type="float">
            <text:p>8611.27</text:p>
          </table:table-cell>
          <table:table-cell office:value-type="float" office:value="8634.96" calcext:value-type="float">
            <text:p>8634.96</text:p>
          </table:table-cell>
          <table:table-cell office:value-type="float" office:value="8547.83" calcext:value-type="float">
            <text:p>8547.83</text:p>
          </table:table-cell>
          <table:table-cell office:value-type="float" office:value="8581.17" calcext:value-type="float">
            <text:p>8581.17</text:p>
          </table:table-cell>
          <table:table-cell office:value-type="float" office:value="8499.78" calcext:value-type="float">
            <text:p>8499.78</text:p>
          </table:table-cell>
          <table:table-cell office:value-type="float" office:value="8554.57" calcext:value-type="float">
            <text:p>8554.57</text:p>
          </table:table-cell>
          <table:table-cell office:value-type="float" office:value="8521.49" calcext:value-type="float">
            <text:p>8521.49</text:p>
          </table:table-cell>
          <table:table-cell office:value-type="float" office:value="8529.32" calcext:value-type="float">
            <text:p>8529.32</text:p>
          </table:table-cell>
          <table:table-cell office:value-type="float" office:value="8524.61" calcext:value-type="float">
            <text:p>8524.61</text:p>
          </table:table-cell>
          <table:table-cell office:value-type="float" office:value="8621.91" calcext:value-type="float">
            <text:p>8621.91</text:p>
          </table:table-cell>
          <table:table-cell office:value-type="float" office:value="8550.73" calcext:value-type="float">
            <text:p>8550.73</text:p>
          </table:table-cell>
          <table:table-cell office:value-type="float" office:value="8442.6" calcext:value-type="float">
            <text:p>8442.6</text:p>
          </table:table-cell>
          <table:table-cell office:value-type="float" office:value="8453.67" calcext:value-type="float">
            <text:p>8453.67</text:p>
          </table:table-cell>
          <table:table-cell office:value-type="float" office:value="8506.2" calcext:value-type="float">
            <text:p>8506.2</text:p>
          </table:table-cell>
          <table:table-cell office:value-type="float" office:value="8457.15" calcext:value-type="float">
            <text:p>8457.15</text:p>
          </table:table-cell>
          <table:table-cell office:value-type="float" office:value="8478.97" calcext:value-type="float">
            <text:p>8478.97</text:p>
          </table:table-cell>
          <table:table-cell office:value-type="float" office:value="8480.3" calcext:value-type="float">
            <text:p>8480.3</text:p>
          </table:table-cell>
          <table:table-cell office:value-type="float" office:value="8477.54" calcext:value-type="float">
            <text:p>8477.54</text:p>
          </table:table-cell>
          <table:table-cell office:value-type="float" office:value="8513.88" calcext:value-type="float">
            <text:p>8513.88</text:p>
          </table:table-cell>
          <table:table-cell office:value-type="float" office:value="8532.63" calcext:value-type="float">
            <text:p>8532.63</text:p>
          </table:table-cell>
          <table:table-cell office:value-type="float" office:value="8573.44" calcext:value-type="float">
            <text:p>8573.44</text:p>
          </table:table-cell>
          <table:table-cell office:value-type="float" office:value="8554.88" calcext:value-type="float">
            <text:p>8554.88</text:p>
          </table:table-cell>
          <table:table-cell office:value-type="float" office:value="8544.79" calcext:value-type="float">
            <text:p>8544.79</text:p>
          </table:table-cell>
          <table:table-cell office:value-type="float" office:value="8462.36" calcext:value-type="float">
            <text:p>8462.36</text:p>
          </table:table-cell>
          <table:table-cell office:value-type="float" office:value="8439.62" calcext:value-type="float">
            <text:p>8439.62</text:p>
          </table:table-cell>
          <table:table-cell office:value-type="float" office:value="8381.24" calcext:value-type="float">
            <text:p>8381.24</text:p>
          </table:table-cell>
          <table:table-cell office:value-type="float" office:value="8388.97" calcext:value-type="float">
            <text:p>8388.97</text:p>
          </table:table-cell>
          <table:table-cell office:value-type="float" office:value="8396.71" calcext:value-type="float">
            <text:p>8396.71</text:p>
          </table:table-cell>
          <table:table-cell office:value-type="float" office:value="8371.79" calcext:value-type="float">
            <text:p>8371.79</text:p>
          </table:table-cell>
          <table:table-cell office:value-type="float" office:value="8368.48" calcext:value-type="float">
            <text:p>8368.48</text:p>
          </table:table-cell>
          <table:table-cell office:value-type="float" office:value="8444.53" calcext:value-type="float">
            <text:p>8444.53</text:p>
          </table:table-cell>
          <table:table-cell office:value-type="float" office:value="8465.09" calcext:value-type="float">
            <text:p>8465.09</text:p>
          </table:table-cell>
          <table:table-cell office:value-type="float" office:value="8503.64" calcext:value-type="float">
            <text:p>8503.64</text:p>
          </table:table-cell>
          <table:table-cell office:value-type="float" office:value="8366.97" calcext:value-type="float">
            <text:p>8366.97</text:p>
          </table:table-cell>
          <table:table-cell office:value-type="float" office:value="8378.26" calcext:value-type="float">
            <text:p>8378.26</text:p>
          </table:table-cell>
          <table:table-cell office:value-type="float" office:value="8336.81" calcext:value-type="float">
            <text:p>8336.81</text:p>
          </table:table-cell>
          <table:table-cell office:value-type="float" office:value="8481.11" calcext:value-type="float">
            <text:p>8481.11</text:p>
          </table:table-cell>
          <table:table-cell office:value-type="float" office:value="8394.33" calcext:value-type="float">
            <text:p>8394.33</text:p>
          </table:table-cell>
          <table:table-cell office:value-type="float" office:value="8427.26" calcext:value-type="float">
            <text:p>8427.26</text:p>
          </table:table-cell>
          <table:table-cell office:value-type="float" office:value="8525.56" calcext:value-type="float">
            <text:p>8525.56</text:p>
          </table:table-cell>
          <table:table-cell office:value-type="float" office:value="8415" calcext:value-type="float">
            <text:p>8415</text:p>
          </table:table-cell>
          <table:table-cell office:value-type="float" office:value="8437.07" calcext:value-type="float">
            <text:p>8437.07</text:p>
          </table:table-cell>
          <table:table-cell office:value-type="float" office:value="8415.36" calcext:value-type="float">
            <text:p>8415.36</text:p>
          </table:table-cell>
          <table:table-cell office:value-type="float" office:value="8488.69" calcext:value-type="float">
            <text:p>8488.69</text:p>
          </table:table-cell>
          <table:table-cell office:value-type="float" office:value="8607.99" calcext:value-type="float">
            <text:p>8607.99</text:p>
          </table:table-cell>
          <table:table-cell office:value-type="float" office:value="8468.46" calcext:value-type="float">
            <text:p>8468.46</text:p>
          </table:table-cell>
          <table:table-cell office:value-type="float" office:value="8475.02" calcext:value-type="float">
            <text:p>8475.02</text:p>
          </table:table-cell>
          <table:table-cell office:value-type="float" office:value="8511.81" calcext:value-type="float">
            <text:p>8511.81</text:p>
          </table:table-cell>
          <table:table-cell office:value-type="float" office:value="8265.27" calcext:value-type="float">
            <text:p>8265.27</text:p>
          </table:table-cell>
          <table:table-cell office:value-type="float" office:value="8141.07" calcext:value-type="float">
            <text:p>8141.07</text:p>
          </table:table-cell>
          <table:table-cell office:value-type="float" office:value="8192.11" calcext:value-type="float">
            <text:p>8192.11</text:p>
          </table:table-cell>
          <table:table-cell office:value-type="float" office:value="8219.97" calcext:value-type="float">
            <text:p>8219.97</text:p>
          </table:table-cell>
          <table:table-cell office:value-type="float" office:value="8237.7" calcext:value-type="float">
            <text:p>8237.7</text:p>
          </table:table-cell>
          <table:table-cell office:value-type="float" office:value="8223.1" calcext:value-type="float">
            <text:p>8223.1</text:p>
          </table:table-cell>
          <table:table-cell office:value-type="float" office:value="8179.85" calcext:value-type="float">
            <text:p>8179.85</text:p>
          </table:table-cell>
          <table:table-cell office:value-type="float" office:value="8184.57" calcext:value-type="float">
            <text:p>8184.57</text:p>
          </table:table-cell>
          <table:table-cell office:value-type="float" office:value="8225.02" calcext:value-type="float">
            <text:p>8225.02</text:p>
          </table:table-cell>
          <table:table-cell office:value-type="float" office:value="8300.2" calcext:value-type="float">
            <text:p>8300.2</text:p>
          </table:table-cell>
          <table:table-cell office:value-type="float" office:value="8237.86" calcext:value-type="float">
            <text:p>8237.86</text:p>
          </table:table-cell>
          <table:table-cell office:value-type="float" office:value="8333.03" calcext:value-type="float">
            <text:p>8333.03</text:p>
          </table:table-cell>
          <table:table-cell office:value-type="float" office:value="8296.98" calcext:value-type="float">
            <text:p>8296.98</text:p>
          </table:table-cell>
          <table:table-cell table:number-columns-repeated="2"/>
        </table:table-row>
        <table:table-row table:style-name="ro1">
          <table:table-cell table:number-columns-repeated="34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9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4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4</text:p>
          </table:table-cell>
          <table:table-cell table:number-columns-repeated="336"/>
        </table:table-row>
        <table:table-row table:style-name="ro1">
          <table:table-cell table:number-columns-repeated="2" office:value-type="float" office:value="24928.9" calcext:value-type="float">
            <text:p>24928.9</text:p>
          </table:table-cell>
          <table:table-cell table:number-columns-repeated="2" office:value-type="float" office:value="24464.1" calcext:value-type="float">
            <text:p>24464.1</text:p>
          </table:table-cell>
          <table:table-cell table:number-columns-repeated="2" office:value-type="float" office:value="24365.5" calcext:value-type="float">
            <text:p>24365.5</text:p>
          </table:table-cell>
          <table:table-cell table:number-columns-repeated="4" office:value-type="float" office:value="23606.4" calcext:value-type="float">
            <text:p>23606.4</text:p>
          </table:table-cell>
          <table:table-cell office:value-type="float" office:value="23329" calcext:value-type="float">
            <text:p>23329</text:p>
          </table:table-cell>
          <table:table-cell office:value-type="float" office:value="23195.1" calcext:value-type="float">
            <text:p>23195.1</text:p>
          </table:table-cell>
          <table:table-cell table:number-columns-repeated="3" office:value-type="float" office:value="22829.7" calcext:value-type="float">
            <text:p>22829.7</text:p>
          </table:table-cell>
          <table:table-cell office:value-type="float" office:value="22723.8" calcext:value-type="float">
            <text:p>22723.8</text:p>
          </table:table-cell>
          <table:table-cell table:number-columns-repeated="2" office:value-type="float" office:value="22278.2" calcext:value-type="float">
            <text:p>22278.2</text:p>
          </table:table-cell>
          <table:table-cell table:number-columns-repeated="2" office:value-type="float" office:value="22224.3" calcext:value-type="float">
            <text:p>22224.3</text:p>
          </table:table-cell>
          <table:table-cell table:number-columns-repeated="2" office:value-type="float" office:value="21674.4" calcext:value-type="float">
            <text:p>21674.4</text:p>
          </table:table-cell>
          <table:table-cell office:value-type="float" office:value="21619.1" calcext:value-type="float">
            <text:p>21619.1</text:p>
          </table:table-cell>
          <table:table-cell office:value-type="float" office:value="21579.8" calcext:value-type="float">
            <text:p>21579.8</text:p>
          </table:table-cell>
          <table:table-cell office:value-type="float" office:value="21533.3" calcext:value-type="float">
            <text:p>21533.3</text:p>
          </table:table-cell>
          <table:table-cell table:number-columns-repeated="2" office:value-type="float" office:value="21018.1" calcext:value-type="float">
            <text:p>21018.1</text:p>
          </table:table-cell>
          <table:table-cell office:value-type="float" office:value="20353.8" calcext:value-type="float">
            <text:p>20353.8</text:p>
          </table:table-cell>
          <table:table-cell office:value-type="float" office:value="20191.4" calcext:value-type="float">
            <text:p>20191.4</text:p>
          </table:table-cell>
          <table:table-cell table:number-columns-repeated="3" office:value-type="float" office:value="19976.8" calcext:value-type="float">
            <text:p>19976.8</text:p>
          </table:table-cell>
          <table:table-cell office:value-type="float" office:value="19874.5" calcext:value-type="float">
            <text:p>19874.5</text:p>
          </table:table-cell>
          <table:table-cell table:number-columns-repeated="3" office:value-type="float" office:value="19431.5" calcext:value-type="float">
            <text:p>19431.5</text:p>
          </table:table-cell>
          <table:table-cell office:value-type="float" office:value="19402.4" calcext:value-type="float">
            <text:p>19402.4</text:p>
          </table:table-cell>
          <table:table-cell office:value-type="float" office:value="19197.5" calcext:value-type="float">
            <text:p>19197.5</text:p>
          </table:table-cell>
          <table:table-cell table:number-columns-repeated="3" office:value-type="float" office:value="19003.9" calcext:value-type="float">
            <text:p>19003.9</text:p>
          </table:table-cell>
          <table:table-cell office:value-type="float" office:value="18416" calcext:value-type="float">
            <text:p>18416</text:p>
          </table:table-cell>
          <table:table-cell table:number-columns-repeated="3" office:value-type="float" office:value="18069.3" calcext:value-type="float">
            <text:p>18069.3</text:p>
          </table:table-cell>
          <table:table-cell office:value-type="float" office:value="17995.3" calcext:value-type="float">
            <text:p>17995.3</text:p>
          </table:table-cell>
          <table:table-cell table:number-columns-repeated="3" office:value-type="float" office:value="17717.2" calcext:value-type="float">
            <text:p>17717.2</text:p>
          </table:table-cell>
          <table:table-cell table:number-columns-repeated="2" office:value-type="float" office:value="17463.5" calcext:value-type="float">
            <text:p>17463.5</text:p>
          </table:table-cell>
          <table:table-cell table:number-columns-repeated="2" office:value-type="float" office:value="17423.4" calcext:value-type="float">
            <text:p>17423.4</text:p>
          </table:table-cell>
          <table:table-cell office:value-type="float" office:value="17240.9" calcext:value-type="float">
            <text:p>17240.9</text:p>
          </table:table-cell>
          <table:table-cell table:number-columns-repeated="3" office:value-type="float" office:value="17172.5" calcext:value-type="float">
            <text:p>17172.5</text:p>
          </table:table-cell>
          <table:table-cell office:value-type="float" office:value="17068.3" calcext:value-type="float">
            <text:p>17068.3</text:p>
          </table:table-cell>
          <table:table-cell office:value-type="float" office:value="17011.4" calcext:value-type="float">
            <text:p>17011.4</text:p>
          </table:table-cell>
          <table:table-cell office:value-type="float" office:value="16874.6" calcext:value-type="float">
            <text:p>16874.6</text:p>
          </table:table-cell>
          <table:table-cell office:value-type="float" office:value="16697.9" calcext:value-type="float">
            <text:p>16697.9</text:p>
          </table:table-cell>
          <table:table-cell table:number-columns-repeated="2" office:value-type="float" office:value="16584.3" calcext:value-type="float">
            <text:p>16584.3</text:p>
          </table:table-cell>
          <table:table-cell office:value-type="float" office:value="16526.9" calcext:value-type="float">
            <text:p>16526.9</text:p>
          </table:table-cell>
          <table:table-cell table:number-columns-repeated="2" office:value-type="float" office:value="16430.6" calcext:value-type="float">
            <text:p>16430.6</text:p>
          </table:table-cell>
          <table:table-cell office:value-type="float" office:value="16330.6" calcext:value-type="float">
            <text:p>16330.6</text:p>
          </table:table-cell>
          <table:table-cell office:value-type="float" office:value="16279" calcext:value-type="float">
            <text:p>16279</text:p>
          </table:table-cell>
          <table:table-cell table:number-columns-repeated="3" office:value-type="float" office:value="16227.9" calcext:value-type="float">
            <text:p>16227.9</text:p>
          </table:table-cell>
          <table:table-cell table:number-columns-repeated="2" office:value-type="float" office:value="16114.6" calcext:value-type="float">
            <text:p>16114.6</text:p>
          </table:table-cell>
          <table:table-cell office:value-type="float" office:value="16114.2" calcext:value-type="float">
            <text:p>16114.2</text:p>
          </table:table-cell>
          <table:table-cell table:number-columns-repeated="3" office:value-type="float" office:value="15558.6" calcext:value-type="float">
            <text:p>15558.6</text:p>
          </table:table-cell>
          <table:table-cell table:number-columns-repeated="3" office:value-type="float" office:value="15193.3" calcext:value-type="float">
            <text:p>15193.3</text:p>
          </table:table-cell>
          <table:table-cell table:number-columns-repeated="2" office:value-type="float" office:value="15065.7" calcext:value-type="float">
            <text:p>15065.7</text:p>
          </table:table-cell>
          <table:table-cell office:value-type="float" office:value="15048.6" calcext:value-type="float">
            <text:p>15048.6</text:p>
          </table:table-cell>
          <table:table-cell table:number-columns-repeated="3" office:value-type="float" office:value="14804" calcext:value-type="float">
            <text:p>14804</text:p>
          </table:table-cell>
          <table:table-cell office:value-type="float" office:value="14714.2" calcext:value-type="float">
            <text:p>14714.2</text:p>
          </table:table-cell>
          <table:table-cell table:number-columns-repeated="2" office:value-type="float" office:value="14136.4" calcext:value-type="float">
            <text:p>14136.4</text:p>
          </table:table-cell>
          <table:table-cell office:value-type="float" office:value="14095" calcext:value-type="float">
            <text:p>14095</text:p>
          </table:table-cell>
          <table:table-cell table:number-columns-repeated="3" office:value-type="float" office:value="13873.4" calcext:value-type="float">
            <text:p>13873.4</text:p>
          </table:table-cell>
          <table:table-cell table:number-columns-repeated="5" office:value-type="float" office:value="13696" calcext:value-type="float">
            <text:p>13696</text:p>
          </table:table-cell>
          <table:table-cell office:value-type="float" office:value="13582.9" calcext:value-type="float">
            <text:p>13582.9</text:p>
          </table:table-cell>
          <table:table-cell table:number-columns-repeated="3" office:value-type="float" office:value="13464.9" calcext:value-type="float">
            <text:p>13464.9</text:p>
          </table:table-cell>
          <table:table-cell office:value-type="float" office:value="13460.7" calcext:value-type="float">
            <text:p>13460.7</text:p>
          </table:table-cell>
          <table:table-cell table:number-columns-repeated="2" office:value-type="float" office:value="13000" calcext:value-type="float">
            <text:p>13000</text:p>
          </table:table-cell>
          <table:table-cell table:number-columns-repeated="2" office:value-type="float" office:value="12987.2" calcext:value-type="float">
            <text:p>12987.2</text:p>
          </table:table-cell>
          <table:table-cell table:number-columns-repeated="3" office:value-type="float" office:value="12680.6" calcext:value-type="float">
            <text:p>12680.6</text:p>
          </table:table-cell>
          <table:table-cell office:value-type="float" office:value="12643.2" calcext:value-type="float">
            <text:p>12643.2</text:p>
          </table:table-cell>
          <table:table-cell table:number-columns-repeated="5" office:value-type="float" office:value="12322.2" calcext:value-type="float">
            <text:p>12322.2</text:p>
          </table:table-cell>
          <table:table-cell office:value-type="float" office:value="12316.1" calcext:value-type="float">
            <text:p>12316.1</text:p>
          </table:table-cell>
          <table:table-cell table:number-columns-repeated="2" office:value-type="float" office:value="12189.8" calcext:value-type="float">
            <text:p>12189.8</text:p>
          </table:table-cell>
          <table:table-cell table:number-columns-repeated="2" office:value-type="float" office:value="12158" calcext:value-type="float">
            <text:p>12158</text:p>
          </table:table-cell>
          <table:table-cell table:number-columns-repeated="3" office:value-type="float" office:value="12122.2" calcext:value-type="float">
            <text:p>12122.2</text:p>
          </table:table-cell>
          <table:table-cell table:number-columns-repeated="5" office:value-type="float" office:value="12120.6" calcext:value-type="float">
            <text:p>12120.6</text:p>
          </table:table-cell>
          <table:table-cell office:value-type="float" office:value="12048.7" calcext:value-type="float">
            <text:p>12048.7</text:p>
          </table:table-cell>
          <table:table-cell table:number-columns-repeated="5" office:value-type="float" office:value="11823" calcext:value-type="float">
            <text:p>11823</text:p>
          </table:table-cell>
          <table:table-cell table:number-columns-repeated="4" office:value-type="float" office:value="11672.7" calcext:value-type="float">
            <text:p>11672.7</text:p>
          </table:table-cell>
          <table:table-cell table:number-columns-repeated="2" office:value-type="float" office:value="11588.5" calcext:value-type="float">
            <text:p>11588.5</text:p>
          </table:table-cell>
          <table:table-cell table:number-columns-repeated="5" office:value-type="float" office:value="11585.1" calcext:value-type="float">
            <text:p>11585.1</text:p>
          </table:table-cell>
          <table:table-cell table:number-columns-repeated="3" office:value-type="float" office:value="11521.1" calcext:value-type="float">
            <text:p>11521.1</text:p>
          </table:table-cell>
          <table:table-cell table:number-columns-repeated="3" office:value-type="float" office:value="11383.2" calcext:value-type="float">
            <text:p>11383.2</text:p>
          </table:table-cell>
          <table:table-cell table:number-columns-repeated="4" office:value-type="float" office:value="11375.2" calcext:value-type="float">
            <text:p>11375.2</text:p>
          </table:table-cell>
          <table:table-cell table:number-columns-repeated="4" office:value-type="float" office:value="11292" calcext:value-type="float">
            <text:p>11292</text:p>
          </table:table-cell>
          <table:table-cell table:number-columns-repeated="11" office:value-type="float" office:value="11268.8" calcext:value-type="float">
            <text:p>11268.8</text:p>
          </table:table-cell>
          <table:table-cell table:number-columns-repeated="2" office:value-type="float" office:value="11218.5" calcext:value-type="float">
            <text:p>11218.5</text:p>
          </table:table-cell>
          <table:table-cell table:number-columns-repeated="5" office:value-type="float" office:value="11186.1" calcext:value-type="float">
            <text:p>11186.1</text:p>
          </table:table-cell>
          <table:table-cell table:number-columns-repeated="3" office:value-type="float" office:value="11114.3" calcext:value-type="float">
            <text:p>11114.3</text:p>
          </table:table-cell>
          <table:table-cell office:value-type="float" office:value="11095.5" calcext:value-type="float">
            <text:p>11095.5</text:p>
          </table:table-cell>
          <table:table-cell table:number-columns-repeated="6" office:value-type="float" office:value="10881.9" calcext:value-type="float">
            <text:p>10881.9</text:p>
          </table:table-cell>
          <table:table-cell table:number-columns-repeated="5" office:value-type="float" office:value="10753.7" calcext:value-type="float">
            <text:p>10753.7</text:p>
          </table:table-cell>
          <table:table-cell table:number-columns-repeated="8" office:value-type="float" office:value="10561.6" calcext:value-type="float">
            <text:p>10561.6</text:p>
          </table:table-cell>
          <table:table-cell table:number-columns-repeated="4" office:value-type="float" office:value="10389.1" calcext:value-type="float">
            <text:p>10389.1</text:p>
          </table:table-cell>
          <table:table-cell office:value-type="float" office:value="10370.7" calcext:value-type="float">
            <text:p>10370.7</text:p>
          </table:table-cell>
          <table:table-cell table:number-columns-repeated="2" office:value-type="float" office:value="10332.9" calcext:value-type="float">
            <text:p>10332.9</text:p>
          </table:table-cell>
          <table:table-cell table:number-columns-repeated="2" office:value-type="float" office:value="10331.8" calcext:value-type="float">
            <text:p>10331.8</text:p>
          </table:table-cell>
          <table:table-cell table:number-columns-repeated="3" office:value-type="float" office:value="10257.6" calcext:value-type="float">
            <text:p>10257.6</text:p>
          </table:table-cell>
          <table:table-cell table:number-columns-repeated="5" office:value-type="float" office:value="10237.9" calcext:value-type="float">
            <text:p>10237.9</text:p>
          </table:table-cell>
          <table:table-cell table:number-columns-repeated="5" office:value-type="float" office:value="10096.3" calcext:value-type="float">
            <text:p>10096.3</text:p>
          </table:table-cell>
          <table:table-cell table:number-columns-repeated="5" office:value-type="float" office:value="10095.4" calcext:value-type="float">
            <text:p>10095.4</text:p>
          </table:table-cell>
          <table:table-cell office:value-type="float" office:value="10048" calcext:value-type="float">
            <text:p>10048</text:p>
          </table:table-cell>
          <table:table-cell table:number-columns-repeated="6" office:value-type="float" office:value="9965.98" calcext:value-type="float">
            <text:p>9965.98</text:p>
          </table:table-cell>
          <table:table-cell table:number-columns-repeated="5" office:value-type="float" office:value="9928.99" calcext:value-type="float">
            <text:p>9928.99</text:p>
          </table:table-cell>
          <table:table-cell table:number-columns-repeated="5" office:value-type="float" office:value="9921.94" calcext:value-type="float">
            <text:p>9921.94</text:p>
          </table:table-cell>
          <table:table-cell office:value-type="float" office:value="9917.8" calcext:value-type="float">
            <text:p>9917.8</text:p>
          </table:table-cell>
          <table:table-cell table:number-columns-repeated="8" office:value-type="float" office:value="9906.1" calcext:value-type="float">
            <text:p>9906.1</text:p>
          </table:table-cell>
          <table:table-cell table:number-columns-repeated="9" office:value-type="float" office:value="9799.1" calcext:value-type="float">
            <text:p>9799.1</text:p>
          </table:table-cell>
          <table:table-cell table:number-columns-repeated="4" office:value-type="float" office:value="9779.91" calcext:value-type="float">
            <text:p>9779.91</text:p>
          </table:table-cell>
          <table:table-cell table:number-columns-repeated="7" office:value-type="float" office:value="9712.63" calcext:value-type="float">
            <text:p>9712.63</text:p>
          </table:table-cell>
          <table:table-cell table:number-columns-repeated="7" office:value-type="float" office:value="9659.41" calcext:value-type="float">
            <text:p>9659.41</text:p>
          </table:table-cell>
          <table:table-cell table:number-columns-repeated="8" office:value-type="float" office:value="9595.07" calcext:value-type="float">
            <text:p>9595.07</text:p>
          </table:table-cell>
          <table:table-cell table:number-columns-repeated="6" office:value-type="float" office:value="9511.78" calcext:value-type="float">
            <text:p>9511.78</text:p>
          </table:table-cell>
          <table:table-cell table:number-columns-repeated="8" office:value-type="float" office:value="9436.97" calcext:value-type="float">
            <text:p>9436.97</text:p>
          </table:table-cell>
          <table:table-cell table:number-columns-repeated="16" office:value-type="float" office:value="9410.54" calcext:value-type="float">
            <text:p>9410.54</text:p>
          </table:table-cell>
          <table:table-cell table:number-columns-repeated="24"/>
        </table:table-row>
        <table:table-row table:style-name="ro1">
          <table:table-cell office:value-type="float" office:value="29553.2" calcext:value-type="float">
            <text:p>29553.2</text:p>
          </table:table-cell>
          <table:table-cell office:value-type="float" office:value="27624.5" calcext:value-type="float">
            <text:p>27624.5</text:p>
          </table:table-cell>
          <table:table-cell office:value-type="float" office:value="26004.5" calcext:value-type="float">
            <text:p>26004.5</text:p>
          </table:table-cell>
          <table:table-cell office:value-type="float" office:value="25241.4" calcext:value-type="float">
            <text:p>25241.4</text:p>
          </table:table-cell>
          <table:table-cell office:value-type="float" office:value="25155.1" calcext:value-type="float">
            <text:p>25155.1</text:p>
          </table:table-cell>
          <table:table-cell office:value-type="float" office:value="24927.8" calcext:value-type="float">
            <text:p>24927.8</text:p>
          </table:table-cell>
          <table:table-cell office:value-type="float" office:value="24722.1" calcext:value-type="float">
            <text:p>24722.1</text:p>
          </table:table-cell>
          <table:table-cell office:value-type="float" office:value="24622.3" calcext:value-type="float">
            <text:p>24622.3</text:p>
          </table:table-cell>
          <table:table-cell office:value-type="float" office:value="24401.9" calcext:value-type="float">
            <text:p>24401.9</text:p>
          </table:table-cell>
          <table:table-cell office:value-type="float" office:value="23980.7" calcext:value-type="float">
            <text:p>23980.7</text:p>
          </table:table-cell>
          <table:table-cell office:value-type="float" office:value="23871.8" calcext:value-type="float">
            <text:p>23871.8</text:p>
          </table:table-cell>
          <table:table-cell office:value-type="float" office:value="23855.9" calcext:value-type="float">
            <text:p>23855.9</text:p>
          </table:table-cell>
          <table:table-cell office:value-type="float" office:value="23787.6" calcext:value-type="float">
            <text:p>23787.6</text:p>
          </table:table-cell>
          <table:table-cell office:value-type="float" office:value="23631.2" calcext:value-type="float">
            <text:p>23631.2</text:p>
          </table:table-cell>
          <table:table-cell office:value-type="float" office:value="23479.2" calcext:value-type="float">
            <text:p>23479.2</text:p>
          </table:table-cell>
          <table:table-cell office:value-type="float" office:value="23313.2" calcext:value-type="float">
            <text:p>23313.2</text:p>
          </table:table-cell>
          <table:table-cell office:value-type="float" office:value="23110.6" calcext:value-type="float">
            <text:p>23110.6</text:p>
          </table:table-cell>
          <table:table-cell office:value-type="float" office:value="23043.3" calcext:value-type="float">
            <text:p>23043.3</text:p>
          </table:table-cell>
          <table:table-cell office:value-type="float" office:value="22846.7" calcext:value-type="float">
            <text:p>22846.7</text:p>
          </table:table-cell>
          <table:table-cell office:value-type="float" office:value="22619.9" calcext:value-type="float">
            <text:p>22619.9</text:p>
          </table:table-cell>
          <table:table-cell office:value-type="float" office:value="22539.8" calcext:value-type="float">
            <text:p>22539.8</text:p>
          </table:table-cell>
          <table:table-cell office:value-type="float" office:value="22451.9" calcext:value-type="float">
            <text:p>22451.9</text:p>
          </table:table-cell>
          <table:table-cell office:value-type="float" office:value="22283.1" calcext:value-type="float">
            <text:p>22283.1</text:p>
          </table:table-cell>
          <table:table-cell office:value-type="float" office:value="22012.4" calcext:value-type="float">
            <text:p>22012.4</text:p>
          </table:table-cell>
          <table:table-cell office:value-type="float" office:value="21909" calcext:value-type="float">
            <text:p>21909</text:p>
          </table:table-cell>
          <table:table-cell office:value-type="float" office:value="21827.6" calcext:value-type="float">
            <text:p>21827.6</text:p>
          </table:table-cell>
          <table:table-cell office:value-type="float" office:value="21771.6" calcext:value-type="float">
            <text:p>21771.6</text:p>
          </table:table-cell>
          <table:table-cell office:value-type="float" office:value="21603.8" calcext:value-type="float">
            <text:p>21603.8</text:p>
          </table:table-cell>
          <table:table-cell office:value-type="float" office:value="21259.9" calcext:value-type="float">
            <text:p>21259.9</text:p>
          </table:table-cell>
          <table:table-cell office:value-type="float" office:value="20999.8" calcext:value-type="float">
            <text:p>20999.8</text:p>
          </table:table-cell>
          <table:table-cell office:value-type="float" office:value="20655.8" calcext:value-type="float">
            <text:p>20655.8</text:p>
          </table:table-cell>
          <table:table-cell office:value-type="float" office:value="20405.5" calcext:value-type="float">
            <text:p>20405.5</text:p>
          </table:table-cell>
          <table:table-cell office:value-type="float" office:value="20290.3" calcext:value-type="float">
            <text:p>20290.3</text:p>
          </table:table-cell>
          <table:table-cell office:value-type="float" office:value="20202.2" calcext:value-type="float">
            <text:p>20202.2</text:p>
          </table:table-cell>
          <table:table-cell office:value-type="float" office:value="20155.8" calcext:value-type="float">
            <text:p>20155.8</text:p>
          </table:table-cell>
          <table:table-cell office:value-type="float" office:value="19985.5" calcext:value-type="float">
            <text:p>19985.5</text:p>
          </table:table-cell>
          <table:table-cell office:value-type="float" office:value="19718.2" calcext:value-type="float">
            <text:p>19718.2</text:p>
          </table:table-cell>
          <table:table-cell table:number-columns-repeated="2" office:value-type="float" office:value="19628.2" calcext:value-type="float">
            <text:p>19628.2</text:p>
          </table:table-cell>
          <table:table-cell office:value-type="float" office:value="19557.2" calcext:value-type="float">
            <text:p>19557.2</text:p>
          </table:table-cell>
          <table:table-cell office:value-type="float" office:value="19390.5" calcext:value-type="float">
            <text:p>19390.5</text:p>
          </table:table-cell>
          <table:table-cell office:value-type="float" office:value="19221.8" calcext:value-type="float">
            <text:p>19221.8</text:p>
          </table:table-cell>
          <table:table-cell office:value-type="float" office:value="19178.1" calcext:value-type="float">
            <text:p>19178.1</text:p>
          </table:table-cell>
          <table:table-cell office:value-type="float" office:value="18997.3" calcext:value-type="float">
            <text:p>18997.3</text:p>
          </table:table-cell>
          <table:table-cell office:value-type="float" office:value="18600" calcext:value-type="float">
            <text:p>18600</text:p>
          </table:table-cell>
          <table:table-cell office:value-type="float" office:value="18333.5" calcext:value-type="float">
            <text:p>18333.5</text:p>
          </table:table-cell>
          <table:table-cell office:value-type="float" office:value="18330.2" calcext:value-type="float">
            <text:p>18330.2</text:p>
          </table:table-cell>
          <table:table-cell office:value-type="float" office:value="18213.2" calcext:value-type="float">
            <text:p>18213.2</text:p>
          </table:table-cell>
          <table:table-cell office:value-type="float" office:value="18093.3" calcext:value-type="float">
            <text:p>18093.3</text:p>
          </table:table-cell>
          <table:table-cell office:value-type="float" office:value="17925.2" calcext:value-type="float">
            <text:p>17925.2</text:p>
          </table:table-cell>
          <table:table-cell office:value-type="float" office:value="17909" calcext:value-type="float">
            <text:p>17909</text:p>
          </table:table-cell>
          <table:table-cell office:value-type="float" office:value="17835.8" calcext:value-type="float">
            <text:p>17835.8</text:p>
          </table:table-cell>
          <table:table-cell office:value-type="float" office:value="17704.6" calcext:value-type="float">
            <text:p>17704.6</text:p>
          </table:table-cell>
          <table:table-cell office:value-type="float" office:value="17709.5" calcext:value-type="float">
            <text:p>17709.5</text:p>
          </table:table-cell>
          <table:table-cell office:value-type="float" office:value="17618.7" calcext:value-type="float">
            <text:p>17618.7</text:p>
          </table:table-cell>
          <table:table-cell office:value-type="float" office:value="17596" calcext:value-type="float">
            <text:p>17596</text:p>
          </table:table-cell>
          <table:table-cell office:value-type="float" office:value="17474.5" calcext:value-type="float">
            <text:p>17474.5</text:p>
          </table:table-cell>
          <table:table-cell office:value-type="float" office:value="17412.5" calcext:value-type="float">
            <text:p>17412.5</text:p>
          </table:table-cell>
          <table:table-cell office:value-type="float" office:value="17367.8" calcext:value-type="float">
            <text:p>17367.8</text:p>
          </table:table-cell>
          <table:table-cell office:value-type="float" office:value="17346.1" calcext:value-type="float">
            <text:p>17346.1</text:p>
          </table:table-cell>
          <table:table-cell office:value-type="float" office:value="17272" calcext:value-type="float">
            <text:p>17272</text:p>
          </table:table-cell>
          <table:table-cell office:value-type="float" office:value="17141.4" calcext:value-type="float">
            <text:p>17141.4</text:p>
          </table:table-cell>
          <table:table-cell office:value-type="float" office:value="16999.3" calcext:value-type="float">
            <text:p>16999.3</text:p>
          </table:table-cell>
          <table:table-cell office:value-type="float" office:value="16885.5" calcext:value-type="float">
            <text:p>16885.5</text:p>
          </table:table-cell>
          <table:table-cell office:value-type="float" office:value="16840" calcext:value-type="float">
            <text:p>16840</text:p>
          </table:table-cell>
          <table:table-cell office:value-type="float" office:value="16777.3" calcext:value-type="float">
            <text:p>16777.3</text:p>
          </table:table-cell>
          <table:table-cell office:value-type="float" office:value="16747.4" calcext:value-type="float">
            <text:p>16747.4</text:p>
          </table:table-cell>
          <table:table-cell office:value-type="float" office:value="16690.6" calcext:value-type="float">
            <text:p>16690.6</text:p>
          </table:table-cell>
          <table:table-cell office:value-type="float" office:value="16633.2" calcext:value-type="float">
            <text:p>16633.2</text:p>
          </table:table-cell>
          <table:table-cell office:value-type="float" office:value="16514.4" calcext:value-type="float">
            <text:p>16514.4</text:p>
          </table:table-cell>
          <table:table-cell office:value-type="float" office:value="16491.9" calcext:value-type="float">
            <text:p>16491.9</text:p>
          </table:table-cell>
          <table:table-cell office:value-type="float" office:value="16439.4" calcext:value-type="float">
            <text:p>16439.4</text:p>
          </table:table-cell>
          <table:table-cell office:value-type="float" office:value="16398.1" calcext:value-type="float">
            <text:p>16398.1</text:p>
          </table:table-cell>
          <table:table-cell office:value-type="float" office:value="16445.4" calcext:value-type="float">
            <text:p>16445.4</text:p>
          </table:table-cell>
          <table:table-cell office:value-type="float" office:value="16329.4" calcext:value-type="float">
            <text:p>16329.4</text:p>
          </table:table-cell>
          <table:table-cell office:value-type="float" office:value="16314.5" calcext:value-type="float">
            <text:p>16314.5</text:p>
          </table:table-cell>
          <table:table-cell office:value-type="float" office:value="16144.5" calcext:value-type="float">
            <text:p>16144.5</text:p>
          </table:table-cell>
          <table:table-cell office:value-type="float" office:value="15903.1" calcext:value-type="float">
            <text:p>15903.1</text:p>
          </table:table-cell>
          <table:table-cell office:value-type="float" office:value="15733.7" calcext:value-type="float">
            <text:p>15733.7</text:p>
          </table:table-cell>
          <table:table-cell office:value-type="float" office:value="15611.4" calcext:value-type="float">
            <text:p>15611.4</text:p>
          </table:table-cell>
          <table:table-cell office:value-type="float" office:value="15406.9" calcext:value-type="float">
            <text:p>15406.9</text:p>
          </table:table-cell>
          <table:table-cell office:value-type="float" office:value="15362.5" calcext:value-type="float">
            <text:p>15362.5</text:p>
          </table:table-cell>
          <table:table-cell office:value-type="float" office:value="15327" calcext:value-type="float">
            <text:p>15327</text:p>
          </table:table-cell>
          <table:table-cell office:value-type="float" office:value="15294.2" calcext:value-type="float">
            <text:p>15294.2</text:p>
          </table:table-cell>
          <table:table-cell office:value-type="float" office:value="15232.6" calcext:value-type="float">
            <text:p>15232.6</text:p>
          </table:table-cell>
          <table:table-cell office:value-type="float" office:value="15168.4" calcext:value-type="float">
            <text:p>15168.4</text:p>
          </table:table-cell>
          <table:table-cell office:value-type="float" office:value="15015.4" calcext:value-type="float">
            <text:p>15015.4</text:p>
          </table:table-cell>
          <table:table-cell office:value-type="float" office:value="14997.2" calcext:value-type="float">
            <text:p>14997.2</text:p>
          </table:table-cell>
          <table:table-cell office:value-type="float" office:value="14953.8" calcext:value-type="float">
            <text:p>14953.8</text:p>
          </table:table-cell>
          <table:table-cell office:value-type="float" office:value="14730.6" calcext:value-type="float">
            <text:p>14730.6</text:p>
          </table:table-cell>
          <table:table-cell office:value-type="float" office:value="14424.4" calcext:value-type="float">
            <text:p>14424.4</text:p>
          </table:table-cell>
          <table:table-cell office:value-type="float" office:value="14346.9" calcext:value-type="float">
            <text:p>14346.9</text:p>
          </table:table-cell>
          <table:table-cell office:value-type="float" office:value="14225" calcext:value-type="float">
            <text:p>14225</text:p>
          </table:table-cell>
          <table:table-cell office:value-type="float" office:value="14089.1" calcext:value-type="float">
            <text:p>14089.1</text:p>
          </table:table-cell>
          <table:table-cell office:value-type="float" office:value="14064.4" calcext:value-type="float">
            <text:p>14064.4</text:p>
          </table:table-cell>
          <table:table-cell office:value-type="float" office:value="14054.7" calcext:value-type="float">
            <text:p>14054.7</text:p>
          </table:table-cell>
          <table:table-cell office:value-type="float" office:value="13943.9" calcext:value-type="float">
            <text:p>13943.9</text:p>
          </table:table-cell>
          <table:table-cell office:value-type="float" office:value="13876.3" calcext:value-type="float">
            <text:p>13876.3</text:p>
          </table:table-cell>
          <table:table-cell office:value-type="float" office:value="13941.4" calcext:value-type="float">
            <text:p>13941.4</text:p>
          </table:table-cell>
          <table:table-cell office:value-type="float" office:value="13931.4" calcext:value-type="float">
            <text:p>13931.4</text:p>
          </table:table-cell>
          <table:table-cell office:value-type="float" office:value="13875.1" calcext:value-type="float">
            <text:p>13875.1</text:p>
          </table:table-cell>
          <table:table-cell office:value-type="float" office:value="13801" calcext:value-type="float">
            <text:p>13801</text:p>
          </table:table-cell>
          <table:table-cell office:value-type="float" office:value="13692.6" calcext:value-type="float">
            <text:p>13692.6</text:p>
          </table:table-cell>
          <table:table-cell office:value-type="float" office:value="13644.1" calcext:value-type="float">
            <text:p>13644.1</text:p>
          </table:table-cell>
          <table:table-cell office:value-type="float" office:value="13618.6" calcext:value-type="float">
            <text:p>13618.6</text:p>
          </table:table-cell>
          <table:table-cell office:value-type="float" office:value="13532.3" calcext:value-type="float">
            <text:p>13532.3</text:p>
          </table:table-cell>
          <table:table-cell office:value-type="float" office:value="13337.8" calcext:value-type="float">
            <text:p>13337.8</text:p>
          </table:table-cell>
          <table:table-cell office:value-type="float" office:value="13210.7" calcext:value-type="float">
            <text:p>13210.7</text:p>
          </table:table-cell>
          <table:table-cell office:value-type="float" office:value="13179.2" calcext:value-type="float">
            <text:p>13179.2</text:p>
          </table:table-cell>
          <table:table-cell office:value-type="float" office:value="13144.9" calcext:value-type="float">
            <text:p>13144.9</text:p>
          </table:table-cell>
          <table:table-cell office:value-type="float" office:value="13021.7" calcext:value-type="float">
            <text:p>13021.7</text:p>
          </table:table-cell>
          <table:table-cell office:value-type="float" office:value="12866.8" calcext:value-type="float">
            <text:p>12866.8</text:p>
          </table:table-cell>
          <table:table-cell office:value-type="float" office:value="12877.2" calcext:value-type="float">
            <text:p>12877.2</text:p>
          </table:table-cell>
          <table:table-cell office:value-type="float" office:value="12747.9" calcext:value-type="float">
            <text:p>12747.9</text:p>
          </table:table-cell>
          <table:table-cell office:value-type="float" office:value="12590.3" calcext:value-type="float">
            <text:p>12590.3</text:p>
          </table:table-cell>
          <table:table-cell office:value-type="float" office:value="12576.6" calcext:value-type="float">
            <text:p>12576.6</text:p>
          </table:table-cell>
          <table:table-cell office:value-type="float" office:value="12501.5" calcext:value-type="float">
            <text:p>12501.5</text:p>
          </table:table-cell>
          <table:table-cell office:value-type="float" office:value="12546.9" calcext:value-type="float">
            <text:p>12546.9</text:p>
          </table:table-cell>
          <table:table-cell office:value-type="float" office:value="12528.9" calcext:value-type="float">
            <text:p>12528.9</text:p>
          </table:table-cell>
          <table:table-cell office:value-type="float" office:value="12480.1" calcext:value-type="float">
            <text:p>12480.1</text:p>
          </table:table-cell>
          <table:table-cell office:value-type="float" office:value="12370.8" calcext:value-type="float">
            <text:p>12370.8</text:p>
          </table:table-cell>
          <table:table-cell office:value-type="float" office:value="12390.1" calcext:value-type="float">
            <text:p>12390.1</text:p>
          </table:table-cell>
          <table:table-cell office:value-type="float" office:value="12367.3" calcext:value-type="float">
            <text:p>12367.3</text:p>
          </table:table-cell>
          <table:table-cell office:value-type="float" office:value="12306.5" calcext:value-type="float">
            <text:p>12306.5</text:p>
          </table:table-cell>
          <table:table-cell office:value-type="float" office:value="12340.7" calcext:value-type="float">
            <text:p>12340.7</text:p>
          </table:table-cell>
          <table:table-cell office:value-type="float" office:value="12307.8" calcext:value-type="float">
            <text:p>12307.8</text:p>
          </table:table-cell>
          <table:table-cell office:value-type="float" office:value="12413.1" calcext:value-type="float">
            <text:p>12413.1</text:p>
          </table:table-cell>
          <table:table-cell office:value-type="float" office:value="12313.8" calcext:value-type="float">
            <text:p>12313.8</text:p>
          </table:table-cell>
          <table:table-cell office:value-type="float" office:value="12370.6" calcext:value-type="float">
            <text:p>12370.6</text:p>
          </table:table-cell>
          <table:table-cell office:value-type="float" office:value="12324.6" calcext:value-type="float">
            <text:p>12324.6</text:p>
          </table:table-cell>
          <table:table-cell office:value-type="float" office:value="12304.5" calcext:value-type="float">
            <text:p>12304.5</text:p>
          </table:table-cell>
          <table:table-cell office:value-type="float" office:value="12296.3" calcext:value-type="float">
            <text:p>12296.3</text:p>
          </table:table-cell>
          <table:table-cell office:value-type="float" office:value="12189.6" calcext:value-type="float">
            <text:p>12189.6</text:p>
          </table:table-cell>
          <table:table-cell office:value-type="float" office:value="12120.3" calcext:value-type="float">
            <text:p>12120.3</text:p>
          </table:table-cell>
          <table:table-cell office:value-type="float" office:value="12016.6" calcext:value-type="float">
            <text:p>12016.6</text:p>
          </table:table-cell>
          <table:table-cell office:value-type="float" office:value="12006.6" calcext:value-type="float">
            <text:p>12006.6</text:p>
          </table:table-cell>
          <table:table-cell office:value-type="float" office:value="11985.2" calcext:value-type="float">
            <text:p>11985.2</text:p>
          </table:table-cell>
          <table:table-cell office:value-type="float" office:value="11905.8" calcext:value-type="float">
            <text:p>11905.8</text:p>
          </table:table-cell>
          <table:table-cell office:value-type="float" office:value="11821" calcext:value-type="float">
            <text:p>11821</text:p>
          </table:table-cell>
          <table:table-cell office:value-type="float" office:value="11841.6" calcext:value-type="float">
            <text:p>11841.6</text:p>
          </table:table-cell>
          <table:table-cell office:value-type="float" office:value="11838.7" calcext:value-type="float">
            <text:p>11838.7</text:p>
          </table:table-cell>
          <table:table-cell office:value-type="float" office:value="11865.9" calcext:value-type="float">
            <text:p>11865.9</text:p>
          </table:table-cell>
          <table:table-cell office:value-type="float" office:value="11792.6" calcext:value-type="float">
            <text:p>11792.6</text:p>
          </table:table-cell>
          <table:table-cell office:value-type="float" office:value="11777.7" calcext:value-type="float">
            <text:p>11777.7</text:p>
          </table:table-cell>
          <table:table-cell office:value-type="float" office:value="11749.8" calcext:value-type="float">
            <text:p>11749.8</text:p>
          </table:table-cell>
          <table:table-cell office:value-type="float" office:value="11801.4" calcext:value-type="float">
            <text:p>11801.4</text:p>
          </table:table-cell>
          <table:table-cell office:value-type="float" office:value="11756.9" calcext:value-type="float">
            <text:p>11756.9</text:p>
          </table:table-cell>
          <table:table-cell office:value-type="float" office:value="11777.5" calcext:value-type="float">
            <text:p>11777.5</text:p>
          </table:table-cell>
          <table:table-cell office:value-type="float" office:value="11797.8" calcext:value-type="float">
            <text:p>11797.8</text:p>
          </table:table-cell>
          <table:table-cell office:value-type="float" office:value="11738.4" calcext:value-type="float">
            <text:p>11738.4</text:p>
          </table:table-cell>
          <table:table-cell office:value-type="float" office:value="11735.7" calcext:value-type="float">
            <text:p>11735.7</text:p>
          </table:table-cell>
          <table:table-cell office:value-type="float" office:value="11712.9" calcext:value-type="float">
            <text:p>11712.9</text:p>
          </table:table-cell>
          <table:table-cell office:value-type="float" office:value="11645.9" calcext:value-type="float">
            <text:p>11645.9</text:p>
          </table:table-cell>
          <table:table-cell office:value-type="float" office:value="11584.6" calcext:value-type="float">
            <text:p>11584.6</text:p>
          </table:table-cell>
          <table:table-cell office:value-type="float" office:value="11592.8" calcext:value-type="float">
            <text:p>11592.8</text:p>
          </table:table-cell>
          <table:table-cell office:value-type="float" office:value="11580.2" calcext:value-type="float">
            <text:p>11580.2</text:p>
          </table:table-cell>
          <table:table-cell office:value-type="float" office:value="11532.6" calcext:value-type="float">
            <text:p>11532.6</text:p>
          </table:table-cell>
          <table:table-cell office:value-type="float" office:value="11670.8" calcext:value-type="float">
            <text:p>11670.8</text:p>
          </table:table-cell>
          <table:table-cell office:value-type="float" office:value="11499.4" calcext:value-type="float">
            <text:p>11499.4</text:p>
          </table:table-cell>
          <table:table-cell office:value-type="float" office:value="11488.3" calcext:value-type="float">
            <text:p>11488.3</text:p>
          </table:table-cell>
          <table:table-cell office:value-type="float" office:value="11466.7" calcext:value-type="float">
            <text:p>11466.7</text:p>
          </table:table-cell>
          <table:table-cell office:value-type="float" office:value="11463.4" calcext:value-type="float">
            <text:p>11463.4</text:p>
          </table:table-cell>
          <table:table-cell office:value-type="float" office:value="11437.3" calcext:value-type="float">
            <text:p>11437.3</text:p>
          </table:table-cell>
          <table:table-cell office:value-type="float" office:value="11422.3" calcext:value-type="float">
            <text:p>11422.3</text:p>
          </table:table-cell>
          <table:table-cell office:value-type="float" office:value="11472.6" calcext:value-type="float">
            <text:p>11472.6</text:p>
          </table:table-cell>
          <table:table-cell office:value-type="float" office:value="11475.8" calcext:value-type="float">
            <text:p>11475.8</text:p>
          </table:table-cell>
          <table:table-cell office:value-type="float" office:value="11427" calcext:value-type="float">
            <text:p>11427</text:p>
          </table:table-cell>
          <table:table-cell office:value-type="float" office:value="11512" calcext:value-type="float">
            <text:p>11512</text:p>
          </table:table-cell>
          <table:table-cell office:value-type="float" office:value="11522.3" calcext:value-type="float">
            <text:p>11522.3</text:p>
          </table:table-cell>
          <table:table-cell office:value-type="float" office:value="11524.7" calcext:value-type="float">
            <text:p>11524.7</text:p>
          </table:table-cell>
          <table:table-cell office:value-type="float" office:value="11528.5" calcext:value-type="float">
            <text:p>11528.5</text:p>
          </table:table-cell>
          <table:table-cell office:value-type="float" office:value="11499.4" calcext:value-type="float">
            <text:p>11499.4</text:p>
          </table:table-cell>
          <table:table-cell office:value-type="float" office:value="11506.2" calcext:value-type="float">
            <text:p>11506.2</text:p>
          </table:table-cell>
          <table:table-cell office:value-type="float" office:value="11515.4" calcext:value-type="float">
            <text:p>11515.4</text:p>
          </table:table-cell>
          <table:table-cell office:value-type="float" office:value="11416" calcext:value-type="float">
            <text:p>11416</text:p>
          </table:table-cell>
          <table:table-cell office:value-type="float" office:value="11435.6" calcext:value-type="float">
            <text:p>11435.6</text:p>
          </table:table-cell>
          <table:table-cell office:value-type="float" office:value="11370.6" calcext:value-type="float">
            <text:p>11370.6</text:p>
          </table:table-cell>
          <table:table-cell office:value-type="float" office:value="11366.2" calcext:value-type="float">
            <text:p>11366.2</text:p>
          </table:table-cell>
          <table:table-cell office:value-type="float" office:value="11341.5" calcext:value-type="float">
            <text:p>11341.5</text:p>
          </table:table-cell>
          <table:table-cell office:value-type="float" office:value="11385.1" calcext:value-type="float">
            <text:p>11385.1</text:p>
          </table:table-cell>
          <table:table-cell office:value-type="float" office:value="11399.8" calcext:value-type="float">
            <text:p>11399.8</text:p>
          </table:table-cell>
          <table:table-cell office:value-type="float" office:value="11298.9" calcext:value-type="float">
            <text:p>11298.9</text:p>
          </table:table-cell>
          <table:table-cell office:value-type="float" office:value="11255.6" calcext:value-type="float">
            <text:p>11255.6</text:p>
          </table:table-cell>
          <table:table-cell office:value-type="float" office:value="11271.6" calcext:value-type="float">
            <text:p>11271.6</text:p>
          </table:table-cell>
          <table:table-cell office:value-type="float" office:value="11271.5" calcext:value-type="float">
            <text:p>11271.5</text:p>
          </table:table-cell>
          <table:table-cell office:value-type="float" office:value="11142.1" calcext:value-type="float">
            <text:p>11142.1</text:p>
          </table:table-cell>
          <table:table-cell office:value-type="float" office:value="11139.2" calcext:value-type="float">
            <text:p>11139.2</text:p>
          </table:table-cell>
          <table:table-cell office:value-type="float" office:value="11072.6" calcext:value-type="float">
            <text:p>11072.6</text:p>
          </table:table-cell>
          <table:table-cell office:value-type="float" office:value="11122.8" calcext:value-type="float">
            <text:p>11122.8</text:p>
          </table:table-cell>
          <table:table-cell office:value-type="float" office:value="11104" calcext:value-type="float">
            <text:p>11104</text:p>
          </table:table-cell>
          <table:table-cell office:value-type="float" office:value="10994.1" calcext:value-type="float">
            <text:p>10994.1</text:p>
          </table:table-cell>
          <table:table-cell office:value-type="float" office:value="10958.1" calcext:value-type="float">
            <text:p>10958.1</text:p>
          </table:table-cell>
          <table:table-cell office:value-type="float" office:value="11007.3" calcext:value-type="float">
            <text:p>11007.3</text:p>
          </table:table-cell>
          <table:table-cell office:value-type="float" office:value="10973.2" calcext:value-type="float">
            <text:p>10973.2</text:p>
          </table:table-cell>
          <table:table-cell office:value-type="float" office:value="10943.5" calcext:value-type="float">
            <text:p>10943.5</text:p>
          </table:table-cell>
          <table:table-cell office:value-type="float" office:value="10985.1" calcext:value-type="float">
            <text:p>10985.1</text:p>
          </table:table-cell>
          <table:table-cell office:value-type="float" office:value="10853.8" calcext:value-type="float">
            <text:p>10853.8</text:p>
          </table:table-cell>
          <table:table-cell office:value-type="float" office:value="10723.7" calcext:value-type="float">
            <text:p>10723.7</text:p>
          </table:table-cell>
          <table:table-cell office:value-type="float" office:value="10751.6" calcext:value-type="float">
            <text:p>10751.6</text:p>
          </table:table-cell>
          <table:table-cell office:value-type="float" office:value="10760.6" calcext:value-type="float">
            <text:p>10760.6</text:p>
          </table:table-cell>
          <table:table-cell office:value-type="float" office:value="10796.5" calcext:value-type="float">
            <text:p>10796.5</text:p>
          </table:table-cell>
          <table:table-cell office:value-type="float" office:value="10786.7" calcext:value-type="float">
            <text:p>10786.7</text:p>
          </table:table-cell>
          <table:table-cell office:value-type="float" office:value="10723.4" calcext:value-type="float">
            <text:p>10723.4</text:p>
          </table:table-cell>
          <table:table-cell office:value-type="float" office:value="10753.5" calcext:value-type="float">
            <text:p>10753.5</text:p>
          </table:table-cell>
          <table:table-cell office:value-type="float" office:value="10583.8" calcext:value-type="float">
            <text:p>10583.8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676.4" calcext:value-type="float">
            <text:p>10676.4</text:p>
          </table:table-cell>
          <table:table-cell office:value-type="float" office:value="10546.7" calcext:value-type="float">
            <text:p>10546.7</text:p>
          </table:table-cell>
          <table:table-cell office:value-type="float" office:value="10546.3" calcext:value-type="float">
            <text:p>10546.3</text:p>
          </table:table-cell>
          <table:table-cell office:value-type="float" office:value="10479.2" calcext:value-type="float">
            <text:p>10479.2</text:p>
          </table:table-cell>
          <table:table-cell office:value-type="float" office:value="10508.1" calcext:value-type="float">
            <text:p>10508.1</text:p>
          </table:table-cell>
          <table:table-cell office:value-type="float" office:value="10543.4" calcext:value-type="float">
            <text:p>10543.4</text:p>
          </table:table-cell>
          <table:table-cell office:value-type="float" office:value="10479.4" calcext:value-type="float">
            <text:p>10479.4</text:p>
          </table:table-cell>
          <table:table-cell office:value-type="float" office:value="10412.3" calcext:value-type="float">
            <text:p>10412.3</text:p>
          </table:table-cell>
          <table:table-cell office:value-type="float" office:value="10515.8" calcext:value-type="float">
            <text:p>10515.8</text:p>
          </table:table-cell>
          <table:table-cell office:value-type="float" office:value="10457.7" calcext:value-type="float">
            <text:p>10457.7</text:p>
          </table:table-cell>
          <table:table-cell office:value-type="float" office:value="10474.4" calcext:value-type="float">
            <text:p>10474.4</text:p>
          </table:table-cell>
          <table:table-cell office:value-type="float" office:value="10419.1" calcext:value-type="float">
            <text:p>10419.1</text:p>
          </table:table-cell>
          <table:table-cell office:value-type="float" office:value="10486.7" calcext:value-type="float">
            <text:p>10486.7</text:p>
          </table:table-cell>
          <table:table-cell office:value-type="float" office:value="10456.7" calcext:value-type="float">
            <text:p>10456.7</text:p>
          </table:table-cell>
          <table:table-cell office:value-type="float" office:value="10423.6" calcext:value-type="float">
            <text:p>10423.6</text:p>
          </table:table-cell>
          <table:table-cell office:value-type="float" office:value="10324.8" calcext:value-type="float">
            <text:p>10324.8</text:p>
          </table:table-cell>
          <table:table-cell office:value-type="float" office:value="10295.6" calcext:value-type="float">
            <text:p>10295.6</text:p>
          </table:table-cell>
          <table:table-cell office:value-type="float" office:value="10286.4" calcext:value-type="float">
            <text:p>10286.4</text:p>
          </table:table-cell>
          <table:table-cell office:value-type="float" office:value="10331.5" calcext:value-type="float">
            <text:p>10331.5</text:p>
          </table:table-cell>
          <table:table-cell office:value-type="float" office:value="10336.5" calcext:value-type="float">
            <text:p>10336.5</text:p>
          </table:table-cell>
          <table:table-cell office:value-type="float" office:value="10285.9" calcext:value-type="float">
            <text:p>10285.9</text:p>
          </table:table-cell>
          <table:table-cell office:value-type="float" office:value="10277.3" calcext:value-type="float">
            <text:p>10277.3</text:p>
          </table:table-cell>
          <table:table-cell office:value-type="float" office:value="10325.6" calcext:value-type="float">
            <text:p>10325.6</text:p>
          </table:table-cell>
          <table:table-cell office:value-type="float" office:value="10233.3" calcext:value-type="float">
            <text:p>10233.3</text:p>
          </table:table-cell>
          <table:table-cell office:value-type="float" office:value="10367.3" calcext:value-type="float">
            <text:p>10367.3</text:p>
          </table:table-cell>
          <table:table-cell office:value-type="float" office:value="10284.4" calcext:value-type="float">
            <text:p>10284.4</text:p>
          </table:table-cell>
          <table:table-cell office:value-type="float" office:value="10145.1" calcext:value-type="float">
            <text:p>10145.1</text:p>
          </table:table-cell>
          <table:table-cell office:value-type="float" office:value="10107.9" calcext:value-type="float">
            <text:p>10107.9</text:p>
          </table:table-cell>
          <table:table-cell office:value-type="float" office:value="10158" calcext:value-type="float">
            <text:p>10158</text:p>
          </table:table-cell>
          <table:table-cell office:value-type="float" office:value="10183.6" calcext:value-type="float">
            <text:p>10183.6</text:p>
          </table:table-cell>
          <table:table-cell office:value-type="float" office:value="10206.4" calcext:value-type="float">
            <text:p>10206.4</text:p>
          </table:table-cell>
          <table:table-cell office:value-type="float" office:value="10138.8" calcext:value-type="float">
            <text:p>10138.8</text:p>
          </table:table-cell>
          <table:table-cell office:value-type="float" office:value="10148.8" calcext:value-type="float">
            <text:p>10148.8</text:p>
          </table:table-cell>
          <table:table-cell office:value-type="float" office:value="10146.4" calcext:value-type="float">
            <text:p>10146.4</text:p>
          </table:table-cell>
          <table:table-cell office:value-type="float" office:value="10116.9" calcext:value-type="float">
            <text:p>10116.9</text:p>
          </table:table-cell>
          <table:table-cell office:value-type="float" office:value="10107.6" calcext:value-type="float">
            <text:p>10107.6</text:p>
          </table:table-cell>
          <table:table-cell office:value-type="float" office:value="10139.2" calcext:value-type="float">
            <text:p>10139.2</text:p>
          </table:table-cell>
          <table:table-cell office:value-type="float" office:value="10087.3" calcext:value-type="float">
            <text:p>10087.3</text:p>
          </table:table-cell>
          <table:table-cell office:value-type="float" office:value="10084.8" calcext:value-type="float">
            <text:p>10084.8</text:p>
          </table:table-cell>
          <table:table-cell office:value-type="float" office:value="10141" calcext:value-type="float">
            <text:p>10141</text:p>
          </table:table-cell>
          <table:table-cell office:value-type="float" office:value="10106.2" calcext:value-type="float">
            <text:p>10106.2</text:p>
          </table:table-cell>
          <table:table-cell office:value-type="float" office:value="10229.9" calcext:value-type="float">
            <text:p>10229.9</text:p>
          </table:table-cell>
          <table:table-cell office:value-type="float" office:value="10188.2" calcext:value-type="float">
            <text:p>10188.2</text:p>
          </table:table-cell>
          <table:table-cell office:value-type="float" office:value="10106.1" calcext:value-type="float">
            <text:p>10106.1</text:p>
          </table:table-cell>
          <table:table-cell office:value-type="float" office:value="10126.1" calcext:value-type="float">
            <text:p>10126.1</text:p>
          </table:table-cell>
          <table:table-cell office:value-type="float" office:value="10094" calcext:value-type="float">
            <text:p>10094</text:p>
          </table:table-cell>
          <table:table-cell office:value-type="float" office:value="10133.7" calcext:value-type="float">
            <text:p>10133.7</text:p>
          </table:table-cell>
          <table:table-cell office:value-type="float" office:value="10107.8" calcext:value-type="float">
            <text:p>10107.8</text:p>
          </table:table-cell>
          <table:table-cell office:value-type="float" office:value="10091.3" calcext:value-type="float">
            <text:p>10091.3</text:p>
          </table:table-cell>
          <table:table-cell office:value-type="float" office:value="10157.8" calcext:value-type="float">
            <text:p>10157.8</text:p>
          </table:table-cell>
          <table:table-cell office:value-type="float" office:value="10118.2" calcext:value-type="float">
            <text:p>10118.2</text:p>
          </table:table-cell>
          <table:table-cell office:value-type="float" office:value="10014" calcext:value-type="float">
            <text:p>10014</text:p>
          </table:table-cell>
          <table:table-cell office:value-type="float" office:value="9969.26" calcext:value-type="float">
            <text:p>9969.26</text:p>
          </table:table-cell>
          <table:table-cell office:value-type="float" office:value="10035.2" calcext:value-type="float">
            <text:p>10035.2</text:p>
          </table:table-cell>
          <table:table-cell office:value-type="float" office:value="9964.29" calcext:value-type="float">
            <text:p>9964.29</text:p>
          </table:table-cell>
          <table:table-cell office:value-type="float" office:value="10075.6" calcext:value-type="float">
            <text:p>10075.6</text:p>
          </table:table-cell>
          <table:table-cell office:value-type="float" office:value="9978.39" calcext:value-type="float">
            <text:p>9978.39</text:p>
          </table:table-cell>
          <table:table-cell office:value-type="float" office:value="10032" calcext:value-type="float">
            <text:p>10032</text:p>
          </table:table-cell>
          <table:table-cell office:value-type="float" office:value="10045.5" calcext:value-type="float">
            <text:p>10045.5</text:p>
          </table:table-cell>
          <table:table-cell office:value-type="float" office:value="10019.3" calcext:value-type="float">
            <text:p>10019.3</text:p>
          </table:table-cell>
          <table:table-cell office:value-type="float" office:value="9958" calcext:value-type="float">
            <text:p>9958</text:p>
          </table:table-cell>
          <table:table-cell office:value-type="float" office:value="9965.14" calcext:value-type="float">
            <text:p>9965.14</text:p>
          </table:table-cell>
          <table:table-cell office:value-type="float" office:value="10044.3" calcext:value-type="float">
            <text:p>10044.3</text:p>
          </table:table-cell>
          <table:table-cell office:value-type="float" office:value="9995.24" calcext:value-type="float">
            <text:p>9995.24</text:p>
          </table:table-cell>
          <table:table-cell office:value-type="float" office:value="9929.31" calcext:value-type="float">
            <text:p>9929.31</text:p>
          </table:table-cell>
          <table:table-cell office:value-type="float" office:value="9951.36" calcext:value-type="float">
            <text:p>9951.36</text:p>
          </table:table-cell>
          <table:table-cell office:value-type="float" office:value="9939.5" calcext:value-type="float">
            <text:p>9939.5</text:p>
          </table:table-cell>
          <table:table-cell office:value-type="float" office:value="9933.04" calcext:value-type="float">
            <text:p>9933.04</text:p>
          </table:table-cell>
          <table:table-cell office:value-type="float" office:value="9933.97" calcext:value-type="float">
            <text:p>9933.97</text:p>
          </table:table-cell>
          <table:table-cell office:value-type="float" office:value="9964.38" calcext:value-type="float">
            <text:p>9964.38</text:p>
          </table:table-cell>
          <table:table-cell office:value-type="float" office:value="9973.03" calcext:value-type="float">
            <text:p>9973.03</text:p>
          </table:table-cell>
          <table:table-cell office:value-type="float" office:value="9886.14" calcext:value-type="float">
            <text:p>9886.14</text:p>
          </table:table-cell>
          <table:table-cell office:value-type="float" office:value="9834.16" calcext:value-type="float">
            <text:p>9834.16</text:p>
          </table:table-cell>
          <table:table-cell office:value-type="float" office:value="9887.2" calcext:value-type="float">
            <text:p>9887.2</text:p>
          </table:table-cell>
          <table:table-cell office:value-type="float" office:value="9911.14" calcext:value-type="float">
            <text:p>9911.14</text:p>
          </table:table-cell>
          <table:table-cell office:value-type="float" office:value="9960.85" calcext:value-type="float">
            <text:p>9960.85</text:p>
          </table:table-cell>
          <table:table-cell office:value-type="float" office:value="9857.77" calcext:value-type="float">
            <text:p>9857.77</text:p>
          </table:table-cell>
          <table:table-cell office:value-type="float" office:value="9900.89" calcext:value-type="float">
            <text:p>9900.89</text:p>
          </table:table-cell>
          <table:table-cell office:value-type="float" office:value="9766.25" calcext:value-type="float">
            <text:p>9766.25</text:p>
          </table:table-cell>
          <table:table-cell office:value-type="float" office:value="9790.17" calcext:value-type="float">
            <text:p>9790.17</text:p>
          </table:table-cell>
          <table:table-cell office:value-type="float" office:value="9890.66" calcext:value-type="float">
            <text:p>9890.66</text:p>
          </table:table-cell>
          <table:table-cell office:value-type="float" office:value="9827.88" calcext:value-type="float">
            <text:p>9827.88</text:p>
          </table:table-cell>
          <table:table-cell office:value-type="float" office:value="9864.41" calcext:value-type="float">
            <text:p>9864.41</text:p>
          </table:table-cell>
          <table:table-cell office:value-type="float" office:value="9791.63" calcext:value-type="float">
            <text:p>9791.63</text:p>
          </table:table-cell>
          <table:table-cell office:value-type="float" office:value="9905.41" calcext:value-type="float">
            <text:p>9905.41</text:p>
          </table:table-cell>
          <table:table-cell office:value-type="float" office:value="9795.09" calcext:value-type="float">
            <text:p>9795.09</text:p>
          </table:table-cell>
          <table:table-cell office:value-type="float" office:value="9773.54" calcext:value-type="float">
            <text:p>9773.54</text:p>
          </table:table-cell>
          <table:table-cell office:value-type="float" office:value="9715.75" calcext:value-type="float">
            <text:p>9715.75</text:p>
          </table:table-cell>
          <table:table-cell office:value-type="float" office:value="9711.05" calcext:value-type="float">
            <text:p>9711.05</text:p>
          </table:table-cell>
          <table:table-cell office:value-type="float" office:value="9740.33" calcext:value-type="float">
            <text:p>9740.33</text:p>
          </table:table-cell>
          <table:table-cell office:value-type="float" office:value="9753.92" calcext:value-type="float">
            <text:p>9753.92</text:p>
          </table:table-cell>
          <table:table-cell office:value-type="float" office:value="9863.28" calcext:value-type="float">
            <text:p>9863.28</text:p>
          </table:table-cell>
          <table:table-cell office:value-type="float" office:value="9700.73" calcext:value-type="float">
            <text:p>9700.73</text:p>
          </table:table-cell>
          <table:table-cell office:value-type="float" office:value="9604.18" calcext:value-type="float">
            <text:p>9604.18</text:p>
          </table:table-cell>
          <table:table-cell office:value-type="float" office:value="9609.13" calcext:value-type="float">
            <text:p>9609.13</text:p>
          </table:table-cell>
          <table:table-cell office:value-type="float" office:value="9617.74" calcext:value-type="float">
            <text:p>9617.74</text:p>
          </table:table-cell>
          <table:table-cell office:value-type="float" office:value="9657.23" calcext:value-type="float">
            <text:p>9657.23</text:p>
          </table:table-cell>
          <table:table-cell office:value-type="float" office:value="9675.61" calcext:value-type="float">
            <text:p>9675.61</text:p>
          </table:table-cell>
          <table:table-cell office:value-type="float" office:value="9690.72" calcext:value-type="float">
            <text:p>9690.72</text:p>
          </table:table-cell>
          <table:table-cell office:value-type="float" office:value="9678.69" calcext:value-type="float">
            <text:p>9678.69</text:p>
          </table:table-cell>
          <table:table-cell office:value-type="float" office:value="9555.02" calcext:value-type="float">
            <text:p>9555.02</text:p>
          </table:table-cell>
          <table:table-cell office:value-type="float" office:value="9660.97" calcext:value-type="float">
            <text:p>9660.97</text:p>
          </table:table-cell>
          <table:table-cell office:value-type="float" office:value="9610.6" calcext:value-type="float">
            <text:p>9610.6</text:p>
          </table:table-cell>
          <table:table-cell office:value-type="float" office:value="9628.06" calcext:value-type="float">
            <text:p>9628.06</text:p>
          </table:table-cell>
          <table:table-cell office:value-type="float" office:value="9697.25" calcext:value-type="float">
            <text:p>9697.25</text:p>
          </table:table-cell>
          <table:table-cell office:value-type="float" office:value="9659.57" calcext:value-type="float">
            <text:p>9659.57</text:p>
          </table:table-cell>
          <table:table-cell office:value-type="float" office:value="9706.36" calcext:value-type="float">
            <text:p>9706.36</text:p>
          </table:table-cell>
          <table:table-cell office:value-type="float" office:value="9675.96" calcext:value-type="float">
            <text:p>9675.96</text:p>
          </table:table-cell>
          <table:table-cell office:value-type="float" office:value="9711.19" calcext:value-type="float">
            <text:p>9711.19</text:p>
          </table:table-cell>
          <table:table-cell office:value-type="float" office:value="9697.17" calcext:value-type="float">
            <text:p>9697.17</text:p>
          </table:table-cell>
          <table:table-cell office:value-type="float" office:value="9662.84" calcext:value-type="float">
            <text:p>9662.84</text:p>
          </table:table-cell>
          <table:table-cell office:value-type="float" office:value="9688.01" calcext:value-type="float">
            <text:p>9688.01</text:p>
          </table:table-cell>
          <table:table-cell office:value-type="float" office:value="9716.43" calcext:value-type="float">
            <text:p>9716.43</text:p>
          </table:table-cell>
          <table:table-cell table:number-columns-repeated="24"/>
        </table:table-row>
        <table:table-row table:style-name="ro1">
          <table:table-cell table:number-columns-repeated="34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91"/>
        </table:table-row>
        <table:table-row table:style-name="ro1">
          <table:table-cell office:value-type="string" calcext:value-type="string">
            <text:p>Population Size: 100 </text:p>
          </table:table-cell>
          <table:table-cell office:value-type="string" calcext:value-type="string">
            <text:p><text:s/>K: 5 </text:p>
          </table:table-cell>
          <table:table-cell office:value-type="string" calcext:value-type="string">
            <text:p><text:s/>Seed: 50 </text:p>
          </table:table-cell>
          <table:table-cell office:value-type="string" calcext:value-type="string">
            <text:p><text:s/>Max Generations w/out improvement: 15 </text:p>
          </table:table-cell>
          <table:table-cell office:value-type="string" calcext:value-type="string">
            <text:p><text:s/>Mutation Rate: 10 </text:p>
          </table:table-cell>
          <table:table-cell office:value-type="string" calcext:value-type="string">
            <text:p><text:s/>Crossover Rate: 80</text:p>
          </table:table-cell>
          <table:table-cell office:value-type="string" calcext:value-type="string">
            <text:p>Run: 5</text:p>
          </table:table-cell>
          <table:table-cell table:number-columns-repeated="336"/>
        </table:table-row>
        <table:table-row table:style-name="ro1">
          <table:table-cell office:value-type="float" office:value="25405.4" calcext:value-type="float">
            <text:p>25405.4</text:p>
          </table:table-cell>
          <table:table-cell office:value-type="float" office:value="25082.7" calcext:value-type="float">
            <text:p>25082.7</text:p>
          </table:table-cell>
          <table:table-cell table:number-columns-repeated="3" office:value-type="float" office:value="24906" calcext:value-type="float">
            <text:p>24906</text:p>
          </table:table-cell>
          <table:table-cell table:number-columns-repeated="2" office:value-type="float" office:value="24179.3" calcext:value-type="float">
            <text:p>24179.3</text:p>
          </table:table-cell>
          <table:table-cell table:number-columns-repeated="2" office:value-type="float" office:value="23958.7" calcext:value-type="float">
            <text:p>23958.7</text:p>
          </table:table-cell>
          <table:table-cell table:number-columns-repeated="2" office:value-type="float" office:value="23638.7" calcext:value-type="float">
            <text:p>23638.7</text:p>
          </table:table-cell>
          <table:table-cell office:value-type="float" office:value="23617.9" calcext:value-type="float">
            <text:p>23617.9</text:p>
          </table:table-cell>
          <table:table-cell office:value-type="float" office:value="23495.5" calcext:value-type="float">
            <text:p>23495.5</text:p>
          </table:table-cell>
          <table:table-cell office:value-type="float" office:value="23055.9" calcext:value-type="float">
            <text:p>23055.9</text:p>
          </table:table-cell>
          <table:table-cell office:value-type="float" office:value="22963.6" calcext:value-type="float">
            <text:p>22963.6</text:p>
          </table:table-cell>
          <table:table-cell table:number-columns-repeated="3" office:value-type="float" office:value="22641.1" calcext:value-type="float">
            <text:p>22641.1</text:p>
          </table:table-cell>
          <table:table-cell table:number-columns-repeated="2" office:value-type="float" office:value="22159.2" calcext:value-type="float">
            <text:p>22159.2</text:p>
          </table:table-cell>
          <table:table-cell office:value-type="float" office:value="22001.2" calcext:value-type="float">
            <text:p>22001.2</text:p>
          </table:table-cell>
          <table:table-cell office:value-type="float" office:value="21837.5" calcext:value-type="float">
            <text:p>21837.5</text:p>
          </table:table-cell>
          <table:table-cell office:value-type="float" office:value="21772.3" calcext:value-type="float">
            <text:p>21772.3</text:p>
          </table:table-cell>
          <table:table-cell table:number-columns-repeated="3" office:value-type="float" office:value="21166.6" calcext:value-type="float">
            <text:p>21166.6</text:p>
          </table:table-cell>
          <table:table-cell table:number-columns-repeated="3" office:value-type="float" office:value="20660.3" calcext:value-type="float">
            <text:p>20660.3</text:p>
          </table:table-cell>
          <table:table-cell office:value-type="float" office:value="20331.1" calcext:value-type="float">
            <text:p>20331.1</text:p>
          </table:table-cell>
          <table:table-cell table:number-columns-repeated="3" office:value-type="float" office:value="20239.9" calcext:value-type="float">
            <text:p>20239.9</text:p>
          </table:table-cell>
          <table:table-cell table:number-columns-repeated="4" office:value-type="float" office:value="20164.7" calcext:value-type="float">
            <text:p>20164.7</text:p>
          </table:table-cell>
          <table:table-cell table:number-columns-repeated="3" office:value-type="float" office:value="19507.9" calcext:value-type="float">
            <text:p>19507.9</text:p>
          </table:table-cell>
          <table:table-cell table:number-columns-repeated="2" office:value-type="float" office:value="19382.6" calcext:value-type="float">
            <text:p>19382.6</text:p>
          </table:table-cell>
          <table:table-cell table:number-columns-repeated="2" office:value-type="float" office:value="19297.5" calcext:value-type="float">
            <text:p>19297.5</text:p>
          </table:table-cell>
          <table:table-cell office:value-type="float" office:value="18912" calcext:value-type="float">
            <text:p>18912</text:p>
          </table:table-cell>
          <table:table-cell table:number-columns-repeated="3" office:value-type="float" office:value="18779.7" calcext:value-type="float">
            <text:p>18779.7</text:p>
          </table:table-cell>
          <table:table-cell table:number-columns-repeated="2" office:value-type="float" office:value="18277.8" calcext:value-type="float">
            <text:p>18277.8</text:p>
          </table:table-cell>
          <table:table-cell table:number-columns-repeated="2" office:value-type="float" office:value="17797.1" calcext:value-type="float">
            <text:p>17797.1</text:p>
          </table:table-cell>
          <table:table-cell table:number-columns-repeated="2" office:value-type="float" office:value="17626" calcext:value-type="float">
            <text:p>17626</text:p>
          </table:table-cell>
          <table:table-cell table:number-columns-repeated="3" office:value-type="float" office:value="17140.5" calcext:value-type="float">
            <text:p>17140.5</text:p>
          </table:table-cell>
          <table:table-cell table:number-columns-repeated="3" office:value-type="float" office:value="17086" calcext:value-type="float">
            <text:p>17086</text:p>
          </table:table-cell>
          <table:table-cell office:value-type="float" office:value="16858.4" calcext:value-type="float">
            <text:p>16858.4</text:p>
          </table:table-cell>
          <table:table-cell table:number-columns-repeated="4" office:value-type="float" office:value="16746.9" calcext:value-type="float">
            <text:p>16746.9</text:p>
          </table:table-cell>
          <table:table-cell table:number-columns-repeated="2" office:value-type="float" office:value="16112.9" calcext:value-type="float">
            <text:p>16112.9</text:p>
          </table:table-cell>
          <table:table-cell table:number-columns-repeated="2" office:value-type="float" office:value="16019" calcext:value-type="float">
            <text:p>16019</text:p>
          </table:table-cell>
          <table:table-cell table:number-columns-repeated="2" office:value-type="float" office:value="15932.9" calcext:value-type="float">
            <text:p>15932.9</text:p>
          </table:table-cell>
          <table:table-cell office:value-type="float" office:value="15366.6" calcext:value-type="float">
            <text:p>15366.6</text:p>
          </table:table-cell>
          <table:table-cell table:number-columns-repeated="3" office:value-type="float" office:value="15362.9" calcext:value-type="float">
            <text:p>15362.9</text:p>
          </table:table-cell>
          <table:table-cell office:value-type="float" office:value="15319.8" calcext:value-type="float">
            <text:p>15319.8</text:p>
          </table:table-cell>
          <table:table-cell table:number-columns-repeated="2" office:value-type="float" office:value="15294.8" calcext:value-type="float">
            <text:p>15294.8</text:p>
          </table:table-cell>
          <table:table-cell table:number-columns-repeated="2" office:value-type="float" office:value="14978.7" calcext:value-type="float">
            <text:p>14978.7</text:p>
          </table:table-cell>
          <table:table-cell table:number-columns-repeated="2" office:value-type="float" office:value="14644.8" calcext:value-type="float">
            <text:p>14644.8</text:p>
          </table:table-cell>
          <table:table-cell table:number-columns-repeated="5" office:value-type="float" office:value="14451.4" calcext:value-type="float">
            <text:p>14451.4</text:p>
          </table:table-cell>
          <table:table-cell office:value-type="float" office:value="14339.6" calcext:value-type="float">
            <text:p>14339.6</text:p>
          </table:table-cell>
          <table:table-cell table:number-columns-repeated="2" office:value-type="float" office:value="14263.5" calcext:value-type="float">
            <text:p>14263.5</text:p>
          </table:table-cell>
          <table:table-cell table:number-columns-repeated="3" office:value-type="float" office:value="14006.4" calcext:value-type="float">
            <text:p>14006.4</text:p>
          </table:table-cell>
          <table:table-cell office:value-type="float" office:value="13932.9" calcext:value-type="float">
            <text:p>13932.9</text:p>
          </table:table-cell>
          <table:table-cell office:value-type="float" office:value="13482.7" calcext:value-type="float">
            <text:p>13482.7</text:p>
          </table:table-cell>
          <table:table-cell table:number-columns-repeated="3" office:value-type="float" office:value="13349" calcext:value-type="float">
            <text:p>13349</text:p>
          </table:table-cell>
          <table:table-cell table:number-columns-repeated="4" office:value-type="float" office:value="13016.6" calcext:value-type="float">
            <text:p>13016.6</text:p>
          </table:table-cell>
          <table:table-cell table:number-columns-repeated="2" office:value-type="float" office:value="12971.2" calcext:value-type="float">
            <text:p>12971.2</text:p>
          </table:table-cell>
          <table:table-cell table:number-columns-repeated="6" office:value-type="float" office:value="12758.8" calcext:value-type="float">
            <text:p>12758.8</text:p>
          </table:table-cell>
          <table:table-cell table:number-columns-repeated="4" office:value-type="float" office:value="12203" calcext:value-type="float">
            <text:p>12203</text:p>
          </table:table-cell>
          <table:table-cell office:value-type="float" office:value="12007.6" calcext:value-type="float">
            <text:p>12007.6</text:p>
          </table:table-cell>
          <table:table-cell table:number-columns-repeated="2" office:value-type="float" office:value="12003.8" calcext:value-type="float">
            <text:p>12003.8</text:p>
          </table:table-cell>
          <table:table-cell office:value-type="float" office:value="11993.3" calcext:value-type="float">
            <text:p>11993.3</text:p>
          </table:table-cell>
          <table:table-cell table:number-columns-repeated="2" office:value-type="float" office:value="11928.5" calcext:value-type="float">
            <text:p>11928.5</text:p>
          </table:table-cell>
          <table:table-cell table:number-columns-repeated="4" office:value-type="float" office:value="11819.6" calcext:value-type="float">
            <text:p>11819.6</text:p>
          </table:table-cell>
          <table:table-cell office:value-type="float" office:value="11792.4" calcext:value-type="float">
            <text:p>11792.4</text:p>
          </table:table-cell>
          <table:table-cell office:value-type="float" office:value="11791.5" calcext:value-type="float">
            <text:p>11791.5</text:p>
          </table:table-cell>
          <table:table-cell table:number-columns-repeated="2" office:value-type="float" office:value="11640.6" calcext:value-type="float">
            <text:p>11640.6</text:p>
          </table:table-cell>
          <table:table-cell table:number-columns-repeated="2" office:value-type="float" office:value="11454.7" calcext:value-type="float">
            <text:p>11454.7</text:p>
          </table:table-cell>
          <table:table-cell table:number-columns-repeated="2" office:value-type="float" office:value="11451.9" calcext:value-type="float">
            <text:p>11451.9</text:p>
          </table:table-cell>
          <table:table-cell table:number-columns-repeated="2" office:value-type="float" office:value="11378.9" calcext:value-type="float">
            <text:p>11378.9</text:p>
          </table:table-cell>
          <table:table-cell office:value-type="float" office:value="11324.4" calcext:value-type="float">
            <text:p>11324.4</text:p>
          </table:table-cell>
          <table:table-cell office:value-type="float" office:value="11245.2" calcext:value-type="float">
            <text:p>11245.2</text:p>
          </table:table-cell>
          <table:table-cell table:number-columns-repeated="5" office:value-type="float" office:value="11139" calcext:value-type="float">
            <text:p>11139</text:p>
          </table:table-cell>
          <table:table-cell table:number-columns-repeated="4" office:value-type="float" office:value="11129.3" calcext:value-type="float">
            <text:p>11129.3</text:p>
          </table:table-cell>
          <table:table-cell office:value-type="float" office:value="11094" calcext:value-type="float">
            <text:p>11094</text:p>
          </table:table-cell>
          <table:table-cell table:number-columns-repeated="4" office:value-type="float" office:value="10970.5" calcext:value-type="float">
            <text:p>10970.5</text:p>
          </table:table-cell>
          <table:table-cell table:number-columns-repeated="7" office:value-type="float" office:value="10918.7" calcext:value-type="float">
            <text:p>10918.7</text:p>
          </table:table-cell>
          <table:table-cell table:number-columns-repeated="5" office:value-type="float" office:value="10843.3" calcext:value-type="float">
            <text:p>10843.3</text:p>
          </table:table-cell>
          <table:table-cell table:number-columns-repeated="2" office:value-type="float" office:value="10796.1" calcext:value-type="float">
            <text:p>10796.1</text:p>
          </table:table-cell>
          <table:table-cell table:number-columns-repeated="4" office:value-type="float" office:value="10747.2" calcext:value-type="float">
            <text:p>10747.2</text:p>
          </table:table-cell>
          <table:table-cell office:value-type="float" office:value="10578.9" calcext:value-type="float">
            <text:p>10578.9</text:p>
          </table:table-cell>
          <table:table-cell table:number-columns-repeated="11" office:value-type="float" office:value="10575.4" calcext:value-type="float">
            <text:p>10575.4</text:p>
          </table:table-cell>
          <table:table-cell table:number-columns-repeated="5" office:value-type="float" office:value="10495.6" calcext:value-type="float">
            <text:p>10495.6</text:p>
          </table:table-cell>
          <table:table-cell table:number-columns-repeated="3" office:value-type="float" office:value="10361.9" calcext:value-type="float">
            <text:p>10361.9</text:p>
          </table:table-cell>
          <table:table-cell table:number-columns-repeated="4" office:value-type="float" office:value="10172.5" calcext:value-type="float">
            <text:p>10172.5</text:p>
          </table:table-cell>
          <table:table-cell table:number-columns-repeated="2" office:value-type="float" office:value="10139.4" calcext:value-type="float">
            <text:p>10139.4</text:p>
          </table:table-cell>
          <table:table-cell table:number-columns-repeated="7" office:value-type="float" office:value="9902.61" calcext:value-type="float">
            <text:p>9902.61</text:p>
          </table:table-cell>
          <table:table-cell table:number-columns-repeated="8" office:value-type="float" office:value="9883.49" calcext:value-type="float">
            <text:p>9883.49</text:p>
          </table:table-cell>
          <table:table-cell table:number-columns-repeated="4" office:value-type="float" office:value="9734.62" calcext:value-type="float">
            <text:p>9734.62</text:p>
          </table:table-cell>
          <table:table-cell table:number-columns-repeated="3" office:value-type="float" office:value="9682.57" calcext:value-type="float">
            <text:p>9682.57</text:p>
          </table:table-cell>
          <table:table-cell table:number-columns-repeated="2" office:value-type="float" office:value="9672.34" calcext:value-type="float">
            <text:p>9672.34</text:p>
          </table:table-cell>
          <table:table-cell table:number-columns-repeated="2" office:value-type="float" office:value="9597.15" calcext:value-type="float">
            <text:p>9597.15</text:p>
          </table:table-cell>
          <table:table-cell table:number-columns-repeated="2" office:value-type="float" office:value="9586.92" calcext:value-type="float">
            <text:p>9586.92</text:p>
          </table:table-cell>
          <table:table-cell table:number-columns-repeated="5" office:value-type="float" office:value="9442.59" calcext:value-type="float">
            <text:p>9442.59</text:p>
          </table:table-cell>
          <table:table-cell table:number-columns-repeated="4" office:value-type="float" office:value="9389.66" calcext:value-type="float">
            <text:p>9389.66</text:p>
          </table:table-cell>
          <table:table-cell table:number-columns-repeated="2" office:value-type="float" office:value="9389.62" calcext:value-type="float">
            <text:p>9389.62</text:p>
          </table:table-cell>
          <table:table-cell table:number-columns-repeated="7" office:value-type="float" office:value="9308.33" calcext:value-type="float">
            <text:p>9308.33</text:p>
          </table:table-cell>
          <table:table-cell table:number-columns-repeated="3" office:value-type="float" office:value="9270.47" calcext:value-type="float">
            <text:p>9270.47</text:p>
          </table:table-cell>
          <table:table-cell table:number-columns-repeated="13" office:value-type="float" office:value="9202.75" calcext:value-type="float">
            <text:p>9202.75</text:p>
          </table:table-cell>
          <table:table-cell table:number-columns-repeated="2" office:value-type="float" office:value="9127.94" calcext:value-type="float">
            <text:p>9127.94</text:p>
          </table:table-cell>
          <table:table-cell table:number-columns-repeated="6" office:value-type="float" office:value="9124.7" calcext:value-type="float">
            <text:p>9124.7</text:p>
          </table:table-cell>
          <table:table-cell table:number-columns-repeated="16" office:value-type="float" office:value="9107.55" calcext:value-type="float">
            <text:p>9107.55</text:p>
          </table:table-cell>
          <table:table-cell table:number-columns-repeated="63"/>
        </table:table-row>
        <table:table-row table:style-name="ro1">
          <table:table-cell office:value-type="float" office:value="29011.4" calcext:value-type="float">
            <text:p>29011.4</text:p>
          </table:table-cell>
          <table:table-cell office:value-type="float" office:value="27480.6" calcext:value-type="float">
            <text:p>27480.6</text:p>
          </table:table-cell>
          <table:table-cell office:value-type="float" office:value="26328.2" calcext:value-type="float">
            <text:p>26328.2</text:p>
          </table:table-cell>
          <table:table-cell office:value-type="float" office:value="25719.7" calcext:value-type="float">
            <text:p>25719.7</text:p>
          </table:table-cell>
          <table:table-cell office:value-type="float" office:value="25472.9" calcext:value-type="float">
            <text:p>25472.9</text:p>
          </table:table-cell>
          <table:table-cell office:value-type="float" office:value="25296.2" calcext:value-type="float">
            <text:p>25296.2</text:p>
          </table:table-cell>
          <table:table-cell office:value-type="float" office:value="25092.4" calcext:value-type="float">
            <text:p>25092.4</text:p>
          </table:table-cell>
          <table:table-cell office:value-type="float" office:value="24872.9" calcext:value-type="float">
            <text:p>24872.9</text:p>
          </table:table-cell>
          <table:table-cell office:value-type="float" office:value="24510.9" calcext:value-type="float">
            <text:p>24510.9</text:p>
          </table:table-cell>
          <table:table-cell office:value-type="float" office:value="24372.7" calcext:value-type="float">
            <text:p>24372.7</text:p>
          </table:table-cell>
          <table:table-cell office:value-type="float" office:value="24207.2" calcext:value-type="float">
            <text:p>24207.2</text:p>
          </table:table-cell>
          <table:table-cell office:value-type="float" office:value="24122.3" calcext:value-type="float">
            <text:p>24122.3</text:p>
          </table:table-cell>
          <table:table-cell office:value-type="float" office:value="23972.1" calcext:value-type="float">
            <text:p>23972.1</text:p>
          </table:table-cell>
          <table:table-cell office:value-type="float" office:value="23887.7" calcext:value-type="float">
            <text:p>23887.7</text:p>
          </table:table-cell>
          <table:table-cell office:value-type="float" office:value="23813.3" calcext:value-type="float">
            <text:p>23813.3</text:p>
          </table:table-cell>
          <table:table-cell office:value-type="float" office:value="23631.8" calcext:value-type="float">
            <text:p>23631.8</text:p>
          </table:table-cell>
          <table:table-cell office:value-type="float" office:value="23366.6" calcext:value-type="float">
            <text:p>23366.6</text:p>
          </table:table-cell>
          <table:table-cell office:value-type="float" office:value="23182.4" calcext:value-type="float">
            <text:p>23182.4</text:p>
          </table:table-cell>
          <table:table-cell office:value-type="float" office:value="22922.6" calcext:value-type="float">
            <text:p>22922.6</text:p>
          </table:table-cell>
          <table:table-cell office:value-type="float" office:value="22869.5" calcext:value-type="float">
            <text:p>22869.5</text:p>
          </table:table-cell>
          <table:table-cell office:value-type="float" office:value="22751" calcext:value-type="float">
            <text:p>22751</text:p>
          </table:table-cell>
          <table:table-cell office:value-type="float" office:value="22507" calcext:value-type="float">
            <text:p>22507</text:p>
          </table:table-cell>
          <table:table-cell office:value-type="float" office:value="22358.6" calcext:value-type="float">
            <text:p>22358.6</text:p>
          </table:table-cell>
          <table:table-cell office:value-type="float" office:value="22162.5" calcext:value-type="float">
            <text:p>22162.5</text:p>
          </table:table-cell>
          <table:table-cell office:value-type="float" office:value="22012.5" calcext:value-type="float">
            <text:p>22012.5</text:p>
          </table:table-cell>
          <table:table-cell office:value-type="float" office:value="21826.3" calcext:value-type="float">
            <text:p>21826.3</text:p>
          </table:table-cell>
          <table:table-cell office:value-type="float" office:value="21525.1" calcext:value-type="float">
            <text:p>21525.1</text:p>
          </table:table-cell>
          <table:table-cell office:value-type="float" office:value="21384.8" calcext:value-type="float">
            <text:p>21384.8</text:p>
          </table:table-cell>
          <table:table-cell office:value-type="float" office:value="21240.2" calcext:value-type="float">
            <text:p>21240.2</text:p>
          </table:table-cell>
          <table:table-cell office:value-type="float" office:value="21031.6" calcext:value-type="float">
            <text:p>21031.6</text:p>
          </table:table-cell>
          <table:table-cell office:value-type="float" office:value="20900.5" calcext:value-type="float">
            <text:p>20900.5</text:p>
          </table:table-cell>
          <table:table-cell office:value-type="float" office:value="20708.5" calcext:value-type="float">
            <text:p>20708.5</text:p>
          </table:table-cell>
          <table:table-cell office:value-type="float" office:value="20577.6" calcext:value-type="float">
            <text:p>20577.6</text:p>
          </table:table-cell>
          <table:table-cell office:value-type="float" office:value="20500.2" calcext:value-type="float">
            <text:p>20500.2</text:p>
          </table:table-cell>
          <table:table-cell office:value-type="float" office:value="20490.7" calcext:value-type="float">
            <text:p>20490.7</text:p>
          </table:table-cell>
          <table:table-cell office:value-type="float" office:value="20474.4" calcext:value-type="float">
            <text:p>20474.4</text:p>
          </table:table-cell>
          <table:table-cell office:value-type="float" office:value="20418.2" calcext:value-type="float">
            <text:p>20418.2</text:p>
          </table:table-cell>
          <table:table-cell office:value-type="float" office:value="20417.5" calcext:value-type="float">
            <text:p>20417.5</text:p>
          </table:table-cell>
          <table:table-cell office:value-type="float" office:value="20349.3" calcext:value-type="float">
            <text:p>20349.3</text:p>
          </table:table-cell>
          <table:table-cell office:value-type="float" office:value="20200.1" calcext:value-type="float">
            <text:p>20200.1</text:p>
          </table:table-cell>
          <table:table-cell office:value-type="float" office:value="19839.5" calcext:value-type="float">
            <text:p>19839.5</text:p>
          </table:table-cell>
          <table:table-cell office:value-type="float" office:value="19765.2" calcext:value-type="float">
            <text:p>19765.2</text:p>
          </table:table-cell>
          <table:table-cell office:value-type="float" office:value="19760.2" calcext:value-type="float">
            <text:p>19760.2</text:p>
          </table:table-cell>
          <table:table-cell office:value-type="float" office:value="19734.9" calcext:value-type="float">
            <text:p>19734.9</text:p>
          </table:table-cell>
          <table:table-cell office:value-type="float" office:value="19618.6" calcext:value-type="float">
            <text:p>19618.6</text:p>
          </table:table-cell>
          <table:table-cell office:value-type="float" office:value="19517.3" calcext:value-type="float">
            <text:p>19517.3</text:p>
          </table:table-cell>
          <table:table-cell office:value-type="float" office:value="19351.8" calcext:value-type="float">
            <text:p>19351.8</text:p>
          </table:table-cell>
          <table:table-cell office:value-type="float" office:value="19155.7" calcext:value-type="float">
            <text:p>19155.7</text:p>
          </table:table-cell>
          <table:table-cell office:value-type="float" office:value="19092.3" calcext:value-type="float">
            <text:p>19092.3</text:p>
          </table:table-cell>
          <table:table-cell office:value-type="float" office:value="18985.6" calcext:value-type="float">
            <text:p>18985.6</text:p>
          </table:table-cell>
          <table:table-cell office:value-type="float" office:value="18891.2" calcext:value-type="float">
            <text:p>18891.2</text:p>
          </table:table-cell>
          <table:table-cell office:value-type="float" office:value="18578" calcext:value-type="float">
            <text:p>18578</text:p>
          </table:table-cell>
          <table:table-cell office:value-type="float" office:value="18357.8" calcext:value-type="float">
            <text:p>18357.8</text:p>
          </table:table-cell>
          <table:table-cell office:value-type="float" office:value="18161.9" calcext:value-type="float">
            <text:p>18161.9</text:p>
          </table:table-cell>
          <table:table-cell office:value-type="float" office:value="17976.1" calcext:value-type="float">
            <text:p>17976.1</text:p>
          </table:table-cell>
          <table:table-cell office:value-type="float" office:value="17867.3" calcext:value-type="float">
            <text:p>17867.3</text:p>
          </table:table-cell>
          <table:table-cell office:value-type="float" office:value="17704.6" calcext:value-type="float">
            <text:p>17704.6</text:p>
          </table:table-cell>
          <table:table-cell office:value-type="float" office:value="17509.1" calcext:value-type="float">
            <text:p>17509.1</text:p>
          </table:table-cell>
          <table:table-cell office:value-type="float" office:value="17377.2" calcext:value-type="float">
            <text:p>17377.2</text:p>
          </table:table-cell>
          <table:table-cell office:value-type="float" office:value="17357.6" calcext:value-type="float">
            <text:p>17357.6</text:p>
          </table:table-cell>
          <table:table-cell office:value-type="float" office:value="17315.6" calcext:value-type="float">
            <text:p>17315.6</text:p>
          </table:table-cell>
          <table:table-cell office:value-type="float" office:value="17252" calcext:value-type="float">
            <text:p>17252</text:p>
          </table:table-cell>
          <table:table-cell office:value-type="float" office:value="17162.8" calcext:value-type="float">
            <text:p>17162.8</text:p>
          </table:table-cell>
          <table:table-cell office:value-type="float" office:value="17089.2" calcext:value-type="float">
            <text:p>17089.2</text:p>
          </table:table-cell>
          <table:table-cell office:value-type="float" office:value="16979.3" calcext:value-type="float">
            <text:p>16979.3</text:p>
          </table:table-cell>
          <table:table-cell office:value-type="float" office:value="16950.5" calcext:value-type="float">
            <text:p>16950.5</text:p>
          </table:table-cell>
          <table:table-cell office:value-type="float" office:value="16912.3" calcext:value-type="float">
            <text:p>16912.3</text:p>
          </table:table-cell>
          <table:table-cell office:value-type="float" office:value="16738.9" calcext:value-type="float">
            <text:p>16738.9</text:p>
          </table:table-cell>
          <table:table-cell office:value-type="float" office:value="16465.7" calcext:value-type="float">
            <text:p>16465.7</text:p>
          </table:table-cell>
          <table:table-cell office:value-type="float" office:value="16310.3" calcext:value-type="float">
            <text:p>16310.3</text:p>
          </table:table-cell>
          <table:table-cell office:value-type="float" office:value="16227" calcext:value-type="float">
            <text:p>16227</text:p>
          </table:table-cell>
          <table:table-cell office:value-type="float" office:value="16208.2" calcext:value-type="float">
            <text:p>16208.2</text:p>
          </table:table-cell>
          <table:table-cell office:value-type="float" office:value="16118.5" calcext:value-type="float">
            <text:p>16118.5</text:p>
          </table:table-cell>
          <table:table-cell office:value-type="float" office:value="16078.3" calcext:value-type="float">
            <text:p>16078.3</text:p>
          </table:table-cell>
          <table:table-cell office:value-type="float" office:value="15821.8" calcext:value-type="float">
            <text:p>15821.8</text:p>
          </table:table-cell>
          <table:table-cell office:value-type="float" office:value="15579.7" calcext:value-type="float">
            <text:p>15579.7</text:p>
          </table:table-cell>
          <table:table-cell office:value-type="float" office:value="15580.4" calcext:value-type="float">
            <text:p>15580.4</text:p>
          </table:table-cell>
          <table:table-cell office:value-type="float" office:value="15578.6" calcext:value-type="float">
            <text:p>15578.6</text:p>
          </table:table-cell>
          <table:table-cell office:value-type="float" office:value="15527.9" calcext:value-type="float">
            <text:p>15527.9</text:p>
          </table:table-cell>
          <table:table-cell office:value-type="float" office:value="15477.3" calcext:value-type="float">
            <text:p>15477.3</text:p>
          </table:table-cell>
          <table:table-cell office:value-type="float" office:value="15359.4" calcext:value-type="float">
            <text:p>15359.4</text:p>
          </table:table-cell>
          <table:table-cell office:value-type="float" office:value="15153.6" calcext:value-type="float">
            <text:p>15153.6</text:p>
          </table:table-cell>
          <table:table-cell office:value-type="float" office:value="14993.7" calcext:value-type="float">
            <text:p>14993.7</text:p>
          </table:table-cell>
          <table:table-cell office:value-type="float" office:value="14896.3" calcext:value-type="float">
            <text:p>14896.3</text:p>
          </table:table-cell>
          <table:table-cell office:value-type="float" office:value="14830.9" calcext:value-type="float">
            <text:p>14830.9</text:p>
          </table:table-cell>
          <table:table-cell office:value-type="float" office:value="14669.1" calcext:value-type="float">
            <text:p>14669.1</text:p>
          </table:table-cell>
          <table:table-cell office:value-type="float" office:value="14658" calcext:value-type="float">
            <text:p>14658</text:p>
          </table:table-cell>
          <table:table-cell office:value-type="float" office:value="14667.5" calcext:value-type="float">
            <text:p>14667.5</text:p>
          </table:table-cell>
          <table:table-cell office:value-type="float" office:value="14645.3" calcext:value-type="float">
            <text:p>14645.3</text:p>
          </table:table-cell>
          <table:table-cell office:value-type="float" office:value="14651.9" calcext:value-type="float">
            <text:p>14651.9</text:p>
          </table:table-cell>
          <table:table-cell office:value-type="float" office:value="14553.5" calcext:value-type="float">
            <text:p>14553.5</text:p>
          </table:table-cell>
          <table:table-cell office:value-type="float" office:value="14445.2" calcext:value-type="float">
            <text:p>14445.2</text:p>
          </table:table-cell>
          <table:table-cell office:value-type="float" office:value="14402.7" calcext:value-type="float">
            <text:p>14402.7</text:p>
          </table:table-cell>
          <table:table-cell office:value-type="float" office:value="14312.2" calcext:value-type="float">
            <text:p>14312.2</text:p>
          </table:table-cell>
          <table:table-cell office:value-type="float" office:value="14190.3" calcext:value-type="float">
            <text:p>14190.3</text:p>
          </table:table-cell>
          <table:table-cell office:value-type="float" office:value="14223.2" calcext:value-type="float">
            <text:p>14223.2</text:p>
          </table:table-cell>
          <table:table-cell office:value-type="float" office:value="13968.1" calcext:value-type="float">
            <text:p>13968.1</text:p>
          </table:table-cell>
          <table:table-cell office:value-type="float" office:value="13761.4" calcext:value-type="float">
            <text:p>13761.4</text:p>
          </table:table-cell>
          <table:table-cell office:value-type="float" office:value="13610.1" calcext:value-type="float">
            <text:p>13610.1</text:p>
          </table:table-cell>
          <table:table-cell office:value-type="float" office:value="13530.3" calcext:value-type="float">
            <text:p>13530.3</text:p>
          </table:table-cell>
          <table:table-cell office:value-type="float" office:value="13453.8" calcext:value-type="float">
            <text:p>13453.8</text:p>
          </table:table-cell>
          <table:table-cell office:value-type="float" office:value="13279.2" calcext:value-type="float">
            <text:p>13279.2</text:p>
          </table:table-cell>
          <table:table-cell office:value-type="float" office:value="13255.9" calcext:value-type="float">
            <text:p>13255.9</text:p>
          </table:table-cell>
          <table:table-cell office:value-type="float" office:value="13271" calcext:value-type="float">
            <text:p>13271</text:p>
          </table:table-cell>
          <table:table-cell office:value-type="float" office:value="13239.2" calcext:value-type="float">
            <text:p>13239.2</text:p>
          </table:table-cell>
          <table:table-cell office:value-type="float" office:value="13142.5" calcext:value-type="float">
            <text:p>13142.5</text:p>
          </table:table-cell>
          <table:table-cell office:value-type="float" office:value="13149.3" calcext:value-type="float">
            <text:p>13149.3</text:p>
          </table:table-cell>
          <table:table-cell office:value-type="float" office:value="12982.9" calcext:value-type="float">
            <text:p>12982.9</text:p>
          </table:table-cell>
          <table:table-cell office:value-type="float" office:value="12981.2" calcext:value-type="float">
            <text:p>12981.2</text:p>
          </table:table-cell>
          <table:table-cell office:value-type="float" office:value="12917.2" calcext:value-type="float">
            <text:p>12917.2</text:p>
          </table:table-cell>
          <table:table-cell office:value-type="float" office:value="12986.9" calcext:value-type="float">
            <text:p>12986.9</text:p>
          </table:table-cell>
          <table:table-cell office:value-type="float" office:value="13037.8" calcext:value-type="float">
            <text:p>13037.8</text:p>
          </table:table-cell>
          <table:table-cell office:value-type="float" office:value="12919.2" calcext:value-type="float">
            <text:p>12919.2</text:p>
          </table:table-cell>
          <table:table-cell office:value-type="float" office:value="12704.2" calcext:value-type="float">
            <text:p>12704.2</text:p>
          </table:table-cell>
          <table:table-cell office:value-type="float" office:value="12439.8" calcext:value-type="float">
            <text:p>12439.8</text:p>
          </table:table-cell>
          <table:table-cell office:value-type="float" office:value="12394.3" calcext:value-type="float">
            <text:p>12394.3</text:p>
          </table:table-cell>
          <table:table-cell office:value-type="float" office:value="12337" calcext:value-type="float">
            <text:p>12337</text:p>
          </table:table-cell>
          <table:table-cell office:value-type="float" office:value="12212.1" calcext:value-type="float">
            <text:p>12212.1</text:p>
          </table:table-cell>
          <table:table-cell office:value-type="float" office:value="12234.3" calcext:value-type="float">
            <text:p>12234.3</text:p>
          </table:table-cell>
          <table:table-cell office:value-type="float" office:value="12180.1" calcext:value-type="float">
            <text:p>12180.1</text:p>
          </table:table-cell>
          <table:table-cell office:value-type="float" office:value="12168.1" calcext:value-type="float">
            <text:p>12168.1</text:p>
          </table:table-cell>
          <table:table-cell office:value-type="float" office:value="12123.1" calcext:value-type="float">
            <text:p>12123.1</text:p>
          </table:table-cell>
          <table:table-cell office:value-type="float" office:value="12093.9" calcext:value-type="float">
            <text:p>12093.9</text:p>
          </table:table-cell>
          <table:table-cell office:value-type="float" office:value="12011.8" calcext:value-type="float">
            <text:p>12011.8</text:p>
          </table:table-cell>
          <table:table-cell office:value-type="float" office:value="12078.3" calcext:value-type="float">
            <text:p>12078.3</text:p>
          </table:table-cell>
          <table:table-cell office:value-type="float" office:value="12021.8" calcext:value-type="float">
            <text:p>12021.8</text:p>
          </table:table-cell>
          <table:table-cell office:value-type="float" office:value="11974.2" calcext:value-type="float">
            <text:p>11974.2</text:p>
          </table:table-cell>
          <table:table-cell office:value-type="float" office:value="12014.2" calcext:value-type="float">
            <text:p>12014.2</text:p>
          </table:table-cell>
          <table:table-cell office:value-type="float" office:value="11904.1" calcext:value-type="float">
            <text:p>11904.1</text:p>
          </table:table-cell>
          <table:table-cell office:value-type="float" office:value="11863.7" calcext:value-type="float">
            <text:p>11863.7</text:p>
          </table:table-cell>
          <table:table-cell office:value-type="float" office:value="11746.3" calcext:value-type="float">
            <text:p>11746.3</text:p>
          </table:table-cell>
          <table:table-cell office:value-type="float" office:value="11658.2" calcext:value-type="float">
            <text:p>11658.2</text:p>
          </table:table-cell>
          <table:table-cell office:value-type="float" office:value="11615.2" calcext:value-type="float">
            <text:p>11615.2</text:p>
          </table:table-cell>
          <table:table-cell office:value-type="float" office:value="11637.7" calcext:value-type="float">
            <text:p>11637.7</text:p>
          </table:table-cell>
          <table:table-cell office:value-type="float" office:value="11584.7" calcext:value-type="float">
            <text:p>11584.7</text:p>
          </table:table-cell>
          <table:table-cell office:value-type="float" office:value="11587.3" calcext:value-type="float">
            <text:p>11587.3</text:p>
          </table:table-cell>
          <table:table-cell office:value-type="float" office:value="11573.3" calcext:value-type="float">
            <text:p>11573.3</text:p>
          </table:table-cell>
          <table:table-cell office:value-type="float" office:value="11506.3" calcext:value-type="float">
            <text:p>11506.3</text:p>
          </table:table-cell>
          <table:table-cell office:value-type="float" office:value="11435.6" calcext:value-type="float">
            <text:p>11435.6</text:p>
          </table:table-cell>
          <table:table-cell office:value-type="float" office:value="11324.9" calcext:value-type="float">
            <text:p>11324.9</text:p>
          </table:table-cell>
          <table:table-cell office:value-type="float" office:value="11379.5" calcext:value-type="float">
            <text:p>11379.5</text:p>
          </table:table-cell>
          <table:table-cell office:value-type="float" office:value="11291.1" calcext:value-type="float">
            <text:p>11291.1</text:p>
          </table:table-cell>
          <table:table-cell office:value-type="float" office:value="11390.4" calcext:value-type="float">
            <text:p>11390.4</text:p>
          </table:table-cell>
          <table:table-cell office:value-type="float" office:value="11363.7" calcext:value-type="float">
            <text:p>11363.7</text:p>
          </table:table-cell>
          <table:table-cell office:value-type="float" office:value="11317.4" calcext:value-type="float">
            <text:p>11317.4</text:p>
          </table:table-cell>
          <table:table-cell office:value-type="float" office:value="11307.8" calcext:value-type="float">
            <text:p>11307.8</text:p>
          </table:table-cell>
          <table:table-cell office:value-type="float" office:value="11370.5" calcext:value-type="float">
            <text:p>11370.5</text:p>
          </table:table-cell>
          <table:table-cell office:value-type="float" office:value="11344.1" calcext:value-type="float">
            <text:p>11344.1</text:p>
          </table:table-cell>
          <table:table-cell office:value-type="float" office:value="11221.8" calcext:value-type="float">
            <text:p>11221.8</text:p>
          </table:table-cell>
          <table:table-cell office:value-type="float" office:value="11221.3" calcext:value-type="float">
            <text:p>11221.3</text:p>
          </table:table-cell>
          <table:table-cell office:value-type="float" office:value="11156.5" calcext:value-type="float">
            <text:p>11156.5</text:p>
          </table:table-cell>
          <table:table-cell office:value-type="float" office:value="11162.5" calcext:value-type="float">
            <text:p>11162.5</text:p>
          </table:table-cell>
          <table:table-cell office:value-type="float" office:value="11124.3" calcext:value-type="float">
            <text:p>11124.3</text:p>
          </table:table-cell>
          <table:table-cell office:value-type="float" office:value="11127.5" calcext:value-type="float">
            <text:p>11127.5</text:p>
          </table:table-cell>
          <table:table-cell office:value-type="float" office:value="11120.9" calcext:value-type="float">
            <text:p>11120.9</text:p>
          </table:table-cell>
          <table:table-cell office:value-type="float" office:value="11167.6" calcext:value-type="float">
            <text:p>11167.6</text:p>
          </table:table-cell>
          <table:table-cell office:value-type="float" office:value="11114.6" calcext:value-type="float">
            <text:p>11114.6</text:p>
          </table:table-cell>
          <table:table-cell office:value-type="float" office:value="11175.5" calcext:value-type="float">
            <text:p>11175.5</text:p>
          </table:table-cell>
          <table:table-cell office:value-type="float" office:value="11111.5" calcext:value-type="float">
            <text:p>11111.5</text:p>
          </table:table-cell>
          <table:table-cell office:value-type="float" office:value="11237.4" calcext:value-type="float">
            <text:p>11237.4</text:p>
          </table:table-cell>
          <table:table-cell office:value-type="float" office:value="11048.8" calcext:value-type="float">
            <text:p>11048.8</text:p>
          </table:table-cell>
          <table:table-cell office:value-type="float" office:value="11044.7" calcext:value-type="float">
            <text:p>11044.7</text:p>
          </table:table-cell>
          <table:table-cell office:value-type="float" office:value="11012.8" calcext:value-type="float">
            <text:p>11012.8</text:p>
          </table:table-cell>
          <table:table-cell office:value-type="float" office:value="11031.8" calcext:value-type="float">
            <text:p>11031.8</text:p>
          </table:table-cell>
          <table:table-cell office:value-type="float" office:value="11010.5" calcext:value-type="float">
            <text:p>11010.5</text:p>
          </table:table-cell>
          <table:table-cell office:value-type="float" office:value="10975.8" calcext:value-type="float">
            <text:p>10975.8</text:p>
          </table:table-cell>
          <table:table-cell office:value-type="float" office:value="10980" calcext:value-type="float">
            <text:p>10980</text:p>
          </table:table-cell>
          <table:table-cell office:value-type="float" office:value="10950.4" calcext:value-type="float">
            <text:p>10950.4</text:p>
          </table:table-cell>
          <table:table-cell office:value-type="float" office:value="10941.1" calcext:value-type="float">
            <text:p>10941.1</text:p>
          </table:table-cell>
          <table:table-cell office:value-type="float" office:value="10981.7" calcext:value-type="float">
            <text:p>10981.7</text:p>
          </table:table-cell>
          <table:table-cell office:value-type="float" office:value="10972.6" calcext:value-type="float">
            <text:p>10972.6</text:p>
          </table:table-cell>
          <table:table-cell office:value-type="float" office:value="10861.2" calcext:value-type="float">
            <text:p>10861.2</text:p>
          </table:table-cell>
          <table:table-cell office:value-type="float" office:value="10760.3" calcext:value-type="float">
            <text:p>10760.3</text:p>
          </table:table-cell>
          <table:table-cell office:value-type="float" office:value="10792.2" calcext:value-type="float">
            <text:p>10792.2</text:p>
          </table:table-cell>
          <table:table-cell office:value-type="float" office:value="10783.6" calcext:value-type="float">
            <text:p>10783.6</text:p>
          </table:table-cell>
          <table:table-cell office:value-type="float" office:value="10772.2" calcext:value-type="float">
            <text:p>10772.2</text:p>
          </table:table-cell>
          <table:table-cell office:value-type="float" office:value="10786.9" calcext:value-type="float">
            <text:p>10786.9</text:p>
          </table:table-cell>
          <table:table-cell office:value-type="float" office:value="10824.9" calcext:value-type="float">
            <text:p>10824.9</text:p>
          </table:table-cell>
          <table:table-cell office:value-type="float" office:value="10790.5" calcext:value-type="float">
            <text:p>10790.5</text:p>
          </table:table-cell>
          <table:table-cell office:value-type="float" office:value="10851.3" calcext:value-type="float">
            <text:p>10851.3</text:p>
          </table:table-cell>
          <table:table-cell office:value-type="float" office:value="10773.4" calcext:value-type="float">
            <text:p>10773.4</text:p>
          </table:table-cell>
          <table:table-cell office:value-type="float" office:value="10872.4" calcext:value-type="float">
            <text:p>10872.4</text:p>
          </table:table-cell>
          <table:table-cell office:value-type="float" office:value="10845.1" calcext:value-type="float">
            <text:p>10845.1</text:p>
          </table:table-cell>
          <table:table-cell office:value-type="float" office:value="10663.7" calcext:value-type="float">
            <text:p>10663.7</text:p>
          </table:table-cell>
          <table:table-cell office:value-type="float" office:value="10674.5" calcext:value-type="float">
            <text:p>10674.5</text:p>
          </table:table-cell>
          <table:table-cell office:value-type="float" office:value="10717" calcext:value-type="float">
            <text:p>10717</text:p>
          </table:table-cell>
          <table:table-cell office:value-type="float" office:value="10657.4" calcext:value-type="float">
            <text:p>10657.4</text:p>
          </table:table-cell>
          <table:table-cell office:value-type="float" office:value="10681" calcext:value-type="float">
            <text:p>10681</text:p>
          </table:table-cell>
          <table:table-cell office:value-type="float" office:value="10592.1" calcext:value-type="float">
            <text:p>10592.1</text:p>
          </table:table-cell>
          <table:table-cell office:value-type="float" office:value="10518.9" calcext:value-type="float">
            <text:p>10518.9</text:p>
          </table:table-cell>
          <table:table-cell office:value-type="float" office:value="10505" calcext:value-type="float">
            <text:p>10505</text:p>
          </table:table-cell>
          <table:table-cell office:value-type="float" office:value="10412" calcext:value-type="float">
            <text:p>10412</text:p>
          </table:table-cell>
          <table:table-cell office:value-type="float" office:value="10424.4" calcext:value-type="float">
            <text:p>10424.4</text:p>
          </table:table-cell>
          <table:table-cell office:value-type="float" office:value="10407" calcext:value-type="float">
            <text:p>10407</text:p>
          </table:table-cell>
          <table:table-cell office:value-type="float" office:value="10350.8" calcext:value-type="float">
            <text:p>10350.8</text:p>
          </table:table-cell>
          <table:table-cell office:value-type="float" office:value="10249.6" calcext:value-type="float">
            <text:p>10249.6</text:p>
          </table:table-cell>
          <table:table-cell office:value-type="float" office:value="10204.8" calcext:value-type="float">
            <text:p>10204.8</text:p>
          </table:table-cell>
          <table:table-cell office:value-type="float" office:value="10078.7" calcext:value-type="float">
            <text:p>10078.7</text:p>
          </table:table-cell>
          <table:table-cell office:value-type="float" office:value="10093.9" calcext:value-type="float">
            <text:p>10093.9</text:p>
          </table:table-cell>
          <table:table-cell office:value-type="float" office:value="10088.1" calcext:value-type="float">
            <text:p>10088.1</text:p>
          </table:table-cell>
          <table:table-cell office:value-type="float" office:value="10075" calcext:value-type="float">
            <text:p>10075</text:p>
          </table:table-cell>
          <table:table-cell office:value-type="float" office:value="10172.8" calcext:value-type="float">
            <text:p>10172.8</text:p>
          </table:table-cell>
          <table:table-cell office:value-type="float" office:value="10101.7" calcext:value-type="float">
            <text:p>10101.7</text:p>
          </table:table-cell>
          <table:table-cell office:value-type="float" office:value="10138.9" calcext:value-type="float">
            <text:p>10138.9</text:p>
          </table:table-cell>
          <table:table-cell office:value-type="float" office:value="10124.2" calcext:value-type="float">
            <text:p>10124.2</text:p>
          </table:table-cell>
          <table:table-cell office:value-type="float" office:value="10053.3" calcext:value-type="float">
            <text:p>10053.3</text:p>
          </table:table-cell>
          <table:table-cell office:value-type="float" office:value="10064.1" calcext:value-type="float">
            <text:p>10064.1</text:p>
          </table:table-cell>
          <table:table-cell office:value-type="float" office:value="10035.3" calcext:value-type="float">
            <text:p>10035.3</text:p>
          </table:table-cell>
          <table:table-cell office:value-type="float" office:value="10035.4" calcext:value-type="float">
            <text:p>10035.4</text:p>
          </table:table-cell>
          <table:table-cell office:value-type="float" office:value="10059.1" calcext:value-type="float">
            <text:p>10059.1</text:p>
          </table:table-cell>
          <table:table-cell office:value-type="float" office:value="10102.1" calcext:value-type="float">
            <text:p>10102.1</text:p>
          </table:table-cell>
          <table:table-cell office:value-type="float" office:value="10091.9" calcext:value-type="float">
            <text:p>10091.9</text:p>
          </table:table-cell>
          <table:table-cell office:value-type="float" office:value="9987.51" calcext:value-type="float">
            <text:p>9987.51</text:p>
          </table:table-cell>
          <table:table-cell office:value-type="float" office:value="9932.4" calcext:value-type="float">
            <text:p>9932.4</text:p>
          </table:table-cell>
          <table:table-cell office:value-type="float" office:value="9905.33" calcext:value-type="float">
            <text:p>9905.33</text:p>
          </table:table-cell>
          <table:table-cell office:value-type="float" office:value="9893.81" calcext:value-type="float">
            <text:p>9893.81</text:p>
          </table:table-cell>
          <table:table-cell office:value-type="float" office:value="9865.48" calcext:value-type="float">
            <text:p>9865.48</text:p>
          </table:table-cell>
          <table:table-cell office:value-type="float" office:value="9841.37" calcext:value-type="float">
            <text:p>9841.37</text:p>
          </table:table-cell>
          <table:table-cell office:value-type="float" office:value="9874.79" calcext:value-type="float">
            <text:p>9874.79</text:p>
          </table:table-cell>
          <table:table-cell office:value-type="float" office:value="9817.16" calcext:value-type="float">
            <text:p>9817.16</text:p>
          </table:table-cell>
          <table:table-cell office:value-type="float" office:value="9771.53" calcext:value-type="float">
            <text:p>9771.53</text:p>
          </table:table-cell>
          <table:table-cell office:value-type="float" office:value="9809.91" calcext:value-type="float">
            <text:p>9809.91</text:p>
          </table:table-cell>
          <table:table-cell office:value-type="float" office:value="9774.28" calcext:value-type="float">
            <text:p>9774.28</text:p>
          </table:table-cell>
          <table:table-cell office:value-type="float" office:value="9763.15" calcext:value-type="float">
            <text:p>9763.15</text:p>
          </table:table-cell>
          <table:table-cell office:value-type="float" office:value="9735.81" calcext:value-type="float">
            <text:p>9735.81</text:p>
          </table:table-cell>
          <table:table-cell office:value-type="float" office:value="9607.1" calcext:value-type="float">
            <text:p>9607.1</text:p>
          </table:table-cell>
          <table:table-cell office:value-type="float" office:value="9675.92" calcext:value-type="float">
            <text:p>9675.92</text:p>
          </table:table-cell>
          <table:table-cell office:value-type="float" office:value="9654.1" calcext:value-type="float">
            <text:p>9654.1</text:p>
          </table:table-cell>
          <table:table-cell office:value-type="float" office:value="9590.55" calcext:value-type="float">
            <text:p>9590.55</text:p>
          </table:table-cell>
          <table:table-cell office:value-type="float" office:value="9728.84" calcext:value-type="float">
            <text:p>9728.84</text:p>
          </table:table-cell>
          <table:table-cell office:value-type="float" office:value="9609.61" calcext:value-type="float">
            <text:p>9609.61</text:p>
          </table:table-cell>
          <table:table-cell office:value-type="float" office:value="9534.04" calcext:value-type="float">
            <text:p>9534.04</text:p>
          </table:table-cell>
          <table:table-cell office:value-type="float" office:value="9579.8" calcext:value-type="float">
            <text:p>9579.8</text:p>
          </table:table-cell>
          <table:table-cell office:value-type="float" office:value="9540.67" calcext:value-type="float">
            <text:p>9540.67</text:p>
          </table:table-cell>
          <table:table-cell office:value-type="float" office:value="9576.54" calcext:value-type="float">
            <text:p>9576.54</text:p>
          </table:table-cell>
          <table:table-cell office:value-type="float" office:value="9506.55" calcext:value-type="float">
            <text:p>9506.55</text:p>
          </table:table-cell>
          <table:table-cell office:value-type="float" office:value="9454.71" calcext:value-type="float">
            <text:p>9454.71</text:p>
          </table:table-cell>
          <table:table-cell office:value-type="float" office:value="9481.32" calcext:value-type="float">
            <text:p>9481.32</text:p>
          </table:table-cell>
          <table:table-cell office:value-type="float" office:value="9520.04" calcext:value-type="float">
            <text:p>9520.04</text:p>
          </table:table-cell>
          <table:table-cell office:value-type="float" office:value="9541.93" calcext:value-type="float">
            <text:p>9541.93</text:p>
          </table:table-cell>
          <table:table-cell office:value-type="float" office:value="9477.28" calcext:value-type="float">
            <text:p>9477.28</text:p>
          </table:table-cell>
          <table:table-cell office:value-type="float" office:value="9501.8" calcext:value-type="float">
            <text:p>9501.8</text:p>
          </table:table-cell>
          <table:table-cell office:value-type="float" office:value="9579.97" calcext:value-type="float">
            <text:p>9579.97</text:p>
          </table:table-cell>
          <table:table-cell office:value-type="float" office:value="9423.28" calcext:value-type="float">
            <text:p>9423.28</text:p>
          </table:table-cell>
          <table:table-cell office:value-type="float" office:value="9418.19" calcext:value-type="float">
            <text:p>9418.19</text:p>
          </table:table-cell>
          <table:table-cell office:value-type="float" office:value="9459.75" calcext:value-type="float">
            <text:p>9459.75</text:p>
          </table:table-cell>
          <table:table-cell office:value-type="float" office:value="9399.67" calcext:value-type="float">
            <text:p>9399.67</text:p>
          </table:table-cell>
          <table:table-cell office:value-type="float" office:value="9329.85" calcext:value-type="float">
            <text:p>9329.85</text:p>
          </table:table-cell>
          <table:table-cell office:value-type="float" office:value="9409.22" calcext:value-type="float">
            <text:p>9409.22</text:p>
          </table:table-cell>
          <table:table-cell office:value-type="float" office:value="9399.7" calcext:value-type="float">
            <text:p>9399.7</text:p>
          </table:table-cell>
          <table:table-cell office:value-type="float" office:value="9429.92" calcext:value-type="float">
            <text:p>9429.92</text:p>
          </table:table-cell>
          <table:table-cell office:value-type="float" office:value="9416.39" calcext:value-type="float">
            <text:p>9416.39</text:p>
          </table:table-cell>
          <table:table-cell office:value-type="float" office:value="9484.28" calcext:value-type="float">
            <text:p>9484.28</text:p>
          </table:table-cell>
          <table:table-cell office:value-type="float" office:value="9498.17" calcext:value-type="float">
            <text:p>9498.17</text:p>
          </table:table-cell>
          <table:table-cell office:value-type="float" office:value="9426.25" calcext:value-type="float">
            <text:p>9426.25</text:p>
          </table:table-cell>
          <table:table-cell office:value-type="float" office:value="9537.38" calcext:value-type="float">
            <text:p>9537.38</text:p>
          </table:table-cell>
          <table:table-cell office:value-type="float" office:value="9518.96" calcext:value-type="float">
            <text:p>9518.96</text:p>
          </table:table-cell>
          <table:table-cell office:value-type="float" office:value="9503.8" calcext:value-type="float">
            <text:p>9503.8</text:p>
          </table:table-cell>
          <table:table-cell office:value-type="float" office:value="9476.07" calcext:value-type="float">
            <text:p>9476.07</text:p>
          </table:table-cell>
          <table:table-cell office:value-type="float" office:value="9304.09" calcext:value-type="float">
            <text:p>9304.09</text:p>
          </table:table-cell>
          <table:table-cell office:value-type="float" office:value="9292.67" calcext:value-type="float">
            <text:p>9292.67</text:p>
          </table:table-cell>
          <table:table-cell office:value-type="float" office:value="9265.43" calcext:value-type="float">
            <text:p>9265.43</text:p>
          </table:table-cell>
          <table:table-cell office:value-type="float" office:value="9307.7" calcext:value-type="float">
            <text:p>9307.7</text:p>
          </table:table-cell>
          <table:table-cell office:value-type="float" office:value="9351.3" calcext:value-type="float">
            <text:p>9351.3</text:p>
          </table:table-cell>
          <table:table-cell office:value-type="float" office:value="9338.15" calcext:value-type="float">
            <text:p>9338.15</text:p>
          </table:table-cell>
          <table:table-cell office:value-type="float" office:value="9285.16" calcext:value-type="float">
            <text:p>9285.16</text:p>
          </table:table-cell>
          <table:table-cell office:value-type="float" office:value="9366.36" calcext:value-type="float">
            <text:p>9366.36</text:p>
          </table:table-cell>
          <table:table-cell office:value-type="float" office:value="9335.6" calcext:value-type="float">
            <text:p>9335.6</text:p>
          </table:table-cell>
          <table:table-cell office:value-type="float" office:value="9256.65" calcext:value-type="float">
            <text:p>9256.65</text:p>
          </table:table-cell>
          <table:table-cell office:value-type="float" office:value="9342.21" calcext:value-type="float">
            <text:p>9342.21</text:p>
          </table:table-cell>
          <table:table-cell office:value-type="float" office:value="9335.05" calcext:value-type="float">
            <text:p>9335.05</text:p>
          </table:table-cell>
          <table:table-cell office:value-type="float" office:value="9290.8" calcext:value-type="float">
            <text:p>9290.8</text:p>
          </table:table-cell>
          <table:table-cell office:value-type="float" office:value="9334.53" calcext:value-type="float">
            <text:p>9334.53</text:p>
          </table:table-cell>
          <table:table-cell office:value-type="float" office:value="9313" calcext:value-type="float">
            <text:p>9313</text:p>
          </table:table-cell>
          <table:table-cell office:value-type="float" office:value="9337.05" calcext:value-type="float">
            <text:p>9337.05</text:p>
          </table:table-cell>
          <table:table-cell office:value-type="float" office:value="9465.62" calcext:value-type="float">
            <text:p>9465.62</text:p>
          </table:table-cell>
          <table:table-cell office:value-type="float" office:value="9358.75" calcext:value-type="float">
            <text:p>9358.75</text:p>
          </table:table-cell>
          <table:table-cell office:value-type="float" office:value="9388.06" calcext:value-type="float">
            <text:p>9388.06</text:p>
          </table:table-cell>
          <table:table-cell office:value-type="float" office:value="9344.9" calcext:value-type="float">
            <text:p>9344.9</text:p>
          </table:table-cell>
          <table:table-cell office:value-type="float" office:value="9372.39" calcext:value-type="float">
            <text:p>9372.39</text:p>
          </table:table-cell>
          <table:table-cell table:number-columns-repeated="63"/>
        </table:table-row>
        <table:table-row table:style-name="ro1">
          <table:table-cell table:number-columns-repeated="34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2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00-00-00</text:date>, <text:time style:data-style-name="N2" text:time-value="12:14:27.821312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2:22:10.191597999</dc:date>
    <dc:creator>Eric </dc:creator>
    <meta:generator>LibreOffice/4.2.7.2$Linux_X86_64 LibreOffice_project/420m0$Build-2</meta:generator>
    <meta:editing-duration>PT26M54S</meta:editing-duration>
    <meta:editing-cycles>6</meta:editing-cycles>
    <meta:document-statistic meta:table-count="1" meta:cell-count="34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4cm" svg:y="0.025cm" chart:style-name="ch2">
          <text:p>Elite Fitness for each Generation</text:p>
        </chart:title>
        <chart:subtitle svg:x="1.262cm" svg:y="0.824cm" chart:style-name="ch3">
          <text:p>Crossover: 80%, Mutation: 10%, Population: 100, K: 5, Dynamic Mutation: On</text:p>
        </chart:subtitle>
        <chart:legend chart:legend-position="end" svg:x="13.651cm" svg:y="3.205cm" style:legend-expansion="high" chart:style-name="ch4"/>
        <chart:plot-area chart:style-name="ch5" table:cell-range-address="Sheet1.G1:Sheet1.G1 Sheet1.A2:Sheet1.ME2 Sheet1.G6:Sheet1.G6 Sheet1.A7:Sheet1.LE7 Sheet1.G11:Sheet1.G11 Sheet1.A12:Sheet1.MC12 Sheet1.G16:Sheet1.G16 Sheet1.A17:Sheet1.LG17 Sheet1.G21:Sheet1.G21 Sheet1.A22:Sheet1.JT22" chart:data-source-has-labels="column" svg:x="0.319cm" svg:y="1.334cm" svg:width="13.08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2:Sheet1.ME2" chart:label-cell-address="Sheet1.G1:Sheet1.G1" chart:class="chart:line">
            <chart:data-point chart:repeated="343"/>
          </chart:series>
          <chart:series chart:style-name="ch9" chart:values-cell-range-address="Sheet1.A7:Sheet1.LE7" chart:label-cell-address="Sheet1.G6:Sheet1.G6" chart:class="chart:line">
            <chart:data-point chart:repeated="317"/>
          </chart:series>
          <chart:series chart:style-name="ch10" chart:values-cell-range-address="Sheet1.A12:Sheet1.MC12" chart:label-cell-address="Sheet1.G11:Sheet1.G11" chart:class="chart:line">
            <chart:data-point chart:repeated="341"/>
          </chart:series>
          <chart:series chart:style-name="ch11" chart:values-cell-range-address="Sheet1.A17:Sheet1.LG17" chart:label-cell-address="Sheet1.G16:Sheet1.G16" chart:class="chart:line">
            <chart:data-point chart:repeated="319"/>
          </chart:series>
          <chart:series chart:style-name="ch12" chart:values-cell-range-address="Sheet1.A22:Sheet1.JT22" chart:label-cell-address="Sheet1.G21:Sheet1.G21" chart:class="chart:line">
            <chart:data-point chart:repeated="2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5299.9">
                <text:p>25299.9</text:p>
                <draw:g>
                  <svg:desc>Sheet1.A2:Sheet1.ME2</svg:desc>
                </draw:g>
              </table:table-cell>
              <table:table-cell office:value-type="float" office:value="25299.9">
                <text:p>25299.9</text:p>
              </table:table-cell>
              <table:table-cell office:value-type="float" office:value="25299.9">
                <text:p>25299.9</text:p>
              </table:table-cell>
              <table:table-cell office:value-type="float" office:value="24959.6">
                <text:p>24959.6</text:p>
              </table:table-cell>
              <table:table-cell office:value-type="float" office:value="24392.2">
                <text:p>24392.2</text:p>
              </table:table-cell>
              <table:table-cell office:value-type="float" office:value="24392.2">
                <text:p>24392.2</text:p>
              </table:table-cell>
              <table:table-cell office:value-type="float" office:value="24121.6">
                <text:p>24121.6</text:p>
              </table:table-cell>
              <table:table-cell office:value-type="float" office:value="24121.6">
                <text:p>24121.6</text:p>
              </table:table-cell>
              <table:table-cell office:value-type="float" office:value="24121.6">
                <text:p>24121.6</text:p>
              </table:table-cell>
              <table:table-cell office:value-type="float" office:value="23767.3">
                <text:p>23767.3</text:p>
              </table:table-cell>
              <table:table-cell office:value-type="float" office:value="23419.4">
                <text:p>23419.4</text:p>
              </table:table-cell>
              <table:table-cell office:value-type="float" office:value="23419.4">
                <text:p>23419.4</text:p>
              </table:table-cell>
              <table:table-cell office:value-type="float" office:value="23371.1">
                <text:p>23371.1</text:p>
              </table:table-cell>
              <table:table-cell office:value-type="float" office:value="23169.2">
                <text:p>23169.2</text:p>
              </table:table-cell>
              <table:table-cell office:value-type="float" office:value="22145.8">
                <text:p>22145.8</text:p>
              </table:table-cell>
              <table:table-cell office:value-type="float" office:value="21873.9">
                <text:p>21873.9</text:p>
              </table:table-cell>
              <table:table-cell office:value-type="float" office:value="21873.9">
                <text:p>21873.9</text:p>
              </table:table-cell>
              <table:table-cell office:value-type="float" office:value="21870.5">
                <text:p>21870.5</text:p>
              </table:table-cell>
              <table:table-cell office:value-type="float" office:value="21610.6">
                <text:p>21610.6</text:p>
              </table:table-cell>
              <table:table-cell office:value-type="float" office:value="21414.8">
                <text:p>21414.8</text:p>
              </table:table-cell>
              <table:table-cell office:value-type="float" office:value="21366.4">
                <text:p>21366.4</text:p>
              </table:table-cell>
              <table:table-cell office:value-type="float" office:value="20953">
                <text:p>20953</text:p>
              </table:table-cell>
              <table:table-cell office:value-type="float" office:value="20937">
                <text:p>20937</text:p>
              </table:table-cell>
              <table:table-cell office:value-type="float" office:value="19948.8">
                <text:p>19948.8</text:p>
              </table:table-cell>
              <table:table-cell office:value-type="float" office:value="19948.8">
                <text:p>19948.8</text:p>
              </table:table-cell>
              <table:table-cell office:value-type="float" office:value="19948.8">
                <text:p>19948.8</text:p>
              </table:table-cell>
              <table:table-cell office:value-type="float" office:value="19948.8">
                <text:p>19948.8</text:p>
              </table:table-cell>
              <table:table-cell office:value-type="float" office:value="19745.2">
                <text:p>19745.2</text:p>
              </table:table-cell>
              <table:table-cell office:value-type="float" office:value="19690.1">
                <text:p>19690.1</text:p>
              </table:table-cell>
              <table:table-cell office:value-type="float" office:value="19690.1">
                <text:p>19690.1</text:p>
              </table:table-cell>
              <table:table-cell office:value-type="float" office:value="19384.7">
                <text:p>19384.7</text:p>
              </table:table-cell>
              <table:table-cell office:value-type="float" office:value="19356.7">
                <text:p>19356.7</text:p>
              </table:table-cell>
              <table:table-cell office:value-type="float" office:value="19269.8">
                <text:p>19269.8</text:p>
              </table:table-cell>
              <table:table-cell office:value-type="float" office:value="19176.7">
                <text:p>19176.7</text:p>
              </table:table-cell>
              <table:table-cell office:value-type="float" office:value="19176.7">
                <text:p>19176.7</text:p>
              </table:table-cell>
              <table:table-cell office:value-type="float" office:value="19168.5">
                <text:p>19168.5</text:p>
              </table:table-cell>
              <table:table-cell office:value-type="float" office:value="19093">
                <text:p>19093</text:p>
              </table:table-cell>
              <table:table-cell office:value-type="float" office:value="18861.8">
                <text:p>18861.8</text:p>
              </table:table-cell>
              <table:table-cell office:value-type="float" office:value="18861.8">
                <text:p>18861.8</text:p>
              </table:table-cell>
              <table:table-cell office:value-type="float" office:value="18820.5">
                <text:p>18820.5</text:p>
              </table:table-cell>
              <table:table-cell office:value-type="float" office:value="18626.2">
                <text:p>18626.2</text:p>
              </table:table-cell>
              <table:table-cell office:value-type="float" office:value="18532.6">
                <text:p>18532.6</text:p>
              </table:table-cell>
              <table:table-cell office:value-type="float" office:value="18384.1">
                <text:p>18384.1</text:p>
              </table:table-cell>
              <table:table-cell office:value-type="float" office:value="18384.1">
                <text:p>18384.1</text:p>
              </table:table-cell>
              <table:table-cell office:value-type="float" office:value="18384.1">
                <text:p>18384.1</text:p>
              </table:table-cell>
              <table:table-cell office:value-type="float" office:value="18384.1">
                <text:p>18384.1</text:p>
              </table:table-cell>
              <table:table-cell office:value-type="float" office:value="18242.8">
                <text:p>18242.8</text:p>
              </table:table-cell>
              <table:table-cell office:value-type="float" office:value="17860.4">
                <text:p>17860.4</text:p>
              </table:table-cell>
              <table:table-cell office:value-type="float" office:value="17860.4">
                <text:p>17860.4</text:p>
              </table:table-cell>
              <table:table-cell office:value-type="float" office:value="17860.4">
                <text:p>17860.4</text:p>
              </table:table-cell>
              <table:table-cell office:value-type="float" office:value="17697">
                <text:p>17697</text:p>
              </table:table-cell>
              <table:table-cell office:value-type="float" office:value="17585.4">
                <text:p>17585.4</text:p>
              </table:table-cell>
              <table:table-cell office:value-type="float" office:value="17585.4">
                <text:p>17585.4</text:p>
              </table:table-cell>
              <table:table-cell office:value-type="float" office:value="17570.8">
                <text:p>17570.8</text:p>
              </table:table-cell>
              <table:table-cell office:value-type="float" office:value="17570.8">
                <text:p>17570.8</text:p>
              </table:table-cell>
              <table:table-cell office:value-type="float" office:value="17287.1">
                <text:p>17287.1</text:p>
              </table:table-cell>
              <table:table-cell office:value-type="float" office:value="17287.1">
                <text:p>17287.1</text:p>
              </table:table-cell>
              <table:table-cell office:value-type="float" office:value="17287.1">
                <text:p>17287.1</text:p>
              </table:table-cell>
              <table:table-cell office:value-type="float" office:value="17287.1">
                <text:p>17287.1</text:p>
              </table:table-cell>
              <table:table-cell office:value-type="float" office:value="17083.2">
                <text:p>17083.2</text:p>
              </table:table-cell>
              <table:table-cell office:value-type="float" office:value="17083.2">
                <text:p>17083.2</text:p>
              </table:table-cell>
              <table:table-cell office:value-type="float" office:value="17038.4">
                <text:p>17038.4</text:p>
              </table:table-cell>
              <table:table-cell office:value-type="float" office:value="17038.4">
                <text:p>17038.4</text:p>
              </table:table-cell>
              <table:table-cell office:value-type="float" office:value="16502.8">
                <text:p>16502.8</text:p>
              </table:table-cell>
              <table:table-cell office:value-type="float" office:value="16502.8">
                <text:p>16502.8</text:p>
              </table:table-cell>
              <table:table-cell office:value-type="float" office:value="16365.9">
                <text:p>16365.9</text:p>
              </table:table-cell>
              <table:table-cell office:value-type="float" office:value="16305.5">
                <text:p>16305.5</text:p>
              </table:table-cell>
              <table:table-cell office:value-type="float" office:value="16243.8">
                <text:p>16243.8</text:p>
              </table:table-cell>
              <table:table-cell office:value-type="float" office:value="16041.4">
                <text:p>16041.4</text:p>
              </table:table-cell>
              <table:table-cell office:value-type="float" office:value="16041.4">
                <text:p>16041.4</text:p>
              </table:table-cell>
              <table:table-cell office:value-type="float" office:value="15725.8">
                <text:p>15725.8</text:p>
              </table:table-cell>
              <table:table-cell office:value-type="float" office:value="15725.8">
                <text:p>15725.8</text:p>
              </table:table-cell>
              <table:table-cell office:value-type="float" office:value="15725.8">
                <text:p>15725.8</text:p>
              </table:table-cell>
              <table:table-cell office:value-type="float" office:value="15716.4">
                <text:p>15716.4</text:p>
              </table:table-cell>
              <table:table-cell office:value-type="float" office:value="15533">
                <text:p>15533</text:p>
              </table:table-cell>
              <table:table-cell office:value-type="float" office:value="15533">
                <text:p>15533</text:p>
              </table:table-cell>
              <table:table-cell office:value-type="float" office:value="15533">
                <text:p>15533</text:p>
              </table:table-cell>
              <table:table-cell office:value-type="float" office:value="15372">
                <text:p>15372</text:p>
              </table:table-cell>
              <table:table-cell office:value-type="float" office:value="15372">
                <text:p>15372</text:p>
              </table:table-cell>
              <table:table-cell office:value-type="float" office:value="15372">
                <text:p>15372</text:p>
              </table:table-cell>
              <table:table-cell office:value-type="float" office:value="15047.5">
                <text:p>15047.5</text:p>
              </table:table-cell>
              <table:table-cell office:value-type="float" office:value="15047.5">
                <text:p>15047.5</text:p>
              </table:table-cell>
              <table:table-cell office:value-type="float" office:value="14746.7">
                <text:p>14746.7</text:p>
              </table:table-cell>
              <table:table-cell office:value-type="float" office:value="14746.7">
                <text:p>14746.7</text:p>
              </table:table-cell>
              <table:table-cell office:value-type="float" office:value="14746.7">
                <text:p>14746.7</text:p>
              </table:table-cell>
              <table:table-cell office:value-type="float" office:value="14606.4">
                <text:p>14606.4</text:p>
              </table:table-cell>
              <table:table-cell office:value-type="float" office:value="14142.1">
                <text:p>14142.1</text:p>
              </table:table-cell>
              <table:table-cell office:value-type="float" office:value="14142.1">
                <text:p>14142.1</text:p>
              </table:table-cell>
              <table:table-cell office:value-type="float" office:value="14142.1">
                <text:p>14142.1</text:p>
              </table:table-cell>
              <table:table-cell office:value-type="float" office:value="14141.2">
                <text:p>14141.2</text:p>
              </table:table-cell>
              <table:table-cell office:value-type="float" office:value="14016.2">
                <text:p>14016.2</text:p>
              </table:table-cell>
              <table:table-cell office:value-type="float" office:value="13896.3">
                <text:p>13896.3</text:p>
              </table:table-cell>
              <table:table-cell office:value-type="float" office:value="13896.3">
                <text:p>13896.3</text:p>
              </table:table-cell>
              <table:table-cell office:value-type="float" office:value="13896.3">
                <text:p>13896.3</text:p>
              </table:table-cell>
              <table:table-cell office:value-type="float" office:value="13870.5">
                <text:p>13870.5</text:p>
              </table:table-cell>
              <table:table-cell office:value-type="float" office:value="13870.5">
                <text:p>13870.5</text:p>
              </table:table-cell>
              <table:table-cell office:value-type="float" office:value="13782.7">
                <text:p>13782.7</text:p>
              </table:table-cell>
              <table:table-cell office:value-type="float" office:value="13782.7">
                <text:p>13782.7</text:p>
              </table:table-cell>
              <table:table-cell office:value-type="float" office:value="13782.7">
                <text:p>13782.7</text:p>
              </table:table-cell>
              <table:table-cell office:value-type="float" office:value="13782.7">
                <text:p>13782.7</text:p>
              </table:table-cell>
              <table:table-cell office:value-type="float" office:value="13782.7">
                <text:p>13782.7</text:p>
              </table:table-cell>
              <table:table-cell office:value-type="float" office:value="13782.7">
                <text:p>13782.7</text:p>
              </table:table-cell>
              <table:table-cell office:value-type="float" office:value="13652.7">
                <text:p>13652.7</text:p>
              </table:table-cell>
              <table:table-cell office:value-type="float" office:value="13652.7">
                <text:p>13652.7</text:p>
              </table:table-cell>
              <table:table-cell office:value-type="float" office:value="13652.7">
                <text:p>13652.7</text:p>
              </table:table-cell>
              <table:table-cell office:value-type="float" office:value="13624.7">
                <text:p>13624.7</text:p>
              </table:table-cell>
              <table:table-cell office:value-type="float" office:value="13624.7">
                <text:p>13624.7</text:p>
              </table:table-cell>
              <table:table-cell office:value-type="float" office:value="13624.7">
                <text:p>13624.7</text:p>
              </table:table-cell>
              <table:table-cell office:value-type="float" office:value="13621.4">
                <text:p>13621.4</text:p>
              </table:table-cell>
              <table:table-cell office:value-type="float" office:value="13621.4">
                <text:p>13621.4</text:p>
              </table:table-cell>
              <table:table-cell office:value-type="float" office:value="13580.2">
                <text:p>13580.2</text:p>
              </table:table-cell>
              <table:table-cell office:value-type="float" office:value="13580.2">
                <text:p>13580.2</text:p>
              </table:table-cell>
              <table:table-cell office:value-type="float" office:value="13580.2">
                <text:p>13580.2</text:p>
              </table:table-cell>
              <table:table-cell office:value-type="float" office:value="13580.2">
                <text:p>13580.2</text:p>
              </table:table-cell>
              <table:table-cell office:value-type="float" office:value="13580.2">
                <text:p>13580.2</text:p>
              </table:table-cell>
              <table:table-cell office:value-type="float" office:value="13580.2">
                <text:p>13580.2</text:p>
              </table:table-cell>
              <table:table-cell office:value-type="float" office:value="13238.5">
                <text:p>13238.5</text:p>
              </table:table-cell>
              <table:table-cell office:value-type="float" office:value="13238.5">
                <text:p>13238.5</text:p>
              </table:table-cell>
              <table:table-cell office:value-type="float" office:value="13109.4">
                <text:p>13109.4</text:p>
              </table:table-cell>
              <table:table-cell office:value-type="float" office:value="13109.4">
                <text:p>13109.4</text:p>
              </table:table-cell>
              <table:table-cell office:value-type="float" office:value="13010.2">
                <text:p>13010.2</text:p>
              </table:table-cell>
              <table:table-cell office:value-type="float" office:value="13010.2">
                <text:p>13010.2</text:p>
              </table:table-cell>
              <table:table-cell office:value-type="float" office:value="13010.2">
                <text:p>13010.2</text:p>
              </table:table-cell>
              <table:table-cell office:value-type="float" office:value="12988.1">
                <text:p>12988.1</text:p>
              </table:table-cell>
              <table:table-cell office:value-type="float" office:value="12988.1">
                <text:p>12988.1</text:p>
              </table:table-cell>
              <table:table-cell office:value-type="float" office:value="12988.1">
                <text:p>12988.1</text:p>
              </table:table-cell>
              <table:table-cell office:value-type="float" office:value="12981">
                <text:p>12981</text:p>
              </table:table-cell>
              <table:table-cell office:value-type="float" office:value="12806.5">
                <text:p>12806.5</text:p>
              </table:table-cell>
              <table:table-cell office:value-type="float" office:value="12806.5">
                <text:p>12806.5</text:p>
              </table:table-cell>
              <table:table-cell office:value-type="float" office:value="12806.5">
                <text:p>12806.5</text:p>
              </table:table-cell>
              <table:table-cell office:value-type="float" office:value="12733.5">
                <text:p>12733.5</text:p>
              </table:table-cell>
              <table:table-cell office:value-type="float" office:value="12733.5">
                <text:p>12733.5</text:p>
              </table:table-cell>
              <table:table-cell office:value-type="float" office:value="12733.5">
                <text:p>12733.5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513.9">
                <text:p>12513.9</text:p>
              </table:table-cell>
              <table:table-cell office:value-type="float" office:value="12467.4">
                <text:p>12467.4</text:p>
              </table:table-cell>
              <table:table-cell office:value-type="float" office:value="12467.4">
                <text:p>12467.4</text:p>
              </table:table-cell>
              <table:table-cell office:value-type="float" office:value="12467.4">
                <text:p>12467.4</text:p>
              </table:table-cell>
              <table:table-cell office:value-type="float" office:value="12448.2">
                <text:p>12448.2</text:p>
              </table:table-cell>
              <table:table-cell office:value-type="float" office:value="12448.2">
                <text:p>12448.2</text:p>
              </table:table-cell>
              <table:table-cell office:value-type="float" office:value="12434.5">
                <text:p>12434.5</text:p>
              </table:table-cell>
              <table:table-cell office:value-type="float" office:value="12434.5">
                <text:p>12434.5</text:p>
              </table:table-cell>
              <table:table-cell office:value-type="float" office:value="12186.8">
                <text:p>12186.8</text:p>
              </table:table-cell>
              <table:table-cell office:value-type="float" office:value="12186.8">
                <text:p>12186.8</text:p>
              </table:table-cell>
              <table:table-cell office:value-type="float" office:value="12186.8">
                <text:p>12186.8</text:p>
              </table:table-cell>
              <table:table-cell office:value-type="float" office:value="12186.8">
                <text:p>12186.8</text:p>
              </table:table-cell>
              <table:table-cell office:value-type="float" office:value="12186.8">
                <text:p>12186.8</text:p>
              </table:table-cell>
              <table:table-cell office:value-type="float" office:value="12186.8">
                <text:p>12186.8</text:p>
              </table:table-cell>
              <table:table-cell office:value-type="float" office:value="12066.6">
                <text:p>12066.6</text:p>
              </table:table-cell>
              <table:table-cell office:value-type="float" office:value="12053.6">
                <text:p>12053.6</text:p>
              </table:table-cell>
              <table:table-cell office:value-type="float" office:value="12053.6">
                <text:p>12053.6</text:p>
              </table:table-cell>
              <table:table-cell office:value-type="float" office:value="12053.6">
                <text:p>12053.6</text:p>
              </table:table-cell>
              <table:table-cell office:value-type="float" office:value="12053.6">
                <text:p>12053.6</text:p>
              </table:table-cell>
              <table:table-cell office:value-type="float" office:value="12053.6">
                <text:p>12053.6</text:p>
              </table:table-cell>
              <table:table-cell office:value-type="float" office:value="12042.3">
                <text:p>12042.3</text:p>
              </table:table-cell>
              <table:table-cell office:value-type="float" office:value="11982.2">
                <text:p>11982.2</text:p>
              </table:table-cell>
              <table:table-cell office:value-type="float" office:value="11982.2">
                <text:p>11982.2</text:p>
              </table:table-cell>
              <table:table-cell office:value-type="float" office:value="11982.2">
                <text:p>11982.2</text:p>
              </table:table-cell>
              <table:table-cell office:value-type="float" office:value="11982.2">
                <text:p>11982.2</text:p>
              </table:table-cell>
              <table:table-cell office:value-type="float" office:value="11982.2">
                <text:p>11982.2</text:p>
              </table:table-cell>
              <table:table-cell office:value-type="float" office:value="11815">
                <text:p>11815</text:p>
              </table:table-cell>
              <table:table-cell office:value-type="float" office:value="11815">
                <text:p>11815</text:p>
              </table:table-cell>
              <table:table-cell office:value-type="float" office:value="11815">
                <text:p>11815</text:p>
              </table:table-cell>
              <table:table-cell office:value-type="float" office:value="11815">
                <text:p>11815</text:p>
              </table:table-cell>
              <table:table-cell office:value-type="float" office:value="11815">
                <text:p>11815</text:p>
              </table:table-cell>
              <table:table-cell office:value-type="float" office:value="11815">
                <text:p>11815</text:p>
              </table:table-cell>
              <table:table-cell office:value-type="float" office:value="11615.1">
                <text:p>11615.1</text:p>
              </table:table-cell>
              <table:table-cell office:value-type="float" office:value="11615.1">
                <text:p>11615.1</text:p>
              </table:table-cell>
              <table:table-cell office:value-type="float" office:value="11615.1">
                <text:p>11615.1</text:p>
              </table:table-cell>
              <table:table-cell office:value-type="float" office:value="11612.6">
                <text:p>11612.6</text:p>
              </table:table-cell>
              <table:table-cell office:value-type="float" office:value="11612.6">
                <text:p>11612.6</text:p>
              </table:table-cell>
              <table:table-cell office:value-type="float" office:value="11605.6">
                <text:p>11605.6</text:p>
              </table:table-cell>
              <table:table-cell office:value-type="float" office:value="11605.6">
                <text:p>11605.6</text:p>
              </table:table-cell>
              <table:table-cell office:value-type="float" office:value="11605.6">
                <text:p>11605.6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481.9">
                <text:p>11481.9</text:p>
              </table:table-cell>
              <table:table-cell office:value-type="float" office:value="11395.6">
                <text:p>11395.6</text:p>
              </table:table-cell>
              <table:table-cell office:value-type="float" office:value="11174.8">
                <text:p>11174.8</text:p>
              </table:table-cell>
              <table:table-cell office:value-type="float" office:value="11174.8">
                <text:p>11174.8</text:p>
              </table:table-cell>
              <table:table-cell office:value-type="float" office:value="11174.8">
                <text:p>11174.8</text:p>
              </table:table-cell>
              <table:table-cell office:value-type="float" office:value="11174.8">
                <text:p>11174.8</text:p>
              </table:table-cell>
              <table:table-cell office:value-type="float" office:value="11122.3">
                <text:p>11122.3</text:p>
              </table:table-cell>
              <table:table-cell office:value-type="float" office:value="11122.3">
                <text:p>11122.3</text:p>
              </table:table-cell>
              <table:table-cell office:value-type="float" office:value="11122.3">
                <text:p>11122.3</text:p>
              </table:table-cell>
              <table:table-cell office:value-type="float" office:value="11122.3">
                <text:p>11122.3</text:p>
              </table:table-cell>
              <table:table-cell office:value-type="float" office:value="11024.1">
                <text:p>11024.1</text:p>
              </table:table-cell>
              <table:table-cell office:value-type="float" office:value="11024.1">
                <text:p>11024.1</text:p>
              </table:table-cell>
              <table:table-cell office:value-type="float" office:value="11024.1">
                <text:p>11024.1</text:p>
              </table:table-cell>
              <table:table-cell office:value-type="float" office:value="11021.6">
                <text:p>11021.6</text:p>
              </table:table-cell>
              <table:table-cell office:value-type="float" office:value="11021.6">
                <text:p>11021.6</text:p>
              </table:table-cell>
              <table:table-cell office:value-type="float" office:value="11021.6">
                <text:p>11021.6</text:p>
              </table:table-cell>
              <table:table-cell office:value-type="float" office:value="11021.6">
                <text:p>11021.6</text:p>
              </table:table-cell>
              <table:table-cell office:value-type="float" office:value="10894.7">
                <text:p>10894.7</text:p>
              </table:table-cell>
              <table:table-cell office:value-type="float" office:value="10894.7">
                <text:p>10894.7</text:p>
              </table:table-cell>
              <table:table-cell office:value-type="float" office:value="10894.7">
                <text:p>10894.7</text:p>
              </table:table-cell>
              <table:table-cell office:value-type="float" office:value="10894.7">
                <text:p>10894.7</text:p>
              </table:table-cell>
              <table:table-cell office:value-type="float" office:value="10894.7">
                <text:p>10894.7</text:p>
              </table:table-cell>
              <table:table-cell office:value-type="float" office:value="10657.9">
                <text:p>10657.9</text:p>
              </table:table-cell>
              <table:table-cell office:value-type="float" office:value="10657.9">
                <text:p>10657.9</text:p>
              </table:table-cell>
              <table:table-cell office:value-type="float" office:value="10657.9">
                <text:p>10657.9</text:p>
              </table:table-cell>
              <table:table-cell office:value-type="float" office:value="10657.9">
                <text:p>10657.9</text:p>
              </table:table-cell>
              <table:table-cell office:value-type="float" office:value="10657.9">
                <text:p>10657.9</text:p>
              </table:table-cell>
              <table:table-cell office:value-type="float" office:value="10657.9">
                <text:p>10657.9</text:p>
              </table:table-cell>
              <table:table-cell office:value-type="float" office:value="10657.9">
                <text:p>10657.9</text:p>
              </table:table-cell>
              <table:table-cell office:value-type="float" office:value="10571.6">
                <text:p>10571.6</text:p>
              </table:table-cell>
              <table:table-cell office:value-type="float" office:value="10571.6">
                <text:p>10571.6</text:p>
              </table:table-cell>
              <table:table-cell office:value-type="float" office:value="10571.6">
                <text:p>10571.6</text:p>
              </table:table-cell>
              <table:table-cell office:value-type="float" office:value="10571.6">
                <text:p>10571.6</text:p>
              </table:table-cell>
              <table:table-cell office:value-type="float" office:value="10571.6">
                <text:p>10571.6</text:p>
              </table:table-cell>
              <table:table-cell office:value-type="float" office:value="10571.6">
                <text:p>10571.6</text:p>
              </table:table-cell>
              <table:table-cell office:value-type="float" office:value="10509.7">
                <text:p>10509.7</text:p>
              </table:table-cell>
              <table:table-cell office:value-type="float" office:value="10509.7">
                <text:p>10509.7</text:p>
              </table:table-cell>
              <table:table-cell office:value-type="float" office:value="10509.7">
                <text:p>10509.7</text:p>
              </table:table-cell>
              <table:table-cell office:value-type="float" office:value="10499.1">
                <text:p>10499.1</text:p>
              </table:table-cell>
              <table:table-cell office:value-type="float" office:value="10499.1">
                <text:p>10499.1</text:p>
              </table:table-cell>
              <table:table-cell office:value-type="float" office:value="10499.1">
                <text:p>10499.1</text:p>
              </table:table-cell>
              <table:table-cell office:value-type="float" office:value="10499.1">
                <text:p>10499.1</text:p>
              </table:table-cell>
              <table:table-cell office:value-type="float" office:value="10494.8">
                <text:p>10494.8</text:p>
              </table:table-cell>
              <table:table-cell office:value-type="float" office:value="10494.8">
                <text:p>10494.8</text:p>
              </table:table-cell>
              <table:table-cell office:value-type="float" office:value="10468.9">
                <text:p>10468.9</text:p>
              </table:table-cell>
              <table:table-cell office:value-type="float" office:value="10468.9">
                <text:p>10468.9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75.4">
                <text:p>10375.4</text:p>
              </table:table-cell>
              <table:table-cell office:value-type="float" office:value="10336.5">
                <text:p>10336.5</text:p>
              </table:table-cell>
              <table:table-cell office:value-type="float" office:value="10336.5">
                <text:p>10336.5</text:p>
              </table:table-cell>
              <table:table-cell office:value-type="float" office:value="10336.5">
                <text:p>10336.5</text:p>
              </table:table-cell>
              <table:table-cell office:value-type="float" office:value="10336.5">
                <text:p>10336.5</text:p>
              </table:table-cell>
              <table:table-cell office:value-type="float" office:value="10288.2">
                <text:p>10288.2</text:p>
              </table:table-cell>
              <table:table-cell office:value-type="float" office:value="10288.2">
                <text:p>10288.2</text:p>
              </table:table-cell>
              <table:table-cell office:value-type="float" office:value="10288.2">
                <text:p>10288.2</text:p>
              </table:table-cell>
              <table:table-cell office:value-type="float" office:value="10288.2">
                <text:p>10288.2</text:p>
              </table:table-cell>
              <table:table-cell office:value-type="float" office:value="10288.2">
                <text:p>10288.2</text:p>
              </table:table-cell>
              <table:table-cell office:value-type="float" office:value="10288.2">
                <text:p>10288.2</text:p>
              </table:table-cell>
              <table:table-cell office:value-type="float" office:value="10288.2">
                <text:p>10288.2</text:p>
              </table:table-cell>
              <table:table-cell office:value-type="float" office:value="10073">
                <text:p>10073</text:p>
              </table:table-cell>
              <table:table-cell office:value-type="float" office:value="10073">
                <text:p>10073</text:p>
              </table:table-cell>
              <table:table-cell office:value-type="float" office:value="10073">
                <text:p>10073</text:p>
              </table:table-cell>
              <table:table-cell office:value-type="float" office:value="10073">
                <text:p>10073</text:p>
              </table:table-cell>
              <table:table-cell office:value-type="float" office:value="10073">
                <text:p>10073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41.56">
                <text:p>9941.56</text:p>
              </table:table-cell>
              <table:table-cell office:value-type="float" office:value="9915.92">
                <text:p>9915.92</text:p>
              </table:table-cell>
              <table:table-cell office:value-type="float" office:value="9915.92">
                <text:p>9915.92</text:p>
              </table:table-cell>
              <table:table-cell office:value-type="float" office:value="9915.92">
                <text:p>9915.92</text:p>
              </table:table-cell>
              <table:table-cell office:value-type="float" office:value="9909.83">
                <text:p>9909.83</text:p>
              </table:table-cell>
              <table:table-cell office:value-type="float" office:value="9909.83">
                <text:p>9909.83</text:p>
              </table:table-cell>
              <table:table-cell office:value-type="float" office:value="9909.83">
                <text:p>9909.83</text:p>
              </table:table-cell>
              <table:table-cell office:value-type="float" office:value="9909.83">
                <text:p>9909.83</text:p>
              </table:table-cell>
              <table:table-cell office:value-type="float" office:value="9909.83">
                <text:p>9909.83</text:p>
              </table:table-cell>
              <table:table-cell office:value-type="float" office:value="9909.83">
                <text:p>9909.83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909.54">
                <text:p>9909.54</text:p>
              </table:table-cell>
              <table:table-cell office:value-type="float" office:value="9894.63">
                <text:p>9894.63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857.78">
                <text:p>9857.78</text:p>
              </table:table-cell>
              <table:table-cell office:value-type="float" office:value="9733.2">
                <text:p>9733.2</text:p>
              </table:table-cell>
              <table:table-cell office:value-type="float" office:value="9733.2">
                <text:p>9733.2</text:p>
              </table:table-cell>
              <table:table-cell office:value-type="float" office:value="9733.2">
                <text:p>9733.2</text:p>
              </table:table-cell>
              <table:table-cell office:value-type="float" office:value="9733.2">
                <text:p>9733.2</text:p>
              </table:table-cell>
              <table:table-cell office:value-type="float" office:value="9733.2">
                <text:p>9733.2</text:p>
              </table:table-cell>
              <table:table-cell office:value-type="float" office:value="9733.2">
                <text:p>9733.2</text:p>
              </table:table-cell>
              <table:table-cell office:value-type="float" office:value="9733.2">
                <text:p>9733.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702.32">
                <text:p>9702.32</text:p>
              </table:table-cell>
              <table:table-cell office:value-type="float" office:value="9676.5">
                <text:p>9676.5</text:p>
              </table:table-cell>
              <table:table-cell office:value-type="float" office:value="9676.5">
                <text:p>9676.5</text:p>
              </table:table-cell>
              <table:table-cell office:value-type="float" office:value="9676.5">
                <text:p>9676.5</text:p>
              </table:table-cell>
              <table:table-cell office:value-type="float" office:value="9676.5">
                <text:p>9676.5</text:p>
              </table:table-cell>
              <table:table-cell office:value-type="float" office:value="9676.5">
                <text:p>9676.5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37.77">
                <text:p>9637.77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  <table:table-cell office:value-type="float" office:value="9622">
                <text:p>9622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4180.1">
                <text:p>24180.1</text:p>
                <draw:g>
                  <svg:desc>Sheet1.A7:Sheet1.LE7</svg:desc>
                </draw:g>
              </table:table-cell>
              <table:table-cell office:value-type="float" office:value="24180.1">
                <text:p>24180.1</text:p>
              </table:table-cell>
              <table:table-cell office:value-type="float" office:value="24180.1">
                <text:p>24180.1</text:p>
              </table:table-cell>
              <table:table-cell office:value-type="float" office:value="24101.7">
                <text:p>24101.7</text:p>
              </table:table-cell>
              <table:table-cell office:value-type="float" office:value="23423.8">
                <text:p>23423.8</text:p>
              </table:table-cell>
              <table:table-cell office:value-type="float" office:value="23423.8">
                <text:p>23423.8</text:p>
              </table:table-cell>
              <table:table-cell office:value-type="float" office:value="23172.2">
                <text:p>23172.2</text:p>
              </table:table-cell>
              <table:table-cell office:value-type="float" office:value="22965.3">
                <text:p>22965.3</text:p>
              </table:table-cell>
              <table:table-cell office:value-type="float" office:value="22965.3">
                <text:p>22965.3</text:p>
              </table:table-cell>
              <table:table-cell office:value-type="float" office:value="22955.3">
                <text:p>22955.3</text:p>
              </table:table-cell>
              <table:table-cell office:value-type="float" office:value="22748.4">
                <text:p>22748.4</text:p>
              </table:table-cell>
              <table:table-cell office:value-type="float" office:value="22489">
                <text:p>22489</text:p>
              </table:table-cell>
              <table:table-cell office:value-type="float" office:value="22489">
                <text:p>22489</text:p>
              </table:table-cell>
              <table:table-cell office:value-type="float" office:value="21859.8">
                <text:p>21859.8</text:p>
              </table:table-cell>
              <table:table-cell office:value-type="float" office:value="21859.8">
                <text:p>21859.8</text:p>
              </table:table-cell>
              <table:table-cell office:value-type="float" office:value="21859.8">
                <text:p>21859.8</text:p>
              </table:table-cell>
              <table:table-cell office:value-type="float" office:value="21654.4">
                <text:p>21654.4</text:p>
              </table:table-cell>
              <table:table-cell office:value-type="float" office:value="21654.4">
                <text:p>21654.4</text:p>
              </table:table-cell>
              <table:table-cell office:value-type="float" office:value="20772.5">
                <text:p>20772.5</text:p>
              </table:table-cell>
              <table:table-cell office:value-type="float" office:value="20772.5">
                <text:p>20772.5</text:p>
              </table:table-cell>
              <table:table-cell office:value-type="float" office:value="20650.4">
                <text:p>20650.4</text:p>
              </table:table-cell>
              <table:table-cell office:value-type="float" office:value="20640.1">
                <text:p>20640.1</text:p>
              </table:table-cell>
              <table:table-cell office:value-type="float" office:value="20272.7">
                <text:p>20272.7</text:p>
              </table:table-cell>
              <table:table-cell office:value-type="float" office:value="19975.8">
                <text:p>19975.8</text:p>
              </table:table-cell>
              <table:table-cell office:value-type="float" office:value="19975.8">
                <text:p>19975.8</text:p>
              </table:table-cell>
              <table:table-cell office:value-type="float" office:value="18628.6">
                <text:p>18628.6</text:p>
              </table:table-cell>
              <table:table-cell office:value-type="float" office:value="18628.6">
                <text:p>18628.6</text:p>
              </table:table-cell>
              <table:table-cell office:value-type="float" office:value="18588.2">
                <text:p>18588.2</text:p>
              </table:table-cell>
              <table:table-cell office:value-type="float" office:value="18519.1">
                <text:p>18519.1</text:p>
              </table:table-cell>
              <table:table-cell office:value-type="float" office:value="17947.5">
                <text:p>17947.5</text:p>
              </table:table-cell>
              <table:table-cell office:value-type="float" office:value="17947.5">
                <text:p>17947.5</text:p>
              </table:table-cell>
              <table:table-cell office:value-type="float" office:value="17791.8">
                <text:p>17791.8</text:p>
              </table:table-cell>
              <table:table-cell office:value-type="float" office:value="17087.6">
                <text:p>17087.6</text:p>
              </table:table-cell>
              <table:table-cell office:value-type="float" office:value="17087.6">
                <text:p>17087.6</text:p>
              </table:table-cell>
              <table:table-cell office:value-type="float" office:value="17087.6">
                <text:p>17087.6</text:p>
              </table:table-cell>
              <table:table-cell office:value-type="float" office:value="16830.5">
                <text:p>16830.5</text:p>
              </table:table-cell>
              <table:table-cell office:value-type="float" office:value="16202">
                <text:p>16202</text:p>
              </table:table-cell>
              <table:table-cell office:value-type="float" office:value="16160.1">
                <text:p>16160.1</text:p>
              </table:table-cell>
              <table:table-cell office:value-type="float" office:value="15913.7">
                <text:p>15913.7</text:p>
              </table:table-cell>
              <table:table-cell office:value-type="float" office:value="15913.7">
                <text:p>15913.7</text:p>
              </table:table-cell>
              <table:table-cell office:value-type="float" office:value="15621.6">
                <text:p>15621.6</text:p>
              </table:table-cell>
              <table:table-cell office:value-type="float" office:value="15621.6">
                <text:p>15621.6</text:p>
              </table:table-cell>
              <table:table-cell office:value-type="float" office:value="15537.3">
                <text:p>15537.3</text:p>
              </table:table-cell>
              <table:table-cell office:value-type="float" office:value="15537.3">
                <text:p>15537.3</text:p>
              </table:table-cell>
              <table:table-cell office:value-type="float" office:value="15224.8">
                <text:p>15224.8</text:p>
              </table:table-cell>
              <table:table-cell office:value-type="float" office:value="15224.8">
                <text:p>15224.8</text:p>
              </table:table-cell>
              <table:table-cell office:value-type="float" office:value="15224.8">
                <text:p>15224.8</text:p>
              </table:table-cell>
              <table:table-cell office:value-type="float" office:value="15224.8">
                <text:p>15224.8</text:p>
              </table:table-cell>
              <table:table-cell office:value-type="float" office:value="15052.3">
                <text:p>15052.3</text:p>
              </table:table-cell>
              <table:table-cell office:value-type="float" office:value="15052.3">
                <text:p>15052.3</text:p>
              </table:table-cell>
              <table:table-cell office:value-type="float" office:value="14718.7">
                <text:p>14718.7</text:p>
              </table:table-cell>
              <table:table-cell office:value-type="float" office:value="14718.7">
                <text:p>14718.7</text:p>
              </table:table-cell>
              <table:table-cell office:value-type="float" office:value="14718.7">
                <text:p>14718.7</text:p>
              </table:table-cell>
              <table:table-cell office:value-type="float" office:value="14646.8">
                <text:p>14646.8</text:p>
              </table:table-cell>
              <table:table-cell office:value-type="float" office:value="14526.7">
                <text:p>14526.7</text:p>
              </table:table-cell>
              <table:table-cell office:value-type="float" office:value="14203.3">
                <text:p>14203.3</text:p>
              </table:table-cell>
              <table:table-cell office:value-type="float" office:value="14203.3">
                <text:p>14203.3</text:p>
              </table:table-cell>
              <table:table-cell office:value-type="float" office:value="14203.3">
                <text:p>14203.3</text:p>
              </table:table-cell>
              <table:table-cell office:value-type="float" office:value="14111.6">
                <text:p>14111.6</text:p>
              </table:table-cell>
              <table:table-cell office:value-type="float" office:value="14111.6">
                <text:p>14111.6</text:p>
              </table:table-cell>
              <table:table-cell office:value-type="float" office:value="14030.8">
                <text:p>14030.8</text:p>
              </table:table-cell>
              <table:table-cell office:value-type="float" office:value="13984.1">
                <text:p>13984.1</text:p>
              </table:table-cell>
              <table:table-cell office:value-type="float" office:value="13984.1">
                <text:p>13984.1</text:p>
              </table:table-cell>
              <table:table-cell office:value-type="float" office:value="13971.3">
                <text:p>13971.3</text:p>
              </table:table-cell>
              <table:table-cell office:value-type="float" office:value="13803">
                <text:p>13803</text:p>
              </table:table-cell>
              <table:table-cell office:value-type="float" office:value="13803">
                <text:p>13803</text:p>
              </table:table-cell>
              <table:table-cell office:value-type="float" office:value="13803">
                <text:p>13803</text:p>
              </table:table-cell>
              <table:table-cell office:value-type="float" office:value="13655.2">
                <text:p>13655.2</text:p>
              </table:table-cell>
              <table:table-cell office:value-type="float" office:value="13655.2">
                <text:p>13655.2</text:p>
              </table:table-cell>
              <table:table-cell office:value-type="float" office:value="13376.2">
                <text:p>13376.2</text:p>
              </table:table-cell>
              <table:table-cell office:value-type="float" office:value="13376.2">
                <text:p>13376.2</text:p>
              </table:table-cell>
              <table:table-cell office:value-type="float" office:value="13376.2">
                <text:p>13376.2</text:p>
              </table:table-cell>
              <table:table-cell office:value-type="float" office:value="13376.2">
                <text:p>13376.2</text:p>
              </table:table-cell>
              <table:table-cell office:value-type="float" office:value="13272">
                <text:p>13272</text:p>
              </table:table-cell>
              <table:table-cell office:value-type="float" office:value="13272">
                <text:p>13272</text:p>
              </table:table-cell>
              <table:table-cell office:value-type="float" office:value="13272">
                <text:p>13272</text:p>
              </table:table-cell>
              <table:table-cell office:value-type="float" office:value="13272">
                <text:p>13272</text:p>
              </table:table-cell>
              <table:table-cell office:value-type="float" office:value="13272">
                <text:p>13272</text:p>
              </table:table-cell>
              <table:table-cell office:value-type="float" office:value="13145.1">
                <text:p>13145.1</text:p>
              </table:table-cell>
              <table:table-cell office:value-type="float" office:value="13145.1">
                <text:p>13145.1</text:p>
              </table:table-cell>
              <table:table-cell office:value-type="float" office:value="13145.1">
                <text:p>13145.1</text:p>
              </table:table-cell>
              <table:table-cell office:value-type="float" office:value="13145.1">
                <text:p>13145.1</text:p>
              </table:table-cell>
              <table:table-cell office:value-type="float" office:value="13056.2">
                <text:p>13056.2</text:p>
              </table:table-cell>
              <table:table-cell office:value-type="float" office:value="12985.8">
                <text:p>12985.8</text:p>
              </table:table-cell>
              <table:table-cell office:value-type="float" office:value="12985.8">
                <text:p>12985.8</text:p>
              </table:table-cell>
              <table:table-cell office:value-type="float" office:value="12985.8">
                <text:p>12985.8</text:p>
              </table:table-cell>
              <table:table-cell office:value-type="float" office:value="12961.6">
                <text:p>12961.6</text:p>
              </table:table-cell>
              <table:table-cell office:value-type="float" office:value="12763.2">
                <text:p>12763.2</text:p>
              </table:table-cell>
              <table:table-cell office:value-type="float" office:value="12763.2">
                <text:p>12763.2</text:p>
              </table:table-cell>
              <table:table-cell office:value-type="float" office:value="12763.2">
                <text:p>12763.2</text:p>
              </table:table-cell>
              <table:table-cell office:value-type="float" office:value="12763.2">
                <text:p>12763.2</text:p>
              </table:table-cell>
              <table:table-cell office:value-type="float" office:value="12763.2">
                <text:p>12763.2</text:p>
              </table:table-cell>
              <table:table-cell office:value-type="float" office:value="12517.2">
                <text:p>12517.2</text:p>
              </table:table-cell>
              <table:table-cell office:value-type="float" office:value="12517.2">
                <text:p>12517.2</text:p>
              </table:table-cell>
              <table:table-cell office:value-type="float" office:value="12517.2">
                <text:p>12517.2</text:p>
              </table:table-cell>
              <table:table-cell office:value-type="float" office:value="12517.2">
                <text:p>12517.2</text:p>
              </table:table-cell>
              <table:table-cell office:value-type="float" office:value="12517.2">
                <text:p>12517.2</text:p>
              </table:table-cell>
              <table:table-cell office:value-type="float" office:value="12484.3">
                <text:p>12484.3</text:p>
              </table:table-cell>
              <table:table-cell office:value-type="float" office:value="12321.9">
                <text:p>12321.9</text:p>
              </table:table-cell>
              <table:table-cell office:value-type="float" office:value="12321.9">
                <text:p>12321.9</text:p>
              </table:table-cell>
              <table:table-cell office:value-type="float" office:value="12321.9">
                <text:p>12321.9</text:p>
              </table:table-cell>
              <table:table-cell office:value-type="float" office:value="12259.8">
                <text:p>12259.8</text:p>
              </table:table-cell>
              <table:table-cell office:value-type="float" office:value="12229.2">
                <text:p>12229.2</text:p>
              </table:table-cell>
              <table:table-cell office:value-type="float" office:value="12229.2">
                <text:p>12229.2</text:p>
              </table:table-cell>
              <table:table-cell office:value-type="float" office:value="12229.2">
                <text:p>12229.2</text:p>
              </table:table-cell>
              <table:table-cell office:value-type="float" office:value="12229.1">
                <text:p>12229.1</text:p>
              </table:table-cell>
              <table:table-cell office:value-type="float" office:value="12018.7">
                <text:p>12018.7</text:p>
              </table:table-cell>
              <table:table-cell office:value-type="float" office:value="12018.7">
                <text:p>12018.7</text:p>
              </table:table-cell>
              <table:table-cell office:value-type="float" office:value="12018.7">
                <text:p>12018.7</text:p>
              </table:table-cell>
              <table:table-cell office:value-type="float" office:value="12018.7">
                <text:p>12018.7</text:p>
              </table:table-cell>
              <table:table-cell office:value-type="float" office:value="12018.7">
                <text:p>12018.7</text:p>
              </table:table-cell>
              <table:table-cell office:value-type="float" office:value="11850.5">
                <text:p>11850.5</text:p>
              </table:table-cell>
              <table:table-cell office:value-type="float" office:value="11850.5">
                <text:p>11850.5</text:p>
              </table:table-cell>
              <table:table-cell office:value-type="float" office:value="11850.5">
                <text:p>11850.5</text:p>
              </table:table-cell>
              <table:table-cell office:value-type="float" office:value="11850.5">
                <text:p>11850.5</text:p>
              </table:table-cell>
              <table:table-cell office:value-type="float" office:value="11850.5">
                <text:p>11850.5</text:p>
              </table:table-cell>
              <table:table-cell office:value-type="float" office:value="11779.1">
                <text:p>11779.1</text:p>
              </table:table-cell>
              <table:table-cell office:value-type="float" office:value="11763.6">
                <text:p>11763.6</text:p>
              </table:table-cell>
              <table:table-cell office:value-type="float" office:value="11730.7">
                <text:p>11730.7</text:p>
              </table:table-cell>
              <table:table-cell office:value-type="float" office:value="11730.7">
                <text:p>11730.7</text:p>
              </table:table-cell>
              <table:table-cell office:value-type="float" office:value="11730.7">
                <text:p>11730.7</text:p>
              </table:table-cell>
              <table:table-cell office:value-type="float" office:value="11563.4">
                <text:p>11563.4</text:p>
              </table:table-cell>
              <table:table-cell office:value-type="float" office:value="11563.4">
                <text:p>11563.4</text:p>
              </table:table-cell>
              <table:table-cell office:value-type="float" office:value="11563.4">
                <text:p>11563.4</text:p>
              </table:table-cell>
              <table:table-cell office:value-type="float" office:value="11563.4">
                <text:p>11563.4</text:p>
              </table:table-cell>
              <table:table-cell office:value-type="float" office:value="11517">
                <text:p>11517</text:p>
              </table:table-cell>
              <table:table-cell office:value-type="float" office:value="11517">
                <text:p>11517</text:p>
              </table:table-cell>
              <table:table-cell office:value-type="float" office:value="11517">
                <text:p>11517</text:p>
              </table:table-cell>
              <table:table-cell office:value-type="float" office:value="11472.9">
                <text:p>11472.9</text:p>
              </table:table-cell>
              <table:table-cell office:value-type="float" office:value="11472.9">
                <text:p>11472.9</text:p>
              </table:table-cell>
              <table:table-cell office:value-type="float" office:value="11472.9">
                <text:p>11472.9</text:p>
              </table:table-cell>
              <table:table-cell office:value-type="float" office:value="11472.9">
                <text:p>11472.9</text:p>
              </table:table-cell>
              <table:table-cell office:value-type="float" office:value="11467.5">
                <text:p>11467.5</text:p>
              </table:table-cell>
              <table:table-cell office:value-type="float" office:value="11467.5">
                <text:p>11467.5</text:p>
              </table:table-cell>
              <table:table-cell office:value-type="float" office:value="11349.2">
                <text:p>11349.2</text:p>
              </table:table-cell>
              <table:table-cell office:value-type="float" office:value="11349.2">
                <text:p>11349.2</text:p>
              </table:table-cell>
              <table:table-cell office:value-type="float" office:value="11349.2">
                <text:p>11349.2</text:p>
              </table:table-cell>
              <table:table-cell office:value-type="float" office:value="11349.2">
                <text:p>11349.2</text:p>
              </table:table-cell>
              <table:table-cell office:value-type="float" office:value="11349.2">
                <text:p>11349.2</text:p>
              </table:table-cell>
              <table:table-cell office:value-type="float" office:value="11320.9">
                <text:p>11320.9</text:p>
              </table:table-cell>
              <table:table-cell office:value-type="float" office:value="10879.6">
                <text:p>10879.6</text:p>
              </table:table-cell>
              <table:table-cell office:value-type="float" office:value="10879.6">
                <text:p>10879.6</text:p>
              </table:table-cell>
              <table:table-cell office:value-type="float" office:value="10879.6">
                <text:p>10879.6</text:p>
              </table:table-cell>
              <table:table-cell office:value-type="float" office:value="10879.6">
                <text:p>10879.6</text:p>
              </table:table-cell>
              <table:table-cell office:value-type="float" office:value="10879.6">
                <text:p>10879.6</text:p>
              </table:table-cell>
              <table:table-cell office:value-type="float" office:value="10860.3">
                <text:p>10860.3</text:p>
              </table:table-cell>
              <table:table-cell office:value-type="float" office:value="10860.3">
                <text:p>10860.3</text:p>
              </table:table-cell>
              <table:table-cell office:value-type="float" office:value="10847.9">
                <text:p>10847.9</text:p>
              </table:table-cell>
              <table:table-cell office:value-type="float" office:value="10847.9">
                <text:p>10847.9</text:p>
              </table:table-cell>
              <table:table-cell office:value-type="float" office:value="10762.2">
                <text:p>10762.2</text:p>
              </table:table-cell>
              <table:table-cell office:value-type="float" office:value="10762.2">
                <text:p>10762.2</text:p>
              </table:table-cell>
              <table:table-cell office:value-type="float" office:value="10762.2">
                <text:p>10762.2</text:p>
              </table:table-cell>
              <table:table-cell office:value-type="float" office:value="10752.4">
                <text:p>10752.4</text:p>
              </table:table-cell>
              <table:table-cell office:value-type="float" office:value="10752.4">
                <text:p>10752.4</text:p>
              </table:table-cell>
              <table:table-cell office:value-type="float" office:value="10752.4">
                <text:p>10752.4</text:p>
              </table:table-cell>
              <table:table-cell office:value-type="float" office:value="10653.6">
                <text:p>10653.6</text:p>
              </table:table-cell>
              <table:table-cell office:value-type="float" office:value="10653.6">
                <text:p>10653.6</text:p>
              </table:table-cell>
              <table:table-cell office:value-type="float" office:value="10653.6">
                <text:p>10653.6</text:p>
              </table:table-cell>
              <table:table-cell office:value-type="float" office:value="10653.6">
                <text:p>10653.6</text:p>
              </table:table-cell>
              <table:table-cell office:value-type="float" office:value="10653.6">
                <text:p>10653.6</text:p>
              </table:table-cell>
              <table:table-cell office:value-type="float" office:value="10591.2">
                <text:p>10591.2</text:p>
              </table:table-cell>
              <table:table-cell office:value-type="float" office:value="10591.2">
                <text:p>10591.2</text:p>
              </table:table-cell>
              <table:table-cell office:value-type="float" office:value="10591.2">
                <text:p>10591.2</text:p>
              </table:table-cell>
              <table:table-cell office:value-type="float" office:value="10591.2">
                <text:p>10591.2</text:p>
              </table:table-cell>
              <table:table-cell office:value-type="float" office:value="10591.2">
                <text:p>10591.2</text:p>
              </table:table-cell>
              <table:table-cell office:value-type="float" office:value="10553.1">
                <text:p>10553.1</text:p>
              </table:table-cell>
              <table:table-cell office:value-type="float" office:value="10553.1">
                <text:p>10553.1</text:p>
              </table:table-cell>
              <table:table-cell office:value-type="float" office:value="10553.1">
                <text:p>10553.1</text:p>
              </table:table-cell>
              <table:table-cell office:value-type="float" office:value="10553.1">
                <text:p>10553.1</text:p>
              </table:table-cell>
              <table:table-cell office:value-type="float" office:value="10553.1">
                <text:p>10553.1</text:p>
              </table:table-cell>
              <table:table-cell office:value-type="float" office:value="10520.7">
                <text:p>10520.7</text:p>
              </table:table-cell>
              <table:table-cell office:value-type="float" office:value="10520.7">
                <text:p>10520.7</text:p>
              </table:table-cell>
              <table:table-cell office:value-type="float" office:value="10279">
                <text:p>10279</text:p>
              </table:table-cell>
              <table:table-cell office:value-type="float" office:value="10279">
                <text:p>10279</text:p>
              </table:table-cell>
              <table:table-cell office:value-type="float" office:value="10279">
                <text:p>10279</text:p>
              </table:table-cell>
              <table:table-cell office:value-type="float" office:value="10279">
                <text:p>10279</text:p>
              </table:table-cell>
              <table:table-cell office:value-type="float" office:value="10279">
                <text:p>10279</text:p>
              </table:table-cell>
              <table:table-cell office:value-type="float" office:value="10269.8">
                <text:p>10269.8</text:p>
              </table:table-cell>
              <table:table-cell office:value-type="float" office:value="10269.8">
                <text:p>10269.8</text:p>
              </table:table-cell>
              <table:table-cell office:value-type="float" office:value="10213.2">
                <text:p>10213.2</text:p>
              </table:table-cell>
              <table:table-cell office:value-type="float" office:value="10213.2">
                <text:p>10213.2</text:p>
              </table:table-cell>
              <table:table-cell office:value-type="float" office:value="10213.2">
                <text:p>10213.2</text:p>
              </table:table-cell>
              <table:table-cell office:value-type="float" office:value="10213.2">
                <text:p>10213.2</text:p>
              </table:table-cell>
              <table:table-cell office:value-type="float" office:value="10204">
                <text:p>10204</text:p>
              </table:table-cell>
              <table:table-cell office:value-type="float" office:value="10204">
                <text:p>10204</text:p>
              </table:table-cell>
              <table:table-cell office:value-type="float" office:value="10204">
                <text:p>10204</text:p>
              </table:table-cell>
              <table:table-cell office:value-type="float" office:value="10204">
                <text:p>10204</text:p>
              </table:table-cell>
              <table:table-cell office:value-type="float" office:value="10103.2">
                <text:p>10103.2</text:p>
              </table:table-cell>
              <table:table-cell office:value-type="float" office:value="10103.2">
                <text:p>10103.2</text:p>
              </table:table-cell>
              <table:table-cell office:value-type="float" office:value="10103.2">
                <text:p>10103.2</text:p>
              </table:table-cell>
              <table:table-cell office:value-type="float" office:value="10103.2">
                <text:p>10103.2</text:p>
              </table:table-cell>
              <table:table-cell office:value-type="float" office:value="10103.2">
                <text:p>10103.2</text:p>
              </table:table-cell>
              <table:table-cell office:value-type="float" office:value="10103.2">
                <text:p>10103.2</text:p>
              </table:table-cell>
              <table:table-cell office:value-type="float" office:value="10076.6">
                <text:p>10076.6</text:p>
              </table:table-cell>
              <table:table-cell office:value-type="float" office:value="9984.76">
                <text:p>9984.76</text:p>
              </table:table-cell>
              <table:table-cell office:value-type="float" office:value="9984.76">
                <text:p>9984.76</text:p>
              </table:table-cell>
              <table:table-cell office:value-type="float" office:value="9984.76">
                <text:p>9984.76</text:p>
              </table:table-cell>
              <table:table-cell office:value-type="float" office:value="9984.76">
                <text:p>9984.76</text:p>
              </table:table-cell>
              <table:table-cell office:value-type="float" office:value="9984.76">
                <text:p>9984.76</text:p>
              </table:table-cell>
              <table:table-cell office:value-type="float" office:value="9984.76">
                <text:p>9984.76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71.1">
                <text:p>9771.1</text:p>
              </table:table-cell>
              <table:table-cell office:value-type="float" office:value="9725.83">
                <text:p>9725.83</text:p>
              </table:table-cell>
              <table:table-cell office:value-type="float" office:value="9725.83">
                <text:p>9725.83</text:p>
              </table:table-cell>
              <table:table-cell office:value-type="float" office:value="9722.44">
                <text:p>9722.44</text:p>
              </table:table-cell>
              <table:table-cell office:value-type="float" office:value="9722.44">
                <text:p>9722.44</text:p>
              </table:table-cell>
              <table:table-cell office:value-type="float" office:value="9722.44">
                <text:p>9722.44</text:p>
              </table:table-cell>
              <table:table-cell office:value-type="float" office:value="9722.44">
                <text:p>9722.44</text:p>
              </table:table-cell>
              <table:table-cell office:value-type="float" office:value="9722.44">
                <text:p>9722.44</text:p>
              </table:table-cell>
              <table:table-cell office:value-type="float" office:value="9722.44">
                <text:p>9722.44</text:p>
              </table:table-cell>
              <table:table-cell office:value-type="float" office:value="9651.32">
                <text:p>9651.32</text:p>
              </table:table-cell>
              <table:table-cell office:value-type="float" office:value="9651.32">
                <text:p>9651.32</text:p>
              </table:table-cell>
              <table:table-cell office:value-type="float" office:value="9612.4">
                <text:p>9612.4</text:p>
              </table:table-cell>
              <table:table-cell office:value-type="float" office:value="9612.4">
                <text:p>9612.4</text:p>
              </table:table-cell>
              <table:table-cell office:value-type="float" office:value="9555.68">
                <text:p>9555.68</text:p>
              </table:table-cell>
              <table:table-cell office:value-type="float" office:value="9555.68">
                <text:p>9555.68</text:p>
              </table:table-cell>
              <table:table-cell office:value-type="float" office:value="9555.68">
                <text:p>9555.68</text:p>
              </table:table-cell>
              <table:table-cell office:value-type="float" office:value="9555.68">
                <text:p>9555.68</text:p>
              </table:table-cell>
              <table:table-cell office:value-type="float" office:value="9555.68">
                <text:p>9555.68</text:p>
              </table:table-cell>
              <table:table-cell office:value-type="float" office:value="9555.68">
                <text:p>9555.68</text:p>
              </table:table-cell>
              <table:table-cell office:value-type="float" office:value="9555.68">
                <text:p>9555.68</text:p>
              </table:table-cell>
              <table:table-cell office:value-type="float" office:value="9340.11">
                <text:p>9340.11</text:p>
              </table:table-cell>
              <table:table-cell office:value-type="float" office:value="9340.11">
                <text:p>9340.11</text:p>
              </table:table-cell>
              <table:table-cell office:value-type="float" office:value="9340.11">
                <text:p>9340.11</text:p>
              </table:table-cell>
              <table:table-cell office:value-type="float" office:value="9340.11">
                <text:p>9340.11</text:p>
              </table:table-cell>
              <table:table-cell office:value-type="float" office:value="9340.11">
                <text:p>9340.11</text:p>
              </table:table-cell>
              <table:table-cell office:value-type="float" office:value="9340.11">
                <text:p>9340.11</text:p>
              </table:table-cell>
              <table:table-cell office:value-type="float" office:value="9340.11">
                <text:p>9340.11</text:p>
              </table:table-cell>
              <table:table-cell office:value-type="float" office:value="9291.41">
                <text:p>9291.41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76.55">
                <text:p>9276.55</text:p>
              </table:table-cell>
              <table:table-cell office:value-type="float" office:value="9203.44">
                <text:p>9203.44</text:p>
              </table:table-cell>
              <table:table-cell office:value-type="float" office:value="9203.44">
                <text:p>9203.44</text:p>
              </table:table-cell>
              <table:table-cell office:value-type="float" office:value="9203.44">
                <text:p>9203.44</text:p>
              </table:table-cell>
              <table:table-cell office:value-type="float" office:value="9203.44">
                <text:p>9203.44</text:p>
              </table:table-cell>
              <table:table-cell office:value-type="float" office:value="9203.44">
                <text:p>9203.44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9137.38">
                <text:p>9137.38</text:p>
              </table:table-cell>
              <table:table-cell office:value-type="float" office:value="8914.41">
                <text:p>8914.41</text:p>
              </table:table-cell>
              <table:table-cell office:value-type="float" office:value="8914.41">
                <text:p>8914.41</text:p>
              </table:table-cell>
              <table:table-cell office:value-type="float" office:value="8914.41">
                <text:p>8914.41</text:p>
              </table:table-cell>
              <table:table-cell office:value-type="float" office:value="8914.41">
                <text:p>8914.41</text:p>
              </table:table-cell>
              <table:table-cell office:value-type="float" office:value="8914.41">
                <text:p>8914.41</text:p>
              </table:table-cell>
              <table:table-cell office:value-type="float" office:value="8895.32">
                <text:p>8895.32</text:p>
              </table:table-cell>
              <table:table-cell office:value-type="float" office:value="8895.32">
                <text:p>8895.32</text:p>
              </table:table-cell>
              <table:table-cell office:value-type="float" office:value="8895.08">
                <text:p>8895.08</text:p>
              </table:table-cell>
              <table:table-cell office:value-type="float" office:value="8895.08">
                <text:p>8895.08</text:p>
              </table:table-cell>
              <table:table-cell office:value-type="float" office:value="8895.08">
                <text:p>8895.08</text:p>
              </table:table-cell>
              <table:table-cell office:value-type="float" office:value="8895.08">
                <text:p>8895.08</text:p>
              </table:table-cell>
              <table:table-cell office:value-type="float" office:value="8895.08">
                <text:p>8895.08</text:p>
              </table:table-cell>
              <table:table-cell office:value-type="float" office:value="8895.08">
                <text:p>8895.08</text:p>
              </table:table-cell>
              <table:table-cell office:value-type="float" office:value="8895.08">
                <text:p>8895.08</text:p>
              </table:table-cell>
              <table:table-cell office:value-type="float" office:value="8882.16">
                <text:p>8882.16</text:p>
              </table:table-cell>
              <table:table-cell office:value-type="float" office:value="8882.16">
                <text:p>8882.16</text:p>
              </table:table-cell>
              <table:table-cell office:value-type="float" office:value="8882.16">
                <text:p>8882.16</text:p>
              </table:table-cell>
              <table:table-cell office:value-type="float" office:value="8882.16">
                <text:p>8882.16</text:p>
              </table:table-cell>
              <table:table-cell office:value-type="float" office:value="8882.16">
                <text:p>8882.16</text:p>
              </table:table-cell>
              <table:table-cell office:value-type="float" office:value="8882.16">
                <text:p>8882.16</text:p>
              </table:table-cell>
              <table:table-cell office:value-type="float" office:value="8882.16">
                <text:p>8882.16</text:p>
              </table:table-cell>
              <table:table-cell office:value-type="float" office:value="8861.99">
                <text:p>8861.99</text:p>
              </table:table-cell>
              <table:table-cell office:value-type="float" office:value="8861.99">
                <text:p>8861.99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87.2">
                <text:p>8787.2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  <table:table-cell office:value-type="float" office:value="8767.88">
                <text:p>8767.88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5494.1">
                <text:p>25494.1</text:p>
                <draw:g>
                  <svg:desc>Sheet1.A12:Sheet1.MC12</svg:desc>
                </draw:g>
              </table:table-cell>
              <table:table-cell office:value-type="float" office:value="25122.4">
                <text:p>25122.4</text:p>
              </table:table-cell>
              <table:table-cell office:value-type="float" office:value="25061.3">
                <text:p>25061.3</text:p>
              </table:table-cell>
              <table:table-cell office:value-type="float" office:value="23971.6">
                <text:p>23971.6</text:p>
              </table:table-cell>
              <table:table-cell office:value-type="float" office:value="23971.6">
                <text:p>23971.6</text:p>
              </table:table-cell>
              <table:table-cell office:value-type="float" office:value="23827.1">
                <text:p>23827.1</text:p>
              </table:table-cell>
              <table:table-cell office:value-type="float" office:value="23827.1">
                <text:p>23827.1</text:p>
              </table:table-cell>
              <table:table-cell office:value-type="float" office:value="22305.4">
                <text:p>22305.4</text:p>
              </table:table-cell>
              <table:table-cell office:value-type="float" office:value="22305.4">
                <text:p>22305.4</text:p>
              </table:table-cell>
              <table:table-cell office:value-type="float" office:value="22305.4">
                <text:p>22305.4</text:p>
              </table:table-cell>
              <table:table-cell office:value-type="float" office:value="22142.2">
                <text:p>22142.2</text:p>
              </table:table-cell>
              <table:table-cell office:value-type="float" office:value="21660.5">
                <text:p>21660.5</text:p>
              </table:table-cell>
              <table:table-cell office:value-type="float" office:value="21660.5">
                <text:p>21660.5</text:p>
              </table:table-cell>
              <table:table-cell office:value-type="float" office:value="21211.2">
                <text:p>21211.2</text:p>
              </table:table-cell>
              <table:table-cell office:value-type="float" office:value="20901.8">
                <text:p>20901.8</text:p>
              </table:table-cell>
              <table:table-cell office:value-type="float" office:value="20901.8">
                <text:p>20901.8</text:p>
              </table:table-cell>
              <table:table-cell office:value-type="float" office:value="20356.4">
                <text:p>20356.4</text:p>
              </table:table-cell>
              <table:table-cell office:value-type="float" office:value="20356.4">
                <text:p>20356.4</text:p>
              </table:table-cell>
              <table:table-cell office:value-type="float" office:value="20356.4">
                <text:p>20356.4</text:p>
              </table:table-cell>
              <table:table-cell office:value-type="float" office:value="20231.2">
                <text:p>20231.2</text:p>
              </table:table-cell>
              <table:table-cell office:value-type="float" office:value="20186.7">
                <text:p>20186.7</text:p>
              </table:table-cell>
              <table:table-cell office:value-type="float" office:value="19892.1">
                <text:p>19892.1</text:p>
              </table:table-cell>
              <table:table-cell office:value-type="float" office:value="19892.1">
                <text:p>19892.1</text:p>
              </table:table-cell>
              <table:table-cell office:value-type="float" office:value="19892.1">
                <text:p>19892.1</text:p>
              </table:table-cell>
              <table:table-cell office:value-type="float" office:value="19863.1">
                <text:p>19863.1</text:p>
              </table:table-cell>
              <table:table-cell office:value-type="float" office:value="19380.8">
                <text:p>19380.8</text:p>
              </table:table-cell>
              <table:table-cell office:value-type="float" office:value="19380.8">
                <text:p>19380.8</text:p>
              </table:table-cell>
              <table:table-cell office:value-type="float" office:value="19182.5">
                <text:p>19182.5</text:p>
              </table:table-cell>
              <table:table-cell office:value-type="float" office:value="18887.5">
                <text:p>18887.5</text:p>
              </table:table-cell>
              <table:table-cell office:value-type="float" office:value="18881.4">
                <text:p>18881.4</text:p>
              </table:table-cell>
              <table:table-cell office:value-type="float" office:value="18388.1">
                <text:p>18388.1</text:p>
              </table:table-cell>
              <table:table-cell office:value-type="float" office:value="18368.4">
                <text:p>18368.4</text:p>
              </table:table-cell>
              <table:table-cell office:value-type="float" office:value="18218.3">
                <text:p>18218.3</text:p>
              </table:table-cell>
              <table:table-cell office:value-type="float" office:value="18218.3">
                <text:p>18218.3</text:p>
              </table:table-cell>
              <table:table-cell office:value-type="float" office:value="17928.6">
                <text:p>17928.6</text:p>
              </table:table-cell>
              <table:table-cell office:value-type="float" office:value="17928.6">
                <text:p>17928.6</text:p>
              </table:table-cell>
              <table:table-cell office:value-type="float" office:value="17899.3">
                <text:p>17899.3</text:p>
              </table:table-cell>
              <table:table-cell office:value-type="float" office:value="17792.1">
                <text:p>17792.1</text:p>
              </table:table-cell>
              <table:table-cell office:value-type="float" office:value="17704.8">
                <text:p>17704.8</text:p>
              </table:table-cell>
              <table:table-cell office:value-type="float" office:value="17629.2">
                <text:p>17629.2</text:p>
              </table:table-cell>
              <table:table-cell office:value-type="float" office:value="17477.4">
                <text:p>17477.4</text:p>
              </table:table-cell>
              <table:table-cell office:value-type="float" office:value="17477.4">
                <text:p>17477.4</text:p>
              </table:table-cell>
              <table:table-cell office:value-type="float" office:value="17457.6">
                <text:p>17457.6</text:p>
              </table:table-cell>
              <table:table-cell office:value-type="float" office:value="17362.9">
                <text:p>17362.9</text:p>
              </table:table-cell>
              <table:table-cell office:value-type="float" office:value="16830.1">
                <text:p>16830.1</text:p>
              </table:table-cell>
              <table:table-cell office:value-type="float" office:value="16830.1">
                <text:p>16830.1</text:p>
              </table:table-cell>
              <table:table-cell office:value-type="float" office:value="16827.8">
                <text:p>16827.8</text:p>
              </table:table-cell>
              <table:table-cell office:value-type="float" office:value="16597.7">
                <text:p>16597.7</text:p>
              </table:table-cell>
              <table:table-cell office:value-type="float" office:value="16597.7">
                <text:p>16597.7</text:p>
              </table:table-cell>
              <table:table-cell office:value-type="float" office:value="16597.7">
                <text:p>16597.7</text:p>
              </table:table-cell>
              <table:table-cell office:value-type="float" office:value="16419.1">
                <text:p>16419.1</text:p>
              </table:table-cell>
              <table:table-cell office:value-type="float" office:value="16384">
                <text:p>16384</text:p>
              </table:table-cell>
              <table:table-cell office:value-type="float" office:value="16321.2">
                <text:p>16321.2</text:p>
              </table:table-cell>
              <table:table-cell office:value-type="float" office:value="16205.4">
                <text:p>16205.4</text:p>
              </table:table-cell>
              <table:table-cell office:value-type="float" office:value="16205.4">
                <text:p>16205.4</text:p>
              </table:table-cell>
              <table:table-cell office:value-type="float" office:value="15792">
                <text:p>15792</text:p>
              </table:table-cell>
              <table:table-cell office:value-type="float" office:value="15792">
                <text:p>15792</text:p>
              </table:table-cell>
              <table:table-cell office:value-type="float" office:value="15792">
                <text:p>15792</text:p>
              </table:table-cell>
              <table:table-cell office:value-type="float" office:value="15724.7">
                <text:p>15724.7</text:p>
              </table:table-cell>
              <table:table-cell office:value-type="float" office:value="15144.5">
                <text:p>15144.5</text:p>
              </table:table-cell>
              <table:table-cell office:value-type="float" office:value="15076.6">
                <text:p>15076.6</text:p>
              </table:table-cell>
              <table:table-cell office:value-type="float" office:value="15076.6">
                <text:p>15076.6</text:p>
              </table:table-cell>
              <table:table-cell office:value-type="float" office:value="15076.6">
                <text:p>15076.6</text:p>
              </table:table-cell>
              <table:table-cell office:value-type="float" office:value="15068.8">
                <text:p>15068.8</text:p>
              </table:table-cell>
              <table:table-cell office:value-type="float" office:value="15068.8">
                <text:p>15068.8</text:p>
              </table:table-cell>
              <table:table-cell office:value-type="float" office:value="14679.7">
                <text:p>14679.7</text:p>
              </table:table-cell>
              <table:table-cell office:value-type="float" office:value="14679.7">
                <text:p>14679.7</text:p>
              </table:table-cell>
              <table:table-cell office:value-type="float" office:value="14679.7">
                <text:p>14679.7</text:p>
              </table:table-cell>
              <table:table-cell office:value-type="float" office:value="14296.9">
                <text:p>14296.9</text:p>
              </table:table-cell>
              <table:table-cell office:value-type="float" office:value="14296.9">
                <text:p>14296.9</text:p>
              </table:table-cell>
              <table:table-cell office:value-type="float" office:value="14296.9">
                <text:p>14296.9</text:p>
              </table:table-cell>
              <table:table-cell office:value-type="float" office:value="14296.9">
                <text:p>14296.9</text:p>
              </table:table-cell>
              <table:table-cell office:value-type="float" office:value="14156.8">
                <text:p>14156.8</text:p>
              </table:table-cell>
              <table:table-cell office:value-type="float" office:value="14130.8">
                <text:p>14130.8</text:p>
              </table:table-cell>
              <table:table-cell office:value-type="float" office:value="14123">
                <text:p>14123</text:p>
              </table:table-cell>
              <table:table-cell office:value-type="float" office:value="13525.5">
                <text:p>13525.5</text:p>
              </table:table-cell>
              <table:table-cell office:value-type="float" office:value="13525.5">
                <text:p>13525.5</text:p>
              </table:table-cell>
              <table:table-cell office:value-type="float" office:value="13525.5">
                <text:p>13525.5</text:p>
              </table:table-cell>
              <table:table-cell office:value-type="float" office:value="13123.6">
                <text:p>13123.6</text:p>
              </table:table-cell>
              <table:table-cell office:value-type="float" office:value="13123.6">
                <text:p>13123.6</text:p>
              </table:table-cell>
              <table:table-cell office:value-type="float" office:value="13123.6">
                <text:p>13123.6</text:p>
              </table:table-cell>
              <table:table-cell office:value-type="float" office:value="13123.6">
                <text:p>13123.6</text:p>
              </table:table-cell>
              <table:table-cell office:value-type="float" office:value="12736.7">
                <text:p>12736.7</text:p>
              </table:table-cell>
              <table:table-cell office:value-type="float" office:value="12736.7">
                <text:p>12736.7</text:p>
              </table:table-cell>
              <table:table-cell office:value-type="float" office:value="12736.7">
                <text:p>12736.7</text:p>
              </table:table-cell>
              <table:table-cell office:value-type="float" office:value="12409.2">
                <text:p>12409.2</text:p>
              </table:table-cell>
              <table:table-cell office:value-type="float" office:value="12409.2">
                <text:p>12409.2</text:p>
              </table:table-cell>
              <table:table-cell office:value-type="float" office:value="12409.2">
                <text:p>12409.2</text:p>
              </table:table-cell>
              <table:table-cell office:value-type="float" office:value="12396.6">
                <text:p>12396.6</text:p>
              </table:table-cell>
              <table:table-cell office:value-type="float" office:value="12396.6">
                <text:p>12396.6</text:p>
              </table:table-cell>
              <table:table-cell office:value-type="float" office:value="12396.6">
                <text:p>12396.6</text:p>
              </table:table-cell>
              <table:table-cell office:value-type="float" office:value="12235.2">
                <text:p>12235.2</text:p>
              </table:table-cell>
              <table:table-cell office:value-type="float" office:value="12235.2">
                <text:p>12235.2</text:p>
              </table:table-cell>
              <table:table-cell office:value-type="float" office:value="12235.2">
                <text:p>12235.2</text:p>
              </table:table-cell>
              <table:table-cell office:value-type="float" office:value="12235.2">
                <text:p>12235.2</text:p>
              </table:table-cell>
              <table:table-cell office:value-type="float" office:value="12235.2">
                <text:p>12235.2</text:p>
              </table:table-cell>
              <table:table-cell office:value-type="float" office:value="12033.1">
                <text:p>12033.1</text:p>
              </table:table-cell>
              <table:table-cell office:value-type="float" office:value="12033.1">
                <text:p>12033.1</text:p>
              </table:table-cell>
              <table:table-cell office:value-type="float" office:value="12015.4">
                <text:p>12015.4</text:p>
              </table:table-cell>
              <table:table-cell office:value-type="float" office:value="12013">
                <text:p>12013</text:p>
              </table:table-cell>
              <table:table-cell office:value-type="float" office:value="11952.5">
                <text:p>11952.5</text:p>
              </table:table-cell>
              <table:table-cell office:value-type="float" office:value="11952.5">
                <text:p>11952.5</text:p>
              </table:table-cell>
              <table:table-cell office:value-type="float" office:value="11952.5">
                <text:p>11952.5</text:p>
              </table:table-cell>
              <table:table-cell office:value-type="float" office:value="11952.5">
                <text:p>11952.5</text:p>
              </table:table-cell>
              <table:table-cell office:value-type="float" office:value="11952.5">
                <text:p>11952.5</text:p>
              </table:table-cell>
              <table:table-cell office:value-type="float" office:value="11952.5">
                <text:p>11952.5</text:p>
              </table:table-cell>
              <table:table-cell office:value-type="float" office:value="11819.5">
                <text:p>11819.5</text:p>
              </table:table-cell>
              <table:table-cell office:value-type="float" office:value="11819.5">
                <text:p>11819.5</text:p>
              </table:table-cell>
              <table:table-cell office:value-type="float" office:value="11819.5">
                <text:p>11819.5</text:p>
              </table:table-cell>
              <table:table-cell office:value-type="float" office:value="11767.7">
                <text:p>11767.7</text:p>
              </table:table-cell>
              <table:table-cell office:value-type="float" office:value="11767.7">
                <text:p>11767.7</text:p>
              </table:table-cell>
              <table:table-cell office:value-type="float" office:value="11767.7">
                <text:p>11767.7</text:p>
              </table:table-cell>
              <table:table-cell office:value-type="float" office:value="11767.7">
                <text:p>11767.7</text:p>
              </table:table-cell>
              <table:table-cell office:value-type="float" office:value="11767.7">
                <text:p>11767.7</text:p>
              </table:table-cell>
              <table:table-cell office:value-type="float" office:value="11587.2">
                <text:p>11587.2</text:p>
              </table:table-cell>
              <table:table-cell office:value-type="float" office:value="11587.2">
                <text:p>11587.2</text:p>
              </table:table-cell>
              <table:table-cell office:value-type="float" office:value="11587.2">
                <text:p>11587.2</text:p>
              </table:table-cell>
              <table:table-cell office:value-type="float" office:value="11587.2">
                <text:p>11587.2</text:p>
              </table:table-cell>
              <table:table-cell office:value-type="float" office:value="11558.3">
                <text:p>11558.3</text:p>
              </table:table-cell>
              <table:table-cell office:value-type="float" office:value="11538.4">
                <text:p>11538.4</text:p>
              </table:table-cell>
              <table:table-cell office:value-type="float" office:value="11538.4">
                <text:p>11538.4</text:p>
              </table:table-cell>
              <table:table-cell office:value-type="float" office:value="11538.4">
                <text:p>11538.4</text:p>
              </table:table-cell>
              <table:table-cell office:value-type="float" office:value="11538.4">
                <text:p>11538.4</text:p>
              </table:table-cell>
              <table:table-cell office:value-type="float" office:value="11511.7">
                <text:p>11511.7</text:p>
              </table:table-cell>
              <table:table-cell office:value-type="float" office:value="11511.7">
                <text:p>11511.7</text:p>
              </table:table-cell>
              <table:table-cell office:value-type="float" office:value="11511.7">
                <text:p>11511.7</text:p>
              </table:table-cell>
              <table:table-cell office:value-type="float" office:value="11511.7">
                <text:p>11511.7</text:p>
              </table:table-cell>
              <table:table-cell office:value-type="float" office:value="11511.7">
                <text:p>11511.7</text:p>
              </table:table-cell>
              <table:table-cell office:value-type="float" office:value="11511.7">
                <text:p>11511.7</text:p>
              </table:table-cell>
              <table:table-cell office:value-type="float" office:value="11462.6">
                <text:p>11462.6</text:p>
              </table:table-cell>
              <table:table-cell office:value-type="float" office:value="11078.7">
                <text:p>11078.7</text:p>
              </table:table-cell>
              <table:table-cell office:value-type="float" office:value="11078.7">
                <text:p>11078.7</text:p>
              </table:table-cell>
              <table:table-cell office:value-type="float" office:value="11078.7">
                <text:p>11078.7</text:p>
              </table:table-cell>
              <table:table-cell office:value-type="float" office:value="11018.9">
                <text:p>11018.9</text:p>
              </table:table-cell>
              <table:table-cell office:value-type="float" office:value="10701.8">
                <text:p>10701.8</text:p>
              </table:table-cell>
              <table:table-cell office:value-type="float" office:value="10701.8">
                <text:p>10701.8</text:p>
              </table:table-cell>
              <table:table-cell office:value-type="float" office:value="10701.8">
                <text:p>10701.8</text:p>
              </table:table-cell>
              <table:table-cell office:value-type="float" office:value="10701.8">
                <text:p>10701.8</text:p>
              </table:table-cell>
              <table:table-cell office:value-type="float" office:value="10701.8">
                <text:p>10701.8</text:p>
              </table:table-cell>
              <table:table-cell office:value-type="float" office:value="10701.8">
                <text:p>10701.8</text:p>
              </table:table-cell>
              <table:table-cell office:value-type="float" office:value="10691.7">
                <text:p>10691.7</text:p>
              </table:table-cell>
              <table:table-cell office:value-type="float" office:value="10691.7">
                <text:p>10691.7</text:p>
              </table:table-cell>
              <table:table-cell office:value-type="float" office:value="10691.7">
                <text:p>10691.7</text:p>
              </table:table-cell>
              <table:table-cell office:value-type="float" office:value="10691.7">
                <text:p>10691.7</text:p>
              </table:table-cell>
              <table:table-cell office:value-type="float" office:value="10386.4">
                <text:p>10386.4</text:p>
              </table:table-cell>
              <table:table-cell office:value-type="float" office:value="10386.4">
                <text:p>10386.4</text:p>
              </table:table-cell>
              <table:table-cell office:value-type="float" office:value="10386.4">
                <text:p>10386.4</text:p>
              </table:table-cell>
              <table:table-cell office:value-type="float" office:value="10386.4">
                <text:p>10386.4</text:p>
              </table:table-cell>
              <table:table-cell office:value-type="float" office:value="10297.3">
                <text:p>10297.3</text:p>
              </table:table-cell>
              <table:table-cell office:value-type="float" office:value="10297.3">
                <text:p>10297.3</text:p>
              </table:table-cell>
              <table:table-cell office:value-type="float" office:value="10297.3">
                <text:p>10297.3</text:p>
              </table:table-cell>
              <table:table-cell office:value-type="float" office:value="10297.3">
                <text:p>10297.3</text:p>
              </table:table-cell>
              <table:table-cell office:value-type="float" office:value="10297.3">
                <text:p>10297.3</text:p>
              </table:table-cell>
              <table:table-cell office:value-type="float" office:value="10297.3">
                <text:p>10297.3</text:p>
              </table:table-cell>
              <table:table-cell office:value-type="float" office:value="10297.3">
                <text:p>10297.3</text:p>
              </table:table-cell>
              <table:table-cell office:value-type="float" office:value="10258.2">
                <text:p>10258.2</text:p>
              </table:table-cell>
              <table:table-cell office:value-type="float" office:value="10258.2">
                <text:p>10258.2</text:p>
              </table:table-cell>
              <table:table-cell office:value-type="float" office:value="10108.1">
                <text:p>10108.1</text:p>
              </table:table-cell>
              <table:table-cell office:value-type="float" office:value="10108.1">
                <text:p>10108.1</text:p>
              </table:table-cell>
              <table:table-cell office:value-type="float" office:value="10108.1">
                <text:p>10108.1</text:p>
              </table:table-cell>
              <table:table-cell office:value-type="float" office:value="10108.1">
                <text:p>10108.1</text:p>
              </table:table-cell>
              <table:table-cell office:value-type="float" office:value="10108.1">
                <text:p>10108.1</text:p>
              </table:table-cell>
              <table:table-cell office:value-type="float" office:value="10108.1">
                <text:p>10108.1</text:p>
              </table:table-cell>
              <table:table-cell office:value-type="float" office:value="10108.1">
                <text:p>10108.1</text:p>
              </table:table-cell>
              <table:table-cell office:value-type="float" office:value="10069.7">
                <text:p>10069.7</text:p>
              </table:table-cell>
              <table:table-cell office:value-type="float" office:value="10069.7">
                <text:p>10069.7</text:p>
              </table:table-cell>
              <table:table-cell office:value-type="float" office:value="9901.31">
                <text:p>9901.31</text:p>
              </table:table-cell>
              <table:table-cell office:value-type="float" office:value="9901.31">
                <text:p>9901.31</text:p>
              </table:table-cell>
              <table:table-cell office:value-type="float" office:value="9901.31">
                <text:p>9901.31</text:p>
              </table:table-cell>
              <table:table-cell office:value-type="float" office:value="9901.31">
                <text:p>9901.31</text:p>
              </table:table-cell>
              <table:table-cell office:value-type="float" office:value="9901.31">
                <text:p>9901.31</text:p>
              </table:table-cell>
              <table:table-cell office:value-type="float" office:value="9871.53">
                <text:p>9871.53</text:p>
              </table:table-cell>
              <table:table-cell office:value-type="float" office:value="9871.53">
                <text:p>9871.53</text:p>
              </table:table-cell>
              <table:table-cell office:value-type="float" office:value="9832.36">
                <text:p>9832.36</text:p>
              </table:table-cell>
              <table:table-cell office:value-type="float" office:value="9832.36">
                <text:p>9832.36</text:p>
              </table:table-cell>
              <table:table-cell office:value-type="float" office:value="9832.36">
                <text:p>9832.36</text:p>
              </table:table-cell>
              <table:table-cell office:value-type="float" office:value="9786.71">
                <text:p>9786.71</text:p>
              </table:table-cell>
              <table:table-cell office:value-type="float" office:value="9786.71">
                <text:p>9786.71</text:p>
              </table:table-cell>
              <table:table-cell office:value-type="float" office:value="9786.71">
                <text:p>9786.71</text:p>
              </table:table-cell>
              <table:table-cell office:value-type="float" office:value="9786.71">
                <text:p>9786.71</text:p>
              </table:table-cell>
              <table:table-cell office:value-type="float" office:value="9786.71">
                <text:p>9786.71</text:p>
              </table:table-cell>
              <table:table-cell office:value-type="float" office:value="9786.71">
                <text:p>9786.71</text:p>
              </table:table-cell>
              <table:table-cell office:value-type="float" office:value="9786.71">
                <text:p>9786.71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29.78">
                <text:p>9729.78</text:p>
              </table:table-cell>
              <table:table-cell office:value-type="float" office:value="9709.44">
                <text:p>9709.44</text:p>
              </table:table-cell>
              <table:table-cell office:value-type="float" office:value="9709.44">
                <text:p>9709.44</text:p>
              </table:table-cell>
              <table:table-cell office:value-type="float" office:value="9673.11">
                <text:p>9673.11</text:p>
              </table:table-cell>
              <table:table-cell office:value-type="float" office:value="9673.11">
                <text:p>9673.11</text:p>
              </table:table-cell>
              <table:table-cell office:value-type="float" office:value="9673.11">
                <text:p>9673.11</text:p>
              </table:table-cell>
              <table:table-cell office:value-type="float" office:value="9673.11">
                <text:p>9673.11</text:p>
              </table:table-cell>
              <table:table-cell office:value-type="float" office:value="9652.77">
                <text:p>9652.77</text:p>
              </table:table-cell>
              <table:table-cell office:value-type="float" office:value="9652.77">
                <text:p>9652.77</text:p>
              </table:table-cell>
              <table:table-cell office:value-type="float" office:value="9652.77">
                <text:p>9652.77</text:p>
              </table:table-cell>
              <table:table-cell office:value-type="float" office:value="9562.82">
                <text:p>9562.82</text:p>
              </table:table-cell>
              <table:table-cell office:value-type="float" office:value="9562.82">
                <text:p>9562.82</text:p>
              </table:table-cell>
              <table:table-cell office:value-type="float" office:value="9562.82">
                <text:p>9562.82</text:p>
              </table:table-cell>
              <table:table-cell office:value-type="float" office:value="9479.33">
                <text:p>9479.33</text:p>
              </table:table-cell>
              <table:table-cell office:value-type="float" office:value="9479.33">
                <text:p>9479.33</text:p>
              </table:table-cell>
              <table:table-cell office:value-type="float" office:value="9479.33">
                <text:p>9479.33</text:p>
              </table:table-cell>
              <table:table-cell office:value-type="float" office:value="9479.33">
                <text:p>9479.33</text:p>
              </table:table-cell>
              <table:table-cell office:value-type="float" office:value="9414.32">
                <text:p>9414.32</text:p>
              </table:table-cell>
              <table:table-cell office:value-type="float" office:value="9414.32">
                <text:p>9414.32</text:p>
              </table:table-cell>
              <table:table-cell office:value-type="float" office:value="9414.32">
                <text:p>9414.32</text:p>
              </table:table-cell>
              <table:table-cell office:value-type="float" office:value="9389.38">
                <text:p>9389.38</text:p>
              </table:table-cell>
              <table:table-cell office:value-type="float" office:value="9389.38">
                <text:p>9389.38</text:p>
              </table:table-cell>
              <table:table-cell office:value-type="float" office:value="9389.38">
                <text:p>9389.38</text:p>
              </table:table-cell>
              <table:table-cell office:value-type="float" office:value="9376.58">
                <text:p>9376.58</text:p>
              </table:table-cell>
              <table:table-cell office:value-type="float" office:value="9376.58">
                <text:p>9376.58</text:p>
              </table:table-cell>
              <table:table-cell office:value-type="float" office:value="9376.58">
                <text:p>9376.58</text:p>
              </table:table-cell>
              <table:table-cell office:value-type="float" office:value="9376.58">
                <text:p>9376.58</text:p>
              </table:table-cell>
              <table:table-cell office:value-type="float" office:value="9366.45">
                <text:p>9366.45</text:p>
              </table:table-cell>
              <table:table-cell office:value-type="float" office:value="9366.45">
                <text:p>9366.45</text:p>
              </table:table-cell>
              <table:table-cell office:value-type="float" office:value="9366.45">
                <text:p>9366.45</text:p>
              </table:table-cell>
              <table:table-cell office:value-type="float" office:value="9293.47">
                <text:p>9293.47</text:p>
              </table:table-cell>
              <table:table-cell office:value-type="float" office:value="9293.47">
                <text:p>9293.47</text:p>
              </table:table-cell>
              <table:table-cell office:value-type="float" office:value="9292.75">
                <text:p>9292.75</text:p>
              </table:table-cell>
              <table:table-cell office:value-type="float" office:value="9292.75">
                <text:p>9292.75</text:p>
              </table:table-cell>
              <table:table-cell office:value-type="float" office:value="9292.75">
                <text:p>9292.75</text:p>
              </table:table-cell>
              <table:table-cell office:value-type="float" office:value="9292.75">
                <text:p>9292.75</text:p>
              </table:table-cell>
              <table:table-cell office:value-type="float" office:value="9277.83">
                <text:p>9277.83</text:p>
              </table:table-cell>
              <table:table-cell office:value-type="float" office:value="9277.83">
                <text:p>9277.83</text:p>
              </table:table-cell>
              <table:table-cell office:value-type="float" office:value="9277.83">
                <text:p>9277.83</text:p>
              </table:table-cell>
              <table:table-cell office:value-type="float" office:value="9277.83">
                <text:p>9277.83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30.61">
                <text:p>9230.61</text:p>
              </table:table-cell>
              <table:table-cell office:value-type="float" office:value="9214.06">
                <text:p>9214.06</text:p>
              </table:table-cell>
              <table:table-cell office:value-type="float" office:value="9214.06">
                <text:p>9214.06</text:p>
              </table:table-cell>
              <table:table-cell office:value-type="float" office:value="9214.06">
                <text:p>9214.06</text:p>
              </table:table-cell>
              <table:table-cell office:value-type="float" office:value="9214.06">
                <text:p>9214.06</text:p>
              </table:table-cell>
              <table:table-cell office:value-type="float" office:value="9214.06">
                <text:p>9214.06</text:p>
              </table:table-cell>
              <table:table-cell office:value-type="float" office:value="9214.06">
                <text:p>9214.06</text:p>
              </table:table-cell>
              <table:table-cell office:value-type="float" office:value="9149.04">
                <text:p>9149.04</text:p>
              </table:table-cell>
              <table:table-cell office:value-type="float" office:value="8880.21">
                <text:p>8880.21</text:p>
              </table:table-cell>
              <table:table-cell office:value-type="float" office:value="8880.21">
                <text:p>8880.21</text:p>
              </table:table-cell>
              <table:table-cell office:value-type="float" office:value="8880.21">
                <text:p>8880.21</text:p>
              </table:table-cell>
              <table:table-cell office:value-type="float" office:value="8880.21">
                <text:p>8880.21</text:p>
              </table:table-cell>
              <table:table-cell office:value-type="float" office:value="8880.21">
                <text:p>8880.21</text:p>
              </table:table-cell>
              <table:table-cell office:value-type="float" office:value="8880.21">
                <text:p>8880.21</text:p>
              </table:table-cell>
              <table:table-cell office:value-type="float" office:value="8869.76">
                <text:p>8869.76</text:p>
              </table:table-cell>
              <table:table-cell office:value-type="float" office:value="8851.2">
                <text:p>8851.2</text:p>
              </table:table-cell>
              <table:table-cell office:value-type="float" office:value="8851.2">
                <text:p>8851.2</text:p>
              </table:table-cell>
              <table:table-cell office:value-type="float" office:value="8851.2">
                <text:p>8851.2</text:p>
              </table:table-cell>
              <table:table-cell office:value-type="float" office:value="8851.2">
                <text:p>8851.2</text:p>
              </table:table-cell>
              <table:table-cell office:value-type="float" office:value="8787.25">
                <text:p>8787.25</text:p>
              </table:table-cell>
              <table:table-cell office:value-type="float" office:value="8705.25">
                <text:p>8705.25</text:p>
              </table:table-cell>
              <table:table-cell office:value-type="float" office:value="8705.25">
                <text:p>8705.25</text:p>
              </table:table-cell>
              <table:table-cell office:value-type="float" office:value="8494.08">
                <text:p>8494.08</text:p>
              </table:table-cell>
              <table:table-cell office:value-type="float" office:value="8494.08">
                <text:p>8494.08</text:p>
              </table:table-cell>
              <table:table-cell office:value-type="float" office:value="8452.27">
                <text:p>8452.27</text:p>
              </table:table-cell>
              <table:table-cell office:value-type="float" office:value="8452.27">
                <text:p>8452.27</text:p>
              </table:table-cell>
              <table:table-cell office:value-type="float" office:value="8444.01">
                <text:p>8444.01</text:p>
              </table:table-cell>
              <table:table-cell office:value-type="float" office:value="8444.01">
                <text:p>8444.01</text:p>
              </table:table-cell>
              <table:table-cell office:value-type="float" office:value="8444.01">
                <text:p>8444.01</text:p>
              </table:table-cell>
              <table:table-cell office:value-type="float" office:value="8415.99">
                <text:p>8415.99</text:p>
              </table:table-cell>
              <table:table-cell office:value-type="float" office:value="8415.99">
                <text:p>8415.99</text:p>
              </table:table-cell>
              <table:table-cell office:value-type="float" office:value="8415.99">
                <text:p>8415.99</text:p>
              </table:table-cell>
              <table:table-cell office:value-type="float" office:value="8415.99">
                <text:p>8415.99</text:p>
              </table:table-cell>
              <table:table-cell office:value-type="float" office:value="8415.99">
                <text:p>8415.99</text:p>
              </table:table-cell>
              <table:table-cell office:value-type="float" office:value="8415.99">
                <text:p>8415.99</text:p>
              </table:table-cell>
              <table:table-cell office:value-type="float" office:value="8405.54">
                <text:p>8405.54</text:p>
              </table:table-cell>
              <table:table-cell office:value-type="float" office:value="8405.54">
                <text:p>8405.54</text:p>
              </table:table-cell>
              <table:table-cell office:value-type="float" office:value="8352.04">
                <text:p>8352.04</text:p>
              </table:table-cell>
              <table:table-cell office:value-type="float" office:value="8352.04">
                <text:p>8352.04</text:p>
              </table:table-cell>
              <table:table-cell office:value-type="float" office:value="8352.04">
                <text:p>8352.04</text:p>
              </table:table-cell>
              <table:table-cell office:value-type="float" office:value="8352.04">
                <text:p>8352.04</text:p>
              </table:table-cell>
              <table:table-cell office:value-type="float" office:value="8323.22">
                <text:p>8323.22</text:p>
              </table:table-cell>
              <table:table-cell office:value-type="float" office:value="8323.22">
                <text:p>8323.22</text:p>
              </table:table-cell>
              <table:table-cell office:value-type="float" office:value="8323.22">
                <text:p>8323.22</text:p>
              </table:table-cell>
              <table:table-cell office:value-type="float" office:value="8323.22">
                <text:p>8323.22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303.89">
                <text:p>8303.89</text:p>
              </table:table-cell>
              <table:table-cell office:value-type="float" office:value="8226.83">
                <text:p>8226.83</text:p>
              </table:table-cell>
              <table:table-cell office:value-type="float" office:value="8226.83">
                <text:p>8226.83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12.44">
                <text:p>8212.44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204.95">
                <text:p>8204.95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  <table:table-cell office:value-type="float" office:value="8012.99">
                <text:p>8012.99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4928.9">
                <text:p>24928.9</text:p>
                <draw:g>
                  <svg:desc>Sheet1.A17:Sheet1.LG17</svg:desc>
                </draw:g>
              </table:table-cell>
              <table:table-cell office:value-type="float" office:value="24928.9">
                <text:p>24928.9</text:p>
              </table:table-cell>
              <table:table-cell office:value-type="float" office:value="24464.1">
                <text:p>24464.1</text:p>
              </table:table-cell>
              <table:table-cell office:value-type="float" office:value="24464.1">
                <text:p>24464.1</text:p>
              </table:table-cell>
              <table:table-cell office:value-type="float" office:value="24365.5">
                <text:p>24365.5</text:p>
              </table:table-cell>
              <table:table-cell office:value-type="float" office:value="24365.5">
                <text:p>24365.5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606.4">
                <text:p>23606.4</text:p>
              </table:table-cell>
              <table:table-cell office:value-type="float" office:value="23329">
                <text:p>23329</text:p>
              </table:table-cell>
              <table:table-cell office:value-type="float" office:value="23195.1">
                <text:p>23195.1</text:p>
              </table:table-cell>
              <table:table-cell office:value-type="float" office:value="22829.7">
                <text:p>22829.7</text:p>
              </table:table-cell>
              <table:table-cell office:value-type="float" office:value="22829.7">
                <text:p>22829.7</text:p>
              </table:table-cell>
              <table:table-cell office:value-type="float" office:value="22829.7">
                <text:p>22829.7</text:p>
              </table:table-cell>
              <table:table-cell office:value-type="float" office:value="22723.8">
                <text:p>22723.8</text:p>
              </table:table-cell>
              <table:table-cell office:value-type="float" office:value="22278.2">
                <text:p>22278.2</text:p>
              </table:table-cell>
              <table:table-cell office:value-type="float" office:value="22278.2">
                <text:p>22278.2</text:p>
              </table:table-cell>
              <table:table-cell office:value-type="float" office:value="22224.3">
                <text:p>22224.3</text:p>
              </table:table-cell>
              <table:table-cell office:value-type="float" office:value="22224.3">
                <text:p>22224.3</text:p>
              </table:table-cell>
              <table:table-cell office:value-type="float" office:value="21674.4">
                <text:p>21674.4</text:p>
              </table:table-cell>
              <table:table-cell office:value-type="float" office:value="21674.4">
                <text:p>21674.4</text:p>
              </table:table-cell>
              <table:table-cell office:value-type="float" office:value="21619.1">
                <text:p>21619.1</text:p>
              </table:table-cell>
              <table:table-cell office:value-type="float" office:value="21579.8">
                <text:p>21579.8</text:p>
              </table:table-cell>
              <table:table-cell office:value-type="float" office:value="21533.3">
                <text:p>21533.3</text:p>
              </table:table-cell>
              <table:table-cell office:value-type="float" office:value="21018.1">
                <text:p>21018.1</text:p>
              </table:table-cell>
              <table:table-cell office:value-type="float" office:value="21018.1">
                <text:p>21018.1</text:p>
              </table:table-cell>
              <table:table-cell office:value-type="float" office:value="20353.8">
                <text:p>20353.8</text:p>
              </table:table-cell>
              <table:table-cell office:value-type="float" office:value="20191.4">
                <text:p>20191.4</text:p>
              </table:table-cell>
              <table:table-cell office:value-type="float" office:value="19976.8">
                <text:p>19976.8</text:p>
              </table:table-cell>
              <table:table-cell office:value-type="float" office:value="19976.8">
                <text:p>19976.8</text:p>
              </table:table-cell>
              <table:table-cell office:value-type="float" office:value="19976.8">
                <text:p>19976.8</text:p>
              </table:table-cell>
              <table:table-cell office:value-type="float" office:value="19874.5">
                <text:p>19874.5</text:p>
              </table:table-cell>
              <table:table-cell office:value-type="float" office:value="19431.5">
                <text:p>19431.5</text:p>
              </table:table-cell>
              <table:table-cell office:value-type="float" office:value="19431.5">
                <text:p>19431.5</text:p>
              </table:table-cell>
              <table:table-cell office:value-type="float" office:value="19431.5">
                <text:p>19431.5</text:p>
              </table:table-cell>
              <table:table-cell office:value-type="float" office:value="19402.4">
                <text:p>19402.4</text:p>
              </table:table-cell>
              <table:table-cell office:value-type="float" office:value="19197.5">
                <text:p>19197.5</text:p>
              </table:table-cell>
              <table:table-cell office:value-type="float" office:value="19003.9">
                <text:p>19003.9</text:p>
              </table:table-cell>
              <table:table-cell office:value-type="float" office:value="19003.9">
                <text:p>19003.9</text:p>
              </table:table-cell>
              <table:table-cell office:value-type="float" office:value="19003.9">
                <text:p>19003.9</text:p>
              </table:table-cell>
              <table:table-cell office:value-type="float" office:value="18416">
                <text:p>18416</text:p>
              </table:table-cell>
              <table:table-cell office:value-type="float" office:value="18069.3">
                <text:p>18069.3</text:p>
              </table:table-cell>
              <table:table-cell office:value-type="float" office:value="18069.3">
                <text:p>18069.3</text:p>
              </table:table-cell>
              <table:table-cell office:value-type="float" office:value="18069.3">
                <text:p>18069.3</text:p>
              </table:table-cell>
              <table:table-cell office:value-type="float" office:value="17995.3">
                <text:p>17995.3</text:p>
              </table:table-cell>
              <table:table-cell office:value-type="float" office:value="17717.2">
                <text:p>17717.2</text:p>
              </table:table-cell>
              <table:table-cell office:value-type="float" office:value="17717.2">
                <text:p>17717.2</text:p>
              </table:table-cell>
              <table:table-cell office:value-type="float" office:value="17717.2">
                <text:p>17717.2</text:p>
              </table:table-cell>
              <table:table-cell office:value-type="float" office:value="17463.5">
                <text:p>17463.5</text:p>
              </table:table-cell>
              <table:table-cell office:value-type="float" office:value="17463.5">
                <text:p>17463.5</text:p>
              </table:table-cell>
              <table:table-cell office:value-type="float" office:value="17423.4">
                <text:p>17423.4</text:p>
              </table:table-cell>
              <table:table-cell office:value-type="float" office:value="17423.4">
                <text:p>17423.4</text:p>
              </table:table-cell>
              <table:table-cell office:value-type="float" office:value="17240.9">
                <text:p>17240.9</text:p>
              </table:table-cell>
              <table:table-cell office:value-type="float" office:value="17172.5">
                <text:p>17172.5</text:p>
              </table:table-cell>
              <table:table-cell office:value-type="float" office:value="17172.5">
                <text:p>17172.5</text:p>
              </table:table-cell>
              <table:table-cell office:value-type="float" office:value="17172.5">
                <text:p>17172.5</text:p>
              </table:table-cell>
              <table:table-cell office:value-type="float" office:value="17068.3">
                <text:p>17068.3</text:p>
              </table:table-cell>
              <table:table-cell office:value-type="float" office:value="17011.4">
                <text:p>17011.4</text:p>
              </table:table-cell>
              <table:table-cell office:value-type="float" office:value="16874.6">
                <text:p>16874.6</text:p>
              </table:table-cell>
              <table:table-cell office:value-type="float" office:value="16697.9">
                <text:p>16697.9</text:p>
              </table:table-cell>
              <table:table-cell office:value-type="float" office:value="16584.3">
                <text:p>16584.3</text:p>
              </table:table-cell>
              <table:table-cell office:value-type="float" office:value="16584.3">
                <text:p>16584.3</text:p>
              </table:table-cell>
              <table:table-cell office:value-type="float" office:value="16526.9">
                <text:p>16526.9</text:p>
              </table:table-cell>
              <table:table-cell office:value-type="float" office:value="16430.6">
                <text:p>16430.6</text:p>
              </table:table-cell>
              <table:table-cell office:value-type="float" office:value="16430.6">
                <text:p>16430.6</text:p>
              </table:table-cell>
              <table:table-cell office:value-type="float" office:value="16330.6">
                <text:p>16330.6</text:p>
              </table:table-cell>
              <table:table-cell office:value-type="float" office:value="16279">
                <text:p>16279</text:p>
              </table:table-cell>
              <table:table-cell office:value-type="float" office:value="16227.9">
                <text:p>16227.9</text:p>
              </table:table-cell>
              <table:table-cell office:value-type="float" office:value="16227.9">
                <text:p>16227.9</text:p>
              </table:table-cell>
              <table:table-cell office:value-type="float" office:value="16227.9">
                <text:p>16227.9</text:p>
              </table:table-cell>
              <table:table-cell office:value-type="float" office:value="16114.6">
                <text:p>16114.6</text:p>
              </table:table-cell>
              <table:table-cell office:value-type="float" office:value="16114.6">
                <text:p>16114.6</text:p>
              </table:table-cell>
              <table:table-cell office:value-type="float" office:value="16114.2">
                <text:p>16114.2</text:p>
              </table:table-cell>
              <table:table-cell office:value-type="float" office:value="15558.6">
                <text:p>15558.6</text:p>
              </table:table-cell>
              <table:table-cell office:value-type="float" office:value="15558.6">
                <text:p>15558.6</text:p>
              </table:table-cell>
              <table:table-cell office:value-type="float" office:value="15558.6">
                <text:p>15558.6</text:p>
              </table:table-cell>
              <table:table-cell office:value-type="float" office:value="15193.3">
                <text:p>15193.3</text:p>
              </table:table-cell>
              <table:table-cell office:value-type="float" office:value="15193.3">
                <text:p>15193.3</text:p>
              </table:table-cell>
              <table:table-cell office:value-type="float" office:value="15193.3">
                <text:p>15193.3</text:p>
              </table:table-cell>
              <table:table-cell office:value-type="float" office:value="15065.7">
                <text:p>15065.7</text:p>
              </table:table-cell>
              <table:table-cell office:value-type="float" office:value="15065.7">
                <text:p>15065.7</text:p>
              </table:table-cell>
              <table:table-cell office:value-type="float" office:value="15048.6">
                <text:p>15048.6</text:p>
              </table:table-cell>
              <table:table-cell office:value-type="float" office:value="14804">
                <text:p>14804</text:p>
              </table:table-cell>
              <table:table-cell office:value-type="float" office:value="14804">
                <text:p>14804</text:p>
              </table:table-cell>
              <table:table-cell office:value-type="float" office:value="14804">
                <text:p>14804</text:p>
              </table:table-cell>
              <table:table-cell office:value-type="float" office:value="14714.2">
                <text:p>14714.2</text:p>
              </table:table-cell>
              <table:table-cell office:value-type="float" office:value="14136.4">
                <text:p>14136.4</text:p>
              </table:table-cell>
              <table:table-cell office:value-type="float" office:value="14136.4">
                <text:p>14136.4</text:p>
              </table:table-cell>
              <table:table-cell office:value-type="float" office:value="14095">
                <text:p>14095</text:p>
              </table:table-cell>
              <table:table-cell office:value-type="float" office:value="13873.4">
                <text:p>13873.4</text:p>
              </table:table-cell>
              <table:table-cell office:value-type="float" office:value="13873.4">
                <text:p>13873.4</text:p>
              </table:table-cell>
              <table:table-cell office:value-type="float" office:value="13873.4">
                <text:p>13873.4</text:p>
              </table:table-cell>
              <table:table-cell office:value-type="float" office:value="13696">
                <text:p>13696</text:p>
              </table:table-cell>
              <table:table-cell office:value-type="float" office:value="13696">
                <text:p>13696</text:p>
              </table:table-cell>
              <table:table-cell office:value-type="float" office:value="13696">
                <text:p>13696</text:p>
              </table:table-cell>
              <table:table-cell office:value-type="float" office:value="13696">
                <text:p>13696</text:p>
              </table:table-cell>
              <table:table-cell office:value-type="float" office:value="13696">
                <text:p>13696</text:p>
              </table:table-cell>
              <table:table-cell office:value-type="float" office:value="13582.9">
                <text:p>13582.9</text:p>
              </table:table-cell>
              <table:table-cell office:value-type="float" office:value="13464.9">
                <text:p>13464.9</text:p>
              </table:table-cell>
              <table:table-cell office:value-type="float" office:value="13464.9">
                <text:p>13464.9</text:p>
              </table:table-cell>
              <table:table-cell office:value-type="float" office:value="13464.9">
                <text:p>13464.9</text:p>
              </table:table-cell>
              <table:table-cell office:value-type="float" office:value="13460.7">
                <text:p>13460.7</text:p>
              </table:table-cell>
              <table:table-cell office:value-type="float" office:value="13000">
                <text:p>13000</text:p>
              </table:table-cell>
              <table:table-cell office:value-type="float" office:value="13000">
                <text:p>13000</text:p>
              </table:table-cell>
              <table:table-cell office:value-type="float" office:value="12987.2">
                <text:p>12987.2</text:p>
              </table:table-cell>
              <table:table-cell office:value-type="float" office:value="12987.2">
                <text:p>12987.2</text:p>
              </table:table-cell>
              <table:table-cell office:value-type="float" office:value="12680.6">
                <text:p>12680.6</text:p>
              </table:table-cell>
              <table:table-cell office:value-type="float" office:value="12680.6">
                <text:p>12680.6</text:p>
              </table:table-cell>
              <table:table-cell office:value-type="float" office:value="12680.6">
                <text:p>12680.6</text:p>
              </table:table-cell>
              <table:table-cell office:value-type="float" office:value="12643.2">
                <text:p>12643.2</text:p>
              </table:table-cell>
              <table:table-cell office:value-type="float" office:value="12322.2">
                <text:p>12322.2</text:p>
              </table:table-cell>
              <table:table-cell office:value-type="float" office:value="12322.2">
                <text:p>12322.2</text:p>
              </table:table-cell>
              <table:table-cell office:value-type="float" office:value="12322.2">
                <text:p>12322.2</text:p>
              </table:table-cell>
              <table:table-cell office:value-type="float" office:value="12322.2">
                <text:p>12322.2</text:p>
              </table:table-cell>
              <table:table-cell office:value-type="float" office:value="12322.2">
                <text:p>12322.2</text:p>
              </table:table-cell>
              <table:table-cell office:value-type="float" office:value="12316.1">
                <text:p>12316.1</text:p>
              </table:table-cell>
              <table:table-cell office:value-type="float" office:value="12189.8">
                <text:p>12189.8</text:p>
              </table:table-cell>
              <table:table-cell office:value-type="float" office:value="12189.8">
                <text:p>12189.8</text:p>
              </table:table-cell>
              <table:table-cell office:value-type="float" office:value="12158">
                <text:p>12158</text:p>
              </table:table-cell>
              <table:table-cell office:value-type="float" office:value="12158">
                <text:p>12158</text:p>
              </table:table-cell>
              <table:table-cell office:value-type="float" office:value="12122.2">
                <text:p>12122.2</text:p>
              </table:table-cell>
              <table:table-cell office:value-type="float" office:value="12122.2">
                <text:p>12122.2</text:p>
              </table:table-cell>
              <table:table-cell office:value-type="float" office:value="12122.2">
                <text:p>12122.2</text:p>
              </table:table-cell>
              <table:table-cell office:value-type="float" office:value="12120.6">
                <text:p>12120.6</text:p>
              </table:table-cell>
              <table:table-cell office:value-type="float" office:value="12120.6">
                <text:p>12120.6</text:p>
              </table:table-cell>
              <table:table-cell office:value-type="float" office:value="12120.6">
                <text:p>12120.6</text:p>
              </table:table-cell>
              <table:table-cell office:value-type="float" office:value="12120.6">
                <text:p>12120.6</text:p>
              </table:table-cell>
              <table:table-cell office:value-type="float" office:value="12120.6">
                <text:p>12120.6</text:p>
              </table:table-cell>
              <table:table-cell office:value-type="float" office:value="12048.7">
                <text:p>12048.7</text:p>
              </table:table-cell>
              <table:table-cell office:value-type="float" office:value="11823">
                <text:p>11823</text:p>
              </table:table-cell>
              <table:table-cell office:value-type="float" office:value="11823">
                <text:p>11823</text:p>
              </table:table-cell>
              <table:table-cell office:value-type="float" office:value="11823">
                <text:p>11823</text:p>
              </table:table-cell>
              <table:table-cell office:value-type="float" office:value="11823">
                <text:p>11823</text:p>
              </table:table-cell>
              <table:table-cell office:value-type="float" office:value="11823">
                <text:p>11823</text:p>
              </table:table-cell>
              <table:table-cell office:value-type="float" office:value="11672.7">
                <text:p>11672.7</text:p>
              </table:table-cell>
              <table:table-cell office:value-type="float" office:value="11672.7">
                <text:p>11672.7</text:p>
              </table:table-cell>
              <table:table-cell office:value-type="float" office:value="11672.7">
                <text:p>11672.7</text:p>
              </table:table-cell>
              <table:table-cell office:value-type="float" office:value="11672.7">
                <text:p>11672.7</text:p>
              </table:table-cell>
              <table:table-cell office:value-type="float" office:value="11588.5">
                <text:p>11588.5</text:p>
              </table:table-cell>
              <table:table-cell office:value-type="float" office:value="11588.5">
                <text:p>11588.5</text:p>
              </table:table-cell>
              <table:table-cell office:value-type="float" office:value="11585.1">
                <text:p>11585.1</text:p>
              </table:table-cell>
              <table:table-cell office:value-type="float" office:value="11585.1">
                <text:p>11585.1</text:p>
              </table:table-cell>
              <table:table-cell office:value-type="float" office:value="11585.1">
                <text:p>11585.1</text:p>
              </table:table-cell>
              <table:table-cell office:value-type="float" office:value="11585.1">
                <text:p>11585.1</text:p>
              </table:table-cell>
              <table:table-cell office:value-type="float" office:value="11585.1">
                <text:p>11585.1</text:p>
              </table:table-cell>
              <table:table-cell office:value-type="float" office:value="11521.1">
                <text:p>11521.1</text:p>
              </table:table-cell>
              <table:table-cell office:value-type="float" office:value="11521.1">
                <text:p>11521.1</text:p>
              </table:table-cell>
              <table:table-cell office:value-type="float" office:value="11521.1">
                <text:p>11521.1</text:p>
              </table:table-cell>
              <table:table-cell office:value-type="float" office:value="11383.2">
                <text:p>11383.2</text:p>
              </table:table-cell>
              <table:table-cell office:value-type="float" office:value="11383.2">
                <text:p>11383.2</text:p>
              </table:table-cell>
              <table:table-cell office:value-type="float" office:value="11383.2">
                <text:p>11383.2</text:p>
              </table:table-cell>
              <table:table-cell office:value-type="float" office:value="11375.2">
                <text:p>11375.2</text:p>
              </table:table-cell>
              <table:table-cell office:value-type="float" office:value="11375.2">
                <text:p>11375.2</text:p>
              </table:table-cell>
              <table:table-cell office:value-type="float" office:value="11375.2">
                <text:p>11375.2</text:p>
              </table:table-cell>
              <table:table-cell office:value-type="float" office:value="11375.2">
                <text:p>11375.2</text:p>
              </table:table-cell>
              <table:table-cell office:value-type="float" office:value="11292">
                <text:p>11292</text:p>
              </table:table-cell>
              <table:table-cell office:value-type="float" office:value="11292">
                <text:p>11292</text:p>
              </table:table-cell>
              <table:table-cell office:value-type="float" office:value="11292">
                <text:p>11292</text:p>
              </table:table-cell>
              <table:table-cell office:value-type="float" office:value="11292">
                <text:p>11292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68.8">
                <text:p>11268.8</text:p>
              </table:table-cell>
              <table:table-cell office:value-type="float" office:value="11218.5">
                <text:p>11218.5</text:p>
              </table:table-cell>
              <table:table-cell office:value-type="float" office:value="11218.5">
                <text:p>11218.5</text:p>
              </table:table-cell>
              <table:table-cell office:value-type="float" office:value="11186.1">
                <text:p>11186.1</text:p>
              </table:table-cell>
              <table:table-cell office:value-type="float" office:value="11186.1">
                <text:p>11186.1</text:p>
              </table:table-cell>
              <table:table-cell office:value-type="float" office:value="11186.1">
                <text:p>11186.1</text:p>
              </table:table-cell>
              <table:table-cell office:value-type="float" office:value="11186.1">
                <text:p>11186.1</text:p>
              </table:table-cell>
              <table:table-cell office:value-type="float" office:value="11186.1">
                <text:p>11186.1</text:p>
              </table:table-cell>
              <table:table-cell office:value-type="float" office:value="11114.3">
                <text:p>11114.3</text:p>
              </table:table-cell>
              <table:table-cell office:value-type="float" office:value="11114.3">
                <text:p>11114.3</text:p>
              </table:table-cell>
              <table:table-cell office:value-type="float" office:value="11114.3">
                <text:p>11114.3</text:p>
              </table:table-cell>
              <table:table-cell office:value-type="float" office:value="11095.5">
                <text:p>11095.5</text:p>
              </table:table-cell>
              <table:table-cell office:value-type="float" office:value="10881.9">
                <text:p>10881.9</text:p>
              </table:table-cell>
              <table:table-cell office:value-type="float" office:value="10881.9">
                <text:p>10881.9</text:p>
              </table:table-cell>
              <table:table-cell office:value-type="float" office:value="10881.9">
                <text:p>10881.9</text:p>
              </table:table-cell>
              <table:table-cell office:value-type="float" office:value="10881.9">
                <text:p>10881.9</text:p>
              </table:table-cell>
              <table:table-cell office:value-type="float" office:value="10881.9">
                <text:p>10881.9</text:p>
              </table:table-cell>
              <table:table-cell office:value-type="float" office:value="10881.9">
                <text:p>10881.9</text:p>
              </table:table-cell>
              <table:table-cell office:value-type="float" office:value="10753.7">
                <text:p>10753.7</text:p>
              </table:table-cell>
              <table:table-cell office:value-type="float" office:value="10753.7">
                <text:p>10753.7</text:p>
              </table:table-cell>
              <table:table-cell office:value-type="float" office:value="10753.7">
                <text:p>10753.7</text:p>
              </table:table-cell>
              <table:table-cell office:value-type="float" office:value="10753.7">
                <text:p>10753.7</text:p>
              </table:table-cell>
              <table:table-cell office:value-type="float" office:value="10753.7">
                <text:p>10753.7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561.6">
                <text:p>10561.6</text:p>
              </table:table-cell>
              <table:table-cell office:value-type="float" office:value="10389.1">
                <text:p>10389.1</text:p>
              </table:table-cell>
              <table:table-cell office:value-type="float" office:value="10389.1">
                <text:p>10389.1</text:p>
              </table:table-cell>
              <table:table-cell office:value-type="float" office:value="10389.1">
                <text:p>10389.1</text:p>
              </table:table-cell>
              <table:table-cell office:value-type="float" office:value="10389.1">
                <text:p>10389.1</text:p>
              </table:table-cell>
              <table:table-cell office:value-type="float" office:value="10370.7">
                <text:p>10370.7</text:p>
              </table:table-cell>
              <table:table-cell office:value-type="float" office:value="10332.9">
                <text:p>10332.9</text:p>
              </table:table-cell>
              <table:table-cell office:value-type="float" office:value="10332.9">
                <text:p>10332.9</text:p>
              </table:table-cell>
              <table:table-cell office:value-type="float" office:value="10331.8">
                <text:p>10331.8</text:p>
              </table:table-cell>
              <table:table-cell office:value-type="float" office:value="10331.8">
                <text:p>10331.8</text:p>
              </table:table-cell>
              <table:table-cell office:value-type="float" office:value="10257.6">
                <text:p>10257.6</text:p>
              </table:table-cell>
              <table:table-cell office:value-type="float" office:value="10257.6">
                <text:p>10257.6</text:p>
              </table:table-cell>
              <table:table-cell office:value-type="float" office:value="10257.6">
                <text:p>10257.6</text:p>
              </table:table-cell>
              <table:table-cell office:value-type="float" office:value="10237.9">
                <text:p>10237.9</text:p>
              </table:table-cell>
              <table:table-cell office:value-type="float" office:value="10237.9">
                <text:p>10237.9</text:p>
              </table:table-cell>
              <table:table-cell office:value-type="float" office:value="10237.9">
                <text:p>10237.9</text:p>
              </table:table-cell>
              <table:table-cell office:value-type="float" office:value="10237.9">
                <text:p>10237.9</text:p>
              </table:table-cell>
              <table:table-cell office:value-type="float" office:value="10237.9">
                <text:p>10237.9</text:p>
              </table:table-cell>
              <table:table-cell office:value-type="float" office:value="10096.3">
                <text:p>10096.3</text:p>
              </table:table-cell>
              <table:table-cell office:value-type="float" office:value="10096.3">
                <text:p>10096.3</text:p>
              </table:table-cell>
              <table:table-cell office:value-type="float" office:value="10096.3">
                <text:p>10096.3</text:p>
              </table:table-cell>
              <table:table-cell office:value-type="float" office:value="10096.3">
                <text:p>10096.3</text:p>
              </table:table-cell>
              <table:table-cell office:value-type="float" office:value="10096.3">
                <text:p>10096.3</text:p>
              </table:table-cell>
              <table:table-cell office:value-type="float" office:value="10095.4">
                <text:p>10095.4</text:p>
              </table:table-cell>
              <table:table-cell office:value-type="float" office:value="10095.4">
                <text:p>10095.4</text:p>
              </table:table-cell>
              <table:table-cell office:value-type="float" office:value="10095.4">
                <text:p>10095.4</text:p>
              </table:table-cell>
              <table:table-cell office:value-type="float" office:value="10095.4">
                <text:p>10095.4</text:p>
              </table:table-cell>
              <table:table-cell office:value-type="float" office:value="10095.4">
                <text:p>10095.4</text:p>
              </table:table-cell>
              <table:table-cell office:value-type="float" office:value="10048">
                <text:p>10048</text:p>
              </table:table-cell>
              <table:table-cell office:value-type="float" office:value="9965.98">
                <text:p>9965.98</text:p>
              </table:table-cell>
              <table:table-cell office:value-type="float" office:value="9965.98">
                <text:p>9965.98</text:p>
              </table:table-cell>
              <table:table-cell office:value-type="float" office:value="9965.98">
                <text:p>9965.98</text:p>
              </table:table-cell>
              <table:table-cell office:value-type="float" office:value="9965.98">
                <text:p>9965.98</text:p>
              </table:table-cell>
              <table:table-cell office:value-type="float" office:value="9965.98">
                <text:p>9965.98</text:p>
              </table:table-cell>
              <table:table-cell office:value-type="float" office:value="9965.98">
                <text:p>9965.98</text:p>
              </table:table-cell>
              <table:table-cell office:value-type="float" office:value="9928.99">
                <text:p>9928.99</text:p>
              </table:table-cell>
              <table:table-cell office:value-type="float" office:value="9928.99">
                <text:p>9928.99</text:p>
              </table:table-cell>
              <table:table-cell office:value-type="float" office:value="9928.99">
                <text:p>9928.99</text:p>
              </table:table-cell>
              <table:table-cell office:value-type="float" office:value="9928.99">
                <text:p>9928.99</text:p>
              </table:table-cell>
              <table:table-cell office:value-type="float" office:value="9928.99">
                <text:p>9928.99</text:p>
              </table:table-cell>
              <table:table-cell office:value-type="float" office:value="9921.94">
                <text:p>9921.94</text:p>
              </table:table-cell>
              <table:table-cell office:value-type="float" office:value="9921.94">
                <text:p>9921.94</text:p>
              </table:table-cell>
              <table:table-cell office:value-type="float" office:value="9921.94">
                <text:p>9921.94</text:p>
              </table:table-cell>
              <table:table-cell office:value-type="float" office:value="9921.94">
                <text:p>9921.94</text:p>
              </table:table-cell>
              <table:table-cell office:value-type="float" office:value="9921.94">
                <text:p>9921.94</text:p>
              </table:table-cell>
              <table:table-cell office:value-type="float" office:value="9917.8">
                <text:p>9917.8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906.1">
                <text:p>9906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99.1">
                <text:p>9799.1</text:p>
              </table:table-cell>
              <table:table-cell office:value-type="float" office:value="9779.91">
                <text:p>9779.91</text:p>
              </table:table-cell>
              <table:table-cell office:value-type="float" office:value="9779.91">
                <text:p>9779.91</text:p>
              </table:table-cell>
              <table:table-cell office:value-type="float" office:value="9779.91">
                <text:p>9779.91</text:p>
              </table:table-cell>
              <table:table-cell office:value-type="float" office:value="9779.91">
                <text:p>9779.91</text:p>
              </table:table-cell>
              <table:table-cell office:value-type="float" office:value="9712.63">
                <text:p>9712.63</text:p>
              </table:table-cell>
              <table:table-cell office:value-type="float" office:value="9712.63">
                <text:p>9712.63</text:p>
              </table:table-cell>
              <table:table-cell office:value-type="float" office:value="9712.63">
                <text:p>9712.63</text:p>
              </table:table-cell>
              <table:table-cell office:value-type="float" office:value="9712.63">
                <text:p>9712.63</text:p>
              </table:table-cell>
              <table:table-cell office:value-type="float" office:value="9712.63">
                <text:p>9712.63</text:p>
              </table:table-cell>
              <table:table-cell office:value-type="float" office:value="9712.63">
                <text:p>9712.63</text:p>
              </table:table-cell>
              <table:table-cell office:value-type="float" office:value="9712.63">
                <text:p>9712.63</text:p>
              </table:table-cell>
              <table:table-cell office:value-type="float" office:value="9659.41">
                <text:p>9659.41</text:p>
              </table:table-cell>
              <table:table-cell office:value-type="float" office:value="9659.41">
                <text:p>9659.41</text:p>
              </table:table-cell>
              <table:table-cell office:value-type="float" office:value="9659.41">
                <text:p>9659.41</text:p>
              </table:table-cell>
              <table:table-cell office:value-type="float" office:value="9659.41">
                <text:p>9659.41</text:p>
              </table:table-cell>
              <table:table-cell office:value-type="float" office:value="9659.41">
                <text:p>9659.41</text:p>
              </table:table-cell>
              <table:table-cell office:value-type="float" office:value="9659.41">
                <text:p>9659.41</text:p>
              </table:table-cell>
              <table:table-cell office:value-type="float" office:value="9659.41">
                <text:p>9659.41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95.07">
                <text:p>9595.07</text:p>
              </table:table-cell>
              <table:table-cell office:value-type="float" office:value="9511.78">
                <text:p>9511.78</text:p>
              </table:table-cell>
              <table:table-cell office:value-type="float" office:value="9511.78">
                <text:p>9511.78</text:p>
              </table:table-cell>
              <table:table-cell office:value-type="float" office:value="9511.78">
                <text:p>9511.78</text:p>
              </table:table-cell>
              <table:table-cell office:value-type="float" office:value="9511.78">
                <text:p>9511.78</text:p>
              </table:table-cell>
              <table:table-cell office:value-type="float" office:value="9511.78">
                <text:p>9511.78</text:p>
              </table:table-cell>
              <table:table-cell office:value-type="float" office:value="9511.78">
                <text:p>9511.78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36.97">
                <text:p>9436.97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  <table:table-cell office:value-type="float" office:value="9410.54">
                <text:p>9410.54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5405.4">
                <text:p>25405.4</text:p>
                <draw:g>
                  <svg:desc>Sheet1.A22:Sheet1.JT22</svg:desc>
                </draw:g>
              </table:table-cell>
              <table:table-cell office:value-type="float" office:value="25082.7">
                <text:p>25082.7</text:p>
              </table:table-cell>
              <table:table-cell office:value-type="float" office:value="24906">
                <text:p>24906</text:p>
              </table:table-cell>
              <table:table-cell office:value-type="float" office:value="24906">
                <text:p>24906</text:p>
              </table:table-cell>
              <table:table-cell office:value-type="float" office:value="24906">
                <text:p>24906</text:p>
              </table:table-cell>
              <table:table-cell office:value-type="float" office:value="24179.3">
                <text:p>24179.3</text:p>
              </table:table-cell>
              <table:table-cell office:value-type="float" office:value="24179.3">
                <text:p>24179.3</text:p>
              </table:table-cell>
              <table:table-cell office:value-type="float" office:value="23958.7">
                <text:p>23958.7</text:p>
              </table:table-cell>
              <table:table-cell office:value-type="float" office:value="23958.7">
                <text:p>23958.7</text:p>
              </table:table-cell>
              <table:table-cell office:value-type="float" office:value="23638.7">
                <text:p>23638.7</text:p>
              </table:table-cell>
              <table:table-cell office:value-type="float" office:value="23638.7">
                <text:p>23638.7</text:p>
              </table:table-cell>
              <table:table-cell office:value-type="float" office:value="23617.9">
                <text:p>23617.9</text:p>
              </table:table-cell>
              <table:table-cell office:value-type="float" office:value="23495.5">
                <text:p>23495.5</text:p>
              </table:table-cell>
              <table:table-cell office:value-type="float" office:value="23055.9">
                <text:p>23055.9</text:p>
              </table:table-cell>
              <table:table-cell office:value-type="float" office:value="22963.6">
                <text:p>22963.6</text:p>
              </table:table-cell>
              <table:table-cell office:value-type="float" office:value="22641.1">
                <text:p>22641.1</text:p>
              </table:table-cell>
              <table:table-cell office:value-type="float" office:value="22641.1">
                <text:p>22641.1</text:p>
              </table:table-cell>
              <table:table-cell office:value-type="float" office:value="22641.1">
                <text:p>22641.1</text:p>
              </table:table-cell>
              <table:table-cell office:value-type="float" office:value="22159.2">
                <text:p>22159.2</text:p>
              </table:table-cell>
              <table:table-cell office:value-type="float" office:value="22159.2">
                <text:p>22159.2</text:p>
              </table:table-cell>
              <table:table-cell office:value-type="float" office:value="22001.2">
                <text:p>22001.2</text:p>
              </table:table-cell>
              <table:table-cell office:value-type="float" office:value="21837.5">
                <text:p>21837.5</text:p>
              </table:table-cell>
              <table:table-cell office:value-type="float" office:value="21772.3">
                <text:p>21772.3</text:p>
              </table:table-cell>
              <table:table-cell office:value-type="float" office:value="21166.6">
                <text:p>21166.6</text:p>
              </table:table-cell>
              <table:table-cell office:value-type="float" office:value="21166.6">
                <text:p>21166.6</text:p>
              </table:table-cell>
              <table:table-cell office:value-type="float" office:value="21166.6">
                <text:p>21166.6</text:p>
              </table:table-cell>
              <table:table-cell office:value-type="float" office:value="20660.3">
                <text:p>20660.3</text:p>
              </table:table-cell>
              <table:table-cell office:value-type="float" office:value="20660.3">
                <text:p>20660.3</text:p>
              </table:table-cell>
              <table:table-cell office:value-type="float" office:value="20660.3">
                <text:p>20660.3</text:p>
              </table:table-cell>
              <table:table-cell office:value-type="float" office:value="20331.1">
                <text:p>20331.1</text:p>
              </table:table-cell>
              <table:table-cell office:value-type="float" office:value="20239.9">
                <text:p>20239.9</text:p>
              </table:table-cell>
              <table:table-cell office:value-type="float" office:value="20239.9">
                <text:p>20239.9</text:p>
              </table:table-cell>
              <table:table-cell office:value-type="float" office:value="20239.9">
                <text:p>20239.9</text:p>
              </table:table-cell>
              <table:table-cell office:value-type="float" office:value="20164.7">
                <text:p>20164.7</text:p>
              </table:table-cell>
              <table:table-cell office:value-type="float" office:value="20164.7">
                <text:p>20164.7</text:p>
              </table:table-cell>
              <table:table-cell office:value-type="float" office:value="20164.7">
                <text:p>20164.7</text:p>
              </table:table-cell>
              <table:table-cell office:value-type="float" office:value="20164.7">
                <text:p>20164.7</text:p>
              </table:table-cell>
              <table:table-cell office:value-type="float" office:value="19507.9">
                <text:p>19507.9</text:p>
              </table:table-cell>
              <table:table-cell office:value-type="float" office:value="19507.9">
                <text:p>19507.9</text:p>
              </table:table-cell>
              <table:table-cell office:value-type="float" office:value="19507.9">
                <text:p>19507.9</text:p>
              </table:table-cell>
              <table:table-cell office:value-type="float" office:value="19382.6">
                <text:p>19382.6</text:p>
              </table:table-cell>
              <table:table-cell office:value-type="float" office:value="19382.6">
                <text:p>19382.6</text:p>
              </table:table-cell>
              <table:table-cell office:value-type="float" office:value="19297.5">
                <text:p>19297.5</text:p>
              </table:table-cell>
              <table:table-cell office:value-type="float" office:value="19297.5">
                <text:p>19297.5</text:p>
              </table:table-cell>
              <table:table-cell office:value-type="float" office:value="18912">
                <text:p>18912</text:p>
              </table:table-cell>
              <table:table-cell office:value-type="float" office:value="18779.7">
                <text:p>18779.7</text:p>
              </table:table-cell>
              <table:table-cell office:value-type="float" office:value="18779.7">
                <text:p>18779.7</text:p>
              </table:table-cell>
              <table:table-cell office:value-type="float" office:value="18779.7">
                <text:p>18779.7</text:p>
              </table:table-cell>
              <table:table-cell office:value-type="float" office:value="18277.8">
                <text:p>18277.8</text:p>
              </table:table-cell>
              <table:table-cell office:value-type="float" office:value="18277.8">
                <text:p>18277.8</text:p>
              </table:table-cell>
              <table:table-cell office:value-type="float" office:value="17797.1">
                <text:p>17797.1</text:p>
              </table:table-cell>
              <table:table-cell office:value-type="float" office:value="17797.1">
                <text:p>17797.1</text:p>
              </table:table-cell>
              <table:table-cell office:value-type="float" office:value="17626">
                <text:p>17626</text:p>
              </table:table-cell>
              <table:table-cell office:value-type="float" office:value="17626">
                <text:p>17626</text:p>
              </table:table-cell>
              <table:table-cell office:value-type="float" office:value="17140.5">
                <text:p>17140.5</text:p>
              </table:table-cell>
              <table:table-cell office:value-type="float" office:value="17140.5">
                <text:p>17140.5</text:p>
              </table:table-cell>
              <table:table-cell office:value-type="float" office:value="17140.5">
                <text:p>17140.5</text:p>
              </table:table-cell>
              <table:table-cell office:value-type="float" office:value="17086">
                <text:p>17086</text:p>
              </table:table-cell>
              <table:table-cell office:value-type="float" office:value="17086">
                <text:p>17086</text:p>
              </table:table-cell>
              <table:table-cell office:value-type="float" office:value="17086">
                <text:p>17086</text:p>
              </table:table-cell>
              <table:table-cell office:value-type="float" office:value="16858.4">
                <text:p>16858.4</text:p>
              </table:table-cell>
              <table:table-cell office:value-type="float" office:value="16746.9">
                <text:p>16746.9</text:p>
              </table:table-cell>
              <table:table-cell office:value-type="float" office:value="16746.9">
                <text:p>16746.9</text:p>
              </table:table-cell>
              <table:table-cell office:value-type="float" office:value="16746.9">
                <text:p>16746.9</text:p>
              </table:table-cell>
              <table:table-cell office:value-type="float" office:value="16746.9">
                <text:p>16746.9</text:p>
              </table:table-cell>
              <table:table-cell office:value-type="float" office:value="16112.9">
                <text:p>16112.9</text:p>
              </table:table-cell>
              <table:table-cell office:value-type="float" office:value="16112.9">
                <text:p>16112.9</text:p>
              </table:table-cell>
              <table:table-cell office:value-type="float" office:value="16019">
                <text:p>16019</text:p>
              </table:table-cell>
              <table:table-cell office:value-type="float" office:value="16019">
                <text:p>16019</text:p>
              </table:table-cell>
              <table:table-cell office:value-type="float" office:value="15932.9">
                <text:p>15932.9</text:p>
              </table:table-cell>
              <table:table-cell office:value-type="float" office:value="15932.9">
                <text:p>15932.9</text:p>
              </table:table-cell>
              <table:table-cell office:value-type="float" office:value="15366.6">
                <text:p>15366.6</text:p>
              </table:table-cell>
              <table:table-cell office:value-type="float" office:value="15362.9">
                <text:p>15362.9</text:p>
              </table:table-cell>
              <table:table-cell office:value-type="float" office:value="15362.9">
                <text:p>15362.9</text:p>
              </table:table-cell>
              <table:table-cell office:value-type="float" office:value="15362.9">
                <text:p>15362.9</text:p>
              </table:table-cell>
              <table:table-cell office:value-type="float" office:value="15319.8">
                <text:p>15319.8</text:p>
              </table:table-cell>
              <table:table-cell office:value-type="float" office:value="15294.8">
                <text:p>15294.8</text:p>
              </table:table-cell>
              <table:table-cell office:value-type="float" office:value="15294.8">
                <text:p>15294.8</text:p>
              </table:table-cell>
              <table:table-cell office:value-type="float" office:value="14978.7">
                <text:p>14978.7</text:p>
              </table:table-cell>
              <table:table-cell office:value-type="float" office:value="14978.7">
                <text:p>14978.7</text:p>
              </table:table-cell>
              <table:table-cell office:value-type="float" office:value="14644.8">
                <text:p>14644.8</text:p>
              </table:table-cell>
              <table:table-cell office:value-type="float" office:value="14644.8">
                <text:p>14644.8</text:p>
              </table:table-cell>
              <table:table-cell office:value-type="float" office:value="14451.4">
                <text:p>14451.4</text:p>
              </table:table-cell>
              <table:table-cell office:value-type="float" office:value="14451.4">
                <text:p>14451.4</text:p>
              </table:table-cell>
              <table:table-cell office:value-type="float" office:value="14451.4">
                <text:p>14451.4</text:p>
              </table:table-cell>
              <table:table-cell office:value-type="float" office:value="14451.4">
                <text:p>14451.4</text:p>
              </table:table-cell>
              <table:table-cell office:value-type="float" office:value="14451.4">
                <text:p>14451.4</text:p>
              </table:table-cell>
              <table:table-cell office:value-type="float" office:value="14339.6">
                <text:p>14339.6</text:p>
              </table:table-cell>
              <table:table-cell office:value-type="float" office:value="14263.5">
                <text:p>14263.5</text:p>
              </table:table-cell>
              <table:table-cell office:value-type="float" office:value="14263.5">
                <text:p>14263.5</text:p>
              </table:table-cell>
              <table:table-cell office:value-type="float" office:value="14006.4">
                <text:p>14006.4</text:p>
              </table:table-cell>
              <table:table-cell office:value-type="float" office:value="14006.4">
                <text:p>14006.4</text:p>
              </table:table-cell>
              <table:table-cell office:value-type="float" office:value="14006.4">
                <text:p>14006.4</text:p>
              </table:table-cell>
              <table:table-cell office:value-type="float" office:value="13932.9">
                <text:p>13932.9</text:p>
              </table:table-cell>
              <table:table-cell office:value-type="float" office:value="13482.7">
                <text:p>13482.7</text:p>
              </table:table-cell>
              <table:table-cell office:value-type="float" office:value="13349">
                <text:p>13349</text:p>
              </table:table-cell>
              <table:table-cell office:value-type="float" office:value="13349">
                <text:p>13349</text:p>
              </table:table-cell>
              <table:table-cell office:value-type="float" office:value="13349">
                <text:p>13349</text:p>
              </table:table-cell>
              <table:table-cell office:value-type="float" office:value="13016.6">
                <text:p>13016.6</text:p>
              </table:table-cell>
              <table:table-cell office:value-type="float" office:value="13016.6">
                <text:p>13016.6</text:p>
              </table:table-cell>
              <table:table-cell office:value-type="float" office:value="13016.6">
                <text:p>13016.6</text:p>
              </table:table-cell>
              <table:table-cell office:value-type="float" office:value="13016.6">
                <text:p>13016.6</text:p>
              </table:table-cell>
              <table:table-cell office:value-type="float" office:value="12971.2">
                <text:p>12971.2</text:p>
              </table:table-cell>
              <table:table-cell office:value-type="float" office:value="12971.2">
                <text:p>12971.2</text:p>
              </table:table-cell>
              <table:table-cell office:value-type="float" office:value="12758.8">
                <text:p>12758.8</text:p>
              </table:table-cell>
              <table:table-cell office:value-type="float" office:value="12758.8">
                <text:p>12758.8</text:p>
              </table:table-cell>
              <table:table-cell office:value-type="float" office:value="12758.8">
                <text:p>12758.8</text:p>
              </table:table-cell>
              <table:table-cell office:value-type="float" office:value="12758.8">
                <text:p>12758.8</text:p>
              </table:table-cell>
              <table:table-cell office:value-type="float" office:value="12758.8">
                <text:p>12758.8</text:p>
              </table:table-cell>
              <table:table-cell office:value-type="float" office:value="12758.8">
                <text:p>12758.8</text:p>
              </table:table-cell>
              <table:table-cell office:value-type="float" office:value="12203">
                <text:p>12203</text:p>
              </table:table-cell>
              <table:table-cell office:value-type="float" office:value="12203">
                <text:p>12203</text:p>
              </table:table-cell>
              <table:table-cell office:value-type="float" office:value="12203">
                <text:p>12203</text:p>
              </table:table-cell>
              <table:table-cell office:value-type="float" office:value="12203">
                <text:p>12203</text:p>
              </table:table-cell>
              <table:table-cell office:value-type="float" office:value="12007.6">
                <text:p>12007.6</text:p>
              </table:table-cell>
              <table:table-cell office:value-type="float" office:value="12003.8">
                <text:p>12003.8</text:p>
              </table:table-cell>
              <table:table-cell office:value-type="float" office:value="12003.8">
                <text:p>12003.8</text:p>
              </table:table-cell>
              <table:table-cell office:value-type="float" office:value="11993.3">
                <text:p>11993.3</text:p>
              </table:table-cell>
              <table:table-cell office:value-type="float" office:value="11928.5">
                <text:p>11928.5</text:p>
              </table:table-cell>
              <table:table-cell office:value-type="float" office:value="11928.5">
                <text:p>11928.5</text:p>
              </table:table-cell>
              <table:table-cell office:value-type="float" office:value="11819.6">
                <text:p>11819.6</text:p>
              </table:table-cell>
              <table:table-cell office:value-type="float" office:value="11819.6">
                <text:p>11819.6</text:p>
              </table:table-cell>
              <table:table-cell office:value-type="float" office:value="11819.6">
                <text:p>11819.6</text:p>
              </table:table-cell>
              <table:table-cell office:value-type="float" office:value="11819.6">
                <text:p>11819.6</text:p>
              </table:table-cell>
              <table:table-cell office:value-type="float" office:value="11792.4">
                <text:p>11792.4</text:p>
              </table:table-cell>
              <table:table-cell office:value-type="float" office:value="11791.5">
                <text:p>11791.5</text:p>
              </table:table-cell>
              <table:table-cell office:value-type="float" office:value="11640.6">
                <text:p>11640.6</text:p>
              </table:table-cell>
              <table:table-cell office:value-type="float" office:value="11640.6">
                <text:p>11640.6</text:p>
              </table:table-cell>
              <table:table-cell office:value-type="float" office:value="11454.7">
                <text:p>11454.7</text:p>
              </table:table-cell>
              <table:table-cell office:value-type="float" office:value="11454.7">
                <text:p>11454.7</text:p>
              </table:table-cell>
              <table:table-cell office:value-type="float" office:value="11451.9">
                <text:p>11451.9</text:p>
              </table:table-cell>
              <table:table-cell office:value-type="float" office:value="11451.9">
                <text:p>11451.9</text:p>
              </table:table-cell>
              <table:table-cell office:value-type="float" office:value="11378.9">
                <text:p>11378.9</text:p>
              </table:table-cell>
              <table:table-cell office:value-type="float" office:value="11378.9">
                <text:p>11378.9</text:p>
              </table:table-cell>
              <table:table-cell office:value-type="float" office:value="11324.4">
                <text:p>11324.4</text:p>
              </table:table-cell>
              <table:table-cell office:value-type="float" office:value="11245.2">
                <text:p>11245.2</text:p>
              </table:table-cell>
              <table:table-cell office:value-type="float" office:value="11139">
                <text:p>11139</text:p>
              </table:table-cell>
              <table:table-cell office:value-type="float" office:value="11139">
                <text:p>11139</text:p>
              </table:table-cell>
              <table:table-cell office:value-type="float" office:value="11139">
                <text:p>11139</text:p>
              </table:table-cell>
              <table:table-cell office:value-type="float" office:value="11139">
                <text:p>11139</text:p>
              </table:table-cell>
              <table:table-cell office:value-type="float" office:value="11139">
                <text:p>11139</text:p>
              </table:table-cell>
              <table:table-cell office:value-type="float" office:value="11129.3">
                <text:p>11129.3</text:p>
              </table:table-cell>
              <table:table-cell office:value-type="float" office:value="11129.3">
                <text:p>11129.3</text:p>
              </table:table-cell>
              <table:table-cell office:value-type="float" office:value="11129.3">
                <text:p>11129.3</text:p>
              </table:table-cell>
              <table:table-cell office:value-type="float" office:value="11129.3">
                <text:p>11129.3</text:p>
              </table:table-cell>
              <table:table-cell office:value-type="float" office:value="11094">
                <text:p>11094</text:p>
              </table:table-cell>
              <table:table-cell office:value-type="float" office:value="10970.5">
                <text:p>10970.5</text:p>
              </table:table-cell>
              <table:table-cell office:value-type="float" office:value="10970.5">
                <text:p>10970.5</text:p>
              </table:table-cell>
              <table:table-cell office:value-type="float" office:value="10970.5">
                <text:p>10970.5</text:p>
              </table:table-cell>
              <table:table-cell office:value-type="float" office:value="10970.5">
                <text:p>10970.5</text:p>
              </table:table-cell>
              <table:table-cell office:value-type="float" office:value="10918.7">
                <text:p>10918.7</text:p>
              </table:table-cell>
              <table:table-cell office:value-type="float" office:value="10918.7">
                <text:p>10918.7</text:p>
              </table:table-cell>
              <table:table-cell office:value-type="float" office:value="10918.7">
                <text:p>10918.7</text:p>
              </table:table-cell>
              <table:table-cell office:value-type="float" office:value="10918.7">
                <text:p>10918.7</text:p>
              </table:table-cell>
              <table:table-cell office:value-type="float" office:value="10918.7">
                <text:p>10918.7</text:p>
              </table:table-cell>
              <table:table-cell office:value-type="float" office:value="10918.7">
                <text:p>10918.7</text:p>
              </table:table-cell>
              <table:table-cell office:value-type="float" office:value="10918.7">
                <text:p>10918.7</text:p>
              </table:table-cell>
              <table:table-cell office:value-type="float" office:value="10843.3">
                <text:p>10843.3</text:p>
              </table:table-cell>
              <table:table-cell office:value-type="float" office:value="10843.3">
                <text:p>10843.3</text:p>
              </table:table-cell>
              <table:table-cell office:value-type="float" office:value="10843.3">
                <text:p>10843.3</text:p>
              </table:table-cell>
              <table:table-cell office:value-type="float" office:value="10843.3">
                <text:p>10843.3</text:p>
              </table:table-cell>
              <table:table-cell office:value-type="float" office:value="10843.3">
                <text:p>10843.3</text:p>
              </table:table-cell>
              <table:table-cell office:value-type="float" office:value="10796.1">
                <text:p>10796.1</text:p>
              </table:table-cell>
              <table:table-cell office:value-type="float" office:value="10796.1">
                <text:p>10796.1</text:p>
              </table:table-cell>
              <table:table-cell office:value-type="float" office:value="10747.2">
                <text:p>10747.2</text:p>
              </table:table-cell>
              <table:table-cell office:value-type="float" office:value="10747.2">
                <text:p>10747.2</text:p>
              </table:table-cell>
              <table:table-cell office:value-type="float" office:value="10747.2">
                <text:p>10747.2</text:p>
              </table:table-cell>
              <table:table-cell office:value-type="float" office:value="10747.2">
                <text:p>10747.2</text:p>
              </table:table-cell>
              <table:table-cell office:value-type="float" office:value="10578.9">
                <text:p>10578.9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575.4">
                <text:p>10575.4</text:p>
              </table:table-cell>
              <table:table-cell office:value-type="float" office:value="10495.6">
                <text:p>10495.6</text:p>
              </table:table-cell>
              <table:table-cell office:value-type="float" office:value="10495.6">
                <text:p>10495.6</text:p>
              </table:table-cell>
              <table:table-cell office:value-type="float" office:value="10495.6">
                <text:p>10495.6</text:p>
              </table:table-cell>
              <table:table-cell office:value-type="float" office:value="10495.6">
                <text:p>10495.6</text:p>
              </table:table-cell>
              <table:table-cell office:value-type="float" office:value="10495.6">
                <text:p>10495.6</text:p>
              </table:table-cell>
              <table:table-cell office:value-type="float" office:value="10361.9">
                <text:p>10361.9</text:p>
              </table:table-cell>
              <table:table-cell office:value-type="float" office:value="10361.9">
                <text:p>10361.9</text:p>
              </table:table-cell>
              <table:table-cell office:value-type="float" office:value="10361.9">
                <text:p>10361.9</text:p>
              </table:table-cell>
              <table:table-cell office:value-type="float" office:value="10172.5">
                <text:p>10172.5</text:p>
              </table:table-cell>
              <table:table-cell office:value-type="float" office:value="10172.5">
                <text:p>10172.5</text:p>
              </table:table-cell>
              <table:table-cell office:value-type="float" office:value="10172.5">
                <text:p>10172.5</text:p>
              </table:table-cell>
              <table:table-cell office:value-type="float" office:value="10172.5">
                <text:p>10172.5</text:p>
              </table:table-cell>
              <table:table-cell office:value-type="float" office:value="10139.4">
                <text:p>10139.4</text:p>
              </table:table-cell>
              <table:table-cell office:value-type="float" office:value="10139.4">
                <text:p>10139.4</text:p>
              </table:table-cell>
              <table:table-cell office:value-type="float" office:value="9902.61">
                <text:p>9902.61</text:p>
              </table:table-cell>
              <table:table-cell office:value-type="float" office:value="9902.61">
                <text:p>9902.61</text:p>
              </table:table-cell>
              <table:table-cell office:value-type="float" office:value="9902.61">
                <text:p>9902.61</text:p>
              </table:table-cell>
              <table:table-cell office:value-type="float" office:value="9902.61">
                <text:p>9902.61</text:p>
              </table:table-cell>
              <table:table-cell office:value-type="float" office:value="9902.61">
                <text:p>9902.61</text:p>
              </table:table-cell>
              <table:table-cell office:value-type="float" office:value="9902.61">
                <text:p>9902.61</text:p>
              </table:table-cell>
              <table:table-cell office:value-type="float" office:value="9902.61">
                <text:p>9902.61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883.49">
                <text:p>9883.49</text:p>
              </table:table-cell>
              <table:table-cell office:value-type="float" office:value="9734.62">
                <text:p>9734.62</text:p>
              </table:table-cell>
              <table:table-cell office:value-type="float" office:value="9734.62">
                <text:p>9734.62</text:p>
              </table:table-cell>
              <table:table-cell office:value-type="float" office:value="9734.62">
                <text:p>9734.62</text:p>
              </table:table-cell>
              <table:table-cell office:value-type="float" office:value="9734.62">
                <text:p>9734.62</text:p>
              </table:table-cell>
              <table:table-cell office:value-type="float" office:value="9682.57">
                <text:p>9682.57</text:p>
              </table:table-cell>
              <table:table-cell office:value-type="float" office:value="9682.57">
                <text:p>9682.57</text:p>
              </table:table-cell>
              <table:table-cell office:value-type="float" office:value="9682.57">
                <text:p>9682.57</text:p>
              </table:table-cell>
              <table:table-cell office:value-type="float" office:value="9672.34">
                <text:p>9672.34</text:p>
              </table:table-cell>
              <table:table-cell office:value-type="float" office:value="9672.34">
                <text:p>9672.34</text:p>
              </table:table-cell>
              <table:table-cell office:value-type="float" office:value="9597.15">
                <text:p>9597.15</text:p>
              </table:table-cell>
              <table:table-cell office:value-type="float" office:value="9597.15">
                <text:p>9597.15</text:p>
              </table:table-cell>
              <table:table-cell office:value-type="float" office:value="9586.92">
                <text:p>9586.92</text:p>
              </table:table-cell>
              <table:table-cell office:value-type="float" office:value="9586.92">
                <text:p>9586.92</text:p>
              </table:table-cell>
              <table:table-cell office:value-type="float" office:value="9442.59">
                <text:p>9442.59</text:p>
              </table:table-cell>
              <table:table-cell office:value-type="float" office:value="9442.59">
                <text:p>9442.59</text:p>
              </table:table-cell>
              <table:table-cell office:value-type="float" office:value="9442.59">
                <text:p>9442.59</text:p>
              </table:table-cell>
              <table:table-cell office:value-type="float" office:value="9442.59">
                <text:p>9442.59</text:p>
              </table:table-cell>
              <table:table-cell office:value-type="float" office:value="9442.59">
                <text:p>9442.59</text:p>
              </table:table-cell>
              <table:table-cell office:value-type="float" office:value="9389.66">
                <text:p>9389.66</text:p>
              </table:table-cell>
              <table:table-cell office:value-type="float" office:value="9389.66">
                <text:p>9389.66</text:p>
              </table:table-cell>
              <table:table-cell office:value-type="float" office:value="9389.66">
                <text:p>9389.66</text:p>
              </table:table-cell>
              <table:table-cell office:value-type="float" office:value="9389.66">
                <text:p>9389.66</text:p>
              </table:table-cell>
              <table:table-cell office:value-type="float" office:value="9389.62">
                <text:p>9389.62</text:p>
              </table:table-cell>
              <table:table-cell office:value-type="float" office:value="9389.62">
                <text:p>9389.62</text:p>
              </table:table-cell>
              <table:table-cell office:value-type="float" office:value="9308.33">
                <text:p>9308.33</text:p>
              </table:table-cell>
              <table:table-cell office:value-type="float" office:value="9308.33">
                <text:p>9308.33</text:p>
              </table:table-cell>
              <table:table-cell office:value-type="float" office:value="9308.33">
                <text:p>9308.33</text:p>
              </table:table-cell>
              <table:table-cell office:value-type="float" office:value="9308.33">
                <text:p>9308.33</text:p>
              </table:table-cell>
              <table:table-cell office:value-type="float" office:value="9308.33">
                <text:p>9308.33</text:p>
              </table:table-cell>
              <table:table-cell office:value-type="float" office:value="9308.33">
                <text:p>9308.33</text:p>
              </table:table-cell>
              <table:table-cell office:value-type="float" office:value="9308.33">
                <text:p>9308.33</text:p>
              </table:table-cell>
              <table:table-cell office:value-type="float" office:value="9270.47">
                <text:p>9270.47</text:p>
              </table:table-cell>
              <table:table-cell office:value-type="float" office:value="9270.47">
                <text:p>9270.47</text:p>
              </table:table-cell>
              <table:table-cell office:value-type="float" office:value="9270.47">
                <text:p>9270.47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202.75">
                <text:p>9202.75</text:p>
              </table:table-cell>
              <table:table-cell office:value-type="float" office:value="9127.94">
                <text:p>9127.94</text:p>
              </table:table-cell>
              <table:table-cell office:value-type="float" office:value="9127.94">
                <text:p>9127.94</text:p>
              </table:table-cell>
              <table:table-cell office:value-type="float" office:value="9124.7">
                <text:p>9124.7</text:p>
              </table:table-cell>
              <table:table-cell office:value-type="float" office:value="9124.7">
                <text:p>9124.7</text:p>
              </table:table-cell>
              <table:table-cell office:value-type="float" office:value="9124.7">
                <text:p>9124.7</text:p>
              </table:table-cell>
              <table:table-cell office:value-type="float" office:value="9124.7">
                <text:p>9124.7</text:p>
              </table:table-cell>
              <table:table-cell office:value-type="float" office:value="9124.7">
                <text:p>9124.7</text:p>
              </table:table-cell>
              <table:table-cell office:value-type="float" office:value="9124.7">
                <text:p>9124.7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  <table:table-cell office:value-type="float" office:value="9107.55">
                <text:p>9107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637cm" svg:y="0.028cm" chart:style-name="ch2">
          <text:p>Average Fitness for each Generation</text:p>
        </chart:title>
        <chart:subtitle svg:x="1.276cm" svg:y="0.824cm" chart:style-name="ch3">
          <text:p>Crossover: 80%, Mutation: 10%, Population: 100, K: 5, Dynamic Mutation: On</text:p>
        </chart:subtitle>
        <chart:legend chart:legend-position="end" svg:x="13.651cm" svg:y="3.205cm" style:legend-expansion="high" chart:style-name="ch4"/>
        <chart:plot-area chart:style-name="ch5" table:cell-range-address="Sheet1.G1:Sheet1.G1 Sheet1.A3:Sheet1.ME3 Sheet1.G6:Sheet1.G6 Sheet1.A8:Sheet1.LE8 Sheet1.G11:Sheet1.G11 Sheet1.A13:Sheet1.MC13 Sheet1.G16:Sheet1.G16 Sheet1.A18:Sheet1.LG18 Sheet1.G21:Sheet1.G21 Sheet1.A23:Sheet1.JT23" chart:data-source-has-labels="column" svg:x="0.319cm" svg:y="1.334cm" svg:width="13.081cm" svg:height="7.485cm">
          <chartooo:coordinate-region svg:x="1.496cm" svg:y="1.533cm" svg:width="11.833cm" svg:height="6.36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1.A3:Sheet1.ME3" chart:label-cell-address="Sheet1.G1:Sheet1.G1" chart:class="chart:line">
            <chart:data-point chart:repeated="343"/>
          </chart:series>
          <chart:series chart:style-name="ch9" chart:values-cell-range-address="Sheet1.A8:Sheet1.LE8" chart:label-cell-address="Sheet1.G6:Sheet1.G6" chart:class="chart:line">
            <chart:data-point chart:repeated="317"/>
          </chart:series>
          <chart:series chart:style-name="ch10" chart:values-cell-range-address="Sheet1.A13:Sheet1.MC13" chart:label-cell-address="Sheet1.G11:Sheet1.G11" chart:class="chart:line">
            <chart:data-point chart:repeated="341"/>
          </chart:series>
          <chart:series chart:style-name="ch11" chart:values-cell-range-address="Sheet1.A18:Sheet1.LG18" chart:label-cell-address="Sheet1.G16:Sheet1.G16" chart:class="chart:line">
            <chart:data-point chart:repeated="319"/>
          </chart:series>
          <chart:series chart:style-name="ch12" chart:values-cell-range-address="Sheet1.A23:Sheet1.JT23" chart:label-cell-address="Sheet1.G21:Sheet1.G21" chart:class="chart:line">
            <chart:data-point chart:repeated="2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</table:table-row>
          </table:table-header-rows>
          <table:table-rows>
            <table:table-row>
              <table:table-cell office:value-type="string">
                <text:p>Run: 1</text:p>
                <draw:g>
                  <svg:desc>Sheet1.G1:Sheet1.G1</svg:desc>
                </draw:g>
              </table:table-cell>
              <table:table-cell office:value-type="float" office:value="29295">
                <text:p>29295</text:p>
                <draw:g>
                  <svg:desc>Sheet1.A3:Sheet1.ME3</svg:desc>
                </draw:g>
              </table:table-cell>
              <table:table-cell office:value-type="float" office:value="27760.9">
                <text:p>27760.9</text:p>
              </table:table-cell>
              <table:table-cell office:value-type="float" office:value="26443.5">
                <text:p>26443.5</text:p>
              </table:table-cell>
              <table:table-cell office:value-type="float" office:value="25697.2">
                <text:p>25697.2</text:p>
              </table:table-cell>
              <table:table-cell office:value-type="float" office:value="25508.4">
                <text:p>25508.4</text:p>
              </table:table-cell>
              <table:table-cell office:value-type="float" office:value="25340.5">
                <text:p>25340.5</text:p>
              </table:table-cell>
              <table:table-cell office:value-type="float" office:value="25036.7">
                <text:p>25036.7</text:p>
              </table:table-cell>
              <table:table-cell office:value-type="float" office:value="24708">
                <text:p>24708</text:p>
              </table:table-cell>
              <table:table-cell office:value-type="float" office:value="24586">
                <text:p>24586</text:p>
              </table:table-cell>
              <table:table-cell office:value-type="float" office:value="24467.6">
                <text:p>24467.6</text:p>
              </table:table-cell>
              <table:table-cell office:value-type="float" office:value="24333">
                <text:p>24333</text:p>
              </table:table-cell>
              <table:table-cell office:value-type="float" office:value="24229.1">
                <text:p>24229.1</text:p>
              </table:table-cell>
              <table:table-cell office:value-type="float" office:value="23989.4">
                <text:p>23989.4</text:p>
              </table:table-cell>
              <table:table-cell office:value-type="float" office:value="23868.9">
                <text:p>23868.9</text:p>
              </table:table-cell>
              <table:table-cell office:value-type="float" office:value="23669">
                <text:p>23669</text:p>
              </table:table-cell>
              <table:table-cell office:value-type="float" office:value="23534">
                <text:p>23534</text:p>
              </table:table-cell>
              <table:table-cell office:value-type="float" office:value="23177.7">
                <text:p>23177.7</text:p>
              </table:table-cell>
              <table:table-cell office:value-type="float" office:value="22558.2">
                <text:p>22558.2</text:p>
              </table:table-cell>
              <table:table-cell office:value-type="float" office:value="22220.7">
                <text:p>22220.7</text:p>
              </table:table-cell>
              <table:table-cell office:value-type="float" office:value="22089.6">
                <text:p>22089.6</text:p>
              </table:table-cell>
              <table:table-cell office:value-type="float" office:value="22017.4">
                <text:p>22017.4</text:p>
              </table:table-cell>
              <table:table-cell office:value-type="float" office:value="21848.5">
                <text:p>21848.5</text:p>
              </table:table-cell>
              <table:table-cell office:value-type="float" office:value="21686.5">
                <text:p>21686.5</text:p>
              </table:table-cell>
              <table:table-cell office:value-type="float" office:value="21446.2">
                <text:p>21446.2</text:p>
              </table:table-cell>
              <table:table-cell office:value-type="float" office:value="21170.9">
                <text:p>21170.9</text:p>
              </table:table-cell>
              <table:table-cell office:value-type="float" office:value="21104.4">
                <text:p>21104.4</text:p>
              </table:table-cell>
              <table:table-cell office:value-type="float" office:value="20731.9">
                <text:p>20731.9</text:p>
              </table:table-cell>
              <table:table-cell office:value-type="float" office:value="20319.4">
                <text:p>20319.4</text:p>
              </table:table-cell>
              <table:table-cell office:value-type="float" office:value="20193.1">
                <text:p>20193.1</text:p>
              </table:table-cell>
              <table:table-cell office:value-type="float" office:value="20122.7">
                <text:p>20122.7</text:p>
              </table:table-cell>
              <table:table-cell office:value-type="float" office:value="19971.3">
                <text:p>19971.3</text:p>
              </table:table-cell>
              <table:table-cell office:value-type="float" office:value="19857.4">
                <text:p>19857.4</text:p>
              </table:table-cell>
              <table:table-cell office:value-type="float" office:value="19786.3">
                <text:p>19786.3</text:p>
              </table:table-cell>
              <table:table-cell office:value-type="float" office:value="19607.2">
                <text:p>19607.2</text:p>
              </table:table-cell>
              <table:table-cell office:value-type="float" office:value="19555.8">
                <text:p>19555.8</text:p>
              </table:table-cell>
              <table:table-cell office:value-type="float" office:value="19474.1">
                <text:p>19474.1</text:p>
              </table:table-cell>
              <table:table-cell office:value-type="float" office:value="19429">
                <text:p>19429</text:p>
              </table:table-cell>
              <table:table-cell office:value-type="float" office:value="19381.5">
                <text:p>19381.5</text:p>
              </table:table-cell>
              <table:table-cell office:value-type="float" office:value="19369.6">
                <text:p>19369.6</text:p>
              </table:table-cell>
              <table:table-cell office:value-type="float" office:value="19226.9">
                <text:p>19226.9</text:p>
              </table:table-cell>
              <table:table-cell office:value-type="float" office:value="19104.6">
                <text:p>19104.6</text:p>
              </table:table-cell>
              <table:table-cell office:value-type="float" office:value="19074.8">
                <text:p>19074.8</text:p>
              </table:table-cell>
              <table:table-cell office:value-type="float" office:value="19016">
                <text:p>19016</text:p>
              </table:table-cell>
              <table:table-cell office:value-type="float" office:value="18838.2">
                <text:p>18838.2</text:p>
              </table:table-cell>
              <table:table-cell office:value-type="float" office:value="18746.4">
                <text:p>18746.4</text:p>
              </table:table-cell>
              <table:table-cell office:value-type="float" office:value="18637.5">
                <text:p>18637.5</text:p>
              </table:table-cell>
              <table:table-cell office:value-type="float" office:value="18643.5">
                <text:p>18643.5</text:p>
              </table:table-cell>
              <table:table-cell office:value-type="float" office:value="18643.7">
                <text:p>18643.7</text:p>
              </table:table-cell>
              <table:table-cell office:value-type="float" office:value="18595.6">
                <text:p>18595.6</text:p>
              </table:table-cell>
              <table:table-cell office:value-type="float" office:value="18391.8">
                <text:p>18391.8</text:p>
              </table:table-cell>
              <table:table-cell office:value-type="float" office:value="18174.9">
                <text:p>18174.9</text:p>
              </table:table-cell>
              <table:table-cell office:value-type="float" office:value="18094.7">
                <text:p>18094.7</text:p>
              </table:table-cell>
              <table:table-cell office:value-type="float" office:value="18075.7">
                <text:p>18075.7</text:p>
              </table:table-cell>
              <table:table-cell office:value-type="float" office:value="17942">
                <text:p>17942</text:p>
              </table:table-cell>
              <table:table-cell office:value-type="float" office:value="17863.6">
                <text:p>17863.6</text:p>
              </table:table-cell>
              <table:table-cell office:value-type="float" office:value="17839.1">
                <text:p>17839.1</text:p>
              </table:table-cell>
              <table:table-cell office:value-type="float" office:value="17767.8">
                <text:p>17767.8</text:p>
              </table:table-cell>
              <table:table-cell office:value-type="float" office:value="17706.6">
                <text:p>17706.6</text:p>
              </table:table-cell>
              <table:table-cell office:value-type="float" office:value="17540">
                <text:p>17540</text:p>
              </table:table-cell>
              <table:table-cell office:value-type="float" office:value="17524.4">
                <text:p>17524.4</text:p>
              </table:table-cell>
              <table:table-cell office:value-type="float" office:value="17467.9">
                <text:p>17467.9</text:p>
              </table:table-cell>
              <table:table-cell office:value-type="float" office:value="17444.4">
                <text:p>17444.4</text:p>
              </table:table-cell>
              <table:table-cell office:value-type="float" office:value="17343.8">
                <text:p>17343.8</text:p>
              </table:table-cell>
              <table:table-cell office:value-type="float" office:value="17306.8">
                <text:p>17306.8</text:p>
              </table:table-cell>
              <table:table-cell office:value-type="float" office:value="17245.3">
                <text:p>17245.3</text:p>
              </table:table-cell>
              <table:table-cell office:value-type="float" office:value="17107.2">
                <text:p>17107.2</text:p>
              </table:table-cell>
              <table:table-cell office:value-type="float" office:value="16925.3">
                <text:p>16925.3</text:p>
              </table:table-cell>
              <table:table-cell office:value-type="float" office:value="16701.1">
                <text:p>16701.1</text:p>
              </table:table-cell>
              <table:table-cell office:value-type="float" office:value="16578.8">
                <text:p>16578.8</text:p>
              </table:table-cell>
              <table:table-cell office:value-type="float" office:value="16489.9">
                <text:p>16489.9</text:p>
              </table:table-cell>
              <table:table-cell office:value-type="float" office:value="16378.3">
                <text:p>16378.3</text:p>
              </table:table-cell>
              <table:table-cell office:value-type="float" office:value="16233.8">
                <text:p>16233.8</text:p>
              </table:table-cell>
              <table:table-cell office:value-type="float" office:value="16133.3">
                <text:p>16133.3</text:p>
              </table:table-cell>
              <table:table-cell office:value-type="float" office:value="15986.3">
                <text:p>15986.3</text:p>
              </table:table-cell>
              <table:table-cell office:value-type="float" office:value="15907.2">
                <text:p>15907.2</text:p>
              </table:table-cell>
              <table:table-cell office:value-type="float" office:value="15924.6">
                <text:p>15924.6</text:p>
              </table:table-cell>
              <table:table-cell office:value-type="float" office:value="15821.5">
                <text:p>15821.5</text:p>
              </table:table-cell>
              <table:table-cell office:value-type="float" office:value="15739">
                <text:p>15739</text:p>
              </table:table-cell>
              <table:table-cell office:value-type="float" office:value="15770.5">
                <text:p>15770.5</text:p>
              </table:table-cell>
              <table:table-cell office:value-type="float" office:value="15726.5">
                <text:p>15726.5</text:p>
              </table:table-cell>
              <table:table-cell office:value-type="float" office:value="15585.2">
                <text:p>15585.2</text:p>
              </table:table-cell>
              <table:table-cell office:value-type="float" office:value="15590.1">
                <text:p>15590.1</text:p>
              </table:table-cell>
              <table:table-cell office:value-type="float" office:value="15528.2">
                <text:p>15528.2</text:p>
              </table:table-cell>
              <table:table-cell office:value-type="float" office:value="15362.3">
                <text:p>15362.3</text:p>
              </table:table-cell>
              <table:table-cell office:value-type="float" office:value="15201.4">
                <text:p>15201.4</text:p>
              </table:table-cell>
              <table:table-cell office:value-type="float" office:value="15057.1">
                <text:p>15057.1</text:p>
              </table:table-cell>
              <table:table-cell office:value-type="float" office:value="14999">
                <text:p>14999</text:p>
              </table:table-cell>
              <table:table-cell office:value-type="float" office:value="14947.3">
                <text:p>14947.3</text:p>
              </table:table-cell>
              <table:table-cell office:value-type="float" office:value="14764.4">
                <text:p>14764.4</text:p>
              </table:table-cell>
              <table:table-cell office:value-type="float" office:value="14491.5">
                <text:p>14491.5</text:p>
              </table:table-cell>
              <table:table-cell office:value-type="float" office:value="14322">
                <text:p>14322</text:p>
              </table:table-cell>
              <table:table-cell office:value-type="float" office:value="14441.3">
                <text:p>14441.3</text:p>
              </table:table-cell>
              <table:table-cell office:value-type="float" office:value="14272.5">
                <text:p>14272.5</text:p>
              </table:table-cell>
              <table:table-cell office:value-type="float" office:value="14249.2">
                <text:p>14249.2</text:p>
              </table:table-cell>
              <table:table-cell office:value-type="float" office:value="14146">
                <text:p>14146</text:p>
              </table:table-cell>
              <table:table-cell office:value-type="float" office:value="14087.5">
                <text:p>14087.5</text:p>
              </table:table-cell>
              <table:table-cell office:value-type="float" office:value="14115.1">
                <text:p>14115.1</text:p>
              </table:table-cell>
              <table:table-cell office:value-type="float" office:value="14064.6">
                <text:p>14064.6</text:p>
              </table:table-cell>
              <table:table-cell office:value-type="float" office:value="14071.5">
                <text:p>14071.5</text:p>
              </table:table-cell>
              <table:table-cell office:value-type="float" office:value="13997.9">
                <text:p>13997.9</text:p>
              </table:table-cell>
              <table:table-cell office:value-type="float" office:value="14013.4">
                <text:p>14013.4</text:p>
              </table:table-cell>
              <table:table-cell office:value-type="float" office:value="13970.8">
                <text:p>13970.8</text:p>
              </table:table-cell>
              <table:table-cell office:value-type="float" office:value="13980.7">
                <text:p>13980.7</text:p>
              </table:table-cell>
              <table:table-cell office:value-type="float" office:value="14008.3">
                <text:p>14008.3</text:p>
              </table:table-cell>
              <table:table-cell office:value-type="float" office:value="14042.1">
                <text:p>14042.1</text:p>
              </table:table-cell>
              <table:table-cell office:value-type="float" office:value="13882.7">
                <text:p>13882.7</text:p>
              </table:table-cell>
              <table:table-cell office:value-type="float" office:value="13853.1">
                <text:p>13853.1</text:p>
              </table:table-cell>
              <table:table-cell office:value-type="float" office:value="13858.5">
                <text:p>13858.5</text:p>
              </table:table-cell>
              <table:table-cell office:value-type="float" office:value="13866">
                <text:p>13866</text:p>
              </table:table-cell>
              <table:table-cell office:value-type="float" office:value="13851.2">
                <text:p>13851.2</text:p>
              </table:table-cell>
              <table:table-cell office:value-type="float" office:value="13856.4">
                <text:p>13856.4</text:p>
              </table:table-cell>
              <table:table-cell office:value-type="float" office:value="13818.7">
                <text:p>13818.7</text:p>
              </table:table-cell>
              <table:table-cell office:value-type="float" office:value="13807.7">
                <text:p>13807.7</text:p>
              </table:table-cell>
              <table:table-cell office:value-type="float" office:value="13750.5">
                <text:p>13750.5</text:p>
              </table:table-cell>
              <table:table-cell office:value-type="float" office:value="13767">
                <text:p>13767</text:p>
              </table:table-cell>
              <table:table-cell office:value-type="float" office:value="13789.6">
                <text:p>13789.6</text:p>
              </table:table-cell>
              <table:table-cell office:value-type="float" office:value="13829">
                <text:p>13829</text:p>
              </table:table-cell>
              <table:table-cell office:value-type="float" office:value="13806.5">
                <text:p>13806.5</text:p>
              </table:table-cell>
              <table:table-cell office:value-type="float" office:value="13720.1">
                <text:p>13720.1</text:p>
              </table:table-cell>
              <table:table-cell office:value-type="float" office:value="13585.9">
                <text:p>13585.9</text:p>
              </table:table-cell>
              <table:table-cell office:value-type="float" office:value="13404.1">
                <text:p>13404.1</text:p>
              </table:table-cell>
              <table:table-cell office:value-type="float" office:value="13311.4">
                <text:p>13311.4</text:p>
              </table:table-cell>
              <table:table-cell office:value-type="float" office:value="13320.3">
                <text:p>13320.3</text:p>
              </table:table-cell>
              <table:table-cell office:value-type="float" office:value="13311.1">
                <text:p>13311.1</text:p>
              </table:table-cell>
              <table:table-cell office:value-type="float" office:value="13198.3">
                <text:p>13198.3</text:p>
              </table:table-cell>
              <table:table-cell office:value-type="float" office:value="13257">
                <text:p>13257</text:p>
              </table:table-cell>
              <table:table-cell office:value-type="float" office:value="13210.9">
                <text:p>13210.9</text:p>
              </table:table-cell>
              <table:table-cell office:value-type="float" office:value="13243.6">
                <text:p>13243.6</text:p>
              </table:table-cell>
              <table:table-cell office:value-type="float" office:value="13169.9">
                <text:p>13169.9</text:p>
              </table:table-cell>
              <table:table-cell office:value-type="float" office:value="13230.9">
                <text:p>13230.9</text:p>
              </table:table-cell>
              <table:table-cell office:value-type="float" office:value="13016.8">
                <text:p>13016.8</text:p>
              </table:table-cell>
              <table:table-cell office:value-type="float" office:value="13016.4">
                <text:p>13016.4</text:p>
              </table:table-cell>
              <table:table-cell office:value-type="float" office:value="13012.3">
                <text:p>13012.3</text:p>
              </table:table-cell>
              <table:table-cell office:value-type="float" office:value="12924.8">
                <text:p>12924.8</text:p>
              </table:table-cell>
              <table:table-cell office:value-type="float" office:value="12902.3">
                <text:p>12902.3</text:p>
              </table:table-cell>
              <table:table-cell office:value-type="float" office:value="12878.3">
                <text:p>12878.3</text:p>
              </table:table-cell>
              <table:table-cell office:value-type="float" office:value="12789.5">
                <text:p>12789.5</text:p>
              </table:table-cell>
              <table:table-cell office:value-type="float" office:value="12782.1">
                <text:p>12782.1</text:p>
              </table:table-cell>
              <table:table-cell office:value-type="float" office:value="12709.7">
                <text:p>12709.7</text:p>
              </table:table-cell>
              <table:table-cell office:value-type="float" office:value="12672">
                <text:p>12672</text:p>
              </table:table-cell>
              <table:table-cell office:value-type="float" office:value="12746.2">
                <text:p>12746.2</text:p>
              </table:table-cell>
              <table:table-cell office:value-type="float" office:value="12749.9">
                <text:p>12749.9</text:p>
              </table:table-cell>
              <table:table-cell office:value-type="float" office:value="12847.7">
                <text:p>12847.7</text:p>
              </table:table-cell>
              <table:table-cell office:value-type="float" office:value="12738.3">
                <text:p>12738.3</text:p>
              </table:table-cell>
              <table:table-cell office:value-type="float" office:value="12686.3">
                <text:p>12686.3</text:p>
              </table:table-cell>
              <table:table-cell office:value-type="float" office:value="12669.3">
                <text:p>12669.3</text:p>
              </table:table-cell>
              <table:table-cell office:value-type="float" office:value="12696.6">
                <text:p>12696.6</text:p>
              </table:table-cell>
              <table:table-cell office:value-type="float" office:value="12672.4">
                <text:p>12672.4</text:p>
              </table:table-cell>
              <table:table-cell office:value-type="float" office:value="12631.9">
                <text:p>12631.9</text:p>
              </table:table-cell>
              <table:table-cell office:value-type="float" office:value="12628.9">
                <text:p>12628.9</text:p>
              </table:table-cell>
              <table:table-cell office:value-type="float" office:value="12592.3">
                <text:p>12592.3</text:p>
              </table:table-cell>
              <table:table-cell office:value-type="float" office:value="12528.3">
                <text:p>12528.3</text:p>
              </table:table-cell>
              <table:table-cell office:value-type="float" office:value="12432.3">
                <text:p>12432.3</text:p>
              </table:table-cell>
              <table:table-cell office:value-type="float" office:value="12338.1">
                <text:p>12338.1</text:p>
              </table:table-cell>
              <table:table-cell office:value-type="float" office:value="12424.4">
                <text:p>12424.4</text:p>
              </table:table-cell>
              <table:table-cell office:value-type="float" office:value="12425.8">
                <text:p>12425.8</text:p>
              </table:table-cell>
              <table:table-cell office:value-type="float" office:value="12350.5">
                <text:p>12350.5</text:p>
              </table:table-cell>
              <table:table-cell office:value-type="float" office:value="12362.6">
                <text:p>12362.6</text:p>
              </table:table-cell>
              <table:table-cell office:value-type="float" office:value="12257.9">
                <text:p>12257.9</text:p>
              </table:table-cell>
              <table:table-cell office:value-type="float" office:value="12237.6">
                <text:p>12237.6</text:p>
              </table:table-cell>
              <table:table-cell office:value-type="float" office:value="12249.9">
                <text:p>12249.9</text:p>
              </table:table-cell>
              <table:table-cell office:value-type="float" office:value="12227.3">
                <text:p>12227.3</text:p>
              </table:table-cell>
              <table:table-cell office:value-type="float" office:value="12284.6">
                <text:p>12284.6</text:p>
              </table:table-cell>
              <table:table-cell office:value-type="float" office:value="12179.4">
                <text:p>12179.4</text:p>
              </table:table-cell>
              <table:table-cell office:value-type="float" office:value="12214.6">
                <text:p>12214.6</text:p>
              </table:table-cell>
              <table:table-cell office:value-type="float" office:value="12168.4">
                <text:p>12168.4</text:p>
              </table:table-cell>
              <table:table-cell office:value-type="float" office:value="12125.7">
                <text:p>12125.7</text:p>
              </table:table-cell>
              <table:table-cell office:value-type="float" office:value="12194">
                <text:p>12194</text:p>
              </table:table-cell>
              <table:table-cell office:value-type="float" office:value="12143.9">
                <text:p>12143.9</text:p>
              </table:table-cell>
              <table:table-cell office:value-type="float" office:value="12013">
                <text:p>12013</text:p>
              </table:table-cell>
              <table:table-cell office:value-type="float" office:value="12017.9">
                <text:p>12017.9</text:p>
              </table:table-cell>
              <table:table-cell office:value-type="float" office:value="12016.1">
                <text:p>12016.1</text:p>
              </table:table-cell>
              <table:table-cell office:value-type="float" office:value="11986.3">
                <text:p>11986.3</text:p>
              </table:table-cell>
              <table:table-cell office:value-type="float" office:value="12045.1">
                <text:p>12045.1</text:p>
              </table:table-cell>
              <table:table-cell office:value-type="float" office:value="12006">
                <text:p>12006</text:p>
              </table:table-cell>
              <table:table-cell office:value-type="float" office:value="11879.1">
                <text:p>11879.1</text:p>
              </table:table-cell>
              <table:table-cell office:value-type="float" office:value="11878.6">
                <text:p>11878.6</text:p>
              </table:table-cell>
              <table:table-cell office:value-type="float" office:value="11816.6">
                <text:p>11816.6</text:p>
              </table:table-cell>
              <table:table-cell office:value-type="float" office:value="11810.5">
                <text:p>11810.5</text:p>
              </table:table-cell>
              <table:table-cell office:value-type="float" office:value="11796.8">
                <text:p>11796.8</text:p>
              </table:table-cell>
              <table:table-cell office:value-type="float" office:value="11840.6">
                <text:p>11840.6</text:p>
              </table:table-cell>
              <table:table-cell office:value-type="float" office:value="11816.9">
                <text:p>11816.9</text:p>
              </table:table-cell>
              <table:table-cell office:value-type="float" office:value="11770.5">
                <text:p>11770.5</text:p>
              </table:table-cell>
              <table:table-cell office:value-type="float" office:value="11662.8">
                <text:p>11662.8</text:p>
              </table:table-cell>
              <table:table-cell office:value-type="float" office:value="11668.2">
                <text:p>11668.2</text:p>
              </table:table-cell>
              <table:table-cell office:value-type="float" office:value="11673.5">
                <text:p>11673.5</text:p>
              </table:table-cell>
              <table:table-cell office:value-type="float" office:value="11729.4">
                <text:p>11729.4</text:p>
              </table:table-cell>
              <table:table-cell office:value-type="float" office:value="11672.8">
                <text:p>11672.8</text:p>
              </table:table-cell>
              <table:table-cell office:value-type="float" office:value="11701.3">
                <text:p>11701.3</text:p>
              </table:table-cell>
              <table:table-cell office:value-type="float" office:value="11771.9">
                <text:p>11771.9</text:p>
              </table:table-cell>
              <table:table-cell office:value-type="float" office:value="11743.9">
                <text:p>11743.9</text:p>
              </table:table-cell>
              <table:table-cell office:value-type="float" office:value="11769.5">
                <text:p>11769.5</text:p>
              </table:table-cell>
              <table:table-cell office:value-type="float" office:value="11759.2">
                <text:p>11759.2</text:p>
              </table:table-cell>
              <table:table-cell office:value-type="float" office:value="11602.7">
                <text:p>11602.7</text:p>
              </table:table-cell>
              <table:table-cell office:value-type="float" office:value="11497.9">
                <text:p>11497.9</text:p>
              </table:table-cell>
              <table:table-cell office:value-type="float" office:value="11351.6">
                <text:p>11351.6</text:p>
              </table:table-cell>
              <table:table-cell office:value-type="float" office:value="11362">
                <text:p>11362</text:p>
              </table:table-cell>
              <table:table-cell office:value-type="float" office:value="11408.4">
                <text:p>11408.4</text:p>
              </table:table-cell>
              <table:table-cell office:value-type="float" office:value="11287.9">
                <text:p>11287.9</text:p>
              </table:table-cell>
              <table:table-cell office:value-type="float" office:value="11357">
                <text:p>11357</text:p>
              </table:table-cell>
              <table:table-cell office:value-type="float" office:value="11361.3">
                <text:p>11361.3</text:p>
              </table:table-cell>
              <table:table-cell office:value-type="float" office:value="11275.6">
                <text:p>11275.6</text:p>
              </table:table-cell>
              <table:table-cell office:value-type="float" office:value="11205.6">
                <text:p>11205.6</text:p>
              </table:table-cell>
              <table:table-cell office:value-type="float" office:value="11185.8">
                <text:p>11185.8</text:p>
              </table:table-cell>
              <table:table-cell office:value-type="float" office:value="11218.8">
                <text:p>11218.8</text:p>
              </table:table-cell>
              <table:table-cell office:value-type="float" office:value="11192.4">
                <text:p>11192.4</text:p>
              </table:table-cell>
              <table:table-cell office:value-type="float" office:value="11213">
                <text:p>11213</text:p>
              </table:table-cell>
              <table:table-cell office:value-type="float" office:value="11286.9">
                <text:p>11286.9</text:p>
              </table:table-cell>
              <table:table-cell office:value-type="float" office:value="11217">
                <text:p>11217</text:p>
              </table:table-cell>
              <table:table-cell office:value-type="float" office:value="11115.3">
                <text:p>11115.3</text:p>
              </table:table-cell>
              <table:table-cell office:value-type="float" office:value="11072.9">
                <text:p>11072.9</text:p>
              </table:table-cell>
              <table:table-cell office:value-type="float" office:value="11072.3">
                <text:p>11072.3</text:p>
              </table:table-cell>
              <table:table-cell office:value-type="float" office:value="11079.9">
                <text:p>11079.9</text:p>
              </table:table-cell>
              <table:table-cell office:value-type="float" office:value="11044.4">
                <text:p>11044.4</text:p>
              </table:table-cell>
              <table:table-cell office:value-type="float" office:value="10931.7">
                <text:p>10931.7</text:p>
              </table:table-cell>
              <table:table-cell office:value-type="float" office:value="10806.7">
                <text:p>10806.7</text:p>
              </table:table-cell>
              <table:table-cell office:value-type="float" office:value="10829.4">
                <text:p>10829.4</text:p>
              </table:table-cell>
              <table:table-cell office:value-type="float" office:value="10930.8">
                <text:p>10930.8</text:p>
              </table:table-cell>
              <table:table-cell office:value-type="float" office:value="10860.7">
                <text:p>10860.7</text:p>
              </table:table-cell>
              <table:table-cell office:value-type="float" office:value="10903.1">
                <text:p>10903.1</text:p>
              </table:table-cell>
              <table:table-cell office:value-type="float" office:value="10863.6">
                <text:p>10863.6</text:p>
              </table:table-cell>
              <table:table-cell office:value-type="float" office:value="10808.5">
                <text:p>10808.5</text:p>
              </table:table-cell>
              <table:table-cell office:value-type="float" office:value="10847.7">
                <text:p>10847.7</text:p>
              </table:table-cell>
              <table:table-cell office:value-type="float" office:value="10785.4">
                <text:p>10785.4</text:p>
              </table:table-cell>
              <table:table-cell office:value-type="float" office:value="10772.3">
                <text:p>10772.3</text:p>
              </table:table-cell>
              <table:table-cell office:value-type="float" office:value="10812.2">
                <text:p>10812.2</text:p>
              </table:table-cell>
              <table:table-cell office:value-type="float" office:value="10827.2">
                <text:p>10827.2</text:p>
              </table:table-cell>
              <table:table-cell office:value-type="float" office:value="10750.7">
                <text:p>10750.7</text:p>
              </table:table-cell>
              <table:table-cell office:value-type="float" office:value="10673.5">
                <text:p>10673.5</text:p>
              </table:table-cell>
              <table:table-cell office:value-type="float" office:value="10737.1">
                <text:p>10737.1</text:p>
              </table:table-cell>
              <table:table-cell office:value-type="float" office:value="10708.7">
                <text:p>10708.7</text:p>
              </table:table-cell>
              <table:table-cell office:value-type="float" office:value="10741.4">
                <text:p>10741.4</text:p>
              </table:table-cell>
              <table:table-cell office:value-type="float" office:value="10678.9">
                <text:p>10678.9</text:p>
              </table:table-cell>
              <table:table-cell office:value-type="float" office:value="10678.2">
                <text:p>10678.2</text:p>
              </table:table-cell>
              <table:table-cell office:value-type="float" office:value="10688.4">
                <text:p>10688.4</text:p>
              </table:table-cell>
              <table:table-cell office:value-type="float" office:value="10765">
                <text:p>10765</text:p>
              </table:table-cell>
              <table:table-cell office:value-type="float" office:value="10637.4">
                <text:p>10637.4</text:p>
              </table:table-cell>
              <table:table-cell office:value-type="float" office:value="10634.8">
                <text:p>10634.8</text:p>
              </table:table-cell>
              <table:table-cell office:value-type="float" office:value="10605.1">
                <text:p>10605.1</text:p>
              </table:table-cell>
              <table:table-cell office:value-type="float" office:value="10595.2">
                <text:p>10595.2</text:p>
              </table:table-cell>
              <table:table-cell office:value-type="float" office:value="10543.7">
                <text:p>10543.7</text:p>
              </table:table-cell>
              <table:table-cell office:value-type="float" office:value="10604.4">
                <text:p>10604.4</text:p>
              </table:table-cell>
              <table:table-cell office:value-type="float" office:value="10572.8">
                <text:p>10572.8</text:p>
              </table:table-cell>
              <table:table-cell office:value-type="float" office:value="10578.3">
                <text:p>10578.3</text:p>
              </table:table-cell>
              <table:table-cell office:value-type="float" office:value="10643.8">
                <text:p>10643.8</text:p>
              </table:table-cell>
              <table:table-cell office:value-type="float" office:value="10625.7">
                <text:p>10625.7</text:p>
              </table:table-cell>
              <table:table-cell office:value-type="float" office:value="10540.3">
                <text:p>10540.3</text:p>
              </table:table-cell>
              <table:table-cell office:value-type="float" office:value="10514.7">
                <text:p>10514.7</text:p>
              </table:table-cell>
              <table:table-cell office:value-type="float" office:value="10538.6">
                <text:p>10538.6</text:p>
              </table:table-cell>
              <table:table-cell office:value-type="float" office:value="10522.4">
                <text:p>10522.4</text:p>
              </table:table-cell>
              <table:table-cell office:value-type="float" office:value="10492.2">
                <text:p>10492.2</text:p>
              </table:table-cell>
              <table:table-cell office:value-type="float" office:value="10442.5">
                <text:p>10442.5</text:p>
              </table:table-cell>
              <table:table-cell office:value-type="float" office:value="10468.4">
                <text:p>10468.4</text:p>
              </table:table-cell>
              <table:table-cell office:value-type="float" office:value="10492.9">
                <text:p>10492.9</text:p>
              </table:table-cell>
              <table:table-cell office:value-type="float" office:value="10480.2">
                <text:p>10480.2</text:p>
              </table:table-cell>
              <table:table-cell office:value-type="float" office:value="10535.1">
                <text:p>10535.1</text:p>
              </table:table-cell>
              <table:table-cell office:value-type="float" office:value="10438.3">
                <text:p>10438.3</text:p>
              </table:table-cell>
              <table:table-cell office:value-type="float" office:value="10291">
                <text:p>10291</text:p>
              </table:table-cell>
              <table:table-cell office:value-type="float" office:value="10255.3">
                <text:p>10255.3</text:p>
              </table:table-cell>
              <table:table-cell office:value-type="float" office:value="10343.3">
                <text:p>10343.3</text:p>
              </table:table-cell>
              <table:table-cell office:value-type="float" office:value="10244.7">
                <text:p>10244.7</text:p>
              </table:table-cell>
              <table:table-cell office:value-type="float" office:value="10284.5">
                <text:p>10284.5</text:p>
              </table:table-cell>
              <table:table-cell office:value-type="float" office:value="10216.1">
                <text:p>10216.1</text:p>
              </table:table-cell>
              <table:table-cell office:value-type="float" office:value="10130.6">
                <text:p>10130.6</text:p>
              </table:table-cell>
              <table:table-cell office:value-type="float" office:value="10146.5">
                <text:p>10146.5</text:p>
              </table:table-cell>
              <table:table-cell office:value-type="float" office:value="10108.9">
                <text:p>10108.9</text:p>
              </table:table-cell>
              <table:table-cell office:value-type="float" office:value="10144.8">
                <text:p>10144.8</text:p>
              </table:table-cell>
              <table:table-cell office:value-type="float" office:value="10144.1">
                <text:p>10144.1</text:p>
              </table:table-cell>
              <table:table-cell office:value-type="float" office:value="10156.7">
                <text:p>10156.7</text:p>
              </table:table-cell>
              <table:table-cell office:value-type="float" office:value="10223.4">
                <text:p>10223.4</text:p>
              </table:table-cell>
              <table:table-cell office:value-type="float" office:value="10357.9">
                <text:p>10357.9</text:p>
              </table:table-cell>
              <table:table-cell office:value-type="float" office:value="10087.9">
                <text:p>10087.9</text:p>
              </table:table-cell>
              <table:table-cell office:value-type="float" office:value="10077.7">
                <text:p>10077.7</text:p>
              </table:table-cell>
              <table:table-cell office:value-type="float" office:value="10153.4">
                <text:p>10153.4</text:p>
              </table:table-cell>
              <table:table-cell office:value-type="float" office:value="10118.2">
                <text:p>10118.2</text:p>
              </table:table-cell>
              <table:table-cell office:value-type="float" office:value="10095.8">
                <text:p>10095.8</text:p>
              </table:table-cell>
              <table:table-cell office:value-type="float" office:value="10130.2">
                <text:p>10130.2</text:p>
              </table:table-cell>
              <table:table-cell office:value-type="float" office:value="10108">
                <text:p>10108</text:p>
              </table:table-cell>
              <table:table-cell office:value-type="float" office:value="10160.5">
                <text:p>10160.5</text:p>
              </table:table-cell>
              <table:table-cell office:value-type="float" office:value="10115.4">
                <text:p>10115.4</text:p>
              </table:table-cell>
              <table:table-cell office:value-type="float" office:value="10090.8">
                <text:p>10090.8</text:p>
              </table:table-cell>
              <table:table-cell office:value-type="float" office:value="10109">
                <text:p>10109</text:p>
              </table:table-cell>
              <table:table-cell office:value-type="float" office:value="10049.4">
                <text:p>10049.4</text:p>
              </table:table-cell>
              <table:table-cell office:value-type="float" office:value="10110.6">
                <text:p>10110.6</text:p>
              </table:table-cell>
              <table:table-cell office:value-type="float" office:value="10066.7">
                <text:p>10066.7</text:p>
              </table:table-cell>
              <table:table-cell office:value-type="float" office:value="10245.3">
                <text:p>10245.3</text:p>
              </table:table-cell>
              <table:table-cell office:value-type="float" office:value="10201.5">
                <text:p>10201.5</text:p>
              </table:table-cell>
              <table:table-cell office:value-type="float" office:value="10181.2">
                <text:p>10181.2</text:p>
              </table:table-cell>
              <table:table-cell office:value-type="float" office:value="10193">
                <text:p>10193</text:p>
              </table:table-cell>
              <table:table-cell office:value-type="float" office:value="10175.4">
                <text:p>10175.4</text:p>
              </table:table-cell>
              <table:table-cell office:value-type="float" office:value="10235.9">
                <text:p>10235.9</text:p>
              </table:table-cell>
              <table:table-cell office:value-type="float" office:value="10195.5">
                <text:p>10195.5</text:p>
              </table:table-cell>
              <table:table-cell office:value-type="float" office:value="10096.1">
                <text:p>10096.1</text:p>
              </table:table-cell>
              <table:table-cell office:value-type="float" office:value="10103.9">
                <text:p>10103.9</text:p>
              </table:table-cell>
              <table:table-cell office:value-type="float" office:value="10099">
                <text:p>10099</text:p>
              </table:table-cell>
              <table:table-cell office:value-type="float" office:value="10056.9">
                <text:p>10056.9</text:p>
              </table:table-cell>
              <table:table-cell office:value-type="float" office:value="10056.9">
                <text:p>10056.9</text:p>
              </table:table-cell>
              <table:table-cell office:value-type="float" office:value="10100.8">
                <text:p>10100.8</text:p>
              </table:table-cell>
              <table:table-cell office:value-type="float" office:value="10095.3">
                <text:p>10095.3</text:p>
              </table:table-cell>
              <table:table-cell office:value-type="float" office:value="10083.1">
                <text:p>10083.1</text:p>
              </table:table-cell>
              <table:table-cell office:value-type="float" office:value="10070.7">
                <text:p>10070.7</text:p>
              </table:table-cell>
              <table:table-cell office:value-type="float" office:value="10078.1">
                <text:p>10078.1</text:p>
              </table:table-cell>
              <table:table-cell office:value-type="float" office:value="10004.7">
                <text:p>10004.7</text:p>
              </table:table-cell>
              <table:table-cell office:value-type="float" office:value="9928.84">
                <text:p>9928.84</text:p>
              </table:table-cell>
              <table:table-cell office:value-type="float" office:value="9941.24">
                <text:p>9941.24</text:p>
              </table:table-cell>
              <table:table-cell office:value-type="float" office:value="9987.45">
                <text:p>9987.45</text:p>
              </table:table-cell>
              <table:table-cell office:value-type="float" office:value="9994.29">
                <text:p>9994.29</text:p>
              </table:table-cell>
              <table:table-cell office:value-type="float" office:value="9977.15">
                <text:p>9977.15</text:p>
              </table:table-cell>
              <table:table-cell office:value-type="float" office:value="9917.95">
                <text:p>9917.95</text:p>
              </table:table-cell>
              <table:table-cell office:value-type="float" office:value="9871.22">
                <text:p>9871.22</text:p>
              </table:table-cell>
              <table:table-cell office:value-type="float" office:value="9888.57">
                <text:p>9888.57</text:p>
              </table:table-cell>
              <table:table-cell office:value-type="float" office:value="9907.25">
                <text:p>9907.25</text:p>
              </table:table-cell>
              <table:table-cell office:value-type="float" office:value="9872.57">
                <text:p>9872.57</text:p>
              </table:table-cell>
              <table:table-cell office:value-type="float" office:value="9949.91">
                <text:p>9949.91</text:p>
              </table:table-cell>
              <table:table-cell office:value-type="float" office:value="9986.65">
                <text:p>9986.65</text:p>
              </table:table-cell>
              <table:table-cell office:value-type="float" office:value="10008.3">
                <text:p>10008.3</text:p>
              </table:table-cell>
              <table:table-cell office:value-type="float" office:value="9935.68">
                <text:p>9935.68</text:p>
              </table:table-cell>
              <table:table-cell office:value-type="float" office:value="9915.63">
                <text:p>9915.63</text:p>
              </table:table-cell>
              <table:table-cell office:value-type="float" office:value="9866.8">
                <text:p>9866.8</text:p>
              </table:table-cell>
              <table:table-cell office:value-type="float" office:value="9857.94">
                <text:p>9857.94</text:p>
              </table:table-cell>
              <table:table-cell office:value-type="float" office:value="9885.74">
                <text:p>9885.74</text:p>
              </table:table-cell>
              <table:table-cell office:value-type="float" office:value="9908.77">
                <text:p>9908.77</text:p>
              </table:table-cell>
              <table:table-cell office:value-type="float" office:value="9883.38">
                <text:p>9883.38</text:p>
              </table:table-cell>
              <table:table-cell office:value-type="float" office:value="9818.51">
                <text:p>9818.51</text:p>
              </table:table-cell>
              <table:table-cell office:value-type="float" office:value="9885.37">
                <text:p>9885.37</text:p>
              </table:table-cell>
              <table:table-cell office:value-type="float" office:value="9871.49">
                <text:p>9871.49</text:p>
              </table:table-cell>
              <table:table-cell office:value-type="float" office:value="9907.6">
                <text:p>9907.6</text:p>
              </table:table-cell>
              <table:table-cell office:value-type="float" office:value="9901.5">
                <text:p>9901.5</text:p>
              </table:table-cell>
              <table:table-cell office:value-type="float" office:value="9882.78">
                <text:p>9882.78</text:p>
              </table:table-cell>
              <table:table-cell office:value-type="float" office:value="9909.34">
                <text:p>9909.34</text:p>
              </table:table-cell>
              <table:table-cell office:value-type="float" office:value="9762.28">
                <text:p>9762.28</text:p>
              </table:table-cell>
              <table:table-cell office:value-type="float" office:value="9788.43">
                <text:p>9788.43</text:p>
              </table:table-cell>
              <table:table-cell office:value-type="float" office:value="9797.02">
                <text:p>9797.02</text:p>
              </table:table-cell>
              <table:table-cell office:value-type="float" office:value="9820.56">
                <text:p>9820.56</text:p>
              </table:table-cell>
              <table:table-cell office:value-type="float" office:value="9892.01">
                <text:p>9892.01</text:p>
              </table:table-cell>
              <table:table-cell office:value-type="float" office:value="9889.94">
                <text:p>9889.94</text:p>
              </table:table-cell>
              <table:table-cell office:value-type="float" office:value="9900.56">
                <text:p>9900.56</text:p>
              </table:table-cell>
              <table:table-cell office:value-type="float" office:value="9765.27">
                <text:p>9765.27</text:p>
              </table:table-cell>
              <table:table-cell office:value-type="float" office:value="9879.69">
                <text:p>9879.69</text:p>
              </table:table-cell>
              <table:table-cell office:value-type="float" office:value="10004.3">
                <text:p>10004.3</text:p>
              </table:table-cell>
              <table:table-cell office:value-type="float" office:value="9896.02">
                <text:p>9896.02</text:p>
              </table:table-cell>
              <table:table-cell office:value-type="float" office:value="9903.35">
                <text:p>9903.35</text:p>
              </table:table-cell>
              <table:table-cell office:value-type="float" office:value="9898.2">
                <text:p>9898.2</text:p>
              </table:table-cell>
            </table:table-row>
            <table:table-row>
              <table:table-cell office:value-type="string">
                <text:p>Run: 2</text:p>
                <draw:g>
                  <svg:desc>Sheet1.G6:Sheet1.G6</svg:desc>
                </draw:g>
              </table:table-cell>
              <table:table-cell office:value-type="float" office:value="29319.2">
                <text:p>29319.2</text:p>
                <draw:g>
                  <svg:desc>Sheet1.A8:Sheet1.LE8</svg:desc>
                </draw:g>
              </table:table-cell>
              <table:table-cell office:value-type="float" office:value="27502.3">
                <text:p>27502.3</text:p>
              </table:table-cell>
              <table:table-cell office:value-type="float" office:value="26204.2">
                <text:p>26204.2</text:p>
              </table:table-cell>
              <table:table-cell office:value-type="float" office:value="25051.6">
                <text:p>25051.6</text:p>
              </table:table-cell>
              <table:table-cell office:value-type="float" office:value="24478.9">
                <text:p>24478.9</text:p>
              </table:table-cell>
              <table:table-cell office:value-type="float" office:value="24408.4">
                <text:p>24408.4</text:p>
              </table:table-cell>
              <table:table-cell office:value-type="float" office:value="24146.7">
                <text:p>24146.7</text:p>
              </table:table-cell>
              <table:table-cell office:value-type="float" office:value="23765.7">
                <text:p>23765.7</text:p>
              </table:table-cell>
              <table:table-cell office:value-type="float" office:value="23607.8">
                <text:p>23607.8</text:p>
              </table:table-cell>
              <table:table-cell office:value-type="float" office:value="23411">
                <text:p>23411</text:p>
              </table:table-cell>
              <table:table-cell office:value-type="float" office:value="23286.1">
                <text:p>23286.1</text:p>
              </table:table-cell>
              <table:table-cell office:value-type="float" office:value="23181.8">
                <text:p>23181.8</text:p>
              </table:table-cell>
              <table:table-cell office:value-type="float" office:value="23103.4">
                <text:p>23103.4</text:p>
              </table:table-cell>
              <table:table-cell office:value-type="float" office:value="22947">
                <text:p>22947</text:p>
              </table:table-cell>
              <table:table-cell office:value-type="float" office:value="22793">
                <text:p>22793</text:p>
              </table:table-cell>
              <table:table-cell office:value-type="float" office:value="22649.4">
                <text:p>22649.4</text:p>
              </table:table-cell>
              <table:table-cell office:value-type="float" office:value="22300.6">
                <text:p>22300.6</text:p>
              </table:table-cell>
              <table:table-cell office:value-type="float" office:value="22152.4">
                <text:p>22152.4</text:p>
              </table:table-cell>
              <table:table-cell office:value-type="float" office:value="22024.1">
                <text:p>22024.1</text:p>
              </table:table-cell>
              <table:table-cell office:value-type="float" office:value="21801.9">
                <text:p>21801.9</text:p>
              </table:table-cell>
              <table:table-cell office:value-type="float" office:value="21370.7">
                <text:p>21370.7</text:p>
              </table:table-cell>
              <table:table-cell office:value-type="float" office:value="21035.4">
                <text:p>21035.4</text:p>
              </table:table-cell>
              <table:table-cell office:value-type="float" office:value="21008.5">
                <text:p>21008.5</text:p>
              </table:table-cell>
              <table:table-cell office:value-type="float" office:value="20923.9">
                <text:p>20923.9</text:p>
              </table:table-cell>
              <table:table-cell office:value-type="float" office:value="20746.1">
                <text:p>20746.1</text:p>
              </table:table-cell>
              <table:table-cell office:value-type="float" office:value="20473.9">
                <text:p>20473.9</text:p>
              </table:table-cell>
              <table:table-cell office:value-type="float" office:value="20233.3">
                <text:p>20233.3</text:p>
              </table:table-cell>
              <table:table-cell office:value-type="float" office:value="19648.8">
                <text:p>19648.8</text:p>
              </table:table-cell>
              <table:table-cell office:value-type="float" office:value="18902.9">
                <text:p>18902.9</text:p>
              </table:table-cell>
              <table:table-cell office:value-type="float" office:value="18833.2">
                <text:p>18833.2</text:p>
              </table:table-cell>
              <table:table-cell office:value-type="float" office:value="18783.6">
                <text:p>18783.6</text:p>
              </table:table-cell>
              <table:table-cell office:value-type="float" office:value="18564.2">
                <text:p>18564.2</text:p>
              </table:table-cell>
              <table:table-cell office:value-type="float" office:value="18254">
                <text:p>18254</text:p>
              </table:table-cell>
              <table:table-cell office:value-type="float" office:value="18088.6">
                <text:p>18088.6</text:p>
              </table:table-cell>
              <table:table-cell office:value-type="float" office:value="17906.5">
                <text:p>17906.5</text:p>
              </table:table-cell>
              <table:table-cell office:value-type="float" office:value="17608.7">
                <text:p>17608.7</text:p>
              </table:table-cell>
              <table:table-cell office:value-type="float" office:value="17299.9">
                <text:p>17299.9</text:p>
              </table:table-cell>
              <table:table-cell office:value-type="float" office:value="17131.1">
                <text:p>17131.1</text:p>
              </table:table-cell>
              <table:table-cell office:value-type="float" office:value="16864.5">
                <text:p>16864.5</text:p>
              </table:table-cell>
              <table:table-cell office:value-type="float" office:value="16506.4">
                <text:p>16506.4</text:p>
              </table:table-cell>
              <table:table-cell office:value-type="float" office:value="16260.9">
                <text:p>16260.9</text:p>
              </table:table-cell>
              <table:table-cell office:value-type="float" office:value="16133.6">
                <text:p>16133.6</text:p>
              </table:table-cell>
              <table:table-cell office:value-type="float" office:value="16052.7">
                <text:p>16052.7</text:p>
              </table:table-cell>
              <table:table-cell office:value-type="float" office:value="15914.7">
                <text:p>15914.7</text:p>
              </table:table-cell>
              <table:table-cell office:value-type="float" office:value="15783.1">
                <text:p>15783.1</text:p>
              </table:table-cell>
              <table:table-cell office:value-type="float" office:value="15738.7">
                <text:p>15738.7</text:p>
              </table:table-cell>
              <table:table-cell office:value-type="float" office:value="15648.7">
                <text:p>15648.7</text:p>
              </table:table-cell>
              <table:table-cell office:value-type="float" office:value="15505.3">
                <text:p>15505.3</text:p>
              </table:table-cell>
              <table:table-cell office:value-type="float" office:value="15427.2">
                <text:p>15427.2</text:p>
              </table:table-cell>
              <table:table-cell office:value-type="float" office:value="15459.4">
                <text:p>15459.4</text:p>
              </table:table-cell>
              <table:table-cell office:value-type="float" office:value="15376.1">
                <text:p>15376.1</text:p>
              </table:table-cell>
              <table:table-cell office:value-type="float" office:value="15278.5">
                <text:p>15278.5</text:p>
              </table:table-cell>
              <table:table-cell office:value-type="float" office:value="15183.3">
                <text:p>15183.3</text:p>
              </table:table-cell>
              <table:table-cell office:value-type="float" office:value="14992.1">
                <text:p>14992.1</text:p>
              </table:table-cell>
              <table:table-cell office:value-type="float" office:value="14975">
                <text:p>14975</text:p>
              </table:table-cell>
              <table:table-cell office:value-type="float" office:value="14943">
                <text:p>14943</text:p>
              </table:table-cell>
              <table:table-cell office:value-type="float" office:value="14797.7">
                <text:p>14797.7</text:p>
              </table:table-cell>
              <table:table-cell office:value-type="float" office:value="14664.3">
                <text:p>14664.3</text:p>
              </table:table-cell>
              <table:table-cell office:value-type="float" office:value="14613.4">
                <text:p>14613.4</text:p>
              </table:table-cell>
              <table:table-cell office:value-type="float" office:value="14458.6">
                <text:p>14458.6</text:p>
              </table:table-cell>
              <table:table-cell office:value-type="float" office:value="14377.4">
                <text:p>14377.4</text:p>
              </table:table-cell>
              <table:table-cell office:value-type="float" office:value="14306.4">
                <text:p>14306.4</text:p>
              </table:table-cell>
              <table:table-cell office:value-type="float" office:value="14290">
                <text:p>14290</text:p>
              </table:table-cell>
              <table:table-cell office:value-type="float" office:value="14242">
                <text:p>14242</text:p>
              </table:table-cell>
              <table:table-cell office:value-type="float" office:value="14201.4">
                <text:p>14201.4</text:p>
              </table:table-cell>
              <table:table-cell office:value-type="float" office:value="14176.4">
                <text:p>14176.4</text:p>
              </table:table-cell>
              <table:table-cell office:value-type="float" office:value="14149.8">
                <text:p>14149.8</text:p>
              </table:table-cell>
              <table:table-cell office:value-type="float" office:value="14045">
                <text:p>14045</text:p>
              </table:table-cell>
              <table:table-cell office:value-type="float" office:value="13982.4">
                <text:p>13982.4</text:p>
              </table:table-cell>
              <table:table-cell office:value-type="float" office:value="13951.1">
                <text:p>13951.1</text:p>
              </table:table-cell>
              <table:table-cell office:value-type="float" office:value="13876.5">
                <text:p>13876.5</text:p>
              </table:table-cell>
              <table:table-cell office:value-type="float" office:value="13780.5">
                <text:p>13780.5</text:p>
              </table:table-cell>
              <table:table-cell office:value-type="float" office:value="13689.1">
                <text:p>13689.1</text:p>
              </table:table-cell>
              <table:table-cell office:value-type="float" office:value="13555.3">
                <text:p>13555.3</text:p>
              </table:table-cell>
              <table:table-cell office:value-type="float" office:value="13582.7">
                <text:p>13582.7</text:p>
              </table:table-cell>
              <table:table-cell office:value-type="float" office:value="13526.2">
                <text:p>13526.2</text:p>
              </table:table-cell>
              <table:table-cell office:value-type="float" office:value="13518.9">
                <text:p>13518.9</text:p>
              </table:table-cell>
              <table:table-cell office:value-type="float" office:value="13484.9">
                <text:p>13484.9</text:p>
              </table:table-cell>
              <table:table-cell office:value-type="float" office:value="13434">
                <text:p>13434</text:p>
              </table:table-cell>
              <table:table-cell office:value-type="float" office:value="13444.4">
                <text:p>13444.4</text:p>
              </table:table-cell>
              <table:table-cell office:value-type="float" office:value="13439.2">
                <text:p>13439.2</text:p>
              </table:table-cell>
              <table:table-cell office:value-type="float" office:value="13346.5">
                <text:p>13346.5</text:p>
              </table:table-cell>
              <table:table-cell office:value-type="float" office:value="13353.6">
                <text:p>13353.6</text:p>
              </table:table-cell>
              <table:table-cell office:value-type="float" office:value="13331">
                <text:p>13331</text:p>
              </table:table-cell>
              <table:table-cell office:value-type="float" office:value="13287.3">
                <text:p>13287.3</text:p>
              </table:table-cell>
              <table:table-cell office:value-type="float" office:value="13232.6">
                <text:p>13232.6</text:p>
              </table:table-cell>
              <table:table-cell office:value-type="float" office:value="13182.3">
                <text:p>13182.3</text:p>
              </table:table-cell>
              <table:table-cell office:value-type="float" office:value="13139.3">
                <text:p>13139.3</text:p>
              </table:table-cell>
              <table:table-cell office:value-type="float" office:value="13162.7">
                <text:p>13162.7</text:p>
              </table:table-cell>
              <table:table-cell office:value-type="float" office:value="13088.7">
                <text:p>13088.7</text:p>
              </table:table-cell>
              <table:table-cell office:value-type="float" office:value="12973.7">
                <text:p>12973.7</text:p>
              </table:table-cell>
              <table:table-cell office:value-type="float" office:value="12977.6">
                <text:p>12977.6</text:p>
              </table:table-cell>
              <table:table-cell office:value-type="float" office:value="12968.2">
                <text:p>12968.2</text:p>
              </table:table-cell>
              <table:table-cell office:value-type="float" office:value="12912.2">
                <text:p>12912.2</text:p>
              </table:table-cell>
              <table:table-cell office:value-type="float" office:value="12884.5">
                <text:p>12884.5</text:p>
              </table:table-cell>
              <table:table-cell office:value-type="float" office:value="12751.9">
                <text:p>12751.9</text:p>
              </table:table-cell>
              <table:table-cell office:value-type="float" office:value="12675.2">
                <text:p>12675.2</text:p>
              </table:table-cell>
              <table:table-cell office:value-type="float" office:value="12705.8">
                <text:p>12705.8</text:p>
              </table:table-cell>
              <table:table-cell office:value-type="float" office:value="12719.4">
                <text:p>12719.4</text:p>
              </table:table-cell>
              <table:table-cell office:value-type="float" office:value="12701.4">
                <text:p>12701.4</text:p>
              </table:table-cell>
              <table:table-cell office:value-type="float" office:value="12605">
                <text:p>12605</text:p>
              </table:table-cell>
              <table:table-cell office:value-type="float" office:value="12510.2">
                <text:p>12510.2</text:p>
              </table:table-cell>
              <table:table-cell office:value-type="float" office:value="12519.2">
                <text:p>12519.2</text:p>
              </table:table-cell>
              <table:table-cell office:value-type="float" office:value="12560.8">
                <text:p>12560.8</text:p>
              </table:table-cell>
              <table:table-cell office:value-type="float" office:value="12441.8">
                <text:p>12441.8</text:p>
              </table:table-cell>
              <table:table-cell office:value-type="float" office:value="12478">
                <text:p>12478</text:p>
              </table:table-cell>
              <table:table-cell office:value-type="float" office:value="12472.6">
                <text:p>12472.6</text:p>
              </table:table-cell>
              <table:table-cell office:value-type="float" office:value="12475.8">
                <text:p>12475.8</text:p>
              </table:table-cell>
              <table:table-cell office:value-type="float" office:value="12334.7">
                <text:p>12334.7</text:p>
              </table:table-cell>
              <table:table-cell office:value-type="float" office:value="12213.9">
                <text:p>12213.9</text:p>
              </table:table-cell>
              <table:table-cell office:value-type="float" office:value="12228.1">
                <text:p>12228.1</text:p>
              </table:table-cell>
              <table:table-cell office:value-type="float" office:value="12212.1">
                <text:p>12212.1</text:p>
              </table:table-cell>
              <table:table-cell office:value-type="float" office:value="12180.1">
                <text:p>12180.1</text:p>
              </table:table-cell>
              <table:table-cell office:value-type="float" office:value="12155.2">
                <text:p>12155.2</text:p>
              </table:table-cell>
              <table:table-cell office:value-type="float" office:value="12037.5">
                <text:p>12037.5</text:p>
              </table:table-cell>
              <table:table-cell office:value-type="float" office:value="12031.4">
                <text:p>12031.4</text:p>
              </table:table-cell>
              <table:table-cell office:value-type="float" office:value="12039.1">
                <text:p>12039.1</text:p>
              </table:table-cell>
              <table:table-cell office:value-type="float" office:value="12019.2">
                <text:p>12019.2</text:p>
              </table:table-cell>
              <table:table-cell office:value-type="float" office:value="12066.9">
                <text:p>12066.9</text:p>
              </table:table-cell>
              <table:table-cell office:value-type="float" office:value="11961.9">
                <text:p>11961.9</text:p>
              </table:table-cell>
              <table:table-cell office:value-type="float" office:value="11950.5">
                <text:p>11950.5</text:p>
              </table:table-cell>
              <table:table-cell office:value-type="float" office:value="11952.3">
                <text:p>11952.3</text:p>
              </table:table-cell>
              <table:table-cell office:value-type="float" office:value="11946.1">
                <text:p>11946.1</text:p>
              </table:table-cell>
              <table:table-cell office:value-type="float" office:value="11853">
                <text:p>11853</text:p>
              </table:table-cell>
              <table:table-cell office:value-type="float" office:value="11753">
                <text:p>11753</text:p>
              </table:table-cell>
              <table:table-cell office:value-type="float" office:value="11732.7">
                <text:p>11732.7</text:p>
              </table:table-cell>
              <table:table-cell office:value-type="float" office:value="11751.9">
                <text:p>11751.9</text:p>
              </table:table-cell>
              <table:table-cell office:value-type="float" office:value="11731.9">
                <text:p>11731.9</text:p>
              </table:table-cell>
              <table:table-cell office:value-type="float" office:value="11754.4">
                <text:p>11754.4</text:p>
              </table:table-cell>
              <table:table-cell office:value-type="float" office:value="11716.9">
                <text:p>11716.9</text:p>
              </table:table-cell>
              <table:table-cell office:value-type="float" office:value="11739.5">
                <text:p>11739.5</text:p>
              </table:table-cell>
              <table:table-cell office:value-type="float" office:value="11682.9">
                <text:p>11682.9</text:p>
              </table:table-cell>
              <table:table-cell office:value-type="float" office:value="11666.1">
                <text:p>11666.1</text:p>
              </table:table-cell>
              <table:table-cell office:value-type="float" office:value="11760.1">
                <text:p>11760.1</text:p>
              </table:table-cell>
              <table:table-cell office:value-type="float" office:value="11694.6">
                <text:p>11694.6</text:p>
              </table:table-cell>
              <table:table-cell office:value-type="float" office:value="11605.1">
                <text:p>11605.1</text:p>
              </table:table-cell>
              <table:table-cell office:value-type="float" office:value="11631.5">
                <text:p>11631.5</text:p>
              </table:table-cell>
              <table:table-cell office:value-type="float" office:value="11548.7">
                <text:p>11548.7</text:p>
              </table:table-cell>
              <table:table-cell office:value-type="float" office:value="11566.8">
                <text:p>11566.8</text:p>
              </table:table-cell>
              <table:table-cell office:value-type="float" office:value="11543.2">
                <text:p>11543.2</text:p>
              </table:table-cell>
              <table:table-cell office:value-type="float" office:value="11521">
                <text:p>11521</text:p>
              </table:table-cell>
              <table:table-cell office:value-type="float" office:value="11526.3">
                <text:p>11526.3</text:p>
              </table:table-cell>
              <table:table-cell office:value-type="float" office:value="11375.4">
                <text:p>11375.4</text:p>
              </table:table-cell>
              <table:table-cell office:value-type="float" office:value="11150.1">
                <text:p>11150.1</text:p>
              </table:table-cell>
              <table:table-cell office:value-type="float" office:value="11099.9">
                <text:p>11099.9</text:p>
              </table:table-cell>
              <table:table-cell office:value-type="float" office:value="11137.6">
                <text:p>11137.6</text:p>
              </table:table-cell>
              <table:table-cell office:value-type="float" office:value="11021.1">
                <text:p>11021.1</text:p>
              </table:table-cell>
              <table:table-cell office:value-type="float" office:value="11115.4">
                <text:p>11115.4</text:p>
              </table:table-cell>
              <table:table-cell office:value-type="float" office:value="11047.6">
                <text:p>11047.6</text:p>
              </table:table-cell>
              <table:table-cell office:value-type="float" office:value="11043.2">
                <text:p>11043.2</text:p>
              </table:table-cell>
              <table:table-cell office:value-type="float" office:value="11037.9">
                <text:p>11037.9</text:p>
              </table:table-cell>
              <table:table-cell office:value-type="float" office:value="11004.1">
                <text:p>11004.1</text:p>
              </table:table-cell>
              <table:table-cell office:value-type="float" office:value="10914.5">
                <text:p>10914.5</text:p>
              </table:table-cell>
              <table:table-cell office:value-type="float" office:value="10954.9">
                <text:p>10954.9</text:p>
              </table:table-cell>
              <table:table-cell office:value-type="float" office:value="10907.7">
                <text:p>10907.7</text:p>
              </table:table-cell>
              <table:table-cell office:value-type="float" office:value="10929">
                <text:p>10929</text:p>
              </table:table-cell>
              <table:table-cell office:value-type="float" office:value="10913.5">
                <text:p>10913.5</text:p>
              </table:table-cell>
              <table:table-cell office:value-type="float" office:value="10893.6">
                <text:p>10893.6</text:p>
              </table:table-cell>
              <table:table-cell office:value-type="float" office:value="10862">
                <text:p>10862</text:p>
              </table:table-cell>
              <table:table-cell office:value-type="float" office:value="10869.3">
                <text:p>10869.3</text:p>
              </table:table-cell>
              <table:table-cell office:value-type="float" office:value="10841.5">
                <text:p>10841.5</text:p>
              </table:table-cell>
              <table:table-cell office:value-type="float" office:value="10858">
                <text:p>10858</text:p>
              </table:table-cell>
              <table:table-cell office:value-type="float" office:value="10815.6">
                <text:p>10815.6</text:p>
              </table:table-cell>
              <table:table-cell office:value-type="float" office:value="10758.9">
                <text:p>10758.9</text:p>
              </table:table-cell>
              <table:table-cell office:value-type="float" office:value="10797.3">
                <text:p>10797.3</text:p>
              </table:table-cell>
              <table:table-cell office:value-type="float" office:value="10769.9">
                <text:p>10769.9</text:p>
              </table:table-cell>
              <table:table-cell office:value-type="float" office:value="10808.5">
                <text:p>10808.5</text:p>
              </table:table-cell>
              <table:table-cell office:value-type="float" office:value="10794.2">
                <text:p>10794.2</text:p>
              </table:table-cell>
              <table:table-cell office:value-type="float" office:value="10732">
                <text:p>10732</text:p>
              </table:table-cell>
              <table:table-cell office:value-type="float" office:value="10722.7">
                <text:p>10722.7</text:p>
              </table:table-cell>
              <table:table-cell office:value-type="float" office:value="10779.2">
                <text:p>10779.2</text:p>
              </table:table-cell>
              <table:table-cell office:value-type="float" office:value="10725.9">
                <text:p>10725.9</text:p>
              </table:table-cell>
              <table:table-cell office:value-type="float" office:value="10777.8">
                <text:p>10777.8</text:p>
              </table:table-cell>
              <table:table-cell office:value-type="float" office:value="10642.8">
                <text:p>10642.8</text:p>
              </table:table-cell>
              <table:table-cell office:value-type="float" office:value="10580.4">
                <text:p>10580.4</text:p>
              </table:table-cell>
              <table:table-cell office:value-type="float" office:value="10467.3">
                <text:p>10467.3</text:p>
              </table:table-cell>
              <table:table-cell office:value-type="float" office:value="10452.3">
                <text:p>10452.3</text:p>
              </table:table-cell>
              <table:table-cell office:value-type="float" office:value="10444.3">
                <text:p>10444.3</text:p>
              </table:table-cell>
              <table:table-cell office:value-type="float" office:value="10449.7">
                <text:p>10449.7</text:p>
              </table:table-cell>
              <table:table-cell office:value-type="float" office:value="10544.3">
                <text:p>10544.3</text:p>
              </table:table-cell>
              <table:table-cell office:value-type="float" office:value="10455.3">
                <text:p>10455.3</text:p>
              </table:table-cell>
              <table:table-cell office:value-type="float" office:value="10429.6">
                <text:p>10429.6</text:p>
              </table:table-cell>
              <table:table-cell office:value-type="float" office:value="10430.8">
                <text:p>10430.8</text:p>
              </table:table-cell>
              <table:table-cell office:value-type="float" office:value="10413.7">
                <text:p>10413.7</text:p>
              </table:table-cell>
              <table:table-cell office:value-type="float" office:value="10415.9">
                <text:p>10415.9</text:p>
              </table:table-cell>
              <table:table-cell office:value-type="float" office:value="10372.6">
                <text:p>10372.6</text:p>
              </table:table-cell>
              <table:table-cell office:value-type="float" office:value="10349.7">
                <text:p>10349.7</text:p>
              </table:table-cell>
              <table:table-cell office:value-type="float" office:value="10401.7">
                <text:p>10401.7</text:p>
              </table:table-cell>
              <table:table-cell office:value-type="float" office:value="10393.3">
                <text:p>10393.3</text:p>
              </table:table-cell>
              <table:table-cell office:value-type="float" office:value="10399.1">
                <text:p>10399.1</text:p>
              </table:table-cell>
              <table:table-cell office:value-type="float" office:value="10414.1">
                <text:p>10414.1</text:p>
              </table:table-cell>
              <table:table-cell office:value-type="float" office:value="10284.9">
                <text:p>10284.9</text:p>
              </table:table-cell>
              <table:table-cell office:value-type="float" office:value="10296.4">
                <text:p>10296.4</text:p>
              </table:table-cell>
              <table:table-cell office:value-type="float" office:value="10328.5">
                <text:p>10328.5</text:p>
              </table:table-cell>
              <table:table-cell office:value-type="float" office:value="10320.6">
                <text:p>10320.6</text:p>
              </table:table-cell>
              <table:table-cell office:value-type="float" office:value="10289.7">
                <text:p>10289.7</text:p>
              </table:table-cell>
              <table:table-cell office:value-type="float" office:value="10216.2">
                <text:p>10216.2</text:p>
              </table:table-cell>
              <table:table-cell office:value-type="float" office:value="10138.8">
                <text:p>10138.8</text:p>
              </table:table-cell>
              <table:table-cell office:value-type="float" office:value="10155.6">
                <text:p>10155.6</text:p>
              </table:table-cell>
              <table:table-cell office:value-type="float" office:value="10175.8">
                <text:p>10175.8</text:p>
              </table:table-cell>
              <table:table-cell office:value-type="float" office:value="10210.2">
                <text:p>10210.2</text:p>
              </table:table-cell>
              <table:table-cell office:value-type="float" office:value="10223">
                <text:p>10223</text:p>
              </table:table-cell>
              <table:table-cell office:value-type="float" office:value="10132.3">
                <text:p>10132.3</text:p>
              </table:table-cell>
              <table:table-cell office:value-type="float" office:value="9984.25">
                <text:p>9984.25</text:p>
              </table:table-cell>
              <table:table-cell office:value-type="float" office:value="9958.3">
                <text:p>9958.3</text:p>
              </table:table-cell>
              <table:table-cell office:value-type="float" office:value="9974.83">
                <text:p>9974.83</text:p>
              </table:table-cell>
              <table:table-cell office:value-type="float" office:value="9954.2">
                <text:p>9954.2</text:p>
              </table:table-cell>
              <table:table-cell office:value-type="float" office:value="9955.87">
                <text:p>9955.87</text:p>
              </table:table-cell>
              <table:table-cell office:value-type="float" office:value="9990.45">
                <text:p>9990.45</text:p>
              </table:table-cell>
              <table:table-cell office:value-type="float" office:value="9935.24">
                <text:p>9935.24</text:p>
              </table:table-cell>
              <table:table-cell office:value-type="float" office:value="9975.21">
                <text:p>9975.21</text:p>
              </table:table-cell>
              <table:table-cell office:value-type="float" office:value="10030.3">
                <text:p>10030.3</text:p>
              </table:table-cell>
              <table:table-cell office:value-type="float" office:value="10044.5">
                <text:p>10044.5</text:p>
              </table:table-cell>
              <table:table-cell office:value-type="float" office:value="10067.1">
                <text:p>10067.1</text:p>
              </table:table-cell>
              <table:table-cell office:value-type="float" office:value="10047.1">
                <text:p>10047.1</text:p>
              </table:table-cell>
              <table:table-cell office:value-type="float" office:value="10037.9">
                <text:p>10037.9</text:p>
              </table:table-cell>
              <table:table-cell office:value-type="float" office:value="10104.2">
                <text:p>10104.2</text:p>
              </table:table-cell>
              <table:table-cell office:value-type="float" office:value="9909.24">
                <text:p>9909.24</text:p>
              </table:table-cell>
              <table:table-cell office:value-type="float" office:value="9922.38">
                <text:p>9922.38</text:p>
              </table:table-cell>
              <table:table-cell office:value-type="float" office:value="9898.37">
                <text:p>9898.37</text:p>
              </table:table-cell>
              <table:table-cell office:value-type="float" office:value="9863.87">
                <text:p>9863.87</text:p>
              </table:table-cell>
              <table:table-cell office:value-type="float" office:value="9891.35">
                <text:p>9891.35</text:p>
              </table:table-cell>
              <table:table-cell office:value-type="float" office:value="9902.72">
                <text:p>9902.72</text:p>
              </table:table-cell>
              <table:table-cell office:value-type="float" office:value="10008.9">
                <text:p>10008.9</text:p>
              </table:table-cell>
              <table:table-cell office:value-type="float" office:value="9936.49">
                <text:p>9936.49</text:p>
              </table:table-cell>
              <table:table-cell office:value-type="float" office:value="9896.96">
                <text:p>9896.96</text:p>
              </table:table-cell>
              <table:table-cell office:value-type="float" office:value="9799.65">
                <text:p>9799.65</text:p>
              </table:table-cell>
              <table:table-cell office:value-type="float" office:value="9794.99">
                <text:p>9794.99</text:p>
              </table:table-cell>
              <table:table-cell office:value-type="float" office:value="9776.28">
                <text:p>9776.28</text:p>
              </table:table-cell>
              <table:table-cell office:value-type="float" office:value="9701.27">
                <text:p>9701.27</text:p>
              </table:table-cell>
              <table:table-cell office:value-type="float" office:value="9712.53">
                <text:p>9712.53</text:p>
              </table:table-cell>
              <table:table-cell office:value-type="float" office:value="9776.28">
                <text:p>9776.28</text:p>
              </table:table-cell>
              <table:table-cell office:value-type="float" office:value="9772.33">
                <text:p>9772.33</text:p>
              </table:table-cell>
              <table:table-cell office:value-type="float" office:value="9744.21">
                <text:p>9744.21</text:p>
              </table:table-cell>
              <table:table-cell office:value-type="float" office:value="9767.21">
                <text:p>9767.21</text:p>
              </table:table-cell>
              <table:table-cell office:value-type="float" office:value="9789.15">
                <text:p>9789.15</text:p>
              </table:table-cell>
              <table:table-cell office:value-type="float" office:value="9693.15">
                <text:p>9693.15</text:p>
              </table:table-cell>
              <table:table-cell office:value-type="float" office:value="9558.02">
                <text:p>9558.02</text:p>
              </table:table-cell>
              <table:table-cell office:value-type="float" office:value="9499.99">
                <text:p>9499.99</text:p>
              </table:table-cell>
              <table:table-cell office:value-type="float" office:value="9515.11">
                <text:p>9515.11</text:p>
              </table:table-cell>
              <table:table-cell office:value-type="float" office:value="9508.29">
                <text:p>9508.29</text:p>
              </table:table-cell>
              <table:table-cell office:value-type="float" office:value="9542.93">
                <text:p>9542.93</text:p>
              </table:table-cell>
              <table:table-cell office:value-type="float" office:value="9565.21">
                <text:p>9565.21</text:p>
              </table:table-cell>
              <table:table-cell office:value-type="float" office:value="9521.83">
                <text:p>9521.83</text:p>
              </table:table-cell>
              <table:table-cell office:value-type="float" office:value="9443.04">
                <text:p>9443.04</text:p>
              </table:table-cell>
              <table:table-cell office:value-type="float" office:value="9422.05">
                <text:p>9422.05</text:p>
              </table:table-cell>
              <table:table-cell office:value-type="float" office:value="9485.44">
                <text:p>9485.44</text:p>
              </table:table-cell>
              <table:table-cell office:value-type="float" office:value="9469.53">
                <text:p>9469.53</text:p>
              </table:table-cell>
              <table:table-cell office:value-type="float" office:value="9470.01">
                <text:p>9470.01</text:p>
              </table:table-cell>
              <table:table-cell office:value-type="float" office:value="9434.21">
                <text:p>9434.21</text:p>
              </table:table-cell>
              <table:table-cell office:value-type="float" office:value="9487.29">
                <text:p>9487.29</text:p>
              </table:table-cell>
              <table:table-cell office:value-type="float" office:value="9553.39">
                <text:p>9553.39</text:p>
              </table:table-cell>
              <table:table-cell office:value-type="float" office:value="9525.31">
                <text:p>9525.31</text:p>
              </table:table-cell>
              <table:table-cell office:value-type="float" office:value="9611.15">
                <text:p>9611.15</text:p>
              </table:table-cell>
              <table:table-cell office:value-type="float" office:value="9462.72">
                <text:p>9462.72</text:p>
              </table:table-cell>
              <table:table-cell office:value-type="float" office:value="9338.41">
                <text:p>9338.41</text:p>
              </table:table-cell>
              <table:table-cell office:value-type="float" office:value="9414.18">
                <text:p>9414.18</text:p>
              </table:table-cell>
              <table:table-cell office:value-type="float" office:value="9382.18">
                <text:p>9382.18</text:p>
              </table:table-cell>
              <table:table-cell office:value-type="float" office:value="9400.21">
                <text:p>9400.21</text:p>
              </table:table-cell>
              <table:table-cell office:value-type="float" office:value="9337.89">
                <text:p>9337.89</text:p>
              </table:table-cell>
              <table:table-cell office:value-type="float" office:value="9291.43">
                <text:p>9291.43</text:p>
              </table:table-cell>
              <table:table-cell office:value-type="float" office:value="9370.89">
                <text:p>9370.89</text:p>
              </table:table-cell>
              <table:table-cell office:value-type="float" office:value="9352.17">
                <text:p>9352.17</text:p>
              </table:table-cell>
              <table:table-cell office:value-type="float" office:value="9351.4">
                <text:p>9351.4</text:p>
              </table:table-cell>
              <table:table-cell office:value-type="float" office:value="9363.34">
                <text:p>9363.34</text:p>
              </table:table-cell>
              <table:table-cell office:value-type="float" office:value="9397.26">
                <text:p>9397.26</text:p>
              </table:table-cell>
              <table:table-cell office:value-type="float" office:value="9488.61">
                <text:p>9488.61</text:p>
              </table:table-cell>
              <table:table-cell office:value-type="float" office:value="9411.07">
                <text:p>9411.07</text:p>
              </table:table-cell>
              <table:table-cell office:value-type="float" office:value="9441.13">
                <text:p>9441.13</text:p>
              </table:table-cell>
              <table:table-cell office:value-type="float" office:value="9406.05">
                <text:p>9406.05</text:p>
              </table:table-cell>
              <table:table-cell office:value-type="float" office:value="9473.22">
                <text:p>9473.22</text:p>
              </table:table-cell>
              <table:table-cell office:value-type="float" office:value="9348.33">
                <text:p>9348.33</text:p>
              </table:table-cell>
              <table:table-cell office:value-type="float" office:value="9199.16">
                <text:p>9199.16</text:p>
              </table:table-cell>
              <table:table-cell office:value-type="float" office:value="9092.06">
                <text:p>9092.06</text:p>
              </table:table-cell>
              <table:table-cell office:value-type="float" office:value="9145.61">
                <text:p>9145.61</text:p>
              </table:table-cell>
              <table:table-cell office:value-type="float" office:value="9106.97">
                <text:p>9106.97</text:p>
              </table:table-cell>
              <table:table-cell office:value-type="float" office:value="9134.67">
                <text:p>9134.67</text:p>
              </table:table-cell>
              <table:table-cell office:value-type="float" office:value="9100">
                <text:p>9100</text:p>
              </table:table-cell>
              <table:table-cell office:value-type="float" office:value="9084.45">
                <text:p>9084.45</text:p>
              </table:table-cell>
              <table:table-cell office:value-type="float" office:value="9026.5">
                <text:p>9026.5</text:p>
              </table:table-cell>
              <table:table-cell office:value-type="float" office:value="9046.29">
                <text:p>9046.29</text:p>
              </table:table-cell>
              <table:table-cell office:value-type="float" office:value="9125.83">
                <text:p>9125.83</text:p>
              </table:table-cell>
              <table:table-cell office:value-type="float" office:value="9169.31">
                <text:p>9169.31</text:p>
              </table:table-cell>
              <table:table-cell office:value-type="float" office:value="9075.4">
                <text:p>9075.4</text:p>
              </table:table-cell>
              <table:table-cell office:value-type="float" office:value="9110.97">
                <text:p>9110.97</text:p>
              </table:table-cell>
              <table:table-cell office:value-type="float" office:value="9149.83">
                <text:p>9149.83</text:p>
              </table:table-cell>
              <table:table-cell office:value-type="float" office:value="9139.52">
                <text:p>9139.52</text:p>
              </table:table-cell>
              <table:table-cell office:value-type="float" office:value="9074.48">
                <text:p>9074.48</text:p>
              </table:table-cell>
              <table:table-cell office:value-type="float" office:value="9058.47">
                <text:p>9058.47</text:p>
              </table:table-cell>
              <table:table-cell office:value-type="float" office:value="9111.95">
                <text:p>9111.95</text:p>
              </table:table-cell>
              <table:table-cell office:value-type="float" office:value="9002.59">
                <text:p>9002.59</text:p>
              </table:table-cell>
              <table:table-cell office:value-type="float" office:value="9090.98">
                <text:p>9090.98</text:p>
              </table:table-cell>
              <table:table-cell office:value-type="float" office:value="9076.78">
                <text:p>9076.78</text:p>
              </table:table-cell>
              <table:table-cell office:value-type="float" office:value="9002.37">
                <text:p>9002.37</text:p>
              </table:table-cell>
              <table:table-cell office:value-type="float" office:value="9027.76">
                <text:p>9027.76</text:p>
              </table:table-cell>
              <table:table-cell office:value-type="float" office:value="9044.75">
                <text:p>9044.75</text:p>
              </table:table-cell>
              <table:table-cell office:value-type="float" office:value="8962.6">
                <text:p>8962.6</text:p>
              </table:table-cell>
              <table:table-cell office:value-type="float" office:value="8974.79">
                <text:p>8974.79</text:p>
              </table:table-cell>
              <table:table-cell office:value-type="float" office:value="8971.93">
                <text:p>8971.93</text:p>
              </table:table-cell>
              <table:table-cell office:value-type="float" office:value="8972.52">
                <text:p>8972.52</text:p>
              </table:table-cell>
              <table:table-cell office:value-type="float" office:value="9061.06">
                <text:p>9061.06</text:p>
              </table:table-cell>
              <table:table-cell office:value-type="float" office:value="9051.43">
                <text:p>9051.43</text:p>
              </table:table-cell>
              <table:table-cell office:value-type="float" office:value="8995.19">
                <text:p>8995.19</text:p>
              </table:table-cell>
              <table:table-cell office:value-type="float" office:value="9038.01">
                <text:p>9038.01</text:p>
              </table:table-cell>
              <table:table-cell office:value-type="float" office:value="8895.26">
                <text:p>8895.26</text:p>
              </table:table-cell>
              <table:table-cell office:value-type="float" office:value="8996.18">
                <text:p>8996.18</text:p>
              </table:table-cell>
              <table:table-cell office:value-type="float" office:value="8972.14">
                <text:p>8972.14</text:p>
              </table:table-cell>
              <table:table-cell office:value-type="float" office:value="8985.78">
                <text:p>8985.78</text:p>
              </table:table-cell>
              <table:table-cell office:value-type="float" office:value="8921.18">
                <text:p>8921.18</text:p>
              </table:table-cell>
              <table:table-cell office:value-type="float" office:value="8955.59">
                <text:p>8955.59</text:p>
              </table:table-cell>
              <table:table-cell office:value-type="float" office:value="8977.98">
                <text:p>8977.98</text:p>
              </table:table-cell>
              <table:table-cell office:value-type="float" office:value="9056.13">
                <text:p>9056.13</text:p>
              </table:table-cell>
              <table:table-cell office:value-type="float" office:value="9001.92">
                <text:p>9001.92</text:p>
              </table:table-cell>
              <table:table-cell office:value-type="float" office:value="9048.57">
                <text:p>9048.57</text:p>
              </table:table-cell>
              <table:table-cell office:value-type="float" office:value="9201.76">
                <text:p>9201.76</text:p>
              </table:table-cell>
              <table:table-cell office:value-type="float" office:value="9125.17">
                <text:p>9125.17</text:p>
              </table:table-cell>
              <table:table-cell office:value-type="float" office:value="9057.8">
                <text:p>9057.8</text:p>
              </table:table-cell>
            </table:table-row>
            <table:table-row>
              <table:table-cell office:value-type="string">
                <text:p>Run: 3</text:p>
                <draw:g>
                  <svg:desc>Sheet1.G11:Sheet1.G11</svg:desc>
                </draw:g>
              </table:table-cell>
              <table:table-cell office:value-type="float" office:value="29202.2">
                <text:p>29202.2</text:p>
                <draw:g>
                  <svg:desc>Sheet1.A13:Sheet1.MC13</svg:desc>
                </draw:g>
              </table:table-cell>
              <table:table-cell office:value-type="float" office:value="27287.5">
                <text:p>27287.5</text:p>
              </table:table-cell>
              <table:table-cell office:value-type="float" office:value="26252.3">
                <text:p>26252.3</text:p>
              </table:table-cell>
              <table:table-cell office:value-type="float" office:value="25782">
                <text:p>25782</text:p>
              </table:table-cell>
              <table:table-cell office:value-type="float" office:value="25379.9">
                <text:p>25379.9</text:p>
              </table:table-cell>
              <table:table-cell office:value-type="float" office:value="25027.6">
                <text:p>25027.6</text:p>
              </table:table-cell>
              <table:table-cell office:value-type="float" office:value="24340.7">
                <text:p>24340.7</text:p>
              </table:table-cell>
              <table:table-cell office:value-type="float" office:value="24142.7">
                <text:p>24142.7</text:p>
              </table:table-cell>
              <table:table-cell office:value-type="float" office:value="23936.9">
                <text:p>23936.9</text:p>
              </table:table-cell>
              <table:table-cell office:value-type="float" office:value="23453.9">
                <text:p>23453.9</text:p>
              </table:table-cell>
              <table:table-cell office:value-type="float" office:value="22853.1">
                <text:p>22853.1</text:p>
              </table:table-cell>
              <table:table-cell office:value-type="float" office:value="22602.4">
                <text:p>22602.4</text:p>
              </table:table-cell>
              <table:table-cell office:value-type="float" office:value="22432.3">
                <text:p>22432.3</text:p>
              </table:table-cell>
              <table:table-cell office:value-type="float" office:value="22157.8">
                <text:p>22157.8</text:p>
              </table:table-cell>
              <table:table-cell office:value-type="float" office:value="21931.8">
                <text:p>21931.8</text:p>
              </table:table-cell>
              <table:table-cell office:value-type="float" office:value="21748.2">
                <text:p>21748.2</text:p>
              </table:table-cell>
              <table:table-cell office:value-type="float" office:value="21363.1">
                <text:p>21363.1</text:p>
              </table:table-cell>
              <table:table-cell office:value-type="float" office:value="21203.3">
                <text:p>21203.3</text:p>
              </table:table-cell>
              <table:table-cell office:value-type="float" office:value="21048.7">
                <text:p>21048.7</text:p>
              </table:table-cell>
              <table:table-cell office:value-type="float" office:value="20861.6">
                <text:p>20861.6</text:p>
              </table:table-cell>
              <table:table-cell office:value-type="float" office:value="20589.8">
                <text:p>20589.8</text:p>
              </table:table-cell>
              <table:table-cell office:value-type="float" office:value="20552.7">
                <text:p>20552.7</text:p>
              </table:table-cell>
              <table:table-cell office:value-type="float" office:value="20481.1">
                <text:p>20481.1</text:p>
              </table:table-cell>
              <table:table-cell office:value-type="float" office:value="20464.1">
                <text:p>20464.1</text:p>
              </table:table-cell>
              <table:table-cell office:value-type="float" office:value="20302.9">
                <text:p>20302.9</text:p>
              </table:table-cell>
              <table:table-cell office:value-type="float" office:value="20175.6">
                <text:p>20175.6</text:p>
              </table:table-cell>
              <table:table-cell office:value-type="float" office:value="20068.1">
                <text:p>20068.1</text:p>
              </table:table-cell>
              <table:table-cell office:value-type="float" office:value="19894.5">
                <text:p>19894.5</text:p>
              </table:table-cell>
              <table:table-cell office:value-type="float" office:value="19629.1">
                <text:p>19629.1</text:p>
              </table:table-cell>
              <table:table-cell office:value-type="float" office:value="19568.8">
                <text:p>19568.8</text:p>
              </table:table-cell>
              <table:table-cell office:value-type="float" office:value="19353.1">
                <text:p>19353.1</text:p>
              </table:table-cell>
              <table:table-cell office:value-type="float" office:value="19088.5">
                <text:p>19088.5</text:p>
              </table:table-cell>
              <table:table-cell office:value-type="float" office:value="18900.1">
                <text:p>18900.1</text:p>
              </table:table-cell>
              <table:table-cell office:value-type="float" office:value="18636.6">
                <text:p>18636.6</text:p>
              </table:table-cell>
              <table:table-cell office:value-type="float" office:value="18599.8">
                <text:p>18599.8</text:p>
              </table:table-cell>
              <table:table-cell office:value-type="float" office:value="18443.6">
                <text:p>18443.6</text:p>
              </table:table-cell>
              <table:table-cell office:value-type="float" office:value="18398">
                <text:p>18398</text:p>
              </table:table-cell>
              <table:table-cell office:value-type="float" office:value="18224.6">
                <text:p>18224.6</text:p>
              </table:table-cell>
              <table:table-cell office:value-type="float" office:value="18116.5">
                <text:p>18116.5</text:p>
              </table:table-cell>
              <table:table-cell office:value-type="float" office:value="18109">
                <text:p>18109</text:p>
              </table:table-cell>
              <table:table-cell office:value-type="float" office:value="18010.6">
                <text:p>18010.6</text:p>
              </table:table-cell>
              <table:table-cell office:value-type="float" office:value="17924.6">
                <text:p>17924.6</text:p>
              </table:table-cell>
              <table:table-cell office:value-type="float" office:value="17807">
                <text:p>17807</text:p>
              </table:table-cell>
              <table:table-cell office:value-type="float" office:value="17734.4">
                <text:p>17734.4</text:p>
              </table:table-cell>
              <table:table-cell office:value-type="float" office:value="17683.3">
                <text:p>17683.3</text:p>
              </table:table-cell>
              <table:table-cell office:value-type="float" office:value="17619.9">
                <text:p>17619.9</text:p>
              </table:table-cell>
              <table:table-cell office:value-type="float" office:value="17457.5">
                <text:p>17457.5</text:p>
              </table:table-cell>
              <table:table-cell office:value-type="float" office:value="17146">
                <text:p>17146</text:p>
              </table:table-cell>
              <table:table-cell office:value-type="float" office:value="17071.1">
                <text:p>17071.1</text:p>
              </table:table-cell>
              <table:table-cell office:value-type="float" office:value="17013.1">
                <text:p>17013.1</text:p>
              </table:table-cell>
              <table:table-cell office:value-type="float" office:value="16915.7">
                <text:p>16915.7</text:p>
              </table:table-cell>
              <table:table-cell office:value-type="float" office:value="16847.8">
                <text:p>16847.8</text:p>
              </table:table-cell>
              <table:table-cell office:value-type="float" office:value="16754.4">
                <text:p>16754.4</text:p>
              </table:table-cell>
              <table:table-cell office:value-type="float" office:value="16695.5">
                <text:p>16695.5</text:p>
              </table:table-cell>
              <table:table-cell office:value-type="float" office:value="16637.6">
                <text:p>16637.6</text:p>
              </table:table-cell>
              <table:table-cell office:value-type="float" office:value="16480.3">
                <text:p>16480.3</text:p>
              </table:table-cell>
              <table:table-cell office:value-type="float" office:value="16447.8">
                <text:p>16447.8</text:p>
              </table:table-cell>
              <table:table-cell office:value-type="float" office:value="16334.4">
                <text:p>16334.4</text:p>
              </table:table-cell>
              <table:table-cell office:value-type="float" office:value="16142.7">
                <text:p>16142.7</text:p>
              </table:table-cell>
              <table:table-cell office:value-type="float" office:value="16004.7">
                <text:p>16004.7</text:p>
              </table:table-cell>
              <table:table-cell office:value-type="float" office:value="15970.5">
                <text:p>15970.5</text:p>
              </table:table-cell>
              <table:table-cell office:value-type="float" office:value="15716.8">
                <text:p>15716.8</text:p>
              </table:table-cell>
              <table:table-cell office:value-type="float" office:value="15464.4">
                <text:p>15464.4</text:p>
              </table:table-cell>
              <table:table-cell office:value-type="float" office:value="15348.4">
                <text:p>15348.4</text:p>
              </table:table-cell>
              <table:table-cell office:value-type="float" office:value="15247.8">
                <text:p>15247.8</text:p>
              </table:table-cell>
              <table:table-cell office:value-type="float" office:value="15312.8">
                <text:p>15312.8</text:p>
              </table:table-cell>
              <table:table-cell office:value-type="float" office:value="15305.7">
                <text:p>15305.7</text:p>
              </table:table-cell>
              <table:table-cell office:value-type="float" office:value="15270.2">
                <text:p>15270.2</text:p>
              </table:table-cell>
              <table:table-cell office:value-type="float" office:value="15088.7">
                <text:p>15088.7</text:p>
              </table:table-cell>
              <table:table-cell office:value-type="float" office:value="14946.5">
                <text:p>14946.5</text:p>
              </table:table-cell>
              <table:table-cell office:value-type="float" office:value="14806.3">
                <text:p>14806.3</text:p>
              </table:table-cell>
              <table:table-cell office:value-type="float" office:value="14522.7">
                <text:p>14522.7</text:p>
              </table:table-cell>
              <table:table-cell office:value-type="float" office:value="14484.6">
                <text:p>14484.6</text:p>
              </table:table-cell>
              <table:table-cell office:value-type="float" office:value="14544.6">
                <text:p>14544.6</text:p>
              </table:table-cell>
              <table:table-cell office:value-type="float" office:value="14454.9">
                <text:p>14454.9</text:p>
              </table:table-cell>
              <table:table-cell office:value-type="float" office:value="14353.5">
                <text:p>14353.5</text:p>
              </table:table-cell>
              <table:table-cell office:value-type="float" office:value="14297.2">
                <text:p>14297.2</text:p>
              </table:table-cell>
              <table:table-cell office:value-type="float" office:value="14161.2">
                <text:p>14161.2</text:p>
              </table:table-cell>
              <table:table-cell office:value-type="float" office:value="13891.9">
                <text:p>13891.9</text:p>
              </table:table-cell>
              <table:table-cell office:value-type="float" office:value="13745.5">
                <text:p>13745.5</text:p>
              </table:table-cell>
              <table:table-cell office:value-type="float" office:value="13613.9">
                <text:p>13613.9</text:p>
              </table:table-cell>
              <table:table-cell office:value-type="float" office:value="13420.2">
                <text:p>13420.2</text:p>
              </table:table-cell>
              <table:table-cell office:value-type="float" office:value="13337.2">
                <text:p>13337.2</text:p>
              </table:table-cell>
              <table:table-cell office:value-type="float" office:value="13284.4">
                <text:p>13284.4</text:p>
              </table:table-cell>
              <table:table-cell office:value-type="float" office:value="13256.8">
                <text:p>13256.8</text:p>
              </table:table-cell>
              <table:table-cell office:value-type="float" office:value="13084.1">
                <text:p>13084.1</text:p>
              </table:table-cell>
              <table:table-cell office:value-type="float" office:value="12914.4">
                <text:p>12914.4</text:p>
              </table:table-cell>
              <table:table-cell office:value-type="float" office:value="12903">
                <text:p>12903</text:p>
              </table:table-cell>
              <table:table-cell office:value-type="float" office:value="12713">
                <text:p>12713</text:p>
              </table:table-cell>
              <table:table-cell office:value-type="float" office:value="12621.9">
                <text:p>12621.9</text:p>
              </table:table-cell>
              <table:table-cell office:value-type="float" office:value="12648">
                <text:p>12648</text:p>
              </table:table-cell>
              <table:table-cell office:value-type="float" office:value="12582.4">
                <text:p>12582.4</text:p>
              </table:table-cell>
              <table:table-cell office:value-type="float" office:value="12583.2">
                <text:p>12583.2</text:p>
              </table:table-cell>
              <table:table-cell office:value-type="float" office:value="12602.9">
                <text:p>12602.9</text:p>
              </table:table-cell>
              <table:table-cell office:value-type="float" office:value="12478">
                <text:p>12478</text:p>
              </table:table-cell>
              <table:table-cell office:value-type="float" office:value="12440.9">
                <text:p>12440.9</text:p>
              </table:table-cell>
              <table:table-cell office:value-type="float" office:value="12408.9">
                <text:p>12408.9</text:p>
              </table:table-cell>
              <table:table-cell office:value-type="float" office:value="12421.4">
                <text:p>12421.4</text:p>
              </table:table-cell>
              <table:table-cell office:value-type="float" office:value="12398.6">
                <text:p>12398.6</text:p>
              </table:table-cell>
              <table:table-cell office:value-type="float" office:value="12303.1">
                <text:p>12303.1</text:p>
              </table:table-cell>
              <table:table-cell office:value-type="float" office:value="12218.7">
                <text:p>12218.7</text:p>
              </table:table-cell>
              <table:table-cell office:value-type="float" office:value="12190.2">
                <text:p>12190.2</text:p>
              </table:table-cell>
              <table:table-cell office:value-type="float" office:value="12146.4">
                <text:p>12146.4</text:p>
              </table:table-cell>
              <table:table-cell office:value-type="float" office:value="12133.2">
                <text:p>12133.2</text:p>
              </table:table-cell>
              <table:table-cell office:value-type="float" office:value="12145.5">
                <text:p>12145.5</text:p>
              </table:table-cell>
              <table:table-cell office:value-type="float" office:value="12154.4">
                <text:p>12154.4</text:p>
              </table:table-cell>
              <table:table-cell office:value-type="float" office:value="12160">
                <text:p>12160</text:p>
              </table:table-cell>
              <table:table-cell office:value-type="float" office:value="12162.7">
                <text:p>12162.7</text:p>
              </table:table-cell>
              <table:table-cell office:value-type="float" office:value="12143.7">
                <text:p>12143.7</text:p>
              </table:table-cell>
              <table:table-cell office:value-type="float" office:value="12038.2">
                <text:p>12038.2</text:p>
              </table:table-cell>
              <table:table-cell office:value-type="float" office:value="12030.2">
                <text:p>12030.2</text:p>
              </table:table-cell>
              <table:table-cell office:value-type="float" office:value="12003.8">
                <text:p>12003.8</text:p>
              </table:table-cell>
              <table:table-cell office:value-type="float" office:value="11985.6">
                <text:p>11985.6</text:p>
              </table:table-cell>
              <table:table-cell office:value-type="float" office:value="11984">
                <text:p>11984</text:p>
              </table:table-cell>
              <table:table-cell office:value-type="float" office:value="12008.6">
                <text:p>12008.6</text:p>
              </table:table-cell>
              <table:table-cell office:value-type="float" office:value="11996.5">
                <text:p>11996.5</text:p>
              </table:table-cell>
              <table:table-cell office:value-type="float" office:value="11942.7">
                <text:p>11942.7</text:p>
              </table:table-cell>
              <table:table-cell office:value-type="float" office:value="11863.9">
                <text:p>11863.9</text:p>
              </table:table-cell>
              <table:table-cell office:value-type="float" office:value="11854.1">
                <text:p>11854.1</text:p>
              </table:table-cell>
              <table:table-cell office:value-type="float" office:value="11835.1">
                <text:p>11835.1</text:p>
              </table:table-cell>
              <table:table-cell office:value-type="float" office:value="11812.7">
                <text:p>11812.7</text:p>
              </table:table-cell>
              <table:table-cell office:value-type="float" office:value="11753.5">
                <text:p>11753.5</text:p>
              </table:table-cell>
              <table:table-cell office:value-type="float" office:value="11778.3">
                <text:p>11778.3</text:p>
              </table:table-cell>
              <table:table-cell office:value-type="float" office:value="11756.1">
                <text:p>11756.1</text:p>
              </table:table-cell>
              <table:table-cell office:value-type="float" office:value="11785.6">
                <text:p>11785.6</text:p>
              </table:table-cell>
              <table:table-cell office:value-type="float" office:value="11727.2">
                <text:p>11727.2</text:p>
              </table:table-cell>
              <table:table-cell office:value-type="float" office:value="11786.2">
                <text:p>11786.2</text:p>
              </table:table-cell>
              <table:table-cell office:value-type="float" office:value="11700.5">
                <text:p>11700.5</text:p>
              </table:table-cell>
              <table:table-cell office:value-type="float" office:value="11704.3">
                <text:p>11704.3</text:p>
              </table:table-cell>
              <table:table-cell office:value-type="float" office:value="11693.8">
                <text:p>11693.8</text:p>
              </table:table-cell>
              <table:table-cell office:value-type="float" office:value="11765.7">
                <text:p>11765.7</text:p>
              </table:table-cell>
              <table:table-cell office:value-type="float" office:value="11735.9">
                <text:p>11735.9</text:p>
              </table:table-cell>
              <table:table-cell office:value-type="float" office:value="11412.5">
                <text:p>11412.5</text:p>
              </table:table-cell>
              <table:table-cell office:value-type="float" office:value="11270.9">
                <text:p>11270.9</text:p>
              </table:table-cell>
              <table:table-cell office:value-type="float" office:value="11240.8">
                <text:p>11240.8</text:p>
              </table:table-cell>
              <table:table-cell office:value-type="float" office:value="11259.3">
                <text:p>11259.3</text:p>
              </table:table-cell>
              <table:table-cell office:value-type="float" office:value="11119.8">
                <text:p>11119.8</text:p>
              </table:table-cell>
              <table:table-cell office:value-type="float" office:value="10893.7">
                <text:p>10893.7</text:p>
              </table:table-cell>
              <table:table-cell office:value-type="float" office:value="10904.1">
                <text:p>10904.1</text:p>
              </table:table-cell>
              <table:table-cell office:value-type="float" office:value="10877.7">
                <text:p>10877.7</text:p>
              </table:table-cell>
              <table:table-cell office:value-type="float" office:value="10920.3">
                <text:p>10920.3</text:p>
              </table:table-cell>
              <table:table-cell office:value-type="float" office:value="10914.3">
                <text:p>10914.3</text:p>
              </table:table-cell>
              <table:table-cell office:value-type="float" office:value="10966.2">
                <text:p>10966.2</text:p>
              </table:table-cell>
              <table:table-cell office:value-type="float" office:value="10872.3">
                <text:p>10872.3</text:p>
              </table:table-cell>
              <table:table-cell office:value-type="float" office:value="10892.1">
                <text:p>10892.1</text:p>
              </table:table-cell>
              <table:table-cell office:value-type="float" office:value="10882">
                <text:p>10882</text:p>
              </table:table-cell>
              <table:table-cell office:value-type="float" office:value="10857">
                <text:p>10857</text:p>
              </table:table-cell>
              <table:table-cell office:value-type="float" office:value="10664.5">
                <text:p>10664.5</text:p>
              </table:table-cell>
              <table:table-cell office:value-type="float" office:value="10561.5">
                <text:p>10561.5</text:p>
              </table:table-cell>
              <table:table-cell office:value-type="float" office:value="10556.6">
                <text:p>10556.6</text:p>
              </table:table-cell>
              <table:table-cell office:value-type="float" office:value="10589.2">
                <text:p>10589.2</text:p>
              </table:table-cell>
              <table:table-cell office:value-type="float" office:value="10471">
                <text:p>10471</text:p>
              </table:table-cell>
              <table:table-cell office:value-type="float" office:value="10459.6">
                <text:p>10459.6</text:p>
              </table:table-cell>
              <table:table-cell office:value-type="float" office:value="10541.7">
                <text:p>10541.7</text:p>
              </table:table-cell>
              <table:table-cell office:value-type="float" office:value="10480.7">
                <text:p>10480.7</text:p>
              </table:table-cell>
              <table:table-cell office:value-type="float" office:value="10543.5">
                <text:p>10543.5</text:p>
              </table:table-cell>
              <table:table-cell office:value-type="float" office:value="10542.9">
                <text:p>10542.9</text:p>
              </table:table-cell>
              <table:table-cell office:value-type="float" office:value="10565.8">
                <text:p>10565.8</text:p>
              </table:table-cell>
              <table:table-cell office:value-type="float" office:value="10475.3">
                <text:p>10475.3</text:p>
              </table:table-cell>
              <table:table-cell office:value-type="float" office:value="10431.1">
                <text:p>10431.1</text:p>
              </table:table-cell>
              <table:table-cell office:value-type="float" office:value="10336">
                <text:p>10336</text:p>
              </table:table-cell>
              <table:table-cell office:value-type="float" office:value="10250.3">
                <text:p>10250.3</text:p>
              </table:table-cell>
              <table:table-cell office:value-type="float" office:value="10395.3">
                <text:p>10395.3</text:p>
              </table:table-cell>
              <table:table-cell office:value-type="float" office:value="10259">
                <text:p>10259</text:p>
              </table:table-cell>
              <table:table-cell office:value-type="float" office:value="10329.7">
                <text:p>10329.7</text:p>
              </table:table-cell>
              <table:table-cell office:value-type="float" office:value="10354.9">
                <text:p>10354.9</text:p>
              </table:table-cell>
              <table:table-cell office:value-type="float" office:value="10321.6">
                <text:p>10321.6</text:p>
              </table:table-cell>
              <table:table-cell office:value-type="float" office:value="10256">
                <text:p>10256</text:p>
              </table:table-cell>
              <table:table-cell office:value-type="float" office:value="10234.1">
                <text:p>10234.1</text:p>
              </table:table-cell>
              <table:table-cell office:value-type="float" office:value="10172.5">
                <text:p>10172.5</text:p>
              </table:table-cell>
              <table:table-cell office:value-type="float" office:value="10105.3">
                <text:p>10105.3</text:p>
              </table:table-cell>
              <table:table-cell office:value-type="float" office:value="10098.6">
                <text:p>10098.6</text:p>
              </table:table-cell>
              <table:table-cell office:value-type="float" office:value="10050.8">
                <text:p>10050.8</text:p>
              </table:table-cell>
              <table:table-cell office:value-type="float" office:value="10110.3">
                <text:p>10110.3</text:p>
              </table:table-cell>
              <table:table-cell office:value-type="float" office:value="10101.2">
                <text:p>10101.2</text:p>
              </table:table-cell>
              <table:table-cell office:value-type="float" office:value="10031.7">
                <text:p>10031.7</text:p>
              </table:table-cell>
              <table:table-cell office:value-type="float" office:value="10038.4">
                <text:p>10038.4</text:p>
              </table:table-cell>
              <table:table-cell office:value-type="float" office:value="10025.2">
                <text:p>10025.2</text:p>
              </table:table-cell>
              <table:table-cell office:value-type="float" office:value="10056.2">
                <text:p>10056.2</text:p>
              </table:table-cell>
              <table:table-cell office:value-type="float" office:value="10006">
                <text:p>10006</text:p>
              </table:table-cell>
              <table:table-cell office:value-type="float" office:value="9964.97">
                <text:p>9964.97</text:p>
              </table:table-cell>
              <table:table-cell office:value-type="float" office:value="9975.92">
                <text:p>9975.92</text:p>
              </table:table-cell>
              <table:table-cell office:value-type="float" office:value="9970.86">
                <text:p>9970.86</text:p>
              </table:table-cell>
              <table:table-cell office:value-type="float" office:value="9967.02">
                <text:p>9967.02</text:p>
              </table:table-cell>
              <table:table-cell office:value-type="float" office:value="9996.86">
                <text:p>9996.86</text:p>
              </table:table-cell>
              <table:table-cell office:value-type="float" office:value="10052.4">
                <text:p>10052.4</text:p>
              </table:table-cell>
              <table:table-cell office:value-type="float" office:value="9888.52">
                <text:p>9888.52</text:p>
              </table:table-cell>
              <table:table-cell office:value-type="float" office:value="9961.88">
                <text:p>9961.88</text:p>
              </table:table-cell>
              <table:table-cell office:value-type="float" office:value="9940.99">
                <text:p>9940.99</text:p>
              </table:table-cell>
              <table:table-cell office:value-type="float" office:value="9921.98">
                <text:p>9921.98</text:p>
              </table:table-cell>
              <table:table-cell office:value-type="float" office:value="9939.71">
                <text:p>9939.71</text:p>
              </table:table-cell>
              <table:table-cell office:value-type="float" office:value="9949.78">
                <text:p>9949.78</text:p>
              </table:table-cell>
              <table:table-cell office:value-type="float" office:value="9973.12">
                <text:p>9973.12</text:p>
              </table:table-cell>
              <table:table-cell office:value-type="float" office:value="9992.24">
                <text:p>9992.24</text:p>
              </table:table-cell>
              <table:table-cell office:value-type="float" office:value="9979.9">
                <text:p>9979.9</text:p>
              </table:table-cell>
              <table:table-cell office:value-type="float" office:value="10022.2">
                <text:p>10022.2</text:p>
              </table:table-cell>
              <table:table-cell office:value-type="float" office:value="9976.25">
                <text:p>9976.25</text:p>
              </table:table-cell>
              <table:table-cell office:value-type="float" office:value="9968.21">
                <text:p>9968.21</text:p>
              </table:table-cell>
              <table:table-cell office:value-type="float" office:value="9878.23">
                <text:p>9878.23</text:p>
              </table:table-cell>
              <table:table-cell office:value-type="float" office:value="9895.81">
                <text:p>9895.81</text:p>
              </table:table-cell>
              <table:table-cell office:value-type="float" office:value="9865.12">
                <text:p>9865.12</text:p>
              </table:table-cell>
              <table:table-cell office:value-type="float" office:value="9877.79">
                <text:p>9877.79</text:p>
              </table:table-cell>
              <table:table-cell office:value-type="float" office:value="9837.84">
                <text:p>9837.84</text:p>
              </table:table-cell>
              <table:table-cell office:value-type="float" office:value="9846.93">
                <text:p>9846.93</text:p>
              </table:table-cell>
              <table:table-cell office:value-type="float" office:value="9835.59">
                <text:p>9835.59</text:p>
              </table:table-cell>
              <table:table-cell office:value-type="float" office:value="9826.44">
                <text:p>9826.44</text:p>
              </table:table-cell>
              <table:table-cell office:value-type="float" office:value="9769.69">
                <text:p>9769.69</text:p>
              </table:table-cell>
              <table:table-cell office:value-type="float" office:value="9758.22">
                <text:p>9758.22</text:p>
              </table:table-cell>
              <table:table-cell office:value-type="float" office:value="9738.03">
                <text:p>9738.03</text:p>
              </table:table-cell>
              <table:table-cell office:value-type="float" office:value="9778.79">
                <text:p>9778.79</text:p>
              </table:table-cell>
              <table:table-cell office:value-type="float" office:value="9697.8">
                <text:p>9697.8</text:p>
              </table:table-cell>
              <table:table-cell office:value-type="float" office:value="9658.97">
                <text:p>9658.97</text:p>
              </table:table-cell>
              <table:table-cell office:value-type="float" office:value="9639.6">
                <text:p>9639.6</text:p>
              </table:table-cell>
              <table:table-cell office:value-type="float" office:value="9630.35">
                <text:p>9630.35</text:p>
              </table:table-cell>
              <table:table-cell office:value-type="float" office:value="9598.13">
                <text:p>9598.13</text:p>
              </table:table-cell>
              <table:table-cell office:value-type="float" office:value="9537.42">
                <text:p>9537.42</text:p>
              </table:table-cell>
              <table:table-cell office:value-type="float" office:value="9620.65">
                <text:p>9620.65</text:p>
              </table:table-cell>
              <table:table-cell office:value-type="float" office:value="9538.16">
                <text:p>9538.16</text:p>
              </table:table-cell>
              <table:table-cell office:value-type="float" office:value="9580.36">
                <text:p>9580.36</text:p>
              </table:table-cell>
              <table:table-cell office:value-type="float" office:value="9523.52">
                <text:p>9523.52</text:p>
              </table:table-cell>
              <table:table-cell office:value-type="float" office:value="9542.74">
                <text:p>9542.74</text:p>
              </table:table-cell>
              <table:table-cell office:value-type="float" office:value="9601.69">
                <text:p>9601.69</text:p>
              </table:table-cell>
              <table:table-cell office:value-type="float" office:value="9541.44">
                <text:p>9541.44</text:p>
              </table:table-cell>
              <table:table-cell office:value-type="float" office:value="9548.06">
                <text:p>9548.06</text:p>
              </table:table-cell>
              <table:table-cell office:value-type="float" office:value="9482.11">
                <text:p>9482.11</text:p>
              </table:table-cell>
              <table:table-cell office:value-type="float" office:value="9547.33">
                <text:p>9547.33</text:p>
              </table:table-cell>
              <table:table-cell office:value-type="float" office:value="9539.43">
                <text:p>9539.43</text:p>
              </table:table-cell>
              <table:table-cell office:value-type="float" office:value="9473.34">
                <text:p>9473.34</text:p>
              </table:table-cell>
              <table:table-cell office:value-type="float" office:value="9449.51">
                <text:p>9449.51</text:p>
              </table:table-cell>
              <table:table-cell office:value-type="float" office:value="9427.49">
                <text:p>9427.49</text:p>
              </table:table-cell>
              <table:table-cell office:value-type="float" office:value="9443.9">
                <text:p>9443.9</text:p>
              </table:table-cell>
              <table:table-cell office:value-type="float" office:value="9478.4">
                <text:p>9478.4</text:p>
              </table:table-cell>
              <table:table-cell office:value-type="float" office:value="9481.88">
                <text:p>9481.88</text:p>
              </table:table-cell>
              <table:table-cell office:value-type="float" office:value="9414.87">
                <text:p>9414.87</text:p>
              </table:table-cell>
              <table:table-cell office:value-type="float" office:value="9436.45">
                <text:p>9436.45</text:p>
              </table:table-cell>
              <table:table-cell office:value-type="float" office:value="9596.17">
                <text:p>9596.17</text:p>
              </table:table-cell>
              <table:table-cell office:value-type="float" office:value="9439.63">
                <text:p>9439.63</text:p>
              </table:table-cell>
              <table:table-cell office:value-type="float" office:value="9420.31">
                <text:p>9420.31</text:p>
              </table:table-cell>
              <table:table-cell office:value-type="float" office:value="9408.29">
                <text:p>9408.29</text:p>
              </table:table-cell>
              <table:table-cell office:value-type="float" office:value="9388.71">
                <text:p>9388.71</text:p>
              </table:table-cell>
              <table:table-cell office:value-type="float" office:value="9497.79">
                <text:p>9497.79</text:p>
              </table:table-cell>
              <table:table-cell office:value-type="float" office:value="9411.07">
                <text:p>9411.07</text:p>
              </table:table-cell>
              <table:table-cell office:value-type="float" office:value="9433.34">
                <text:p>9433.34</text:p>
              </table:table-cell>
              <table:table-cell office:value-type="float" office:value="9455.82">
                <text:p>9455.82</text:p>
              </table:table-cell>
              <table:table-cell office:value-type="float" office:value="9460.35">
                <text:p>9460.35</text:p>
              </table:table-cell>
              <table:table-cell office:value-type="float" office:value="9437.6">
                <text:p>9437.6</text:p>
              </table:table-cell>
              <table:table-cell office:value-type="float" office:value="9427.59">
                <text:p>9427.59</text:p>
              </table:table-cell>
              <table:table-cell office:value-type="float" office:value="9429.76">
                <text:p>9429.76</text:p>
              </table:table-cell>
              <table:table-cell office:value-type="float" office:value="9399.52">
                <text:p>9399.52</text:p>
              </table:table-cell>
              <table:table-cell office:value-type="float" office:value="9431.24">
                <text:p>9431.24</text:p>
              </table:table-cell>
              <table:table-cell office:value-type="float" office:value="9413.56">
                <text:p>9413.56</text:p>
              </table:table-cell>
              <table:table-cell office:value-type="float" office:value="9391.94">
                <text:p>9391.94</text:p>
              </table:table-cell>
              <table:table-cell office:value-type="float" office:value="9353.71">
                <text:p>9353.71</text:p>
              </table:table-cell>
              <table:table-cell office:value-type="float" office:value="9309.87">
                <text:p>9309.87</text:p>
              </table:table-cell>
              <table:table-cell office:value-type="float" office:value="9154.72">
                <text:p>9154.72</text:p>
              </table:table-cell>
              <table:table-cell office:value-type="float" office:value="9049.1">
                <text:p>9049.1</text:p>
              </table:table-cell>
              <table:table-cell office:value-type="float" office:value="9039.63">
                <text:p>9039.63</text:p>
              </table:table-cell>
              <table:table-cell office:value-type="float" office:value="9153.51">
                <text:p>9153.51</text:p>
              </table:table-cell>
              <table:table-cell office:value-type="float" office:value="9136.58">
                <text:p>9136.58</text:p>
              </table:table-cell>
              <table:table-cell office:value-type="float" office:value="9102.44">
                <text:p>9102.44</text:p>
              </table:table-cell>
              <table:table-cell office:value-type="float" office:value="9030.59">
                <text:p>9030.59</text:p>
              </table:table-cell>
              <table:table-cell office:value-type="float" office:value="9028.79">
                <text:p>9028.79</text:p>
              </table:table-cell>
              <table:table-cell office:value-type="float" office:value="9032.55">
                <text:p>9032.55</text:p>
              </table:table-cell>
              <table:table-cell office:value-type="float" office:value="9005.66">
                <text:p>9005.66</text:p>
              </table:table-cell>
              <table:table-cell office:value-type="float" office:value="9112.74">
                <text:p>9112.74</text:p>
              </table:table-cell>
              <table:table-cell office:value-type="float" office:value="8918.22">
                <text:p>8918.22</text:p>
              </table:table-cell>
              <table:table-cell office:value-type="float" office:value="8923.4">
                <text:p>8923.4</text:p>
              </table:table-cell>
              <table:table-cell office:value-type="float" office:value="8829.7">
                <text:p>8829.7</text:p>
              </table:table-cell>
              <table:table-cell office:value-type="float" office:value="8704.83">
                <text:p>8704.83</text:p>
              </table:table-cell>
              <table:table-cell office:value-type="float" office:value="8610.42">
                <text:p>8610.42</text:p>
              </table:table-cell>
              <table:table-cell office:value-type="float" office:value="8583.03">
                <text:p>8583.03</text:p>
              </table:table-cell>
              <table:table-cell office:value-type="float" office:value="8643.66">
                <text:p>8643.66</text:p>
              </table:table-cell>
              <table:table-cell office:value-type="float" office:value="8663.27">
                <text:p>8663.27</text:p>
              </table:table-cell>
              <table:table-cell office:value-type="float" office:value="8676.23">
                <text:p>8676.23</text:p>
              </table:table-cell>
              <table:table-cell office:value-type="float" office:value="8595.19">
                <text:p>8595.19</text:p>
              </table:table-cell>
              <table:table-cell office:value-type="float" office:value="8592.86">
                <text:p>8592.86</text:p>
              </table:table-cell>
              <table:table-cell office:value-type="float" office:value="8557.41">
                <text:p>8557.41</text:p>
              </table:table-cell>
              <table:table-cell office:value-type="float" office:value="8579.25">
                <text:p>8579.25</text:p>
              </table:table-cell>
              <table:table-cell office:value-type="float" office:value="8629.94">
                <text:p>8629.94</text:p>
              </table:table-cell>
              <table:table-cell office:value-type="float" office:value="8618.3">
                <text:p>8618.3</text:p>
              </table:table-cell>
              <table:table-cell office:value-type="float" office:value="8611.27">
                <text:p>8611.27</text:p>
              </table:table-cell>
              <table:table-cell office:value-type="float" office:value="8634.96">
                <text:p>8634.96</text:p>
              </table:table-cell>
              <table:table-cell office:value-type="float" office:value="8547.83">
                <text:p>8547.83</text:p>
              </table:table-cell>
              <table:table-cell office:value-type="float" office:value="8581.17">
                <text:p>8581.17</text:p>
              </table:table-cell>
              <table:table-cell office:value-type="float" office:value="8499.78">
                <text:p>8499.78</text:p>
              </table:table-cell>
              <table:table-cell office:value-type="float" office:value="8554.57">
                <text:p>8554.57</text:p>
              </table:table-cell>
              <table:table-cell office:value-type="float" office:value="8521.49">
                <text:p>8521.49</text:p>
              </table:table-cell>
              <table:table-cell office:value-type="float" office:value="8529.32">
                <text:p>8529.32</text:p>
              </table:table-cell>
              <table:table-cell office:value-type="float" office:value="8524.61">
                <text:p>8524.61</text:p>
              </table:table-cell>
              <table:table-cell office:value-type="float" office:value="8621.91">
                <text:p>8621.91</text:p>
              </table:table-cell>
              <table:table-cell office:value-type="float" office:value="8550.73">
                <text:p>8550.73</text:p>
              </table:table-cell>
              <table:table-cell office:value-type="float" office:value="8442.6">
                <text:p>8442.6</text:p>
              </table:table-cell>
              <table:table-cell office:value-type="float" office:value="8453.67">
                <text:p>8453.67</text:p>
              </table:table-cell>
              <table:table-cell office:value-type="float" office:value="8506.2">
                <text:p>8506.2</text:p>
              </table:table-cell>
              <table:table-cell office:value-type="float" office:value="8457.15">
                <text:p>8457.15</text:p>
              </table:table-cell>
              <table:table-cell office:value-type="float" office:value="8478.97">
                <text:p>8478.97</text:p>
              </table:table-cell>
              <table:table-cell office:value-type="float" office:value="8480.3">
                <text:p>8480.3</text:p>
              </table:table-cell>
              <table:table-cell office:value-type="float" office:value="8477.54">
                <text:p>8477.54</text:p>
              </table:table-cell>
              <table:table-cell office:value-type="float" office:value="8513.88">
                <text:p>8513.88</text:p>
              </table:table-cell>
              <table:table-cell office:value-type="float" office:value="8532.63">
                <text:p>8532.63</text:p>
              </table:table-cell>
              <table:table-cell office:value-type="float" office:value="8573.44">
                <text:p>8573.44</text:p>
              </table:table-cell>
              <table:table-cell office:value-type="float" office:value="8554.88">
                <text:p>8554.88</text:p>
              </table:table-cell>
              <table:table-cell office:value-type="float" office:value="8544.79">
                <text:p>8544.79</text:p>
              </table:table-cell>
              <table:table-cell office:value-type="float" office:value="8462.36">
                <text:p>8462.36</text:p>
              </table:table-cell>
              <table:table-cell office:value-type="float" office:value="8439.62">
                <text:p>8439.62</text:p>
              </table:table-cell>
              <table:table-cell office:value-type="float" office:value="8381.24">
                <text:p>8381.24</text:p>
              </table:table-cell>
              <table:table-cell office:value-type="float" office:value="8388.97">
                <text:p>8388.97</text:p>
              </table:table-cell>
              <table:table-cell office:value-type="float" office:value="8396.71">
                <text:p>8396.71</text:p>
              </table:table-cell>
              <table:table-cell office:value-type="float" office:value="8371.79">
                <text:p>8371.79</text:p>
              </table:table-cell>
              <table:table-cell office:value-type="float" office:value="8368.48">
                <text:p>8368.48</text:p>
              </table:table-cell>
              <table:table-cell office:value-type="float" office:value="8444.53">
                <text:p>8444.53</text:p>
              </table:table-cell>
              <table:table-cell office:value-type="float" office:value="8465.09">
                <text:p>8465.09</text:p>
              </table:table-cell>
              <table:table-cell office:value-type="float" office:value="8503.64">
                <text:p>8503.64</text:p>
              </table:table-cell>
              <table:table-cell office:value-type="float" office:value="8366.97">
                <text:p>8366.97</text:p>
              </table:table-cell>
              <table:table-cell office:value-type="float" office:value="8378.26">
                <text:p>8378.26</text:p>
              </table:table-cell>
              <table:table-cell office:value-type="float" office:value="8336.81">
                <text:p>8336.81</text:p>
              </table:table-cell>
              <table:table-cell office:value-type="float" office:value="8481.11">
                <text:p>8481.11</text:p>
              </table:table-cell>
              <table:table-cell office:value-type="float" office:value="8394.33">
                <text:p>8394.33</text:p>
              </table:table-cell>
              <table:table-cell office:value-type="float" office:value="8427.26">
                <text:p>8427.26</text:p>
              </table:table-cell>
              <table:table-cell office:value-type="float" office:value="8525.56">
                <text:p>8525.56</text:p>
              </table:table-cell>
              <table:table-cell office:value-type="float" office:value="8415">
                <text:p>8415</text:p>
              </table:table-cell>
              <table:table-cell office:value-type="float" office:value="8437.07">
                <text:p>8437.07</text:p>
              </table:table-cell>
              <table:table-cell office:value-type="float" office:value="8415.36">
                <text:p>8415.36</text:p>
              </table:table-cell>
              <table:table-cell office:value-type="float" office:value="8488.69">
                <text:p>8488.69</text:p>
              </table:table-cell>
              <table:table-cell office:value-type="float" office:value="8607.99">
                <text:p>8607.99</text:p>
              </table:table-cell>
              <table:table-cell office:value-type="float" office:value="8468.46">
                <text:p>8468.46</text:p>
              </table:table-cell>
              <table:table-cell office:value-type="float" office:value="8475.02">
                <text:p>8475.02</text:p>
              </table:table-cell>
              <table:table-cell office:value-type="float" office:value="8511.81">
                <text:p>8511.81</text:p>
              </table:table-cell>
              <table:table-cell office:value-type="float" office:value="8265.27">
                <text:p>8265.27</text:p>
              </table:table-cell>
              <table:table-cell office:value-type="float" office:value="8141.07">
                <text:p>8141.07</text:p>
              </table:table-cell>
              <table:table-cell office:value-type="float" office:value="8192.11">
                <text:p>8192.11</text:p>
              </table:table-cell>
              <table:table-cell office:value-type="float" office:value="8219.97">
                <text:p>8219.97</text:p>
              </table:table-cell>
              <table:table-cell office:value-type="float" office:value="8237.7">
                <text:p>8237.7</text:p>
              </table:table-cell>
              <table:table-cell office:value-type="float" office:value="8223.1">
                <text:p>8223.1</text:p>
              </table:table-cell>
              <table:table-cell office:value-type="float" office:value="8179.85">
                <text:p>8179.85</text:p>
              </table:table-cell>
              <table:table-cell office:value-type="float" office:value="8184.57">
                <text:p>8184.57</text:p>
              </table:table-cell>
              <table:table-cell office:value-type="float" office:value="8225.02">
                <text:p>8225.02</text:p>
              </table:table-cell>
              <table:table-cell office:value-type="float" office:value="8300.2">
                <text:p>8300.2</text:p>
              </table:table-cell>
              <table:table-cell office:value-type="float" office:value="8237.86">
                <text:p>8237.86</text:p>
              </table:table-cell>
              <table:table-cell office:value-type="float" office:value="8333.03">
                <text:p>8333.03</text:p>
              </table:table-cell>
              <table:table-cell office:value-type="float" office:value="8296.98">
                <text:p>8296.98</text:p>
              </table:table-cell>
            </table:table-row>
            <table:table-row>
              <table:table-cell office:value-type="string">
                <text:p>Run: 4</text:p>
                <draw:g>
                  <svg:desc>Sheet1.G16:Sheet1.G16</svg:desc>
                </draw:g>
              </table:table-cell>
              <table:table-cell office:value-type="float" office:value="29553.2">
                <text:p>29553.2</text:p>
                <draw:g>
                  <svg:desc>Sheet1.A18:Sheet1.LG18</svg:desc>
                </draw:g>
              </table:table-cell>
              <table:table-cell office:value-type="float" office:value="27624.5">
                <text:p>27624.5</text:p>
              </table:table-cell>
              <table:table-cell office:value-type="float" office:value="26004.5">
                <text:p>26004.5</text:p>
              </table:table-cell>
              <table:table-cell office:value-type="float" office:value="25241.4">
                <text:p>25241.4</text:p>
              </table:table-cell>
              <table:table-cell office:value-type="float" office:value="25155.1">
                <text:p>25155.1</text:p>
              </table:table-cell>
              <table:table-cell office:value-type="float" office:value="24927.8">
                <text:p>24927.8</text:p>
              </table:table-cell>
              <table:table-cell office:value-type="float" office:value="24722.1">
                <text:p>24722.1</text:p>
              </table:table-cell>
              <table:table-cell office:value-type="float" office:value="24622.3">
                <text:p>24622.3</text:p>
              </table:table-cell>
              <table:table-cell office:value-type="float" office:value="24401.9">
                <text:p>24401.9</text:p>
              </table:table-cell>
              <table:table-cell office:value-type="float" office:value="23980.7">
                <text:p>23980.7</text:p>
              </table:table-cell>
              <table:table-cell office:value-type="float" office:value="23871.8">
                <text:p>23871.8</text:p>
              </table:table-cell>
              <table:table-cell office:value-type="float" office:value="23855.9">
                <text:p>23855.9</text:p>
              </table:table-cell>
              <table:table-cell office:value-type="float" office:value="23787.6">
                <text:p>23787.6</text:p>
              </table:table-cell>
              <table:table-cell office:value-type="float" office:value="23631.2">
                <text:p>23631.2</text:p>
              </table:table-cell>
              <table:table-cell office:value-type="float" office:value="23479.2">
                <text:p>23479.2</text:p>
              </table:table-cell>
              <table:table-cell office:value-type="float" office:value="23313.2">
                <text:p>23313.2</text:p>
              </table:table-cell>
              <table:table-cell office:value-type="float" office:value="23110.6">
                <text:p>23110.6</text:p>
              </table:table-cell>
              <table:table-cell office:value-type="float" office:value="23043.3">
                <text:p>23043.3</text:p>
              </table:table-cell>
              <table:table-cell office:value-type="float" office:value="22846.7">
                <text:p>22846.7</text:p>
              </table:table-cell>
              <table:table-cell office:value-type="float" office:value="22619.9">
                <text:p>22619.9</text:p>
              </table:table-cell>
              <table:table-cell office:value-type="float" office:value="22539.8">
                <text:p>22539.8</text:p>
              </table:table-cell>
              <table:table-cell office:value-type="float" office:value="22451.9">
                <text:p>22451.9</text:p>
              </table:table-cell>
              <table:table-cell office:value-type="float" office:value="22283.1">
                <text:p>22283.1</text:p>
              </table:table-cell>
              <table:table-cell office:value-type="float" office:value="22012.4">
                <text:p>22012.4</text:p>
              </table:table-cell>
              <table:table-cell office:value-type="float" office:value="21909">
                <text:p>21909</text:p>
              </table:table-cell>
              <table:table-cell office:value-type="float" office:value="21827.6">
                <text:p>21827.6</text:p>
              </table:table-cell>
              <table:table-cell office:value-type="float" office:value="21771.6">
                <text:p>21771.6</text:p>
              </table:table-cell>
              <table:table-cell office:value-type="float" office:value="21603.8">
                <text:p>21603.8</text:p>
              </table:table-cell>
              <table:table-cell office:value-type="float" office:value="21259.9">
                <text:p>21259.9</text:p>
              </table:table-cell>
              <table:table-cell office:value-type="float" office:value="20999.8">
                <text:p>20999.8</text:p>
              </table:table-cell>
              <table:table-cell office:value-type="float" office:value="20655.8">
                <text:p>20655.8</text:p>
              </table:table-cell>
              <table:table-cell office:value-type="float" office:value="20405.5">
                <text:p>20405.5</text:p>
              </table:table-cell>
              <table:table-cell office:value-type="float" office:value="20290.3">
                <text:p>20290.3</text:p>
              </table:table-cell>
              <table:table-cell office:value-type="float" office:value="20202.2">
                <text:p>20202.2</text:p>
              </table:table-cell>
              <table:table-cell office:value-type="float" office:value="20155.8">
                <text:p>20155.8</text:p>
              </table:table-cell>
              <table:table-cell office:value-type="float" office:value="19985.5">
                <text:p>19985.5</text:p>
              </table:table-cell>
              <table:table-cell office:value-type="float" office:value="19718.2">
                <text:p>19718.2</text:p>
              </table:table-cell>
              <table:table-cell office:value-type="float" office:value="19628.2">
                <text:p>19628.2</text:p>
              </table:table-cell>
              <table:table-cell office:value-type="float" office:value="19628.2">
                <text:p>19628.2</text:p>
              </table:table-cell>
              <table:table-cell office:value-type="float" office:value="19557.2">
                <text:p>19557.2</text:p>
              </table:table-cell>
              <table:table-cell office:value-type="float" office:value="19390.5">
                <text:p>19390.5</text:p>
              </table:table-cell>
              <table:table-cell office:value-type="float" office:value="19221.8">
                <text:p>19221.8</text:p>
              </table:table-cell>
              <table:table-cell office:value-type="float" office:value="19178.1">
                <text:p>19178.1</text:p>
              </table:table-cell>
              <table:table-cell office:value-type="float" office:value="18997.3">
                <text:p>18997.3</text:p>
              </table:table-cell>
              <table:table-cell office:value-type="float" office:value="18600">
                <text:p>18600</text:p>
              </table:table-cell>
              <table:table-cell office:value-type="float" office:value="18333.5">
                <text:p>18333.5</text:p>
              </table:table-cell>
              <table:table-cell office:value-type="float" office:value="18330.2">
                <text:p>18330.2</text:p>
              </table:table-cell>
              <table:table-cell office:value-type="float" office:value="18213.2">
                <text:p>18213.2</text:p>
              </table:table-cell>
              <table:table-cell office:value-type="float" office:value="18093.3">
                <text:p>18093.3</text:p>
              </table:table-cell>
              <table:table-cell office:value-type="float" office:value="17925.2">
                <text:p>17925.2</text:p>
              </table:table-cell>
              <table:table-cell office:value-type="float" office:value="17909">
                <text:p>17909</text:p>
              </table:table-cell>
              <table:table-cell office:value-type="float" office:value="17835.8">
                <text:p>17835.8</text:p>
              </table:table-cell>
              <table:table-cell office:value-type="float" office:value="17704.6">
                <text:p>17704.6</text:p>
              </table:table-cell>
              <table:table-cell office:value-type="float" office:value="17709.5">
                <text:p>17709.5</text:p>
              </table:table-cell>
              <table:table-cell office:value-type="float" office:value="17618.7">
                <text:p>17618.7</text:p>
              </table:table-cell>
              <table:table-cell office:value-type="float" office:value="17596">
                <text:p>17596</text:p>
              </table:table-cell>
              <table:table-cell office:value-type="float" office:value="17474.5">
                <text:p>17474.5</text:p>
              </table:table-cell>
              <table:table-cell office:value-type="float" office:value="17412.5">
                <text:p>17412.5</text:p>
              </table:table-cell>
              <table:table-cell office:value-type="float" office:value="17367.8">
                <text:p>17367.8</text:p>
              </table:table-cell>
              <table:table-cell office:value-type="float" office:value="17346.1">
                <text:p>17346.1</text:p>
              </table:table-cell>
              <table:table-cell office:value-type="float" office:value="17272">
                <text:p>17272</text:p>
              </table:table-cell>
              <table:table-cell office:value-type="float" office:value="17141.4">
                <text:p>17141.4</text:p>
              </table:table-cell>
              <table:table-cell office:value-type="float" office:value="16999.3">
                <text:p>16999.3</text:p>
              </table:table-cell>
              <table:table-cell office:value-type="float" office:value="16885.5">
                <text:p>16885.5</text:p>
              </table:table-cell>
              <table:table-cell office:value-type="float" office:value="16840">
                <text:p>16840</text:p>
              </table:table-cell>
              <table:table-cell office:value-type="float" office:value="16777.3">
                <text:p>16777.3</text:p>
              </table:table-cell>
              <table:table-cell office:value-type="float" office:value="16747.4">
                <text:p>16747.4</text:p>
              </table:table-cell>
              <table:table-cell office:value-type="float" office:value="16690.6">
                <text:p>16690.6</text:p>
              </table:table-cell>
              <table:table-cell office:value-type="float" office:value="16633.2">
                <text:p>16633.2</text:p>
              </table:table-cell>
              <table:table-cell office:value-type="float" office:value="16514.4">
                <text:p>16514.4</text:p>
              </table:table-cell>
              <table:table-cell office:value-type="float" office:value="16491.9">
                <text:p>16491.9</text:p>
              </table:table-cell>
              <table:table-cell office:value-type="float" office:value="16439.4">
                <text:p>16439.4</text:p>
              </table:table-cell>
              <table:table-cell office:value-type="float" office:value="16398.1">
                <text:p>16398.1</text:p>
              </table:table-cell>
              <table:table-cell office:value-type="float" office:value="16445.4">
                <text:p>16445.4</text:p>
              </table:table-cell>
              <table:table-cell office:value-type="float" office:value="16329.4">
                <text:p>16329.4</text:p>
              </table:table-cell>
              <table:table-cell office:value-type="float" office:value="16314.5">
                <text:p>16314.5</text:p>
              </table:table-cell>
              <table:table-cell office:value-type="float" office:value="16144.5">
                <text:p>16144.5</text:p>
              </table:table-cell>
              <table:table-cell office:value-type="float" office:value="15903.1">
                <text:p>15903.1</text:p>
              </table:table-cell>
              <table:table-cell office:value-type="float" office:value="15733.7">
                <text:p>15733.7</text:p>
              </table:table-cell>
              <table:table-cell office:value-type="float" office:value="15611.4">
                <text:p>15611.4</text:p>
              </table:table-cell>
              <table:table-cell office:value-type="float" office:value="15406.9">
                <text:p>15406.9</text:p>
              </table:table-cell>
              <table:table-cell office:value-type="float" office:value="15362.5">
                <text:p>15362.5</text:p>
              </table:table-cell>
              <table:table-cell office:value-type="float" office:value="15327">
                <text:p>15327</text:p>
              </table:table-cell>
              <table:table-cell office:value-type="float" office:value="15294.2">
                <text:p>15294.2</text:p>
              </table:table-cell>
              <table:table-cell office:value-type="float" office:value="15232.6">
                <text:p>15232.6</text:p>
              </table:table-cell>
              <table:table-cell office:value-type="float" office:value="15168.4">
                <text:p>15168.4</text:p>
              </table:table-cell>
              <table:table-cell office:value-type="float" office:value="15015.4">
                <text:p>15015.4</text:p>
              </table:table-cell>
              <table:table-cell office:value-type="float" office:value="14997.2">
                <text:p>14997.2</text:p>
              </table:table-cell>
              <table:table-cell office:value-type="float" office:value="14953.8">
                <text:p>14953.8</text:p>
              </table:table-cell>
              <table:table-cell office:value-type="float" office:value="14730.6">
                <text:p>14730.6</text:p>
              </table:table-cell>
              <table:table-cell office:value-type="float" office:value="14424.4">
                <text:p>14424.4</text:p>
              </table:table-cell>
              <table:table-cell office:value-type="float" office:value="14346.9">
                <text:p>14346.9</text:p>
              </table:table-cell>
              <table:table-cell office:value-type="float" office:value="14225">
                <text:p>14225</text:p>
              </table:table-cell>
              <table:table-cell office:value-type="float" office:value="14089.1">
                <text:p>14089.1</text:p>
              </table:table-cell>
              <table:table-cell office:value-type="float" office:value="14064.4">
                <text:p>14064.4</text:p>
              </table:table-cell>
              <table:table-cell office:value-type="float" office:value="14054.7">
                <text:p>14054.7</text:p>
              </table:table-cell>
              <table:table-cell office:value-type="float" office:value="13943.9">
                <text:p>13943.9</text:p>
              </table:table-cell>
              <table:table-cell office:value-type="float" office:value="13876.3">
                <text:p>13876.3</text:p>
              </table:table-cell>
              <table:table-cell office:value-type="float" office:value="13941.4">
                <text:p>13941.4</text:p>
              </table:table-cell>
              <table:table-cell office:value-type="float" office:value="13931.4">
                <text:p>13931.4</text:p>
              </table:table-cell>
              <table:table-cell office:value-type="float" office:value="13875.1">
                <text:p>13875.1</text:p>
              </table:table-cell>
              <table:table-cell office:value-type="float" office:value="13801">
                <text:p>13801</text:p>
              </table:table-cell>
              <table:table-cell office:value-type="float" office:value="13692.6">
                <text:p>13692.6</text:p>
              </table:table-cell>
              <table:table-cell office:value-type="float" office:value="13644.1">
                <text:p>13644.1</text:p>
              </table:table-cell>
              <table:table-cell office:value-type="float" office:value="13618.6">
                <text:p>13618.6</text:p>
              </table:table-cell>
              <table:table-cell office:value-type="float" office:value="13532.3">
                <text:p>13532.3</text:p>
              </table:table-cell>
              <table:table-cell office:value-type="float" office:value="13337.8">
                <text:p>13337.8</text:p>
              </table:table-cell>
              <table:table-cell office:value-type="float" office:value="13210.7">
                <text:p>13210.7</text:p>
              </table:table-cell>
              <table:table-cell office:value-type="float" office:value="13179.2">
                <text:p>13179.2</text:p>
              </table:table-cell>
              <table:table-cell office:value-type="float" office:value="13144.9">
                <text:p>13144.9</text:p>
              </table:table-cell>
              <table:table-cell office:value-type="float" office:value="13021.7">
                <text:p>13021.7</text:p>
              </table:table-cell>
              <table:table-cell office:value-type="float" office:value="12866.8">
                <text:p>12866.8</text:p>
              </table:table-cell>
              <table:table-cell office:value-type="float" office:value="12877.2">
                <text:p>12877.2</text:p>
              </table:table-cell>
              <table:table-cell office:value-type="float" office:value="12747.9">
                <text:p>12747.9</text:p>
              </table:table-cell>
              <table:table-cell office:value-type="float" office:value="12590.3">
                <text:p>12590.3</text:p>
              </table:table-cell>
              <table:table-cell office:value-type="float" office:value="12576.6">
                <text:p>12576.6</text:p>
              </table:table-cell>
              <table:table-cell office:value-type="float" office:value="12501.5">
                <text:p>12501.5</text:p>
              </table:table-cell>
              <table:table-cell office:value-type="float" office:value="12546.9">
                <text:p>12546.9</text:p>
              </table:table-cell>
              <table:table-cell office:value-type="float" office:value="12528.9">
                <text:p>12528.9</text:p>
              </table:table-cell>
              <table:table-cell office:value-type="float" office:value="12480.1">
                <text:p>12480.1</text:p>
              </table:table-cell>
              <table:table-cell office:value-type="float" office:value="12370.8">
                <text:p>12370.8</text:p>
              </table:table-cell>
              <table:table-cell office:value-type="float" office:value="12390.1">
                <text:p>12390.1</text:p>
              </table:table-cell>
              <table:table-cell office:value-type="float" office:value="12367.3">
                <text:p>12367.3</text:p>
              </table:table-cell>
              <table:table-cell office:value-type="float" office:value="12306.5">
                <text:p>12306.5</text:p>
              </table:table-cell>
              <table:table-cell office:value-type="float" office:value="12340.7">
                <text:p>12340.7</text:p>
              </table:table-cell>
              <table:table-cell office:value-type="float" office:value="12307.8">
                <text:p>12307.8</text:p>
              </table:table-cell>
              <table:table-cell office:value-type="float" office:value="12413.1">
                <text:p>12413.1</text:p>
              </table:table-cell>
              <table:table-cell office:value-type="float" office:value="12313.8">
                <text:p>12313.8</text:p>
              </table:table-cell>
              <table:table-cell office:value-type="float" office:value="12370.6">
                <text:p>12370.6</text:p>
              </table:table-cell>
              <table:table-cell office:value-type="float" office:value="12324.6">
                <text:p>12324.6</text:p>
              </table:table-cell>
              <table:table-cell office:value-type="float" office:value="12304.5">
                <text:p>12304.5</text:p>
              </table:table-cell>
              <table:table-cell office:value-type="float" office:value="12296.3">
                <text:p>12296.3</text:p>
              </table:table-cell>
              <table:table-cell office:value-type="float" office:value="12189.6">
                <text:p>12189.6</text:p>
              </table:table-cell>
              <table:table-cell office:value-type="float" office:value="12120.3">
                <text:p>12120.3</text:p>
              </table:table-cell>
              <table:table-cell office:value-type="float" office:value="12016.6">
                <text:p>12016.6</text:p>
              </table:table-cell>
              <table:table-cell office:value-type="float" office:value="12006.6">
                <text:p>12006.6</text:p>
              </table:table-cell>
              <table:table-cell office:value-type="float" office:value="11985.2">
                <text:p>11985.2</text:p>
              </table:table-cell>
              <table:table-cell office:value-type="float" office:value="11905.8">
                <text:p>11905.8</text:p>
              </table:table-cell>
              <table:table-cell office:value-type="float" office:value="11821">
                <text:p>11821</text:p>
              </table:table-cell>
              <table:table-cell office:value-type="float" office:value="11841.6">
                <text:p>11841.6</text:p>
              </table:table-cell>
              <table:table-cell office:value-type="float" office:value="11838.7">
                <text:p>11838.7</text:p>
              </table:table-cell>
              <table:table-cell office:value-type="float" office:value="11865.9">
                <text:p>11865.9</text:p>
              </table:table-cell>
              <table:table-cell office:value-type="float" office:value="11792.6">
                <text:p>11792.6</text:p>
              </table:table-cell>
              <table:table-cell office:value-type="float" office:value="11777.7">
                <text:p>11777.7</text:p>
              </table:table-cell>
              <table:table-cell office:value-type="float" office:value="11749.8">
                <text:p>11749.8</text:p>
              </table:table-cell>
              <table:table-cell office:value-type="float" office:value="11801.4">
                <text:p>11801.4</text:p>
              </table:table-cell>
              <table:table-cell office:value-type="float" office:value="11756.9">
                <text:p>11756.9</text:p>
              </table:table-cell>
              <table:table-cell office:value-type="float" office:value="11777.5">
                <text:p>11777.5</text:p>
              </table:table-cell>
              <table:table-cell office:value-type="float" office:value="11797.8">
                <text:p>11797.8</text:p>
              </table:table-cell>
              <table:table-cell office:value-type="float" office:value="11738.4">
                <text:p>11738.4</text:p>
              </table:table-cell>
              <table:table-cell office:value-type="float" office:value="11735.7">
                <text:p>11735.7</text:p>
              </table:table-cell>
              <table:table-cell office:value-type="float" office:value="11712.9">
                <text:p>11712.9</text:p>
              </table:table-cell>
              <table:table-cell office:value-type="float" office:value="11645.9">
                <text:p>11645.9</text:p>
              </table:table-cell>
              <table:table-cell office:value-type="float" office:value="11584.6">
                <text:p>11584.6</text:p>
              </table:table-cell>
              <table:table-cell office:value-type="float" office:value="11592.8">
                <text:p>11592.8</text:p>
              </table:table-cell>
              <table:table-cell office:value-type="float" office:value="11580.2">
                <text:p>11580.2</text:p>
              </table:table-cell>
              <table:table-cell office:value-type="float" office:value="11532.6">
                <text:p>11532.6</text:p>
              </table:table-cell>
              <table:table-cell office:value-type="float" office:value="11670.8">
                <text:p>11670.8</text:p>
              </table:table-cell>
              <table:table-cell office:value-type="float" office:value="11499.4">
                <text:p>11499.4</text:p>
              </table:table-cell>
              <table:table-cell office:value-type="float" office:value="11488.3">
                <text:p>11488.3</text:p>
              </table:table-cell>
              <table:table-cell office:value-type="float" office:value="11466.7">
                <text:p>11466.7</text:p>
              </table:table-cell>
              <table:table-cell office:value-type="float" office:value="11463.4">
                <text:p>11463.4</text:p>
              </table:table-cell>
              <table:table-cell office:value-type="float" office:value="11437.3">
                <text:p>11437.3</text:p>
              </table:table-cell>
              <table:table-cell office:value-type="float" office:value="11422.3">
                <text:p>11422.3</text:p>
              </table:table-cell>
              <table:table-cell office:value-type="float" office:value="11472.6">
                <text:p>11472.6</text:p>
              </table:table-cell>
              <table:table-cell office:value-type="float" office:value="11475.8">
                <text:p>11475.8</text:p>
              </table:table-cell>
              <table:table-cell office:value-type="float" office:value="11427">
                <text:p>11427</text:p>
              </table:table-cell>
              <table:table-cell office:value-type="float" office:value="11512">
                <text:p>11512</text:p>
              </table:table-cell>
              <table:table-cell office:value-type="float" office:value="11522.3">
                <text:p>11522.3</text:p>
              </table:table-cell>
              <table:table-cell office:value-type="float" office:value="11524.7">
                <text:p>11524.7</text:p>
              </table:table-cell>
              <table:table-cell office:value-type="float" office:value="11528.5">
                <text:p>11528.5</text:p>
              </table:table-cell>
              <table:table-cell office:value-type="float" office:value="11499.4">
                <text:p>11499.4</text:p>
              </table:table-cell>
              <table:table-cell office:value-type="float" office:value="11506.2">
                <text:p>11506.2</text:p>
              </table:table-cell>
              <table:table-cell office:value-type="float" office:value="11515.4">
                <text:p>11515.4</text:p>
              </table:table-cell>
              <table:table-cell office:value-type="float" office:value="11416">
                <text:p>11416</text:p>
              </table:table-cell>
              <table:table-cell office:value-type="float" office:value="11435.6">
                <text:p>11435.6</text:p>
              </table:table-cell>
              <table:table-cell office:value-type="float" office:value="11370.6">
                <text:p>11370.6</text:p>
              </table:table-cell>
              <table:table-cell office:value-type="float" office:value="11366.2">
                <text:p>11366.2</text:p>
              </table:table-cell>
              <table:table-cell office:value-type="float" office:value="11341.5">
                <text:p>11341.5</text:p>
              </table:table-cell>
              <table:table-cell office:value-type="float" office:value="11385.1">
                <text:p>11385.1</text:p>
              </table:table-cell>
              <table:table-cell office:value-type="float" office:value="11399.8">
                <text:p>11399.8</text:p>
              </table:table-cell>
              <table:table-cell office:value-type="float" office:value="11298.9">
                <text:p>11298.9</text:p>
              </table:table-cell>
              <table:table-cell office:value-type="float" office:value="11255.6">
                <text:p>11255.6</text:p>
              </table:table-cell>
              <table:table-cell office:value-type="float" office:value="11271.6">
                <text:p>11271.6</text:p>
              </table:table-cell>
              <table:table-cell office:value-type="float" office:value="11271.5">
                <text:p>11271.5</text:p>
              </table:table-cell>
              <table:table-cell office:value-type="float" office:value="11142.1">
                <text:p>11142.1</text:p>
              </table:table-cell>
              <table:table-cell office:value-type="float" office:value="11139.2">
                <text:p>11139.2</text:p>
              </table:table-cell>
              <table:table-cell office:value-type="float" office:value="11072.6">
                <text:p>11072.6</text:p>
              </table:table-cell>
              <table:table-cell office:value-type="float" office:value="11122.8">
                <text:p>11122.8</text:p>
              </table:table-cell>
              <table:table-cell office:value-type="float" office:value="11104">
                <text:p>11104</text:p>
              </table:table-cell>
              <table:table-cell office:value-type="float" office:value="10994.1">
                <text:p>10994.1</text:p>
              </table:table-cell>
              <table:table-cell office:value-type="float" office:value="10958.1">
                <text:p>10958.1</text:p>
              </table:table-cell>
              <table:table-cell office:value-type="float" office:value="11007.3">
                <text:p>11007.3</text:p>
              </table:table-cell>
              <table:table-cell office:value-type="float" office:value="10973.2">
                <text:p>10973.2</text:p>
              </table:table-cell>
              <table:table-cell office:value-type="float" office:value="10943.5">
                <text:p>10943.5</text:p>
              </table:table-cell>
              <table:table-cell office:value-type="float" office:value="10985.1">
                <text:p>10985.1</text:p>
              </table:table-cell>
              <table:table-cell office:value-type="float" office:value="10853.8">
                <text:p>10853.8</text:p>
              </table:table-cell>
              <table:table-cell office:value-type="float" office:value="10723.7">
                <text:p>10723.7</text:p>
              </table:table-cell>
              <table:table-cell office:value-type="float" office:value="10751.6">
                <text:p>10751.6</text:p>
              </table:table-cell>
              <table:table-cell office:value-type="float" office:value="10760.6">
                <text:p>10760.6</text:p>
              </table:table-cell>
              <table:table-cell office:value-type="float" office:value="10796.5">
                <text:p>10796.5</text:p>
              </table:table-cell>
              <table:table-cell office:value-type="float" office:value="10786.7">
                <text:p>10786.7</text:p>
              </table:table-cell>
              <table:table-cell office:value-type="float" office:value="10723.4">
                <text:p>10723.4</text:p>
              </table:table-cell>
              <table:table-cell office:value-type="float" office:value="10753.5">
                <text:p>10753.5</text:p>
              </table:table-cell>
              <table:table-cell office:value-type="float" office:value="10583.8">
                <text:p>10583.8</text:p>
              </table:table-cell>
              <table:table-cell office:value-type="float" office:value="10560.5">
                <text:p>10560.5</text:p>
              </table:table-cell>
              <table:table-cell office:value-type="float" office:value="10676.4">
                <text:p>10676.4</text:p>
              </table:table-cell>
              <table:table-cell office:value-type="float" office:value="10546.7">
                <text:p>10546.7</text:p>
              </table:table-cell>
              <table:table-cell office:value-type="float" office:value="10546.3">
                <text:p>10546.3</text:p>
              </table:table-cell>
              <table:table-cell office:value-type="float" office:value="10479.2">
                <text:p>10479.2</text:p>
              </table:table-cell>
              <table:table-cell office:value-type="float" office:value="10508.1">
                <text:p>10508.1</text:p>
              </table:table-cell>
              <table:table-cell office:value-type="float" office:value="10543.4">
                <text:p>10543.4</text:p>
              </table:table-cell>
              <table:table-cell office:value-type="float" office:value="10479.4">
                <text:p>10479.4</text:p>
              </table:table-cell>
              <table:table-cell office:value-type="float" office:value="10412.3">
                <text:p>10412.3</text:p>
              </table:table-cell>
              <table:table-cell office:value-type="float" office:value="10515.8">
                <text:p>10515.8</text:p>
              </table:table-cell>
              <table:table-cell office:value-type="float" office:value="10457.7">
                <text:p>10457.7</text:p>
              </table:table-cell>
              <table:table-cell office:value-type="float" office:value="10474.4">
                <text:p>10474.4</text:p>
              </table:table-cell>
              <table:table-cell office:value-type="float" office:value="10419.1">
                <text:p>10419.1</text:p>
              </table:table-cell>
              <table:table-cell office:value-type="float" office:value="10486.7">
                <text:p>10486.7</text:p>
              </table:table-cell>
              <table:table-cell office:value-type="float" office:value="10456.7">
                <text:p>10456.7</text:p>
              </table:table-cell>
              <table:table-cell office:value-type="float" office:value="10423.6">
                <text:p>10423.6</text:p>
              </table:table-cell>
              <table:table-cell office:value-type="float" office:value="10324.8">
                <text:p>10324.8</text:p>
              </table:table-cell>
              <table:table-cell office:value-type="float" office:value="10295.6">
                <text:p>10295.6</text:p>
              </table:table-cell>
              <table:table-cell office:value-type="float" office:value="10286.4">
                <text:p>10286.4</text:p>
              </table:table-cell>
              <table:table-cell office:value-type="float" office:value="10331.5">
                <text:p>10331.5</text:p>
              </table:table-cell>
              <table:table-cell office:value-type="float" office:value="10336.5">
                <text:p>10336.5</text:p>
              </table:table-cell>
              <table:table-cell office:value-type="float" office:value="10285.9">
                <text:p>10285.9</text:p>
              </table:table-cell>
              <table:table-cell office:value-type="float" office:value="10277.3">
                <text:p>10277.3</text:p>
              </table:table-cell>
              <table:table-cell office:value-type="float" office:value="10325.6">
                <text:p>10325.6</text:p>
              </table:table-cell>
              <table:table-cell office:value-type="float" office:value="10233.3">
                <text:p>10233.3</text:p>
              </table:table-cell>
              <table:table-cell office:value-type="float" office:value="10367.3">
                <text:p>10367.3</text:p>
              </table:table-cell>
              <table:table-cell office:value-type="float" office:value="10284.4">
                <text:p>10284.4</text:p>
              </table:table-cell>
              <table:table-cell office:value-type="float" office:value="10145.1">
                <text:p>10145.1</text:p>
              </table:table-cell>
              <table:table-cell office:value-type="float" office:value="10107.9">
                <text:p>10107.9</text:p>
              </table:table-cell>
              <table:table-cell office:value-type="float" office:value="10158">
                <text:p>10158</text:p>
              </table:table-cell>
              <table:table-cell office:value-type="float" office:value="10183.6">
                <text:p>10183.6</text:p>
              </table:table-cell>
              <table:table-cell office:value-type="float" office:value="10206.4">
                <text:p>10206.4</text:p>
              </table:table-cell>
              <table:table-cell office:value-type="float" office:value="10138.8">
                <text:p>10138.8</text:p>
              </table:table-cell>
              <table:table-cell office:value-type="float" office:value="10148.8">
                <text:p>10148.8</text:p>
              </table:table-cell>
              <table:table-cell office:value-type="float" office:value="10146.4">
                <text:p>10146.4</text:p>
              </table:table-cell>
              <table:table-cell office:value-type="float" office:value="10116.9">
                <text:p>10116.9</text:p>
              </table:table-cell>
              <table:table-cell office:value-type="float" office:value="10107.6">
                <text:p>10107.6</text:p>
              </table:table-cell>
              <table:table-cell office:value-type="float" office:value="10139.2">
                <text:p>10139.2</text:p>
              </table:table-cell>
              <table:table-cell office:value-type="float" office:value="10087.3">
                <text:p>10087.3</text:p>
              </table:table-cell>
              <table:table-cell office:value-type="float" office:value="10084.8">
                <text:p>10084.8</text:p>
              </table:table-cell>
              <table:table-cell office:value-type="float" office:value="10141">
                <text:p>10141</text:p>
              </table:table-cell>
              <table:table-cell office:value-type="float" office:value="10106.2">
                <text:p>10106.2</text:p>
              </table:table-cell>
              <table:table-cell office:value-type="float" office:value="10229.9">
                <text:p>10229.9</text:p>
              </table:table-cell>
              <table:table-cell office:value-type="float" office:value="10188.2">
                <text:p>10188.2</text:p>
              </table:table-cell>
              <table:table-cell office:value-type="float" office:value="10106.1">
                <text:p>10106.1</text:p>
              </table:table-cell>
              <table:table-cell office:value-type="float" office:value="10126.1">
                <text:p>10126.1</text:p>
              </table:table-cell>
              <table:table-cell office:value-type="float" office:value="10094">
                <text:p>10094</text:p>
              </table:table-cell>
              <table:table-cell office:value-type="float" office:value="10133.7">
                <text:p>10133.7</text:p>
              </table:table-cell>
              <table:table-cell office:value-type="float" office:value="10107.8">
                <text:p>10107.8</text:p>
              </table:table-cell>
              <table:table-cell office:value-type="float" office:value="10091.3">
                <text:p>10091.3</text:p>
              </table:table-cell>
              <table:table-cell office:value-type="float" office:value="10157.8">
                <text:p>10157.8</text:p>
              </table:table-cell>
              <table:table-cell office:value-type="float" office:value="10118.2">
                <text:p>10118.2</text:p>
              </table:table-cell>
              <table:table-cell office:value-type="float" office:value="10014">
                <text:p>10014</text:p>
              </table:table-cell>
              <table:table-cell office:value-type="float" office:value="9969.26">
                <text:p>9969.26</text:p>
              </table:table-cell>
              <table:table-cell office:value-type="float" office:value="10035.2">
                <text:p>10035.2</text:p>
              </table:table-cell>
              <table:table-cell office:value-type="float" office:value="9964.29">
                <text:p>9964.29</text:p>
              </table:table-cell>
              <table:table-cell office:value-type="float" office:value="10075.6">
                <text:p>10075.6</text:p>
              </table:table-cell>
              <table:table-cell office:value-type="float" office:value="9978.39">
                <text:p>9978.39</text:p>
              </table:table-cell>
              <table:table-cell office:value-type="float" office:value="10032">
                <text:p>10032</text:p>
              </table:table-cell>
              <table:table-cell office:value-type="float" office:value="10045.5">
                <text:p>10045.5</text:p>
              </table:table-cell>
              <table:table-cell office:value-type="float" office:value="10019.3">
                <text:p>10019.3</text:p>
              </table:table-cell>
              <table:table-cell office:value-type="float" office:value="9958">
                <text:p>9958</text:p>
              </table:table-cell>
              <table:table-cell office:value-type="float" office:value="9965.14">
                <text:p>9965.14</text:p>
              </table:table-cell>
              <table:table-cell office:value-type="float" office:value="10044.3">
                <text:p>10044.3</text:p>
              </table:table-cell>
              <table:table-cell office:value-type="float" office:value="9995.24">
                <text:p>9995.24</text:p>
              </table:table-cell>
              <table:table-cell office:value-type="float" office:value="9929.31">
                <text:p>9929.31</text:p>
              </table:table-cell>
              <table:table-cell office:value-type="float" office:value="9951.36">
                <text:p>9951.36</text:p>
              </table:table-cell>
              <table:table-cell office:value-type="float" office:value="9939.5">
                <text:p>9939.5</text:p>
              </table:table-cell>
              <table:table-cell office:value-type="float" office:value="9933.04">
                <text:p>9933.04</text:p>
              </table:table-cell>
              <table:table-cell office:value-type="float" office:value="9933.97">
                <text:p>9933.97</text:p>
              </table:table-cell>
              <table:table-cell office:value-type="float" office:value="9964.38">
                <text:p>9964.38</text:p>
              </table:table-cell>
              <table:table-cell office:value-type="float" office:value="9973.03">
                <text:p>9973.03</text:p>
              </table:table-cell>
              <table:table-cell office:value-type="float" office:value="9886.14">
                <text:p>9886.14</text:p>
              </table:table-cell>
              <table:table-cell office:value-type="float" office:value="9834.16">
                <text:p>9834.16</text:p>
              </table:table-cell>
              <table:table-cell office:value-type="float" office:value="9887.2">
                <text:p>9887.2</text:p>
              </table:table-cell>
              <table:table-cell office:value-type="float" office:value="9911.14">
                <text:p>9911.14</text:p>
              </table:table-cell>
              <table:table-cell office:value-type="float" office:value="9960.85">
                <text:p>9960.85</text:p>
              </table:table-cell>
              <table:table-cell office:value-type="float" office:value="9857.77">
                <text:p>9857.77</text:p>
              </table:table-cell>
              <table:table-cell office:value-type="float" office:value="9900.89">
                <text:p>9900.89</text:p>
              </table:table-cell>
              <table:table-cell office:value-type="float" office:value="9766.25">
                <text:p>9766.25</text:p>
              </table:table-cell>
              <table:table-cell office:value-type="float" office:value="9790.17">
                <text:p>9790.17</text:p>
              </table:table-cell>
              <table:table-cell office:value-type="float" office:value="9890.66">
                <text:p>9890.66</text:p>
              </table:table-cell>
              <table:table-cell office:value-type="float" office:value="9827.88">
                <text:p>9827.88</text:p>
              </table:table-cell>
              <table:table-cell office:value-type="float" office:value="9864.41">
                <text:p>9864.41</text:p>
              </table:table-cell>
              <table:table-cell office:value-type="float" office:value="9791.63">
                <text:p>9791.63</text:p>
              </table:table-cell>
              <table:table-cell office:value-type="float" office:value="9905.41">
                <text:p>9905.41</text:p>
              </table:table-cell>
              <table:table-cell office:value-type="float" office:value="9795.09">
                <text:p>9795.09</text:p>
              </table:table-cell>
              <table:table-cell office:value-type="float" office:value="9773.54">
                <text:p>9773.54</text:p>
              </table:table-cell>
              <table:table-cell office:value-type="float" office:value="9715.75">
                <text:p>9715.75</text:p>
              </table:table-cell>
              <table:table-cell office:value-type="float" office:value="9711.05">
                <text:p>9711.05</text:p>
              </table:table-cell>
              <table:table-cell office:value-type="float" office:value="9740.33">
                <text:p>9740.33</text:p>
              </table:table-cell>
              <table:table-cell office:value-type="float" office:value="9753.92">
                <text:p>9753.92</text:p>
              </table:table-cell>
              <table:table-cell office:value-type="float" office:value="9863.28">
                <text:p>9863.28</text:p>
              </table:table-cell>
              <table:table-cell office:value-type="float" office:value="9700.73">
                <text:p>9700.73</text:p>
              </table:table-cell>
              <table:table-cell office:value-type="float" office:value="9604.18">
                <text:p>9604.18</text:p>
              </table:table-cell>
              <table:table-cell office:value-type="float" office:value="9609.13">
                <text:p>9609.13</text:p>
              </table:table-cell>
              <table:table-cell office:value-type="float" office:value="9617.74">
                <text:p>9617.74</text:p>
              </table:table-cell>
              <table:table-cell office:value-type="float" office:value="9657.23">
                <text:p>9657.23</text:p>
              </table:table-cell>
              <table:table-cell office:value-type="float" office:value="9675.61">
                <text:p>9675.61</text:p>
              </table:table-cell>
              <table:table-cell office:value-type="float" office:value="9690.72">
                <text:p>9690.72</text:p>
              </table:table-cell>
              <table:table-cell office:value-type="float" office:value="9678.69">
                <text:p>9678.69</text:p>
              </table:table-cell>
              <table:table-cell office:value-type="float" office:value="9555.02">
                <text:p>9555.02</text:p>
              </table:table-cell>
              <table:table-cell office:value-type="float" office:value="9660.97">
                <text:p>9660.97</text:p>
              </table:table-cell>
              <table:table-cell office:value-type="float" office:value="9610.6">
                <text:p>9610.6</text:p>
              </table:table-cell>
              <table:table-cell office:value-type="float" office:value="9628.06">
                <text:p>9628.06</text:p>
              </table:table-cell>
              <table:table-cell office:value-type="float" office:value="9697.25">
                <text:p>9697.25</text:p>
              </table:table-cell>
              <table:table-cell office:value-type="float" office:value="9659.57">
                <text:p>9659.57</text:p>
              </table:table-cell>
              <table:table-cell office:value-type="float" office:value="9706.36">
                <text:p>9706.36</text:p>
              </table:table-cell>
              <table:table-cell office:value-type="float" office:value="9675.96">
                <text:p>9675.96</text:p>
              </table:table-cell>
              <table:table-cell office:value-type="float" office:value="9711.19">
                <text:p>9711.19</text:p>
              </table:table-cell>
              <table:table-cell office:value-type="float" office:value="9697.17">
                <text:p>9697.17</text:p>
              </table:table-cell>
              <table:table-cell office:value-type="float" office:value="9662.84">
                <text:p>9662.84</text:p>
              </table:table-cell>
              <table:table-cell office:value-type="float" office:value="9688.01">
                <text:p>9688.01</text:p>
              </table:table-cell>
              <table:table-cell office:value-type="float" office:value="9716.43">
                <text:p>9716.43</text:p>
              </table:table-cell>
            </table:table-row>
            <table:table-row>
              <table:table-cell office:value-type="string">
                <text:p>Run: 5</text:p>
                <draw:g>
                  <svg:desc>Sheet1.G21:Sheet1.G21</svg:desc>
                </draw:g>
              </table:table-cell>
              <table:table-cell office:value-type="float" office:value="29011.4">
                <text:p>29011.4</text:p>
                <draw:g>
                  <svg:desc>Sheet1.A23:Sheet1.JT23</svg:desc>
                </draw:g>
              </table:table-cell>
              <table:table-cell office:value-type="float" office:value="27480.6">
                <text:p>27480.6</text:p>
              </table:table-cell>
              <table:table-cell office:value-type="float" office:value="26328.2">
                <text:p>26328.2</text:p>
              </table:table-cell>
              <table:table-cell office:value-type="float" office:value="25719.7">
                <text:p>25719.7</text:p>
              </table:table-cell>
              <table:table-cell office:value-type="float" office:value="25472.9">
                <text:p>25472.9</text:p>
              </table:table-cell>
              <table:table-cell office:value-type="float" office:value="25296.2">
                <text:p>25296.2</text:p>
              </table:table-cell>
              <table:table-cell office:value-type="float" office:value="25092.4">
                <text:p>25092.4</text:p>
              </table:table-cell>
              <table:table-cell office:value-type="float" office:value="24872.9">
                <text:p>24872.9</text:p>
              </table:table-cell>
              <table:table-cell office:value-type="float" office:value="24510.9">
                <text:p>24510.9</text:p>
              </table:table-cell>
              <table:table-cell office:value-type="float" office:value="24372.7">
                <text:p>24372.7</text:p>
              </table:table-cell>
              <table:table-cell office:value-type="float" office:value="24207.2">
                <text:p>24207.2</text:p>
              </table:table-cell>
              <table:table-cell office:value-type="float" office:value="24122.3">
                <text:p>24122.3</text:p>
              </table:table-cell>
              <table:table-cell office:value-type="float" office:value="23972.1">
                <text:p>23972.1</text:p>
              </table:table-cell>
              <table:table-cell office:value-type="float" office:value="23887.7">
                <text:p>23887.7</text:p>
              </table:table-cell>
              <table:table-cell office:value-type="float" office:value="23813.3">
                <text:p>23813.3</text:p>
              </table:table-cell>
              <table:table-cell office:value-type="float" office:value="23631.8">
                <text:p>23631.8</text:p>
              </table:table-cell>
              <table:table-cell office:value-type="float" office:value="23366.6">
                <text:p>23366.6</text:p>
              </table:table-cell>
              <table:table-cell office:value-type="float" office:value="23182.4">
                <text:p>23182.4</text:p>
              </table:table-cell>
              <table:table-cell office:value-type="float" office:value="22922.6">
                <text:p>22922.6</text:p>
              </table:table-cell>
              <table:table-cell office:value-type="float" office:value="22869.5">
                <text:p>22869.5</text:p>
              </table:table-cell>
              <table:table-cell office:value-type="float" office:value="22751">
                <text:p>22751</text:p>
              </table:table-cell>
              <table:table-cell office:value-type="float" office:value="22507">
                <text:p>22507</text:p>
              </table:table-cell>
              <table:table-cell office:value-type="float" office:value="22358.6">
                <text:p>22358.6</text:p>
              </table:table-cell>
              <table:table-cell office:value-type="float" office:value="22162.5">
                <text:p>22162.5</text:p>
              </table:table-cell>
              <table:table-cell office:value-type="float" office:value="22012.5">
                <text:p>22012.5</text:p>
              </table:table-cell>
              <table:table-cell office:value-type="float" office:value="21826.3">
                <text:p>21826.3</text:p>
              </table:table-cell>
              <table:table-cell office:value-type="float" office:value="21525.1">
                <text:p>21525.1</text:p>
              </table:table-cell>
              <table:table-cell office:value-type="float" office:value="21384.8">
                <text:p>21384.8</text:p>
              </table:table-cell>
              <table:table-cell office:value-type="float" office:value="21240.2">
                <text:p>21240.2</text:p>
              </table:table-cell>
              <table:table-cell office:value-type="float" office:value="21031.6">
                <text:p>21031.6</text:p>
              </table:table-cell>
              <table:table-cell office:value-type="float" office:value="20900.5">
                <text:p>20900.5</text:p>
              </table:table-cell>
              <table:table-cell office:value-type="float" office:value="20708.5">
                <text:p>20708.5</text:p>
              </table:table-cell>
              <table:table-cell office:value-type="float" office:value="20577.6">
                <text:p>20577.6</text:p>
              </table:table-cell>
              <table:table-cell office:value-type="float" office:value="20500.2">
                <text:p>20500.2</text:p>
              </table:table-cell>
              <table:table-cell office:value-type="float" office:value="20490.7">
                <text:p>20490.7</text:p>
              </table:table-cell>
              <table:table-cell office:value-type="float" office:value="20474.4">
                <text:p>20474.4</text:p>
              </table:table-cell>
              <table:table-cell office:value-type="float" office:value="20418.2">
                <text:p>20418.2</text:p>
              </table:table-cell>
              <table:table-cell office:value-type="float" office:value="20417.5">
                <text:p>20417.5</text:p>
              </table:table-cell>
              <table:table-cell office:value-type="float" office:value="20349.3">
                <text:p>20349.3</text:p>
              </table:table-cell>
              <table:table-cell office:value-type="float" office:value="20200.1">
                <text:p>20200.1</text:p>
              </table:table-cell>
              <table:table-cell office:value-type="float" office:value="19839.5">
                <text:p>19839.5</text:p>
              </table:table-cell>
              <table:table-cell office:value-type="float" office:value="19765.2">
                <text:p>19765.2</text:p>
              </table:table-cell>
              <table:table-cell office:value-type="float" office:value="19760.2">
                <text:p>19760.2</text:p>
              </table:table-cell>
              <table:table-cell office:value-type="float" office:value="19734.9">
                <text:p>19734.9</text:p>
              </table:table-cell>
              <table:table-cell office:value-type="float" office:value="19618.6">
                <text:p>19618.6</text:p>
              </table:table-cell>
              <table:table-cell office:value-type="float" office:value="19517.3">
                <text:p>19517.3</text:p>
              </table:table-cell>
              <table:table-cell office:value-type="float" office:value="19351.8">
                <text:p>19351.8</text:p>
              </table:table-cell>
              <table:table-cell office:value-type="float" office:value="19155.7">
                <text:p>19155.7</text:p>
              </table:table-cell>
              <table:table-cell office:value-type="float" office:value="19092.3">
                <text:p>19092.3</text:p>
              </table:table-cell>
              <table:table-cell office:value-type="float" office:value="18985.6">
                <text:p>18985.6</text:p>
              </table:table-cell>
              <table:table-cell office:value-type="float" office:value="18891.2">
                <text:p>18891.2</text:p>
              </table:table-cell>
              <table:table-cell office:value-type="float" office:value="18578">
                <text:p>18578</text:p>
              </table:table-cell>
              <table:table-cell office:value-type="float" office:value="18357.8">
                <text:p>18357.8</text:p>
              </table:table-cell>
              <table:table-cell office:value-type="float" office:value="18161.9">
                <text:p>18161.9</text:p>
              </table:table-cell>
              <table:table-cell office:value-type="float" office:value="17976.1">
                <text:p>17976.1</text:p>
              </table:table-cell>
              <table:table-cell office:value-type="float" office:value="17867.3">
                <text:p>17867.3</text:p>
              </table:table-cell>
              <table:table-cell office:value-type="float" office:value="17704.6">
                <text:p>17704.6</text:p>
              </table:table-cell>
              <table:table-cell office:value-type="float" office:value="17509.1">
                <text:p>17509.1</text:p>
              </table:table-cell>
              <table:table-cell office:value-type="float" office:value="17377.2">
                <text:p>17377.2</text:p>
              </table:table-cell>
              <table:table-cell office:value-type="float" office:value="17357.6">
                <text:p>17357.6</text:p>
              </table:table-cell>
              <table:table-cell office:value-type="float" office:value="17315.6">
                <text:p>17315.6</text:p>
              </table:table-cell>
              <table:table-cell office:value-type="float" office:value="17252">
                <text:p>17252</text:p>
              </table:table-cell>
              <table:table-cell office:value-type="float" office:value="17162.8">
                <text:p>17162.8</text:p>
              </table:table-cell>
              <table:table-cell office:value-type="float" office:value="17089.2">
                <text:p>17089.2</text:p>
              </table:table-cell>
              <table:table-cell office:value-type="float" office:value="16979.3">
                <text:p>16979.3</text:p>
              </table:table-cell>
              <table:table-cell office:value-type="float" office:value="16950.5">
                <text:p>16950.5</text:p>
              </table:table-cell>
              <table:table-cell office:value-type="float" office:value="16912.3">
                <text:p>16912.3</text:p>
              </table:table-cell>
              <table:table-cell office:value-type="float" office:value="16738.9">
                <text:p>16738.9</text:p>
              </table:table-cell>
              <table:table-cell office:value-type="float" office:value="16465.7">
                <text:p>16465.7</text:p>
              </table:table-cell>
              <table:table-cell office:value-type="float" office:value="16310.3">
                <text:p>16310.3</text:p>
              </table:table-cell>
              <table:table-cell office:value-type="float" office:value="16227">
                <text:p>16227</text:p>
              </table:table-cell>
              <table:table-cell office:value-type="float" office:value="16208.2">
                <text:p>16208.2</text:p>
              </table:table-cell>
              <table:table-cell office:value-type="float" office:value="16118.5">
                <text:p>16118.5</text:p>
              </table:table-cell>
              <table:table-cell office:value-type="float" office:value="16078.3">
                <text:p>16078.3</text:p>
              </table:table-cell>
              <table:table-cell office:value-type="float" office:value="15821.8">
                <text:p>15821.8</text:p>
              </table:table-cell>
              <table:table-cell office:value-type="float" office:value="15579.7">
                <text:p>15579.7</text:p>
              </table:table-cell>
              <table:table-cell office:value-type="float" office:value="15580.4">
                <text:p>15580.4</text:p>
              </table:table-cell>
              <table:table-cell office:value-type="float" office:value="15578.6">
                <text:p>15578.6</text:p>
              </table:table-cell>
              <table:table-cell office:value-type="float" office:value="15527.9">
                <text:p>15527.9</text:p>
              </table:table-cell>
              <table:table-cell office:value-type="float" office:value="15477.3">
                <text:p>15477.3</text:p>
              </table:table-cell>
              <table:table-cell office:value-type="float" office:value="15359.4">
                <text:p>15359.4</text:p>
              </table:table-cell>
              <table:table-cell office:value-type="float" office:value="15153.6">
                <text:p>15153.6</text:p>
              </table:table-cell>
              <table:table-cell office:value-type="float" office:value="14993.7">
                <text:p>14993.7</text:p>
              </table:table-cell>
              <table:table-cell office:value-type="float" office:value="14896.3">
                <text:p>14896.3</text:p>
              </table:table-cell>
              <table:table-cell office:value-type="float" office:value="14830.9">
                <text:p>14830.9</text:p>
              </table:table-cell>
              <table:table-cell office:value-type="float" office:value="14669.1">
                <text:p>14669.1</text:p>
              </table:table-cell>
              <table:table-cell office:value-type="float" office:value="14658">
                <text:p>14658</text:p>
              </table:table-cell>
              <table:table-cell office:value-type="float" office:value="14667.5">
                <text:p>14667.5</text:p>
              </table:table-cell>
              <table:table-cell office:value-type="float" office:value="14645.3">
                <text:p>14645.3</text:p>
              </table:table-cell>
              <table:table-cell office:value-type="float" office:value="14651.9">
                <text:p>14651.9</text:p>
              </table:table-cell>
              <table:table-cell office:value-type="float" office:value="14553.5">
                <text:p>14553.5</text:p>
              </table:table-cell>
              <table:table-cell office:value-type="float" office:value="14445.2">
                <text:p>14445.2</text:p>
              </table:table-cell>
              <table:table-cell office:value-type="float" office:value="14402.7">
                <text:p>14402.7</text:p>
              </table:table-cell>
              <table:table-cell office:value-type="float" office:value="14312.2">
                <text:p>14312.2</text:p>
              </table:table-cell>
              <table:table-cell office:value-type="float" office:value="14190.3">
                <text:p>14190.3</text:p>
              </table:table-cell>
              <table:table-cell office:value-type="float" office:value="14223.2">
                <text:p>14223.2</text:p>
              </table:table-cell>
              <table:table-cell office:value-type="float" office:value="13968.1">
                <text:p>13968.1</text:p>
              </table:table-cell>
              <table:table-cell office:value-type="float" office:value="13761.4">
                <text:p>13761.4</text:p>
              </table:table-cell>
              <table:table-cell office:value-type="float" office:value="13610.1">
                <text:p>13610.1</text:p>
              </table:table-cell>
              <table:table-cell office:value-type="float" office:value="13530.3">
                <text:p>13530.3</text:p>
              </table:table-cell>
              <table:table-cell office:value-type="float" office:value="13453.8">
                <text:p>13453.8</text:p>
              </table:table-cell>
              <table:table-cell office:value-type="float" office:value="13279.2">
                <text:p>13279.2</text:p>
              </table:table-cell>
              <table:table-cell office:value-type="float" office:value="13255.9">
                <text:p>13255.9</text:p>
              </table:table-cell>
              <table:table-cell office:value-type="float" office:value="13271">
                <text:p>13271</text:p>
              </table:table-cell>
              <table:table-cell office:value-type="float" office:value="13239.2">
                <text:p>13239.2</text:p>
              </table:table-cell>
              <table:table-cell office:value-type="float" office:value="13142.5">
                <text:p>13142.5</text:p>
              </table:table-cell>
              <table:table-cell office:value-type="float" office:value="13149.3">
                <text:p>13149.3</text:p>
              </table:table-cell>
              <table:table-cell office:value-type="float" office:value="12982.9">
                <text:p>12982.9</text:p>
              </table:table-cell>
              <table:table-cell office:value-type="float" office:value="12981.2">
                <text:p>12981.2</text:p>
              </table:table-cell>
              <table:table-cell office:value-type="float" office:value="12917.2">
                <text:p>12917.2</text:p>
              </table:table-cell>
              <table:table-cell office:value-type="float" office:value="12986.9">
                <text:p>12986.9</text:p>
              </table:table-cell>
              <table:table-cell office:value-type="float" office:value="13037.8">
                <text:p>13037.8</text:p>
              </table:table-cell>
              <table:table-cell office:value-type="float" office:value="12919.2">
                <text:p>12919.2</text:p>
              </table:table-cell>
              <table:table-cell office:value-type="float" office:value="12704.2">
                <text:p>12704.2</text:p>
              </table:table-cell>
              <table:table-cell office:value-type="float" office:value="12439.8">
                <text:p>12439.8</text:p>
              </table:table-cell>
              <table:table-cell office:value-type="float" office:value="12394.3">
                <text:p>12394.3</text:p>
              </table:table-cell>
              <table:table-cell office:value-type="float" office:value="12337">
                <text:p>12337</text:p>
              </table:table-cell>
              <table:table-cell office:value-type="float" office:value="12212.1">
                <text:p>12212.1</text:p>
              </table:table-cell>
              <table:table-cell office:value-type="float" office:value="12234.3">
                <text:p>12234.3</text:p>
              </table:table-cell>
              <table:table-cell office:value-type="float" office:value="12180.1">
                <text:p>12180.1</text:p>
              </table:table-cell>
              <table:table-cell office:value-type="float" office:value="12168.1">
                <text:p>12168.1</text:p>
              </table:table-cell>
              <table:table-cell office:value-type="float" office:value="12123.1">
                <text:p>12123.1</text:p>
              </table:table-cell>
              <table:table-cell office:value-type="float" office:value="12093.9">
                <text:p>12093.9</text:p>
              </table:table-cell>
              <table:table-cell office:value-type="float" office:value="12011.8">
                <text:p>12011.8</text:p>
              </table:table-cell>
              <table:table-cell office:value-type="float" office:value="12078.3">
                <text:p>12078.3</text:p>
              </table:table-cell>
              <table:table-cell office:value-type="float" office:value="12021.8">
                <text:p>12021.8</text:p>
              </table:table-cell>
              <table:table-cell office:value-type="float" office:value="11974.2">
                <text:p>11974.2</text:p>
              </table:table-cell>
              <table:table-cell office:value-type="float" office:value="12014.2">
                <text:p>12014.2</text:p>
              </table:table-cell>
              <table:table-cell office:value-type="float" office:value="11904.1">
                <text:p>11904.1</text:p>
              </table:table-cell>
              <table:table-cell office:value-type="float" office:value="11863.7">
                <text:p>11863.7</text:p>
              </table:table-cell>
              <table:table-cell office:value-type="float" office:value="11746.3">
                <text:p>11746.3</text:p>
              </table:table-cell>
              <table:table-cell office:value-type="float" office:value="11658.2">
                <text:p>11658.2</text:p>
              </table:table-cell>
              <table:table-cell office:value-type="float" office:value="11615.2">
                <text:p>11615.2</text:p>
              </table:table-cell>
              <table:table-cell office:value-type="float" office:value="11637.7">
                <text:p>11637.7</text:p>
              </table:table-cell>
              <table:table-cell office:value-type="float" office:value="11584.7">
                <text:p>11584.7</text:p>
              </table:table-cell>
              <table:table-cell office:value-type="float" office:value="11587.3">
                <text:p>11587.3</text:p>
              </table:table-cell>
              <table:table-cell office:value-type="float" office:value="11573.3">
                <text:p>11573.3</text:p>
              </table:table-cell>
              <table:table-cell office:value-type="float" office:value="11506.3">
                <text:p>11506.3</text:p>
              </table:table-cell>
              <table:table-cell office:value-type="float" office:value="11435.6">
                <text:p>11435.6</text:p>
              </table:table-cell>
              <table:table-cell office:value-type="float" office:value="11324.9">
                <text:p>11324.9</text:p>
              </table:table-cell>
              <table:table-cell office:value-type="float" office:value="11379.5">
                <text:p>11379.5</text:p>
              </table:table-cell>
              <table:table-cell office:value-type="float" office:value="11291.1">
                <text:p>11291.1</text:p>
              </table:table-cell>
              <table:table-cell office:value-type="float" office:value="11390.4">
                <text:p>11390.4</text:p>
              </table:table-cell>
              <table:table-cell office:value-type="float" office:value="11363.7">
                <text:p>11363.7</text:p>
              </table:table-cell>
              <table:table-cell office:value-type="float" office:value="11317.4">
                <text:p>11317.4</text:p>
              </table:table-cell>
              <table:table-cell office:value-type="float" office:value="11307.8">
                <text:p>11307.8</text:p>
              </table:table-cell>
              <table:table-cell office:value-type="float" office:value="11370.5">
                <text:p>11370.5</text:p>
              </table:table-cell>
              <table:table-cell office:value-type="float" office:value="11344.1">
                <text:p>11344.1</text:p>
              </table:table-cell>
              <table:table-cell office:value-type="float" office:value="11221.8">
                <text:p>11221.8</text:p>
              </table:table-cell>
              <table:table-cell office:value-type="float" office:value="11221.3">
                <text:p>11221.3</text:p>
              </table:table-cell>
              <table:table-cell office:value-type="float" office:value="11156.5">
                <text:p>11156.5</text:p>
              </table:table-cell>
              <table:table-cell office:value-type="float" office:value="11162.5">
                <text:p>11162.5</text:p>
              </table:table-cell>
              <table:table-cell office:value-type="float" office:value="11124.3">
                <text:p>11124.3</text:p>
              </table:table-cell>
              <table:table-cell office:value-type="float" office:value="11127.5">
                <text:p>11127.5</text:p>
              </table:table-cell>
              <table:table-cell office:value-type="float" office:value="11120.9">
                <text:p>11120.9</text:p>
              </table:table-cell>
              <table:table-cell office:value-type="float" office:value="11167.6">
                <text:p>11167.6</text:p>
              </table:table-cell>
              <table:table-cell office:value-type="float" office:value="11114.6">
                <text:p>11114.6</text:p>
              </table:table-cell>
              <table:table-cell office:value-type="float" office:value="11175.5">
                <text:p>11175.5</text:p>
              </table:table-cell>
              <table:table-cell office:value-type="float" office:value="11111.5">
                <text:p>11111.5</text:p>
              </table:table-cell>
              <table:table-cell office:value-type="float" office:value="11237.4">
                <text:p>11237.4</text:p>
              </table:table-cell>
              <table:table-cell office:value-type="float" office:value="11048.8">
                <text:p>11048.8</text:p>
              </table:table-cell>
              <table:table-cell office:value-type="float" office:value="11044.7">
                <text:p>11044.7</text:p>
              </table:table-cell>
              <table:table-cell office:value-type="float" office:value="11012.8">
                <text:p>11012.8</text:p>
              </table:table-cell>
              <table:table-cell office:value-type="float" office:value="11031.8">
                <text:p>11031.8</text:p>
              </table:table-cell>
              <table:table-cell office:value-type="float" office:value="11010.5">
                <text:p>11010.5</text:p>
              </table:table-cell>
              <table:table-cell office:value-type="float" office:value="10975.8">
                <text:p>10975.8</text:p>
              </table:table-cell>
              <table:table-cell office:value-type="float" office:value="10980">
                <text:p>10980</text:p>
              </table:table-cell>
              <table:table-cell office:value-type="float" office:value="10950.4">
                <text:p>10950.4</text:p>
              </table:table-cell>
              <table:table-cell office:value-type="float" office:value="10941.1">
                <text:p>10941.1</text:p>
              </table:table-cell>
              <table:table-cell office:value-type="float" office:value="10981.7">
                <text:p>10981.7</text:p>
              </table:table-cell>
              <table:table-cell office:value-type="float" office:value="10972.6">
                <text:p>10972.6</text:p>
              </table:table-cell>
              <table:table-cell office:value-type="float" office:value="10861.2">
                <text:p>10861.2</text:p>
              </table:table-cell>
              <table:table-cell office:value-type="float" office:value="10760.3">
                <text:p>10760.3</text:p>
              </table:table-cell>
              <table:table-cell office:value-type="float" office:value="10792.2">
                <text:p>10792.2</text:p>
              </table:table-cell>
              <table:table-cell office:value-type="float" office:value="10783.6">
                <text:p>10783.6</text:p>
              </table:table-cell>
              <table:table-cell office:value-type="float" office:value="10772.2">
                <text:p>10772.2</text:p>
              </table:table-cell>
              <table:table-cell office:value-type="float" office:value="10786.9">
                <text:p>10786.9</text:p>
              </table:table-cell>
              <table:table-cell office:value-type="float" office:value="10824.9">
                <text:p>10824.9</text:p>
              </table:table-cell>
              <table:table-cell office:value-type="float" office:value="10790.5">
                <text:p>10790.5</text:p>
              </table:table-cell>
              <table:table-cell office:value-type="float" office:value="10851.3">
                <text:p>10851.3</text:p>
              </table:table-cell>
              <table:table-cell office:value-type="float" office:value="10773.4">
                <text:p>10773.4</text:p>
              </table:table-cell>
              <table:table-cell office:value-type="float" office:value="10872.4">
                <text:p>10872.4</text:p>
              </table:table-cell>
              <table:table-cell office:value-type="float" office:value="10845.1">
                <text:p>10845.1</text:p>
              </table:table-cell>
              <table:table-cell office:value-type="float" office:value="10663.7">
                <text:p>10663.7</text:p>
              </table:table-cell>
              <table:table-cell office:value-type="float" office:value="10674.5">
                <text:p>10674.5</text:p>
              </table:table-cell>
              <table:table-cell office:value-type="float" office:value="10717">
                <text:p>10717</text:p>
              </table:table-cell>
              <table:table-cell office:value-type="float" office:value="10657.4">
                <text:p>10657.4</text:p>
              </table:table-cell>
              <table:table-cell office:value-type="float" office:value="10681">
                <text:p>10681</text:p>
              </table:table-cell>
              <table:table-cell office:value-type="float" office:value="10592.1">
                <text:p>10592.1</text:p>
              </table:table-cell>
              <table:table-cell office:value-type="float" office:value="10518.9">
                <text:p>10518.9</text:p>
              </table:table-cell>
              <table:table-cell office:value-type="float" office:value="10505">
                <text:p>10505</text:p>
              </table:table-cell>
              <table:table-cell office:value-type="float" office:value="10412">
                <text:p>10412</text:p>
              </table:table-cell>
              <table:table-cell office:value-type="float" office:value="10424.4">
                <text:p>10424.4</text:p>
              </table:table-cell>
              <table:table-cell office:value-type="float" office:value="10407">
                <text:p>10407</text:p>
              </table:table-cell>
              <table:table-cell office:value-type="float" office:value="10350.8">
                <text:p>10350.8</text:p>
              </table:table-cell>
              <table:table-cell office:value-type="float" office:value="10249.6">
                <text:p>10249.6</text:p>
              </table:table-cell>
              <table:table-cell office:value-type="float" office:value="10204.8">
                <text:p>10204.8</text:p>
              </table:table-cell>
              <table:table-cell office:value-type="float" office:value="10078.7">
                <text:p>10078.7</text:p>
              </table:table-cell>
              <table:table-cell office:value-type="float" office:value="10093.9">
                <text:p>10093.9</text:p>
              </table:table-cell>
              <table:table-cell office:value-type="float" office:value="10088.1">
                <text:p>10088.1</text:p>
              </table:table-cell>
              <table:table-cell office:value-type="float" office:value="10075">
                <text:p>10075</text:p>
              </table:table-cell>
              <table:table-cell office:value-type="float" office:value="10172.8">
                <text:p>10172.8</text:p>
              </table:table-cell>
              <table:table-cell office:value-type="float" office:value="10101.7">
                <text:p>10101.7</text:p>
              </table:table-cell>
              <table:table-cell office:value-type="float" office:value="10138.9">
                <text:p>10138.9</text:p>
              </table:table-cell>
              <table:table-cell office:value-type="float" office:value="10124.2">
                <text:p>10124.2</text:p>
              </table:table-cell>
              <table:table-cell office:value-type="float" office:value="10053.3">
                <text:p>10053.3</text:p>
              </table:table-cell>
              <table:table-cell office:value-type="float" office:value="10064.1">
                <text:p>10064.1</text:p>
              </table:table-cell>
              <table:table-cell office:value-type="float" office:value="10035.3">
                <text:p>10035.3</text:p>
              </table:table-cell>
              <table:table-cell office:value-type="float" office:value="10035.4">
                <text:p>10035.4</text:p>
              </table:table-cell>
              <table:table-cell office:value-type="float" office:value="10059.1">
                <text:p>10059.1</text:p>
              </table:table-cell>
              <table:table-cell office:value-type="float" office:value="10102.1">
                <text:p>10102.1</text:p>
              </table:table-cell>
              <table:table-cell office:value-type="float" office:value="10091.9">
                <text:p>10091.9</text:p>
              </table:table-cell>
              <table:table-cell office:value-type="float" office:value="9987.51">
                <text:p>9987.51</text:p>
              </table:table-cell>
              <table:table-cell office:value-type="float" office:value="9932.4">
                <text:p>9932.4</text:p>
              </table:table-cell>
              <table:table-cell office:value-type="float" office:value="9905.33">
                <text:p>9905.33</text:p>
              </table:table-cell>
              <table:table-cell office:value-type="float" office:value="9893.81">
                <text:p>9893.81</text:p>
              </table:table-cell>
              <table:table-cell office:value-type="float" office:value="9865.48">
                <text:p>9865.48</text:p>
              </table:table-cell>
              <table:table-cell office:value-type="float" office:value="9841.37">
                <text:p>9841.37</text:p>
              </table:table-cell>
              <table:table-cell office:value-type="float" office:value="9874.79">
                <text:p>9874.79</text:p>
              </table:table-cell>
              <table:table-cell office:value-type="float" office:value="9817.16">
                <text:p>9817.16</text:p>
              </table:table-cell>
              <table:table-cell office:value-type="float" office:value="9771.53">
                <text:p>9771.53</text:p>
              </table:table-cell>
              <table:table-cell office:value-type="float" office:value="9809.91">
                <text:p>9809.91</text:p>
              </table:table-cell>
              <table:table-cell office:value-type="float" office:value="9774.28">
                <text:p>9774.28</text:p>
              </table:table-cell>
              <table:table-cell office:value-type="float" office:value="9763.15">
                <text:p>9763.15</text:p>
              </table:table-cell>
              <table:table-cell office:value-type="float" office:value="9735.81">
                <text:p>9735.81</text:p>
              </table:table-cell>
              <table:table-cell office:value-type="float" office:value="9607.1">
                <text:p>9607.1</text:p>
              </table:table-cell>
              <table:table-cell office:value-type="float" office:value="9675.92">
                <text:p>9675.92</text:p>
              </table:table-cell>
              <table:table-cell office:value-type="float" office:value="9654.1">
                <text:p>9654.1</text:p>
              </table:table-cell>
              <table:table-cell office:value-type="float" office:value="9590.55">
                <text:p>9590.55</text:p>
              </table:table-cell>
              <table:table-cell office:value-type="float" office:value="9728.84">
                <text:p>9728.84</text:p>
              </table:table-cell>
              <table:table-cell office:value-type="float" office:value="9609.61">
                <text:p>9609.61</text:p>
              </table:table-cell>
              <table:table-cell office:value-type="float" office:value="9534.04">
                <text:p>9534.04</text:p>
              </table:table-cell>
              <table:table-cell office:value-type="float" office:value="9579.8">
                <text:p>9579.8</text:p>
              </table:table-cell>
              <table:table-cell office:value-type="float" office:value="9540.67">
                <text:p>9540.67</text:p>
              </table:table-cell>
              <table:table-cell office:value-type="float" office:value="9576.54">
                <text:p>9576.54</text:p>
              </table:table-cell>
              <table:table-cell office:value-type="float" office:value="9506.55">
                <text:p>9506.55</text:p>
              </table:table-cell>
              <table:table-cell office:value-type="float" office:value="9454.71">
                <text:p>9454.71</text:p>
              </table:table-cell>
              <table:table-cell office:value-type="float" office:value="9481.32">
                <text:p>9481.32</text:p>
              </table:table-cell>
              <table:table-cell office:value-type="float" office:value="9520.04">
                <text:p>9520.04</text:p>
              </table:table-cell>
              <table:table-cell office:value-type="float" office:value="9541.93">
                <text:p>9541.93</text:p>
              </table:table-cell>
              <table:table-cell office:value-type="float" office:value="9477.28">
                <text:p>9477.28</text:p>
              </table:table-cell>
              <table:table-cell office:value-type="float" office:value="9501.8">
                <text:p>9501.8</text:p>
              </table:table-cell>
              <table:table-cell office:value-type="float" office:value="9579.97">
                <text:p>9579.97</text:p>
              </table:table-cell>
              <table:table-cell office:value-type="float" office:value="9423.28">
                <text:p>9423.28</text:p>
              </table:table-cell>
              <table:table-cell office:value-type="float" office:value="9418.19">
                <text:p>9418.19</text:p>
              </table:table-cell>
              <table:table-cell office:value-type="float" office:value="9459.75">
                <text:p>9459.75</text:p>
              </table:table-cell>
              <table:table-cell office:value-type="float" office:value="9399.67">
                <text:p>9399.67</text:p>
              </table:table-cell>
              <table:table-cell office:value-type="float" office:value="9329.85">
                <text:p>9329.85</text:p>
              </table:table-cell>
              <table:table-cell office:value-type="float" office:value="9409.22">
                <text:p>9409.22</text:p>
              </table:table-cell>
              <table:table-cell office:value-type="float" office:value="9399.7">
                <text:p>9399.7</text:p>
              </table:table-cell>
              <table:table-cell office:value-type="float" office:value="9429.92">
                <text:p>9429.92</text:p>
              </table:table-cell>
              <table:table-cell office:value-type="float" office:value="9416.39">
                <text:p>9416.39</text:p>
              </table:table-cell>
              <table:table-cell office:value-type="float" office:value="9484.28">
                <text:p>9484.28</text:p>
              </table:table-cell>
              <table:table-cell office:value-type="float" office:value="9498.17">
                <text:p>9498.17</text:p>
              </table:table-cell>
              <table:table-cell office:value-type="float" office:value="9426.25">
                <text:p>9426.25</text:p>
              </table:table-cell>
              <table:table-cell office:value-type="float" office:value="9537.38">
                <text:p>9537.38</text:p>
              </table:table-cell>
              <table:table-cell office:value-type="float" office:value="9518.96">
                <text:p>9518.96</text:p>
              </table:table-cell>
              <table:table-cell office:value-type="float" office:value="9503.8">
                <text:p>9503.8</text:p>
              </table:table-cell>
              <table:table-cell office:value-type="float" office:value="9476.07">
                <text:p>9476.07</text:p>
              </table:table-cell>
              <table:table-cell office:value-type="float" office:value="9304.09">
                <text:p>9304.09</text:p>
              </table:table-cell>
              <table:table-cell office:value-type="float" office:value="9292.67">
                <text:p>9292.67</text:p>
              </table:table-cell>
              <table:table-cell office:value-type="float" office:value="9265.43">
                <text:p>9265.43</text:p>
              </table:table-cell>
              <table:table-cell office:value-type="float" office:value="9307.7">
                <text:p>9307.7</text:p>
              </table:table-cell>
              <table:table-cell office:value-type="float" office:value="9351.3">
                <text:p>9351.3</text:p>
              </table:table-cell>
              <table:table-cell office:value-type="float" office:value="9338.15">
                <text:p>9338.15</text:p>
              </table:table-cell>
              <table:table-cell office:value-type="float" office:value="9285.16">
                <text:p>9285.16</text:p>
              </table:table-cell>
              <table:table-cell office:value-type="float" office:value="9366.36">
                <text:p>9366.36</text:p>
              </table:table-cell>
              <table:table-cell office:value-type="float" office:value="9335.6">
                <text:p>9335.6</text:p>
              </table:table-cell>
              <table:table-cell office:value-type="float" office:value="9256.65">
                <text:p>9256.65</text:p>
              </table:table-cell>
              <table:table-cell office:value-type="float" office:value="9342.21">
                <text:p>9342.21</text:p>
              </table:table-cell>
              <table:table-cell office:value-type="float" office:value="9335.05">
                <text:p>9335.05</text:p>
              </table:table-cell>
              <table:table-cell office:value-type="float" office:value="9290.8">
                <text:p>9290.8</text:p>
              </table:table-cell>
              <table:table-cell office:value-type="float" office:value="9334.53">
                <text:p>9334.53</text:p>
              </table:table-cell>
              <table:table-cell office:value-type="float" office:value="9313">
                <text:p>9313</text:p>
              </table:table-cell>
              <table:table-cell office:value-type="float" office:value="9337.05">
                <text:p>9337.05</text:p>
              </table:table-cell>
              <table:table-cell office:value-type="float" office:value="9465.62">
                <text:p>9465.62</text:p>
              </table:table-cell>
              <table:table-cell office:value-type="float" office:value="9358.75">
                <text:p>9358.75</text:p>
              </table:table-cell>
              <table:table-cell office:value-type="float" office:value="9388.06">
                <text:p>9388.06</text:p>
              </table:table-cell>
              <table:table-cell office:value-type="float" office:value="9344.9">
                <text:p>9344.9</text:p>
              </table:table-cell>
              <table:table-cell office:value-type="float" office:value="9372.39">
                <text:p>9372.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